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Hoja2.xml"/>
  <manifest:file-entry manifest:media-type="text/xml" manifest:full-path="Basic/Standard/Hoja1.xml"/>
  <manifest:file-entry manifest:media-type="text/xml" manifest:full-path="Basic/Standard/Hoja4.xml"/>
  <manifest:file-entry manifest:media-type="text/xml" manifest:full-path="Basic/Standard/Módulo2.xml"/>
  <manifest:file-entry manifest:media-type="text/xml" manifest:full-path="Basic/Standard/ThisWorkbook.xml"/>
  <manifest:file-entry manifest:media-type="text/xml" manifest:full-path="Basic/Standard/Hoja3.xml"/>
  <manifest:file-entry manifest:media-type="text/xml" manifest:full-path="Basic/Standard/Módulo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3.803cm"/>
    </style:style>
    <style:style style:name="co4" style:family="table-column">
      <style:table-column-properties fo:break-before="auto" style:column-width="2.685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2.769cm"/>
    </style:style>
    <style:style style:name="co9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31032009">
      <style:table-properties table:display="true" style:writing-mode="lr-tb"/>
    </style:style>
    <style:style style:name="ta3" style:family="table" style:master-page-name="PageStyle_5f_30032009">
      <style:table-properties table:display="true" style:writing-mode="lr-tb"/>
    </style:style>
    <style:style style:name="ta4" style:family="table" style:master-page-name="PageStyle_5f_27032009">
      <style:table-properties table:display="true" style:writing-mode="lr-tb"/>
    </style:style>
    <style:style style:name="ta5" style:family="table" style:master-page-name="PageStyle_5f_26032009">
      <style:table-properties table:display="true" style:writing-mode="lr-tb"/>
    </style:style>
    <style:style style:name="ta6" style:family="table" style:master-page-name="PageStyle_5f_25032009">
      <style:table-properties table:display="true" style:writing-mode="lr-tb"/>
    </style:style>
    <style:style style:name="ta7" style:family="table" style:master-page-name="PageStyle_5f_24032009">
      <style:table-properties table:display="true" style:writing-mode="lr-tb"/>
    </style:style>
    <style:style style:name="ta8" style:family="table" style:master-page-name="PageStyle_5f_23032009">
      <style:table-properties table:display="true" style:writing-mode="lr-tb"/>
    </style:style>
    <style:style style:name="ta9" style:family="table" style:master-page-name="PageStyle_5f_20032009">
      <style:table-properties table:display="true" style:writing-mode="lr-tb"/>
    </style:style>
    <style:style style:name="ta10" style:family="table" style:master-page-name="PageStyle_5f_18032009">
      <style:table-properties table:display="true" style:writing-mode="lr-tb"/>
    </style:style>
    <style:style style:name="ta11" style:family="table" style:master-page-name="PageStyle_5f_17032009">
      <style:table-properties table:display="true" style:writing-mode="lr-tb"/>
    </style:style>
    <style:style style:name="ta12" style:family="table" style:master-page-name="PageStyle_5f_16032009">
      <style:table-properties table:display="true" style:writing-mode="lr-tb"/>
    </style:style>
    <style:style style:name="ta13" style:family="table" style:master-page-name="PageStyle_5f_13032009">
      <style:table-properties table:display="true" style:writing-mode="lr-tb"/>
    </style:style>
    <style:style style:name="ta14" style:family="table" style:master-page-name="PageStyle_5f_12032009">
      <style:table-properties table:display="true" style:writing-mode="lr-tb"/>
    </style:style>
    <style:style style:name="ta15" style:family="table" style:master-page-name="PageStyle_5f_11032009">
      <style:table-properties table:display="true" style:writing-mode="lr-tb"/>
    </style:style>
    <style:style style:name="ta16" style:family="table" style:master-page-name="PageStyle_5f_10032009">
      <style:table-properties table:display="true" style:writing-mode="lr-tb"/>
    </style:style>
    <style:style style:name="ta17" style:family="table" style:master-page-name="PageStyle_5f_09032009">
      <style:table-properties table:display="true" style:writing-mode="lr-tb"/>
    </style:style>
    <style:style style:name="ta18" style:family="table" style:master-page-name="PageStyle_5f_06032009">
      <style:table-properties table:display="true" style:writing-mode="lr-tb"/>
    </style:style>
    <style:style style:name="ta19" style:family="table" style:master-page-name="PageStyle_5f_05032009">
      <style:table-properties table:display="true" style:writing-mode="lr-tb"/>
    </style:style>
    <style:style style:name="ta20" style:family="table" style:master-page-name="PageStyle_5f_04032009">
      <style:table-properties table:display="true" style:writing-mode="lr-tb"/>
    </style:style>
    <style:style style:name="ta21" style:family="table" style:master-page-name="PageStyle_5f_03032009">
      <style:table-properties table:display="true" style:writing-mode="lr-tb"/>
    </style:style>
    <style:style style:name="ta22" style:family="table" style:master-page-name="PageStyle_5f_02032009">
      <style:table-properties table:display="true" style:writing-mode="lr-tb"/>
    </style:style>
    <style:style style:name="ta23" style:family="table" style:master-page-name="PageStyle_5f_27022009">
      <style:table-properties table:display="true" style:writing-mode="lr-tb"/>
    </style:style>
    <style:style style:name="ta24" style:family="table" style:master-page-name="PageStyle_5f_26022009">
      <style:table-properties table:display="true" style:writing-mode="lr-tb"/>
    </style:style>
    <style:style style:name="ta25" style:family="table" style:master-page-name="PageStyle_5f_25022009">
      <style:table-properties table:display="true" style:writing-mode="lr-tb"/>
    </style:style>
    <style:style style:name="ta26" style:family="table" style:master-page-name="PageStyle_5f_20022009">
      <style:table-properties table:display="true" style:writing-mode="lr-tb"/>
    </style:style>
    <style:style style:name="ta27" style:family="table" style:master-page-name="PageStyle_5f_19022009">
      <style:table-properties table:display="true" style:writing-mode="lr-tb"/>
    </style:style>
    <style:style style:name="ta28" style:family="table" style:master-page-name="PageStyle_5f_18022009">
      <style:table-properties table:display="true" style:writing-mode="lr-tb"/>
    </style:style>
    <style:style style:name="ta29" style:family="table" style:master-page-name="PageStyle_5f_17022009">
      <style:table-properties table:display="true" style:writing-mode="lr-tb"/>
    </style:style>
    <style:style style:name="ta30" style:family="table" style:master-page-name="PageStyle_5f_13022009">
      <style:table-properties table:display="true" style:writing-mode="lr-tb"/>
    </style:style>
    <style:style style:name="ta31" style:family="table" style:master-page-name="PageStyle_5f_12022009">
      <style:table-properties table:display="true" style:writing-mode="lr-tb"/>
    </style:style>
    <style:style style:name="ta32" style:family="table" style:master-page-name="PageStyle_5f_11022009">
      <style:table-properties table:display="true" style:writing-mode="lr-tb"/>
    </style:style>
    <style:style style:name="ta33" style:family="table" style:master-page-name="PageStyle_5f_10022009">
      <style:table-properties table:display="true" style:writing-mode="lr-tb"/>
    </style:style>
    <style:style style:name="ta34" style:family="table" style:master-page-name="PageStyle_5f_09022009">
      <style:table-properties table:display="true" style:writing-mode="lr-tb"/>
    </style:style>
    <style:style style:name="ta35" style:family="table" style:master-page-name="PageStyle_5f_06022009">
      <style:table-properties table:display="true" style:writing-mode="lr-tb"/>
    </style:style>
    <style:style style:name="ta36" style:family="table" style:master-page-name="PageStyle_5f_05022009">
      <style:table-properties table:display="true" style:writing-mode="lr-tb"/>
    </style:style>
    <style:style style:name="ta37" style:family="table" style:master-page-name="PageStyle_5f_04022009">
      <style:table-properties table:display="true" style:writing-mode="lr-tb"/>
    </style:style>
    <style:style style:name="ta38" style:family="table" style:master-page-name="PageStyle_5f_03022009">
      <style:table-properties table:display="true" style:writing-mode="lr-tb"/>
    </style:style>
    <style:style style:name="ta39" style:family="table" style:master-page-name="PageStyle_5f_30012009">
      <style:table-properties table:display="true" style:writing-mode="lr-tb"/>
    </style:style>
    <style:style style:name="ta40" style:family="table" style:master-page-name="PageStyle_5f_29012009">
      <style:table-properties table:display="true" style:writing-mode="lr-tb"/>
    </style:style>
    <style:style style:name="ta41" style:family="table" style:master-page-name="PageStyle_5f_28012009">
      <style:table-properties table:display="true" style:writing-mode="lr-tb"/>
    </style:style>
    <style:style style:name="ta42" style:family="table" style:master-page-name="PageStyle_5f_27012009">
      <style:table-properties table:display="true" style:writing-mode="lr-tb"/>
    </style:style>
    <style:style style:name="ta43" style:family="table" style:master-page-name="PageStyle_5f_26012009">
      <style:table-properties table:display="true" style:writing-mode="lr-tb"/>
    </style:style>
    <style:style style:name="ta44" style:family="table" style:master-page-name="PageStyle_5f_23012009">
      <style:table-properties table:display="true" style:writing-mode="lr-tb"/>
    </style:style>
    <style:style style:name="ta45" style:family="table" style:master-page-name="PageStyle_5f_22012009">
      <style:table-properties table:display="true" style:writing-mode="lr-tb"/>
    </style:style>
    <style:style style:name="ta46" style:family="table" style:master-page-name="PageStyle_5f_21012009">
      <style:table-properties table:display="true" style:writing-mode="lr-tb"/>
    </style:style>
    <style:style style:name="ta47" style:family="table" style:master-page-name="PageStyle_5f_20012009">
      <style:table-properties table:display="true" style:writing-mode="lr-tb"/>
    </style:style>
    <style:style style:name="ta48" style:family="table" style:master-page-name="PageStyle_5f_16012009">
      <style:table-properties table:display="true" style:writing-mode="lr-tb"/>
    </style:style>
    <style:style style:name="ta49" style:family="table" style:master-page-name="PageStyle_5f_15012009">
      <style:table-properties table:display="true" style:writing-mode="lr-tb"/>
    </style:style>
    <style:style style:name="ta50" style:family="table" style:master-page-name="PageStyle_5f_14012009">
      <style:table-properties table:display="true" style:writing-mode="lr-tb"/>
    </style:style>
    <style:style style:name="ta51" style:family="table" style:master-page-name="PageStyle_5f_13012009">
      <style:table-properties table:display="true" style:writing-mode="lr-tb"/>
    </style:style>
    <style:style style:name="ta52" style:family="table" style:master-page-name="PageStyle_5f_12012009">
      <style:table-properties table:display="true" style:writing-mode="lr-tb"/>
    </style:style>
    <style:style style:name="ta53" style:family="table" style:master-page-name="PageStyle_5f_09012009">
      <style:table-properties table:display="true" style:writing-mode="lr-tb"/>
    </style:style>
    <style:style style:name="ta54" style:family="table" style:master-page-name="PageStyle_5f_08012009">
      <style:table-properties table:display="true" style:writing-mode="lr-tb"/>
    </style:style>
    <style:style style:name="ta55" style:family="table" style:master-page-name="PageStyle_5f_07012009">
      <style:table-properties table:display="true" style:writing-mode="lr-tb"/>
    </style:style>
    <style:style style:name="ta56" style:family="table" style:master-page-name="PageStyle_5f_06012009">
      <style:table-properties table:display="true" style:writing-mode="lr-tb"/>
    </style:style>
    <style:style style:name="ta57" style:family="table" style:master-page-name="PageStyle_5f_02012009">
      <style:table-properties table:display="true" style:writing-mode="lr-tb"/>
    </style:style>
    <style:style style:name="ta58" style:family="table" style:master-page-name="PageStyle_5f_netpData">
      <style:table-properties table:display="true" style:writing-mode="lr-tb"/>
    </style:style>
    <style:style style:name="ta59" style:family="table" style:master-page-name="PageStyle_5f_Hoja2">
      <style:table-properties table:display="true" style:writing-mode="lr-tb"/>
    </style:style>
    <style:style style:name="ta60" style:family="table" style:master-page-name="PageStyle_5f_Hoja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7.5pt" fo:font-style="normal" fo:text-shadow="none" style:text-underline-style="none" fo:font-weight="bold" style:font-size-asian="7.5pt" style:font-style-asian="normal" style:font-weight-asian="bold" style:font-name-complex="Arial2" style:font-size-complex="7.5pt" style:font-style-complex="normal" style:font-weight-complex="bold"/>
    </style:style>
    <style:style style:name="ce4" style:family="table-cell" style:parent-style-name="Default" style:data-style-name="N131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31"/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132"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8" style:family="table-cell" style:parent-style-name="Default" style:data-style-name="N131">
      <style:text-properties style:use-window-font-color="true" style:text-outline="false" style:text-line-through-styl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9" style:family="table-cell" style:parent-style-name="Default" style:data-style-name="N131"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0" style:family="table-cell" style:parent-style-name="Default" style:data-style-name="N131">
      <style:text-properties style:use-window-font-color="true" style:text-outline="false" style:text-line-through-style="none" style:font-name="Arial2" fo:font-size="7.5pt" fo:font-style="normal" fo:text-shadow="none" style:text-underline-style="none" fo:font-weight="normal" style:font-size-asian="7.5pt" style:font-style-asian="normal" style:font-weight-asian="normal" style:font-name-complex="Arial2" style:font-size-complex="7.5pt" style:font-style-complex="normal" style:font-weight-complex="normal"/>
    </style:style>
    <style:style style:name="ce11" style:family="table-cell" style:parent-style-name="Default"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31"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oja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31032009" table:style-name="ta2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31T15:30:00">
            <text:p>31/03/2009 03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31/03/2009</text:p>
          </table:table-cell>
          <table:table-cell table:style-name="ce1"/>
          <table:table-cell table:style-name="ce1" office:value-type="string">
            <text:p>Fecha Valor : 02/04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7105">
            <text:p>3,71050000</text:p>
          </table:table-cell>
          <table:table-cell office:value-type="float" office:value="3.7135">
            <text:p>3,71350000</text:p>
          </table:table-cell>
          <table:table-cell office:value-type="float" office:value="0.57751447">
            <text:p>0,57751447</text:p>
          </table:table-cell>
          <table:table-cell office:value-type="float" office:value="0.57943673">
            <text:p>0,579436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19">
            <text:p>2,31900000</text:p>
          </table:table-cell>
          <table:table-cell office:value-type="float" office:value="2.3221">
            <text:p>2,32210000</text:p>
          </table:table-cell>
          <table:table-cell office:value-type="float" office:value="0.92356057">
            <text:p>0,92356057</text:p>
          </table:table-cell>
          <table:table-cell office:value-type="float" office:value="0.92712376">
            <text:p>0,9271237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6">
            <text:p>1,26000000</text:p>
          </table:table-cell>
          <table:table-cell office:value-type="float" office:value="1.2608">
            <text:p>1,26080000</text:p>
          </table:table-cell>
          <table:table-cell office:value-type="float" office:value="1.7009835">
            <text:p>1,70098350</text:p>
          </table:table-cell>
          <table:table-cell office:value-type="float" office:value="1.70634921">
            <text:p>1,706349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37.1">
            <text:p>2.537,10000000</text:p>
          </table:table-cell>
          <table:table-cell office:value-type="float" office:value="2542.1">
            <text:p>2.542,10000000</text:p>
          </table:table-cell>
          <table:table-cell office:value-type="float" office:value="0.00084363">
            <text:p>0,00084363</text:p>
          </table:table-cell>
          <table:table-cell office:value-type="float" office:value="0.00084742">
            <text:p>0,000847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82.1">
            <text:p>582,10000000</text:p>
          </table:table-cell>
          <table:table-cell office:value-type="float" office:value="583.6">
            <text:p>583,60000000</text:p>
          </table:table-cell>
          <table:table-cell office:value-type="float" office:value="0.00367478">
            <text:p>0,00367478</text:p>
          </table:table-cell>
          <table:table-cell office:value-type="float" office:value="0.00369352">
            <text:p>0,003693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151">
            <text:p>14,15100000</text:p>
          </table:table-cell>
          <table:table-cell office:value-type="float" office:value="14.171">
            <text:p>14,17100000</text:p>
          </table:table-cell>
          <table:table-cell office:value-type="float" office:value="0.15133724">
            <text:p>0,15133724</text:p>
          </table:table-cell>
          <table:table-cell office:value-type="float" office:value="0.15193273">
            <text:p>0,151932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526">
            <text:p>3,15260000</text:p>
          </table:table-cell>
          <table:table-cell office:value-type="float" office:value="3.1556">
            <text:p>3,15560000</text:p>
          </table:table-cell>
          <table:table-cell office:value-type="float" office:value="0.67961719">
            <text:p>0,67961719</text:p>
          </table:table-cell>
          <table:table-cell office:value-type="float" office:value="0.68197678">
            <text:p>0,6819767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75">
            <text:p>35,75000000</text:p>
          </table:table-cell>
          <table:table-cell office:value-type="float" office:value="36">
            <text:p>36,00000000</text:p>
          </table:table-cell>
          <table:table-cell office:value-type="float" office:value="0.05957222">
            <text:p>0,05957222</text:p>
          </table:table-cell>
          <table:table-cell office:value-type="float" office:value="0.06013986">
            <text:p>0,060139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4">
            <text:p>6,14000000</text:p>
          </table:table-cell>
          <table:table-cell office:value-type="float" office:value="6.31">
            <text:p>6,31000000</text:p>
          </table:table-cell>
          <table:table-cell office:value-type="float" office:value="0.33987322">
            <text:p>0,33987322</text:p>
          </table:table-cell>
          <table:table-cell office:value-type="float" office:value="0.35016287">
            <text:p>0,350162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">
            <text:p>24,00000000</text:p>
          </table:table-cell>
          <table:table-cell office:value-type="float" office:value="24.2">
            <text:p>24,20000000</text:p>
          </table:table-cell>
          <table:table-cell office:value-type="float" office:value="0.08861983">
            <text:p>0,08861983</text:p>
          </table:table-cell>
          <table:table-cell office:value-type="float" office:value="0.08958333">
            <text:p>0,089583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534">
            <text:p>20,53400000</text:p>
          </table:table-cell>
          <table:table-cell office:value-type="float" office:value="20.657">
            <text:p>20,65700000</text:p>
          </table:table-cell>
          <table:table-cell office:value-type="float" office:value="0.10381953">
            <text:p>0,10381953</text:p>
          </table:table-cell>
          <table:table-cell office:value-type="float" office:value="0.10470439">
            <text:p>0,104704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6048">
            <text:p>5,60480000</text:p>
          </table:table-cell>
          <table:table-cell office:value-type="float" office:value="5.6075">
            <text:p>5,60750000</text:p>
          </table:table-cell>
          <table:table-cell office:value-type="float" office:value="0.38245207">
            <text:p>0,38245207</text:p>
          </table:table-cell>
          <table:table-cell office:value-type="float" office:value="0.38359977">
            <text:p>0,383599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7125">
            <text:p>6,71250000</text:p>
          </table:table-cell>
          <table:table-cell office:value-type="float" office:value="6.7195">
            <text:p>6,71950000</text:p>
          </table:table-cell>
          <table:table-cell office:value-type="float" office:value="0.31916065">
            <text:p>0,31916065</text:p>
          </table:table-cell>
          <table:table-cell office:value-type="float" office:value="0.32029795">
            <text:p>0,320297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353">
            <text:p>1,43530000</text:p>
          </table:table-cell>
          <table:table-cell office:value-type="float" office:value="1.4355">
            <text:p>1,43550000</text:p>
          </table:table-cell>
          <table:table-cell office:value-type="float" office:value="3.07814438">
            <text:p>3,07814438</text:p>
          </table:table-cell>
          <table:table-cell office:value-type="float" office:value="3.086325">
            <text:p>3,08632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2154">
            <text:p>8,21540000</text:p>
          </table:table-cell>
          <table:table-cell office:value-type="float" office:value="8.2227">
            <text:p>8,22270000</text:p>
          </table:table-cell>
          <table:table-cell office:value-type="float" office:value="0.26081457">
            <text:p>0,26081457</text:p>
          </table:table-cell>
          <table:table-cell office:value-type="float" office:value="0.26170363">
            <text:p>0,261703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376">
            <text:p>1,13760000</text:p>
          </table:table-cell>
          <table:table-cell office:value-type="float" office:value="1.1381">
            <text:p>1,13810000</text:p>
          </table:table-cell>
          <table:table-cell office:value-type="float" office:value="1.88436868">
            <text:p>1,88436868</text:p>
          </table:table-cell>
          <table:table-cell office:value-type="float" office:value="1.88994374">
            <text:p>1,889943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72.3">
            <text:p>1.372,30000000</text:p>
          </table:table-cell>
          <table:table-cell office:value-type="float" office:value="1375.8">
            <text:p>1.375,80000000</text:p>
          </table:table-cell>
          <table:table-cell office:value-type="float" office:value="0.0015588">
            <text:p>0,00155880</text:p>
          </table:table-cell>
          <table:table-cell office:value-type="float" office:value="0.00156671">
            <text:p>0,001566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9">
            <text:p>33,90000000</text:p>
          </table:table-cell>
          <table:table-cell office:value-type="float" office:value="33.97">
            <text:p>33,97000000</text:p>
          </table:table-cell>
          <table:table-cell office:value-type="float" office:value="0.06313218">
            <text:p>0,06313218</text:p>
          </table:table-cell>
          <table:table-cell office:value-type="float" office:value="0.06342183">
            <text:p>0,06342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8.94">
            <text:p>98,94000000</text:p>
          </table:table-cell>
          <table:table-cell office:value-type="float" office:value="98.98">
            <text:p>98,98000000</text:p>
          </table:table-cell>
          <table:table-cell office:value-type="float" office:value="0.021667">
            <text:p>0,02166700</text:p>
          </table:table-cell>
          <table:table-cell office:value-type="float" office:value="0.02173034">
            <text:p>0,021730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">
            <text:p>7,75000000</text:p>
          </table:table-cell>
          <table:table-cell office:value-type="float" office:value="7.7509">
            <text:p>7,75090000</text:p>
          </table:table-cell>
          <table:table-cell office:value-type="float" office:value="0.27669045">
            <text:p>0,27669045</text:p>
          </table:table-cell>
          <table:table-cell office:value-type="float" office:value="0.27741935">
            <text:p>0,277419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952">
            <text:p>0,69520000</text:p>
          </table:table-cell>
          <table:table-cell office:value-type="float" office:value="0.6957">
            <text:p>0,69570000</text:p>
          </table:table-cell>
          <table:table-cell office:value-type="float" office:value="1.49092592">
            <text:p>1,49092592</text:p>
          </table:table-cell>
          <table:table-cell office:value-type="float" office:value="1.495755">
            <text:p>1,49575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507">
            <text:p>1,49507000</text:p>
          </table:table-cell>
          <table:table-cell office:value-type="string">
            <text:p><text:s text:c="7"/>----------------</text:p>
          </table:table-cell>
          <table:table-cell office:value-type="float" office:value="3.20632712">
            <text:p>3,20632712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284">
            <text:p>1,32840000</text:p>
          </table:table-cell>
          <table:table-cell office:value-type="float" office:value="1.3289">
            <text:p>1,32890000</text:p>
          </table:table-cell>
          <table:table-cell office:value-type="float" office:value="2.84888664">
            <text:p>2,84888664</text:p>
          </table:table-cell>
          <table:table-cell office:value-type="float" office:value="2.857135">
            <text:p>2,85713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30032009" table:style-name="ta3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30T15:30:00">
            <text:p>30/03/2009 03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30/03/2009</text:p>
          </table:table-cell>
          <table:table-cell table:style-name="ce1"/>
          <table:table-cell table:style-name="ce1" office:value-type="string">
            <text:p>Fecha Valor : 01/04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714">
            <text:p>3,71400000</text:p>
          </table:table-cell>
          <table:table-cell office:value-type="float" office:value="3.717">
            <text:p>3,71700000</text:p>
          </table:table-cell>
          <table:table-cell office:value-type="float" office:value="0.57697068">
            <text:p>0,57697068</text:p>
          </table:table-cell>
          <table:table-cell office:value-type="float" office:value="0.57889068">
            <text:p>0,578890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279">
            <text:p>2,32790000</text:p>
          </table:table-cell>
          <table:table-cell office:value-type="float" office:value="2.3289">
            <text:p>2,32890000</text:p>
          </table:table-cell>
          <table:table-cell office:value-type="float" office:value="0.92086393">
            <text:p>0,92086393</text:p>
          </table:table-cell>
          <table:table-cell office:value-type="float" office:value="0.92357919">
            <text:p>0,923579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612">
            <text:p>1,26120000</text:p>
          </table:table-cell>
          <table:table-cell office:value-type="float" office:value="1.2618">
            <text:p>1,26180000</text:p>
          </table:table-cell>
          <table:table-cell office:value-type="float" office:value="1.69963544">
            <text:p>1,69963544</text:p>
          </table:table-cell>
          <table:table-cell office:value-type="float" office:value="1.70472566">
            <text:p>1,704725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55.9">
            <text:p>2.555,90000000</text:p>
          </table:table-cell>
          <table:table-cell office:value-type="float" office:value="2560.9">
            <text:p>2.560,90000000</text:p>
          </table:table-cell>
          <table:table-cell office:value-type="float" office:value="0.00083744">
            <text:p>0,00083744</text:p>
          </table:table-cell>
          <table:table-cell office:value-type="float" office:value="0.00084119">
            <text:p>0,000841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82">
            <text:p>582,00000000</text:p>
          </table:table-cell>
          <table:table-cell office:value-type="float" office:value="583.5">
            <text:p>583,50000000</text:p>
          </table:table-cell>
          <table:table-cell office:value-type="float" office:value="0.00367541">
            <text:p>0,00367541</text:p>
          </table:table-cell>
          <table:table-cell office:value-type="float" office:value="0.00369416">
            <text:p>0,003694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325">
            <text:p>14,32500000</text:p>
          </table:table-cell>
          <table:table-cell office:value-type="float" office:value="14.345">
            <text:p>14,34500000</text:p>
          </table:table-cell>
          <table:table-cell office:value-type="float" office:value="0.14950157">
            <text:p>0,14950157</text:p>
          </table:table-cell>
          <table:table-cell office:value-type="float" office:value="0.15008726">
            <text:p>0,150087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691">
            <text:p>3,16910000</text:p>
          </table:table-cell>
          <table:table-cell office:value-type="float" office:value="3.1721">
            <text:p>3,17210000</text:p>
          </table:table-cell>
          <table:table-cell office:value-type="float" office:value="0.67608209">
            <text:p>0,67608209</text:p>
          </table:table-cell>
          <table:table-cell office:value-type="float" office:value="0.67842605">
            <text:p>0,678426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6">
            <text:p>35,60000000</text:p>
          </table:table-cell>
          <table:table-cell office:value-type="float" office:value="35.9">
            <text:p>35,90000000</text:p>
          </table:table-cell>
          <table:table-cell office:value-type="float" office:value="0.05973816">
            <text:p>0,05973816</text:p>
          </table:table-cell>
          <table:table-cell office:value-type="float" office:value="0.06039326">
            <text:p>0,060393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5">
            <text:p>6,05000000</text:p>
          </table:table-cell>
          <table:table-cell office:value-type="float" office:value="6.25">
            <text:p>6,25000000</text:p>
          </table:table-cell>
          <table:table-cell office:value-type="float" office:value="0.343136">
            <text:p>0,34313600</text:p>
          </table:table-cell>
          <table:table-cell office:value-type="float" office:value="0.3553719">
            <text:p>0,355371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">
            <text:p>24,00000000</text:p>
          </table:table-cell>
          <table:table-cell office:value-type="float" office:value="24.2">
            <text:p>24,20000000</text:p>
          </table:table-cell>
          <table:table-cell office:value-type="float" office:value="0.08861983">
            <text:p>0,08861983</text:p>
          </table:table-cell>
          <table:table-cell office:value-type="float" office:value="0.08958333">
            <text:p>0,089583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914">
            <text:p>20,91400000</text:p>
          </table:table-cell>
          <table:table-cell office:value-type="float" office:value="20.969">
            <text:p>20,96900000</text:p>
          </table:table-cell>
          <table:table-cell office:value-type="float" office:value="0.10227479">
            <text:p>0,10227479</text:p>
          </table:table-cell>
          <table:table-cell office:value-type="float" office:value="0.10280195">
            <text:p>0,102801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6454">
            <text:p>5,64540000</text:p>
          </table:table-cell>
          <table:table-cell office:value-type="float" office:value="5.648">
            <text:p>5,64800000</text:p>
          </table:table-cell>
          <table:table-cell office:value-type="float" office:value="0.37970963">
            <text:p>0,37970963</text:p>
          </table:table-cell>
          <table:table-cell office:value-type="float" office:value="0.38084104">
            <text:p>0,380841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143">
            <text:p>6,81430000</text:p>
          </table:table-cell>
          <table:table-cell office:value-type="float" office:value="6.8213">
            <text:p>6,82130000</text:p>
          </table:table-cell>
          <table:table-cell office:value-type="float" office:value="0.31439755">
            <text:p>0,31439755</text:p>
          </table:table-cell>
          <table:table-cell office:value-type="float" office:value="0.31551297">
            <text:p>0,315512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25">
            <text:p>1,42500000</text:p>
          </table:table-cell>
          <table:table-cell office:value-type="float" office:value="1.4253">
            <text:p>1,42530000</text:p>
          </table:table-cell>
          <table:table-cell office:value-type="float" office:value="3.056055">
            <text:p>3,05605500</text:p>
          </table:table-cell>
          <table:table-cell office:value-type="float" office:value="3.064395">
            <text:p>3,06439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3163">
            <text:p>8,31630000</text:p>
          </table:table-cell>
          <table:table-cell office:value-type="float" office:value="8.3302">
            <text:p>8,33020000</text:p>
          </table:table-cell>
          <table:table-cell office:value-type="float" office:value="0.2574488">
            <text:p>0,25744880</text:p>
          </table:table-cell>
          <table:table-cell office:value-type="float" office:value="0.25852843">
            <text:p>0,258528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489">
            <text:p>1,14890000</text:p>
          </table:table-cell>
          <table:table-cell office:value-type="float" office:value="1.1493">
            <text:p>1,14930000</text:p>
          </table:table-cell>
          <table:table-cell office:value-type="float" office:value="1.86600539">
            <text:p>1,86600539</text:p>
          </table:table-cell>
          <table:table-cell office:value-type="float" office:value="1.87135521">
            <text:p>1,871355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91.9">
            <text:p>1.391,90000000</text:p>
          </table:table-cell>
          <table:table-cell office:value-type="float" office:value="1401.6">
            <text:p>1.401,60000000</text:p>
          </table:table-cell>
          <table:table-cell office:value-type="float" office:value="0.00153011">
            <text:p>0,00153011</text:p>
          </table:table-cell>
          <table:table-cell office:value-type="float" office:value="0.00154465">
            <text:p>0,0015446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08">
            <text:p>34,08000000</text:p>
          </table:table-cell>
          <table:table-cell office:value-type="float" office:value="34.13">
            <text:p>34,13000000</text:p>
          </table:table-cell>
          <table:table-cell office:value-type="float" office:value="0.06283621">
            <text:p>0,06283621</text:p>
          </table:table-cell>
          <table:table-cell office:value-type="float" office:value="0.06308685">
            <text:p>0,063086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7.2">
            <text:p>97,20000000</text:p>
          </table:table-cell>
          <table:table-cell office:value-type="float" office:value="97.24">
            <text:p>97,24000000</text:p>
          </table:table-cell>
          <table:table-cell office:value-type="float" office:value="0.02205471">
            <text:p>0,02205471</text:p>
          </table:table-cell>
          <table:table-cell office:value-type="float" office:value="0.02211934">
            <text:p>0,022119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497">
            <text:p>7,74970000</text:p>
          </table:table-cell>
          <table:table-cell office:value-type="float" office:value="7.7506">
            <text:p>7,75060000</text:p>
          </table:table-cell>
          <table:table-cell office:value-type="float" office:value="0.27670116">
            <text:p>0,27670116</text:p>
          </table:table-cell>
          <table:table-cell office:value-type="float" office:value="0.27743009">
            <text:p>0,277430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791">
            <text:p>0,67910000</text:p>
          </table:table-cell>
          <table:table-cell office:value-type="float" office:value="0.6796">
            <text:p>0,67960000</text:p>
          </table:table-cell>
          <table:table-cell office:value-type="float" office:value="1.45639786">
            <text:p>1,45639786</text:p>
          </table:table-cell>
          <table:table-cell office:value-type="float" office:value="1.46114">
            <text:p>1,46114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008">
            <text:p>1,49008000</text:p>
          </table:table-cell>
          <table:table-cell office:value-type="string">
            <text:p><text:s text:c="7"/>----------------</text:p>
          </table:table-cell>
          <table:table-cell office:value-type="float" office:value="3.19562557">
            <text:p>3,19562557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186">
            <text:p>1,31860000</text:p>
          </table:table-cell>
          <table:table-cell office:value-type="float" office:value="1.3191">
            <text:p>1,31910000</text:p>
          </table:table-cell>
          <table:table-cell office:value-type="float" office:value="2.82786956">
            <text:p>2,82786956</text:p>
          </table:table-cell>
          <table:table-cell office:value-type="float" office:value="2.836065">
            <text:p>2,83606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7032009" table:style-name="ta4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27T15:30:00">
            <text:p>27/03/2009 03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7/03/2009</text:p>
          </table:table-cell>
          <table:table-cell table:style-name="ce1"/>
          <table:table-cell table:style-name="ce1" office:value-type="string">
            <text:p>Fecha Valor : 31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7125">
            <text:p>3,71250000</text:p>
          </table:table-cell>
          <table:table-cell office:value-type="float" office:value="3.7185">
            <text:p>3,71850000</text:p>
          </table:table-cell>
          <table:table-cell office:value-type="float" office:value="0.57673793">
            <text:p>0,57673793</text:p>
          </table:table-cell>
          <table:table-cell office:value-type="float" office:value="0.57912458">
            <text:p>0,5791245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891">
            <text:p>2,28910000</text:p>
          </table:table-cell>
          <table:table-cell office:value-type="float" office:value="2.2911">
            <text:p>2,29110000</text:p>
          </table:table-cell>
          <table:table-cell office:value-type="float" office:value="0.93605692">
            <text:p>0,93605692</text:p>
          </table:table-cell>
          <table:table-cell office:value-type="float" office:value="0.93923376">
            <text:p>0,9392337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372">
            <text:p>1,23720000</text:p>
          </table:table-cell>
          <table:table-cell office:value-type="float" office:value="1.2377">
            <text:p>1,23770000</text:p>
          </table:table-cell>
          <table:table-cell office:value-type="float" office:value="1.73273006">
            <text:p>1,73273006</text:p>
          </table:table-cell>
          <table:table-cell office:value-type="float" office:value="1.73779502">
            <text:p>1,7377950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91">
            <text:p>2.491,00000000</text:p>
          </table:table-cell>
          <table:table-cell office:value-type="float" office:value="2495.45">
            <text:p>2.495,45000000</text:p>
          </table:table-cell>
          <table:table-cell office:value-type="float" office:value="0.0008594">
            <text:p>0,00085940</text:p>
          </table:table-cell>
          <table:table-cell office:value-type="float" office:value="0.00086311">
            <text:p>0,000863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72.7">
            <text:p>572,70000000</text:p>
          </table:table-cell>
          <table:table-cell office:value-type="float" office:value="574.2">
            <text:p>574,20000000</text:p>
          </table:table-cell>
          <table:table-cell office:value-type="float" office:value="0.00373494">
            <text:p>0,00373494</text:p>
          </table:table-cell>
          <table:table-cell office:value-type="float" office:value="0.00375415">
            <text:p>0,003754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301">
            <text:p>14,30100000</text:p>
          </table:table-cell>
          <table:table-cell office:value-type="float" office:value="14.311">
            <text:p>14,31100000</text:p>
          </table:table-cell>
          <table:table-cell office:value-type="float" office:value="0.14985675">
            <text:p>0,14985675</text:p>
          </table:table-cell>
          <table:table-cell office:value-type="float" office:value="0.15033914">
            <text:p>0,150339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339">
            <text:p>3,13390000</text:p>
          </table:table-cell>
          <table:table-cell office:value-type="float" office:value="3.1369">
            <text:p>3,13690000</text:p>
          </table:table-cell>
          <table:table-cell office:value-type="float" office:value="0.68366859">
            <text:p>0,68366859</text:p>
          </table:table-cell>
          <table:table-cell office:value-type="float" office:value="0.68604614">
            <text:p>0,686046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7">
            <text:p>35,70000000</text:p>
          </table:table-cell>
          <table:table-cell office:value-type="float" office:value="35.9">
            <text:p>35,90000000</text:p>
          </table:table-cell>
          <table:table-cell office:value-type="float" office:value="0.05973816">
            <text:p>0,05973816</text:p>
          </table:table-cell>
          <table:table-cell office:value-type="float" office:value="0.06022409">
            <text:p>0,060224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5">
            <text:p>6,05000000</text:p>
          </table:table-cell>
          <table:table-cell office:value-type="float" office:value="6.25">
            <text:p>6,25000000</text:p>
          </table:table-cell>
          <table:table-cell office:value-type="float" office:value="0.343136">
            <text:p>0,34313600</text:p>
          </table:table-cell>
          <table:table-cell office:value-type="float" office:value="0.3553719">
            <text:p>0,355371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">
            <text:p>24,00000000</text:p>
          </table:table-cell>
          <table:table-cell office:value-type="float" office:value="24.2">
            <text:p>24,20000000</text:p>
          </table:table-cell>
          <table:table-cell office:value-type="float" office:value="0.08861983">
            <text:p>0,08861983</text:p>
          </table:table-cell>
          <table:table-cell office:value-type="float" office:value="0.08958333">
            <text:p>0,089583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578">
            <text:p>20,57800000</text:p>
          </table:table-cell>
          <table:table-cell office:value-type="float" office:value="20.622">
            <text:p>20,62200000</text:p>
          </table:table-cell>
          <table:table-cell office:value-type="float" office:value="0.10399573">
            <text:p>0,10399573</text:p>
          </table:table-cell>
          <table:table-cell office:value-type="float" office:value="0.10448051">
            <text:p>0,1044805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5999">
            <text:p>5,59990000</text:p>
          </table:table-cell>
          <table:table-cell office:value-type="float" office:value="5.6017">
            <text:p>5,60170000</text:p>
          </table:table-cell>
          <table:table-cell office:value-type="float" office:value="0.38284806">
            <text:p>0,38284806</text:p>
          </table:table-cell>
          <table:table-cell office:value-type="float" office:value="0.38393543">
            <text:p>0,383935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6447">
            <text:p>6,64470000</text:p>
          </table:table-cell>
          <table:table-cell office:value-type="float" office:value="6.6477">
            <text:p>6,64770000</text:p>
          </table:table-cell>
          <table:table-cell office:value-type="float" office:value="0.32260782">
            <text:p>0,32260782</text:p>
          </table:table-cell>
          <table:table-cell office:value-type="float" office:value="0.32356615">
            <text:p>0,323566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301">
            <text:p>1,43010000</text:p>
          </table:table-cell>
          <table:table-cell office:value-type="float" office:value="1.4303">
            <text:p>1,43030000</text:p>
          </table:table-cell>
          <table:table-cell office:value-type="float" office:value="3.06699246">
            <text:p>3,06699246</text:p>
          </table:table-cell>
          <table:table-cell office:value-type="float" office:value="3.075145">
            <text:p>3,07514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184">
            <text:p>8,18400000</text:p>
          </table:table-cell>
          <table:table-cell office:value-type="float" office:value="8.189">
            <text:p>8,18900000</text:p>
          </table:table-cell>
          <table:table-cell office:value-type="float" office:value="0.2618879">
            <text:p>0,26188790</text:p>
          </table:table-cell>
          <table:table-cell office:value-type="float" office:value="0.26270772">
            <text:p>0,2627077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432">
            <text:p>1,14320000</text:p>
          </table:table-cell>
          <table:table-cell office:value-type="float" office:value="1.144">
            <text:p>1,14400000</text:p>
          </table:table-cell>
          <table:table-cell office:value-type="float" office:value="1.87465035">
            <text:p>1,87465035</text:p>
          </table:table-cell>
          <table:table-cell office:value-type="float" office:value="1.88068579">
            <text:p>1,880685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44">
            <text:p>1.344,00000000</text:p>
          </table:table-cell>
          <table:table-cell office:value-type="float" office:value="1346">
            <text:p>1.346,00000000</text:p>
          </table:table-cell>
          <table:table-cell office:value-type="float" office:value="0.00159331">
            <text:p>0,00159331</text:p>
          </table:table-cell>
          <table:table-cell office:value-type="float" office:value="0.0015997">
            <text:p>0,001599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91">
            <text:p>33,91000000</text:p>
          </table:table-cell>
          <table:table-cell office:value-type="float" office:value="33.997">
            <text:p>33,99700000</text:p>
          </table:table-cell>
          <table:table-cell office:value-type="float" office:value="0.06308204">
            <text:p>0,06308204</text:p>
          </table:table-cell>
          <table:table-cell office:value-type="float" office:value="0.06340313">
            <text:p>0,063403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7.89">
            <text:p>97,89000000</text:p>
          </table:table-cell>
          <table:table-cell office:value-type="float" office:value="97.93">
            <text:p>97,93000000</text:p>
          </table:table-cell>
          <table:table-cell office:value-type="float" office:value="0.02189932">
            <text:p>0,02189932</text:p>
          </table:table-cell>
          <table:table-cell office:value-type="float" office:value="0.02196343">
            <text:p>0,021963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496">
            <text:p>7,74960000</text:p>
          </table:table-cell>
          <table:table-cell office:value-type="float" office:value="7.7506">
            <text:p>7,75060000</text:p>
          </table:table-cell>
          <table:table-cell office:value-type="float" office:value="0.27670116">
            <text:p>0,27670116</text:p>
          </table:table-cell>
          <table:table-cell office:value-type="float" office:value="0.27743367">
            <text:p>0,277433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921">
            <text:p>0,69210000</text:p>
          </table:table-cell>
          <table:table-cell office:value-type="float" office:value="0.6926">
            <text:p>0,69260000</text:p>
          </table:table-cell>
          <table:table-cell office:value-type="float" office:value="1.48427766">
            <text:p>1,48427766</text:p>
          </table:table-cell>
          <table:table-cell office:value-type="float" office:value="1.48909">
            <text:p>1,48909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558">
            <text:p>1,49558000</text:p>
          </table:table-cell>
          <table:table-cell office:value-type="string">
            <text:p><text:s text:c="7"/>----------------</text:p>
          </table:table-cell>
          <table:table-cell office:value-type="float" office:value="3.20742087">
            <text:p>3,20742087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298">
            <text:p>1,32980000</text:p>
          </table:table-cell>
          <table:table-cell office:value-type="float" office:value="1.33">
            <text:p>1,33000000</text:p>
          </table:table-cell>
          <table:table-cell office:value-type="float" office:value="2.85188908">
            <text:p>2,85188908</text:p>
          </table:table-cell>
          <table:table-cell office:value-type="float" office:value="2.8595">
            <text:p>2,8595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6032009" table:style-name="ta5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26T15:30:00">
            <text:p>26/03/2009 03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6/03/2009</text:p>
          </table:table-cell>
          <table:table-cell table:style-name="ce1"/>
          <table:table-cell table:style-name="ce1" office:value-type="string">
            <text:p>Fecha Valor : 30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92">
            <text:p>3,69200000</text:p>
          </table:table-cell>
          <table:table-cell office:value-type="float" office:value="3.698">
            <text:p>3,69800000</text:p>
          </table:table-cell>
          <table:table-cell office:value-type="float" office:value="0.5799351">
            <text:p>0,57993510</text:p>
          </table:table-cell>
          <table:table-cell office:value-type="float" office:value="0.5823402">
            <text:p>0,582340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416">
            <text:p>2,24160000</text:p>
          </table:table-cell>
          <table:table-cell office:value-type="float" office:value="2.2436">
            <text:p>2,24360000</text:p>
          </table:table-cell>
          <table:table-cell office:value-type="float" office:value="0.95587449">
            <text:p>0,95587449</text:p>
          </table:table-cell>
          <table:table-cell office:value-type="float" office:value="0.95913633">
            <text:p>0,959136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287">
            <text:p>1,22870000</text:p>
          </table:table-cell>
          <table:table-cell office:value-type="float" office:value="1.2292">
            <text:p>1,22920000</text:p>
          </table:table-cell>
          <table:table-cell office:value-type="float" office:value="1.74471201">
            <text:p>1,74471201</text:p>
          </table:table-cell>
          <table:table-cell office:value-type="float" office:value="1.74981688">
            <text:p>1,749816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15">
            <text:p>2.415,00000000</text:p>
          </table:table-cell>
          <table:table-cell office:value-type="float" office:value="2418">
            <text:p>2.418,00000000</text:p>
          </table:table-cell>
          <table:table-cell office:value-type="float" office:value="0.00088693">
            <text:p>0,00088693</text:p>
          </table:table-cell>
          <table:table-cell office:value-type="float" office:value="0.00089027">
            <text:p>0,000890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74.5">
            <text:p>574,50000000</text:p>
          </table:table-cell>
          <table:table-cell office:value-type="float" office:value="576">
            <text:p>576,00000000</text:p>
          </table:table-cell>
          <table:table-cell office:value-type="float" office:value="0.00372326">
            <text:p>0,00372326</text:p>
          </table:table-cell>
          <table:table-cell office:value-type="float" office:value="0.00374238">
            <text:p>0,00374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176">
            <text:p>14,17600000</text:p>
          </table:table-cell>
          <table:table-cell office:value-type="float" office:value="14.1839">
            <text:p>14,18390000</text:p>
          </table:table-cell>
          <table:table-cell office:value-type="float" office:value="0.1511996">
            <text:p>0,15119960</text:p>
          </table:table-cell>
          <table:table-cell office:value-type="float" office:value="0.15166479">
            <text:p>0,151664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241">
            <text:p>3,12410000</text:p>
          </table:table-cell>
          <table:table-cell office:value-type="float" office:value="3.1271">
            <text:p>3,12710000</text:p>
          </table:table-cell>
          <table:table-cell office:value-type="float" office:value="0.68581113">
            <text:p>0,68581113</text:p>
          </table:table-cell>
          <table:table-cell office:value-type="float" office:value="0.6881982">
            <text:p>0,688198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65">
            <text:p>35,65000000</text:p>
          </table:table-cell>
          <table:table-cell office:value-type="float" office:value="35.85">
            <text:p>35,85000000</text:p>
          </table:table-cell>
          <table:table-cell office:value-type="float" office:value="0.05982148">
            <text:p>0,05982148</text:p>
          </table:table-cell>
          <table:table-cell office:value-type="float" office:value="0.06030856">
            <text:p>0,060308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4">
            <text:p>6,14000000</text:p>
          </table:table-cell>
          <table:table-cell office:value-type="float" office:value="6.31">
            <text:p>6,31000000</text:p>
          </table:table-cell>
          <table:table-cell office:value-type="float" office:value="0.33987322">
            <text:p>0,33987322</text:p>
          </table:table-cell>
          <table:table-cell office:value-type="float" office:value="0.35016287">
            <text:p>0,350162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">
            <text:p>24,00000000</text:p>
          </table:table-cell>
          <table:table-cell office:value-type="float" office:value="24.2">
            <text:p>24,20000000</text:p>
          </table:table-cell>
          <table:table-cell office:value-type="float" office:value="0.08861983">
            <text:p>0,08861983</text:p>
          </table:table-cell>
          <table:table-cell office:value-type="float" office:value="0.08958333">
            <text:p>0,089583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064">
            <text:p>20,06400000</text:p>
          </table:table-cell>
          <table:table-cell office:value-type="float" office:value="20.108">
            <text:p>20,10800000</text:p>
          </table:table-cell>
          <table:table-cell office:value-type="float" office:value="0.10665407">
            <text:p>0,10665407</text:p>
          </table:table-cell>
          <table:table-cell office:value-type="float" office:value="0.1071571">
            <text:p>0,107157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5121">
            <text:p>5,51210000</text:p>
          </table:table-cell>
          <table:table-cell office:value-type="float" office:value="5.5135">
            <text:p>5,51350000</text:p>
          </table:table-cell>
          <table:table-cell office:value-type="float" office:value="0.38897252">
            <text:p>0,38897252</text:p>
          </table:table-cell>
          <table:table-cell office:value-type="float" office:value="0.39005098">
            <text:p>0,390050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529">
            <text:p>6,52900000</text:p>
          </table:table-cell>
          <table:table-cell office:value-type="float" office:value="6.5375">
            <text:p>6,53750000</text:p>
          </table:table-cell>
          <table:table-cell office:value-type="float" office:value="0.32804589">
            <text:p>0,32804589</text:p>
          </table:table-cell>
          <table:table-cell office:value-type="float" office:value="0.32930005">
            <text:p>0,329300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444">
            <text:p>1,44440000</text:p>
          </table:table-cell>
          <table:table-cell office:value-type="float" office:value="1.4447">
            <text:p>1,44470000</text:p>
          </table:table-cell>
          <table:table-cell office:value-type="float" office:value="3.09766024">
            <text:p>3,09766024</text:p>
          </table:table-cell>
          <table:table-cell office:value-type="float" office:value="3.106105">
            <text:p>3,10610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0286">
            <text:p>8,02860000</text:p>
          </table:table-cell>
          <table:table-cell office:value-type="float" office:value="8.0386">
            <text:p>8,03860000</text:p>
          </table:table-cell>
          <table:table-cell office:value-type="float" office:value="0.26678775">
            <text:p>0,26678775</text:p>
          </table:table-cell>
          <table:table-cell office:value-type="float" office:value="0.26779264">
            <text:p>0,267792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28">
            <text:p>1,12800000</text:p>
          </table:table-cell>
          <table:table-cell office:value-type="float" office:value="1.1284">
            <text:p>1,12840000</text:p>
          </table:table-cell>
          <table:table-cell office:value-type="float" office:value="1.90056717">
            <text:p>1,90056717</text:p>
          </table:table-cell>
          <table:table-cell office:value-type="float" office:value="1.90602837">
            <text:p>1,906028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26.8">
            <text:p>1.326,80000000</text:p>
          </table:table-cell>
          <table:table-cell office:value-type="float" office:value="1336.3">
            <text:p>1.336,30000000</text:p>
          </table:table-cell>
          <table:table-cell office:value-type="float" office:value="0.00160488">
            <text:p>0,00160488</text:p>
          </table:table-cell>
          <table:table-cell office:value-type="float" office:value="0.00162044">
            <text:p>0,001620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72">
            <text:p>33,72000000</text:p>
          </table:table-cell>
          <table:table-cell office:value-type="float" office:value="33.75">
            <text:p>33,75000000</text:p>
          </table:table-cell>
          <table:table-cell office:value-type="float" office:value="0.0635437">
            <text:p>0,06354370</text:p>
          </table:table-cell>
          <table:table-cell office:value-type="float" office:value="0.06376038">
            <text:p>0,063760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8.7">
            <text:p>98,70000000</text:p>
          </table:table-cell>
          <table:table-cell office:value-type="float" office:value="98.73">
            <text:p>98,73000000</text:p>
          </table:table-cell>
          <table:table-cell office:value-type="float" office:value="0.02172187">
            <text:p>0,02172187</text:p>
          </table:table-cell>
          <table:table-cell office:value-type="float" office:value="0.02178318">
            <text:p>0,0217831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49">
            <text:p>7,74900000</text:p>
          </table:table-cell>
          <table:table-cell office:value-type="float" office:value="7.75">
            <text:p>7,75000000</text:p>
          </table:table-cell>
          <table:table-cell office:value-type="float" office:value="0.27672258">
            <text:p>0,27672258</text:p>
          </table:table-cell>
          <table:table-cell office:value-type="float" office:value="0.27745516">
            <text:p>0,277455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7025">
            <text:p>0,70250000</text:p>
          </table:table-cell>
          <table:table-cell office:value-type="float" office:value="0.703">
            <text:p>0,70300000</text:p>
          </table:table-cell>
          <table:table-cell office:value-type="float" office:value="1.5065815">
            <text:p>1,50658150</text:p>
          </table:table-cell>
          <table:table-cell office:value-type="float" office:value="1.51145">
            <text:p>1,51145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0872">
            <text:p>1,50872000</text:p>
          </table:table-cell>
          <table:table-cell office:value-type="string">
            <text:p><text:s text:c="7"/>----------------</text:p>
          </table:table-cell>
          <table:table-cell office:value-type="float" office:value="3.23560091">
            <text:p>3,23560091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511">
            <text:p>1,35110000</text:p>
          </table:table-cell>
          <table:table-cell office:value-type="float" office:value="1.3514">
            <text:p>1,35140000</text:p>
          </table:table-cell>
          <table:table-cell office:value-type="float" office:value="2.89756906">
            <text:p>2,89756906</text:p>
          </table:table-cell>
          <table:table-cell office:value-type="float" office:value="2.90551">
            <text:p>2,90551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5032009" table:style-name="ta6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25T15:30:00">
            <text:p>25/03/2009 03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5/03/2009</text:p>
          </table:table-cell>
          <table:table-cell table:style-name="ce1"/>
          <table:table-cell table:style-name="ce1" office:value-type="string">
            <text:p>Fecha Valor : 27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83">
            <text:p>3,68300000</text:p>
          </table:table-cell>
          <table:table-cell office:value-type="float" office:value="3.689">
            <text:p>3,68900000</text:p>
          </table:table-cell>
          <table:table-cell office:value-type="float" office:value="0.58134996">
            <text:p>0,58134996</text:p>
          </table:table-cell>
          <table:table-cell office:value-type="float" office:value="0.58376324">
            <text:p>0,583763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43">
            <text:p>2,24300000</text:p>
          </table:table-cell>
          <table:table-cell office:value-type="float" office:value="2.2445">
            <text:p>2,24450000</text:p>
          </table:table-cell>
          <table:table-cell office:value-type="float" office:value="0.9554912">
            <text:p>0,95549120</text:p>
          </table:table-cell>
          <table:table-cell office:value-type="float" office:value="0.95853767">
            <text:p>0,958537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293">
            <text:p>1,22930000</text:p>
          </table:table-cell>
          <table:table-cell office:value-type="float" office:value="1.2301">
            <text:p>1,23010000</text:p>
          </table:table-cell>
          <table:table-cell office:value-type="float" office:value="1.74343549">
            <text:p>1,74343549</text:p>
          </table:table-cell>
          <table:table-cell office:value-type="float" office:value="1.74896282">
            <text:p>1,7489628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13.8">
            <text:p>2.413,80000000</text:p>
          </table:table-cell>
          <table:table-cell office:value-type="float" office:value="2415.3">
            <text:p>2.415,30000000</text:p>
          </table:table-cell>
          <table:table-cell office:value-type="float" office:value="0.00088792">
            <text:p>0,00088792</text:p>
          </table:table-cell>
          <table:table-cell office:value-type="float" office:value="0.00089071">
            <text:p>0,000890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74.1">
            <text:p>574,10000000</text:p>
          </table:table-cell>
          <table:table-cell office:value-type="float" office:value="575.6">
            <text:p>575,60000000</text:p>
          </table:table-cell>
          <table:table-cell office:value-type="float" office:value="0.00372585">
            <text:p>0,00372585</text:p>
          </table:table-cell>
          <table:table-cell office:value-type="float" office:value="0.00374499">
            <text:p>0,003744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2455">
            <text:p>14,24550000</text:p>
          </table:table-cell>
          <table:table-cell office:value-type="float" office:value="14.2655">
            <text:p>14,26550000</text:p>
          </table:table-cell>
          <table:table-cell office:value-type="float" office:value="0.15033472">
            <text:p>0,15033472</text:p>
          </table:table-cell>
          <table:table-cell office:value-type="float" office:value="0.15092485">
            <text:p>0,15092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33">
            <text:p>3,13300000</text:p>
          </table:table-cell>
          <table:table-cell office:value-type="float" office:value="3.136">
            <text:p>3,13600000</text:p>
          </table:table-cell>
          <table:table-cell office:value-type="float" office:value="0.6838648">
            <text:p>0,68386480</text:p>
          </table:table-cell>
          <table:table-cell office:value-type="float" office:value="0.68624322">
            <text:p>0,686243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68">
            <text:p>35,68000000</text:p>
          </table:table-cell>
          <table:table-cell office:value-type="float" office:value="35.88">
            <text:p>35,88000000</text:p>
          </table:table-cell>
          <table:table-cell office:value-type="float" office:value="0.05977146">
            <text:p>0,05977146</text:p>
          </table:table-cell>
          <table:table-cell office:value-type="float" office:value="0.06025785">
            <text:p>0,060257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4">
            <text:p>6,14000000</text:p>
          </table:table-cell>
          <table:table-cell office:value-type="float" office:value="6.31">
            <text:p>6,31000000</text:p>
          </table:table-cell>
          <table:table-cell office:value-type="float" office:value="0.33987322">
            <text:p>0,33987322</text:p>
          </table:table-cell>
          <table:table-cell office:value-type="float" office:value="0.35016287">
            <text:p>0,350162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">
            <text:p>24,00000000</text:p>
          </table:table-cell>
          <table:table-cell office:value-type="float" office:value="24.2">
            <text:p>24,20000000</text:p>
          </table:table-cell>
          <table:table-cell office:value-type="float" office:value="0.08861983">
            <text:p>0,08861983</text:p>
          </table:table-cell>
          <table:table-cell office:value-type="float" office:value="0.08958333">
            <text:p>0,089583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14">
            <text:p>20,14000000</text:p>
          </table:table-cell>
          <table:table-cell office:value-type="float" office:value="20.183">
            <text:p>20,18300000</text:p>
          </table:table-cell>
          <table:table-cell office:value-type="float" office:value="0.10625774">
            <text:p>0,10625774</text:p>
          </table:table-cell>
          <table:table-cell office:value-type="float" office:value="0.10675273">
            <text:p>0,106752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4801">
            <text:p>5,48010000</text:p>
          </table:table-cell>
          <table:table-cell office:value-type="float" office:value="5.4819">
            <text:p>5,48190000</text:p>
          </table:table-cell>
          <table:table-cell office:value-type="float" office:value="0.39121472">
            <text:p>0,39121472</text:p>
          </table:table-cell>
          <table:table-cell office:value-type="float" office:value="0.39232861">
            <text:p>0,392328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5158">
            <text:p>6,51580000</text:p>
          </table:table-cell>
          <table:table-cell office:value-type="float" office:value="6.5238">
            <text:p>6,52380000</text:p>
          </table:table-cell>
          <table:table-cell office:value-type="float" office:value="0.32873479">
            <text:p>0,32873479</text:p>
          </table:table-cell>
          <table:table-cell office:value-type="float" office:value="0.32996716">
            <text:p>0,329967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544">
            <text:p>1,45440000</text:p>
          </table:table-cell>
          <table:table-cell office:value-type="float" office:value="1.4549">
            <text:p>1,45490000</text:p>
          </table:table-cell>
          <table:table-cell office:value-type="float" office:value="3.11910624">
            <text:p>3,11910624</text:p>
          </table:table-cell>
          <table:table-cell office:value-type="float" office:value="3.128035">
            <text:p>3,12803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0698">
            <text:p>8,06980000</text:p>
          </table:table-cell>
          <table:table-cell office:value-type="float" office:value="8.0857">
            <text:p>8,08570000</text:p>
          </table:table-cell>
          <table:table-cell office:value-type="float" office:value="0.26523368">
            <text:p>0,26523368</text:p>
          </table:table-cell>
          <table:table-cell office:value-type="float" office:value="0.26642544">
            <text:p>0,266425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199">
            <text:p>1,11990000</text:p>
          </table:table-cell>
          <table:table-cell office:value-type="float" office:value="1.1204">
            <text:p>1,12040000</text:p>
          </table:table-cell>
          <table:table-cell office:value-type="float" office:value="1.91413781">
            <text:p>1,91413781</text:p>
          </table:table-cell>
          <table:table-cell office:value-type="float" office:value="1.91981427">
            <text:p>1,919814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55.6">
            <text:p>1.355,60000000</text:p>
          </table:table-cell>
          <table:table-cell office:value-type="float" office:value="1359.25">
            <text:p>1.359,25000000</text:p>
          </table:table-cell>
          <table:table-cell office:value-type="float" office:value="0.00157778">
            <text:p>0,00157778</text:p>
          </table:table-cell>
          <table:table-cell office:value-type="float" office:value="0.00158601">
            <text:p>0,001586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8">
            <text:p>33,80000000</text:p>
          </table:table-cell>
          <table:table-cell office:value-type="float" office:value="33.88">
            <text:p>33,88000000</text:p>
          </table:table-cell>
          <table:table-cell office:value-type="float" office:value="0.06329988">
            <text:p>0,06329988</text:p>
          </table:table-cell>
          <table:table-cell office:value-type="float" office:value="0.06360947">
            <text:p>0,063609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7.36">
            <text:p>97,36000000</text:p>
          </table:table-cell>
          <table:table-cell office:value-type="float" office:value="97.41">
            <text:p>97,41000000</text:p>
          </table:table-cell>
          <table:table-cell office:value-type="float" office:value="0.02201622">
            <text:p>0,02201622</text:p>
          </table:table-cell>
          <table:table-cell office:value-type="float" office:value="0.02208299">
            <text:p>0,022082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495">
            <text:p>7,74950000</text:p>
          </table:table-cell>
          <table:table-cell office:value-type="float" office:value="7.7503">
            <text:p>7,75030000</text:p>
          </table:table-cell>
          <table:table-cell office:value-type="float" office:value="0.27671187">
            <text:p>0,27671187</text:p>
          </table:table-cell>
          <table:table-cell office:value-type="float" office:value="0.27743725">
            <text:p>0,277437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966">
            <text:p>0,69660000</text:p>
          </table:table-cell>
          <table:table-cell office:value-type="float" office:value="0.6971">
            <text:p>0,69710000</text:p>
          </table:table-cell>
          <table:table-cell office:value-type="float" office:value="1.49392836">
            <text:p>1,49392836</text:p>
          </table:table-cell>
          <table:table-cell office:value-type="float" office:value="1.498765">
            <text:p>1,49876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0549">
            <text:p>1,50549000</text:p>
          </table:table-cell>
          <table:table-cell office:value-type="string">
            <text:p><text:s text:c="7"/>----------------</text:p>
          </table:table-cell>
          <table:table-cell office:value-type="float" office:value="3.22867385">
            <text:p>3,22867385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587">
            <text:p>1,35870000</text:p>
          </table:table-cell>
          <table:table-cell office:value-type="float" office:value="1.359">
            <text:p>1,35900000</text:p>
          </table:table-cell>
          <table:table-cell office:value-type="float" office:value="2.91386802">
            <text:p>2,91386802</text:p>
          </table:table-cell>
          <table:table-cell office:value-type="float" office:value="2.92185">
            <text:p>2,92185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4032009" table:style-name="ta7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24T15:30:00">
            <text:p>24/03/2009 03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4/03/2009</text:p>
          </table:table-cell>
          <table:table-cell table:style-name="ce1"/>
          <table:table-cell table:style-name="ce1" office:value-type="string">
            <text:p>Fecha Valor : 26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79">
            <text:p>3,67900000</text:p>
          </table:table-cell>
          <table:table-cell office:value-type="float" office:value="3.685">
            <text:p>3,68500000</text:p>
          </table:table-cell>
          <table:table-cell office:value-type="float" office:value="0.581981">
            <text:p>0,58198100</text:p>
          </table:table-cell>
          <table:table-cell office:value-type="float" office:value="0.58439793">
            <text:p>0,584397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485">
            <text:p>2,24850000</text:p>
          </table:table-cell>
          <table:table-cell office:value-type="float" office:value="2.2505">
            <text:p>2,25050000</text:p>
          </table:table-cell>
          <table:table-cell office:value-type="float" office:value="0.95294379">
            <text:p>0,95294379</text:p>
          </table:table-cell>
          <table:table-cell office:value-type="float" office:value="0.95619302">
            <text:p>0,9561930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6">
            <text:p>6,96000000</text:p>
          </table:table-cell>
          <table:table-cell office:value-type="float" office:value="7.06">
            <text:p>7,06000000</text:p>
          </table:table-cell>
          <table:table-cell office:value-type="float" office:value="0.30376771">
            <text:p>0,30376771</text:p>
          </table:table-cell>
          <table:table-cell office:value-type="float" office:value="0.30890805">
            <text:p>0,308908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315">
            <text:p>1,23150000</text:p>
          </table:table-cell>
          <table:table-cell office:value-type="float" office:value="1.232">
            <text:p>1,23200000</text:p>
          </table:table-cell>
          <table:table-cell office:value-type="float" office:value="1.74074675">
            <text:p>1,74074675</text:p>
          </table:table-cell>
          <table:table-cell office:value-type="float" office:value="1.74583841">
            <text:p>1,745838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365.9">
            <text:p>2.365,90000000</text:p>
          </table:table-cell>
          <table:table-cell office:value-type="float" office:value="2368.8">
            <text:p>2.368,80000000</text:p>
          </table:table-cell>
          <table:table-cell office:value-type="float" office:value="0.00090535">
            <text:p>0,00090535</text:p>
          </table:table-cell>
          <table:table-cell office:value-type="float" office:value="0.00090875">
            <text:p>0,0009087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75.5">
            <text:p>575,50000000</text:p>
          </table:table-cell>
          <table:table-cell office:value-type="float" office:value="577">
            <text:p>577,00000000</text:p>
          </table:table-cell>
          <table:table-cell office:value-type="float" office:value="0.00371681">
            <text:p>0,00371681</text:p>
          </table:table-cell>
          <table:table-cell office:value-type="float" office:value="0.00373588">
            <text:p>0,003735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345">
            <text:p>14,34500000</text:p>
          </table:table-cell>
          <table:table-cell office:value-type="float" office:value="14.365">
            <text:p>14,36500000</text:p>
          </table:table-cell>
          <table:table-cell office:value-type="float" office:value="0.14929342">
            <text:p>0,14929342</text:p>
          </table:table-cell>
          <table:table-cell office:value-type="float" office:value="0.14987801">
            <text:p>0,149878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353">
            <text:p>3,13530000</text:p>
          </table:table-cell>
          <table:table-cell office:value-type="float" office:value="3.1383">
            <text:p>3,13830000</text:p>
          </table:table-cell>
          <table:table-cell office:value-type="float" office:value="0.6833636">
            <text:p>0,68336360</text:p>
          </table:table-cell>
          <table:table-cell office:value-type="float" office:value="0.6857398">
            <text:p>0,685739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51">
            <text:p>35,51000000</text:p>
          </table:table-cell>
          <table:table-cell office:value-type="float" office:value="35.81">
            <text:p>35,81000000</text:p>
          </table:table-cell>
          <table:table-cell office:value-type="float" office:value="0.0598883">
            <text:p>0,05988830</text:p>
          </table:table-cell>
          <table:table-cell office:value-type="float" office:value="0.06054632">
            <text:p>0,060546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4">
            <text:p>6,14000000</text:p>
          </table:table-cell>
          <table:table-cell office:value-type="float" office:value="6.31">
            <text:p>6,31000000</text:p>
          </table:table-cell>
          <table:table-cell office:value-type="float" office:value="0.33987322">
            <text:p>0,33987322</text:p>
          </table:table-cell>
          <table:table-cell office:value-type="float" office:value="0.35016287">
            <text:p>0,350162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7">
            <text:p>23,70000000</text:p>
          </table:table-cell>
          <table:table-cell office:value-type="float" office:value="23.9">
            <text:p>23,90000000</text:p>
          </table:table-cell>
          <table:table-cell office:value-type="float" office:value="0.08973222">
            <text:p>0,08973222</text:p>
          </table:table-cell>
          <table:table-cell office:value-type="float" office:value="0.0907173">
            <text:p>0,090717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128">
            <text:p>20,12800000</text:p>
          </table:table-cell>
          <table:table-cell office:value-type="float" office:value="20.158">
            <text:p>20,15800000</text:p>
          </table:table-cell>
          <table:table-cell office:value-type="float" office:value="0.10638952">
            <text:p>0,10638952</text:p>
          </table:table-cell>
          <table:table-cell office:value-type="float" office:value="0.10681638">
            <text:p>0,106816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5395">
            <text:p>5,53950000</text:p>
          </table:table-cell>
          <table:table-cell office:value-type="float" office:value="5.5413">
            <text:p>5,54130000</text:p>
          </table:table-cell>
          <table:table-cell office:value-type="float" office:value="0.3870211">
            <text:p>0,38702110</text:p>
          </table:table-cell>
          <table:table-cell office:value-type="float" office:value="0.38812167">
            <text:p>0,388121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416">
            <text:p>6,41600000</text:p>
          </table:table-cell>
          <table:table-cell office:value-type="float" office:value="6.419">
            <text:p>6,41900000</text:p>
          </table:table-cell>
          <table:table-cell office:value-type="float" office:value="0.33410189">
            <text:p>0,33410189</text:p>
          </table:table-cell>
          <table:table-cell office:value-type="float" office:value="0.33509975">
            <text:p>0,3350997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668">
            <text:p>1,46680000</text:p>
          </table:table-cell>
          <table:table-cell office:value-type="float" office:value="1.4673">
            <text:p>1,46730000</text:p>
          </table:table-cell>
          <table:table-cell office:value-type="float" office:value="3.14569928">
            <text:p>3,14569928</text:p>
          </table:table-cell>
          <table:table-cell office:value-type="float" office:value="3.154695">
            <text:p>3,15469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1445">
            <text:p>8,14450000</text:p>
          </table:table-cell>
          <table:table-cell office:value-type="float" office:value="8.1628">
            <text:p>8,16280000</text:p>
          </table:table-cell>
          <table:table-cell office:value-type="float" office:value="0.26272848">
            <text:p>0,26272848</text:p>
          </table:table-cell>
          <table:table-cell office:value-type="float" office:value="0.26398183">
            <text:p>0,26398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306">
            <text:p>1,13060000</text:p>
          </table:table-cell>
          <table:table-cell office:value-type="float" office:value="1.1317">
            <text:p>1,13170000</text:p>
          </table:table-cell>
          <table:table-cell office:value-type="float" office:value="1.89502518">
            <text:p>1,89502518</text:p>
          </table:table-cell>
          <table:table-cell office:value-type="float" office:value="1.90164514">
            <text:p>1,901645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81.9">
            <text:p>1.381,90000000</text:p>
          </table:table-cell>
          <table:table-cell office:value-type="float" office:value="1391.4">
            <text:p>1.391,40000000</text:p>
          </table:table-cell>
          <table:table-cell office:value-type="float" office:value="0.00154133">
            <text:p>0,00154133</text:p>
          </table:table-cell>
          <table:table-cell office:value-type="float" office:value="0.00155583">
            <text:p>0,001555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83">
            <text:p>33,83000000</text:p>
          </table:table-cell>
          <table:table-cell office:value-type="float" office:value="33.87">
            <text:p>33,87000000</text:p>
          </table:table-cell>
          <table:table-cell office:value-type="float" office:value="0.06331857">
            <text:p>0,06331857</text:p>
          </table:table-cell>
          <table:table-cell office:value-type="float" office:value="0.06355306">
            <text:p>0,0635530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7.84">
            <text:p>97,84000000</text:p>
          </table:table-cell>
          <table:table-cell office:value-type="float" office:value="97.89">
            <text:p>97,89000000</text:p>
          </table:table-cell>
          <table:table-cell office:value-type="float" office:value="0.02190826">
            <text:p>0,02190826</text:p>
          </table:table-cell>
          <table:table-cell office:value-type="float" office:value="0.02197465">
            <text:p>0,0219746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495">
            <text:p>7,74950000</text:p>
          </table:table-cell>
          <table:table-cell office:value-type="float" office:value="7.7505">
            <text:p>7,75050000</text:p>
          </table:table-cell>
          <table:table-cell office:value-type="float" office:value="0.27670473">
            <text:p>0,27670473</text:p>
          </table:table-cell>
          <table:table-cell office:value-type="float" office:value="0.27743725">
            <text:p>0,277437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966">
            <text:p>0,69660000</text:p>
          </table:table-cell>
          <table:table-cell office:value-type="float" office:value="0.697">
            <text:p>0,69700000</text:p>
          </table:table-cell>
          <table:table-cell office:value-type="float" office:value="1.49392836">
            <text:p>1,49392836</text:p>
          </table:table-cell>
          <table:table-cell office:value-type="float" office:value="1.49855">
            <text:p>1,49855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0672">
            <text:p>1,50672000</text:p>
          </table:table-cell>
          <table:table-cell office:value-type="string">
            <text:p><text:s text:c="7"/>----------------</text:p>
          </table:table-cell>
          <table:table-cell office:value-type="float" office:value="3.23131171">
            <text:p>3,23131171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444">
            <text:p>1,34440000</text:p>
          </table:table-cell>
          <table:table-cell office:value-type="float" office:value="1.3448">
            <text:p>1,34480000</text:p>
          </table:table-cell>
          <table:table-cell office:value-type="float" office:value="2.88320024">
            <text:p>2,88320024</text:p>
          </table:table-cell>
          <table:table-cell office:value-type="float" office:value="2.89132">
            <text:p>2,89132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3032009" table:style-name="ta8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23T15:41:00">
            <text:p>23/03/2009 03:41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3/03/2009</text:p>
          </table:table-cell>
          <table:table-cell table:style-name="ce1"/>
          <table:table-cell table:style-name="ce1" office:value-type="string">
            <text:p>Fecha Valor : 25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84">
            <text:p>3,68400000</text:p>
          </table:table-cell>
          <table:table-cell office:value-type="float" office:value="3.69">
            <text:p>3,69000000</text:p>
          </table:table-cell>
          <table:table-cell office:value-type="float" office:value="0.58119241">
            <text:p>0,58119241</text:p>
          </table:table-cell>
          <table:table-cell office:value-type="float" office:value="0.58360478">
            <text:p>0,5836047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427">
            <text:p>2,24270000</text:p>
          </table:table-cell>
          <table:table-cell office:value-type="float" office:value="2.2428">
            <text:p>2,24280000</text:p>
          </table:table-cell>
          <table:table-cell office:value-type="float" office:value="0.95621544">
            <text:p>0,95621544</text:p>
          </table:table-cell>
          <table:table-cell office:value-type="float" office:value="0.95866589">
            <text:p>0,958665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6">
            <text:p>6,96000000</text:p>
          </table:table-cell>
          <table:table-cell office:value-type="float" office:value="7.06">
            <text:p>7,06000000</text:p>
          </table:table-cell>
          <table:table-cell office:value-type="float" office:value="0.30376771">
            <text:p>0,30376771</text:p>
          </table:table-cell>
          <table:table-cell office:value-type="float" office:value="0.30890805">
            <text:p>0,308908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213">
            <text:p>1,22130000</text:p>
          </table:table-cell>
          <table:table-cell office:value-type="float" office:value="1.2218">
            <text:p>1,22180000</text:p>
          </table:table-cell>
          <table:table-cell office:value-type="float" office:value="1.7552791">
            <text:p>1,75527910</text:p>
          </table:table-cell>
          <table:table-cell office:value-type="float" office:value="1.76041923">
            <text:p>1,7604192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355.6">
            <text:p>2.355,60000000</text:p>
          </table:table-cell>
          <table:table-cell office:value-type="float" office:value="2360.6">
            <text:p>2.360,60000000</text:p>
          </table:table-cell>
          <table:table-cell office:value-type="float" office:value="0.0009085">
            <text:p>0,00090850</text:p>
          </table:table-cell>
          <table:table-cell office:value-type="float" office:value="0.00091272">
            <text:p>0,0009127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76.5">
            <text:p>576,50000000</text:p>
          </table:table-cell>
          <table:table-cell office:value-type="float" office:value="578">
            <text:p>578,00000000</text:p>
          </table:table-cell>
          <table:table-cell office:value-type="float" office:value="0.00371038">
            <text:p>0,00371038</text:p>
          </table:table-cell>
          <table:table-cell office:value-type="float" office:value="0.0037294">
            <text:p>0,003729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2595">
            <text:p>14,25950000</text:p>
          </table:table-cell>
          <table:table-cell office:value-type="float" office:value="14.2642">
            <text:p>14,26420000</text:p>
          </table:table-cell>
          <table:table-cell office:value-type="float" office:value="0.15034842">
            <text:p>0,15034842</text:p>
          </table:table-cell>
          <table:table-cell office:value-type="float" office:value="0.15077668">
            <text:p>0,150776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198">
            <text:p>3,11980000</text:p>
          </table:table-cell>
          <table:table-cell office:value-type="float" office:value="3.1228">
            <text:p>3,12280000</text:p>
          </table:table-cell>
          <table:table-cell office:value-type="float" office:value="0.68675548">
            <text:p>0,68675548</text:p>
          </table:table-cell>
          <table:table-cell office:value-type="float" office:value="0.68914674">
            <text:p>0,689146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64">
            <text:p>35,64000000</text:p>
          </table:table-cell>
          <table:table-cell office:value-type="float" office:value="35.93">
            <text:p>35,93000000</text:p>
          </table:table-cell>
          <table:table-cell office:value-type="float" office:value="0.05968828">
            <text:p>0,05968828</text:p>
          </table:table-cell>
          <table:table-cell office:value-type="float" office:value="0.06032548">
            <text:p>0,0603254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4">
            <text:p>6,14000000</text:p>
          </table:table-cell>
          <table:table-cell office:value-type="float" office:value="6.31">
            <text:p>6,31000000</text:p>
          </table:table-cell>
          <table:table-cell office:value-type="float" office:value="0.33987322">
            <text:p>0,33987322</text:p>
          </table:table-cell>
          <table:table-cell office:value-type="float" office:value="0.35016287">
            <text:p>0,350162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55">
            <text:p>23,55000000</text:p>
          </table:table-cell>
          <table:table-cell office:value-type="float" office:value="23.75">
            <text:p>23,75000000</text:p>
          </table:table-cell>
          <table:table-cell office:value-type="float" office:value="0.09029895">
            <text:p>0,09029895</text:p>
          </table:table-cell>
          <table:table-cell office:value-type="float" office:value="0.09129512">
            <text:p>0,091295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19.619">
            <text:p>19,61900000</text:p>
          </table:table-cell>
          <table:table-cell office:value-type="float" office:value="19.665">
            <text:p>19,66500000</text:p>
          </table:table-cell>
          <table:table-cell office:value-type="float" office:value="0.1090567">
            <text:p>0,10905670</text:p>
          </table:table-cell>
          <table:table-cell office:value-type="float" office:value="0.10958764">
            <text:p>0,109587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4607">
            <text:p>5,46070000</text:p>
          </table:table-cell>
          <table:table-cell office:value-type="float" office:value="5.4625">
            <text:p>5,46250000</text:p>
          </table:table-cell>
          <table:table-cell office:value-type="float" office:value="0.39260412">
            <text:p>0,39260412</text:p>
          </table:table-cell>
          <table:table-cell office:value-type="float" office:value="0.39372242">
            <text:p>0,393722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2696">
            <text:p>6,26960000</text:p>
          </table:table-cell>
          <table:table-cell office:value-type="float" office:value="6.2776">
            <text:p>6,27760000</text:p>
          </table:table-cell>
          <table:table-cell office:value-type="float" office:value="0.34162737">
            <text:p>0,34162737</text:p>
          </table:table-cell>
          <table:table-cell office:value-type="float" office:value="0.34292459">
            <text:p>0,342924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573">
            <text:p>1,45730000</text:p>
          </table:table-cell>
          <table:table-cell office:value-type="float" office:value="1.4578">
            <text:p>1,45780000</text:p>
          </table:table-cell>
          <table:table-cell office:value-type="float" office:value="3.12532558">
            <text:p>3,12532558</text:p>
          </table:table-cell>
          <table:table-cell office:value-type="float" office:value="3.13427">
            <text:p>3,1342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7.9755">
            <text:p>7,97550000</text:p>
          </table:table-cell>
          <table:table-cell office:value-type="float" office:value="7.9876">
            <text:p>7,98760000</text:p>
          </table:table-cell>
          <table:table-cell office:value-type="float" office:value="0.26849116">
            <text:p>0,26849116</text:p>
          </table:table-cell>
          <table:table-cell office:value-type="float" office:value="0.26957558">
            <text:p>0,2695755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248">
            <text:p>1,12480000</text:p>
          </table:table-cell>
          <table:table-cell office:value-type="float" office:value="1.1254">
            <text:p>1,12540000</text:p>
          </table:table-cell>
          <table:table-cell office:value-type="float" office:value="1.90563355">
            <text:p>1,90563355</text:p>
          </table:table-cell>
          <table:table-cell office:value-type="float" office:value="1.91145092">
            <text:p>1,911450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82.9">
            <text:p>1.382,90000000</text:p>
          </table:table-cell>
          <table:table-cell office:value-type="float" office:value="1391.4">
            <text:p>1.391,40000000</text:p>
          </table:table-cell>
          <table:table-cell office:value-type="float" office:value="0.00154133">
            <text:p>0,00154133</text:p>
          </table:table-cell>
          <table:table-cell office:value-type="float" office:value="0.0015547">
            <text:p>0,001554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73">
            <text:p>33,73000000</text:p>
          </table:table-cell>
          <table:table-cell office:value-type="float" office:value="33.76">
            <text:p>33,76000000</text:p>
          </table:table-cell>
          <table:table-cell office:value-type="float" office:value="0.06352488">
            <text:p>0,06352488</text:p>
          </table:table-cell>
          <table:table-cell office:value-type="float" office:value="0.06374148">
            <text:p>0,0637414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7.08">
            <text:p>97,08000000</text:p>
          </table:table-cell>
          <table:table-cell office:value-type="float" office:value="97.13">
            <text:p>97,13000000</text:p>
          </table:table-cell>
          <table:table-cell office:value-type="float" office:value="0.02207969">
            <text:p>0,02207969</text:p>
          </table:table-cell>
          <table:table-cell office:value-type="float" office:value="0.02214668">
            <text:p>0,022146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495">
            <text:p>7,74950000</text:p>
          </table:table-cell>
          <table:table-cell office:value-type="float" office:value="7.7502">
            <text:p>7,75020000</text:p>
          </table:table-cell>
          <table:table-cell office:value-type="float" office:value="0.27671544">
            <text:p>0,27671544</text:p>
          </table:table-cell>
          <table:table-cell office:value-type="float" office:value="0.27743725">
            <text:p>0,277437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7043">
            <text:p>0,70430000</text:p>
          </table:table-cell>
          <table:table-cell office:value-type="float" office:value="0.7048">
            <text:p>0,70480000</text:p>
          </table:table-cell>
          <table:table-cell office:value-type="float" office:value="1.51044178">
            <text:p>1,51044178</text:p>
          </table:table-cell>
          <table:table-cell office:value-type="float" office:value="1.51532">
            <text:p>1,51532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1273">
            <text:p>1,51273000</text:p>
          </table:table-cell>
          <table:table-cell office:value-type="string">
            <text:p><text:s text:c="7"/>----------------</text:p>
          </table:table-cell>
          <table:table-cell office:value-type="float" office:value="3.24420076">
            <text:p>3,24420076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638">
            <text:p>1,36380000</text:p>
          </table:table-cell>
          <table:table-cell office:value-type="float" office:value="1.364">
            <text:p>1,36400000</text:p>
          </table:table-cell>
          <table:table-cell office:value-type="float" office:value="2.92480548">
            <text:p>2,92480548</text:p>
          </table:table-cell>
          <table:table-cell office:value-type="float" office:value="2.9326">
            <text:p>2,9326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0032009" table:style-name="ta9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20T16:30:00">
            <text:p>20/03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0/03/2009</text:p>
          </table:table-cell>
          <table:table-cell table:style-name="ce1"/>
          <table:table-cell table:style-name="ce1" office:value-type="string">
            <text:p>Fecha Valor : 24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52">
            <text:p>3,65200000</text:p>
          </table:table-cell>
          <table:table-cell office:value-type="float" office:value="3.658">
            <text:p>3,65800000</text:p>
          </table:table-cell>
          <table:table-cell office:value-type="float" office:value="0.58627665">
            <text:p>0,58627665</text:p>
          </table:table-cell>
          <table:table-cell office:value-type="float" office:value="0.58871851">
            <text:p>0,5887185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69">
            <text:p>2,26900000</text:p>
          </table:table-cell>
          <table:table-cell office:value-type="float" office:value="2.2705">
            <text:p>2,27050000</text:p>
          </table:table-cell>
          <table:table-cell office:value-type="float" office:value="0.94454966">
            <text:p>0,94454966</text:p>
          </table:table-cell>
          <table:table-cell office:value-type="float" office:value="0.94755399">
            <text:p>0,947553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5">
            <text:p>6,95000000</text:p>
          </table:table-cell>
          <table:table-cell office:value-type="float" office:value="7.06">
            <text:p>7,06000000</text:p>
          </table:table-cell>
          <table:table-cell office:value-type="float" office:value="0.30376771">
            <text:p>0,30376771</text:p>
          </table:table-cell>
          <table:table-cell office:value-type="float" office:value="0.30935252">
            <text:p>0,309352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406">
            <text:p>1,24060000</text:p>
          </table:table-cell>
          <table:table-cell office:value-type="float" office:value="1.2411">
            <text:p>1,24110000</text:p>
          </table:table-cell>
          <table:table-cell office:value-type="float" office:value="1.72798324">
            <text:p>1,72798324</text:p>
          </table:table-cell>
          <table:table-cell office:value-type="float" office:value="1.7330324">
            <text:p>1,73303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358.1">
            <text:p>2.358,10000000</text:p>
          </table:table-cell>
          <table:table-cell office:value-type="float" office:value="2363.1">
            <text:p>2.363,10000000</text:p>
          </table:table-cell>
          <table:table-cell office:value-type="float" office:value="0.00090754">
            <text:p>0,00090754</text:p>
          </table:table-cell>
          <table:table-cell office:value-type="float" office:value="0.00091175">
            <text:p>0,0009117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83.6">
            <text:p>583,60000000</text:p>
          </table:table-cell>
          <table:table-cell office:value-type="float" office:value="587.75">
            <text:p>587,75000000</text:p>
          </table:table-cell>
          <table:table-cell office:value-type="float" office:value="0.00364883">
            <text:p>0,00364883</text:p>
          </table:table-cell>
          <table:table-cell office:value-type="float" office:value="0.00368403">
            <text:p>0,003684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175">
            <text:p>14,17500000</text:p>
          </table:table-cell>
          <table:table-cell office:value-type="float" office:value="14.18">
            <text:p>14,18000000</text:p>
          </table:table-cell>
          <table:table-cell office:value-type="float" office:value="0.15124118">
            <text:p>0,15124118</text:p>
          </table:table-cell>
          <table:table-cell office:value-type="float" office:value="0.15167549">
            <text:p>0,151675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29">
            <text:p>3,12900000</text:p>
          </table:table-cell>
          <table:table-cell office:value-type="float" office:value="3.132">
            <text:p>3,13200000</text:p>
          </table:table-cell>
          <table:table-cell office:value-type="float" office:value="0.68473819">
            <text:p>0,68473819</text:p>
          </table:table-cell>
          <table:table-cell office:value-type="float" office:value="0.68712049">
            <text:p>0,687120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58">
            <text:p>35,58000000</text:p>
          </table:table-cell>
          <table:table-cell office:value-type="float" office:value="35.92">
            <text:p>35,92000000</text:p>
          </table:table-cell>
          <table:table-cell office:value-type="float" office:value="0.0597049">
            <text:p>0,05970490</text:p>
          </table:table-cell>
          <table:table-cell office:value-type="float" office:value="0.06042721">
            <text:p>0,060427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5">
            <text:p>6,15000000</text:p>
          </table:table-cell>
          <table:table-cell office:value-type="float" office:value="6.32">
            <text:p>6,32000000</text:p>
          </table:table-cell>
          <table:table-cell office:value-type="float" office:value="0.33933544">
            <text:p>0,33933544</text:p>
          </table:table-cell>
          <table:table-cell office:value-type="float" office:value="0.3495935">
            <text:p>0,349593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55">
            <text:p>23,55000000</text:p>
          </table:table-cell>
          <table:table-cell office:value-type="float" office:value="23.75">
            <text:p>23,75000000</text:p>
          </table:table-cell>
          <table:table-cell office:value-type="float" office:value="0.09029895">
            <text:p>0,09029895</text:p>
          </table:table-cell>
          <table:table-cell office:value-type="float" office:value="0.09129512">
            <text:p>0,091295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19.61">
            <text:p>19,61000000</text:p>
          </table:table-cell>
          <table:table-cell office:value-type="float" office:value="19.635">
            <text:p>19,63500000</text:p>
          </table:table-cell>
          <table:table-cell office:value-type="float" office:value="0.10922333">
            <text:p>0,10922333</text:p>
          </table:table-cell>
          <table:table-cell office:value-type="float" office:value="0.10963794">
            <text:p>0,1096379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4854">
            <text:p>5,48540000</text:p>
          </table:table-cell>
          <table:table-cell office:value-type="float" office:value="5.4872">
            <text:p>5,48720000</text:p>
          </table:table-cell>
          <table:table-cell office:value-type="float" office:value="0.39083686">
            <text:p>0,39083686</text:p>
          </table:table-cell>
          <table:table-cell office:value-type="float" office:value="0.39194954">
            <text:p>0,391949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3816">
            <text:p>6,38160000</text:p>
          </table:table-cell>
          <table:table-cell office:value-type="float" office:value="6.3896">
            <text:p>6,38960000</text:p>
          </table:table-cell>
          <table:table-cell office:value-type="float" office:value="0.33563916">
            <text:p>0,33563916</text:p>
          </table:table-cell>
          <table:table-cell office:value-type="float" office:value="0.33690611">
            <text:p>0,336906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47">
            <text:p>1,44700000</text:p>
          </table:table-cell>
          <table:table-cell office:value-type="float" office:value="1.4475">
            <text:p>1,44750000</text:p>
          </table:table-cell>
          <table:table-cell office:value-type="float" office:value="3.1032362">
            <text:p>3,10323620</text:p>
          </table:table-cell>
          <table:table-cell office:value-type="float" office:value="3.112125">
            <text:p>3,11212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1521">
            <text:p>8,15210000</text:p>
          </table:table-cell>
          <table:table-cell office:value-type="float" office:value="8.1621">
            <text:p>8,16210000</text:p>
          </table:table-cell>
          <table:table-cell office:value-type="float" office:value="0.26275101">
            <text:p>0,26275101</text:p>
          </table:table-cell>
          <table:table-cell office:value-type="float" office:value="0.26373572">
            <text:p>0,2637357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27">
            <text:p>1,12700000</text:p>
          </table:table-cell>
          <table:table-cell office:value-type="float" office:value="1.1278">
            <text:p>1,12780000</text:p>
          </table:table-cell>
          <table:table-cell office:value-type="float" office:value="1.90157829">
            <text:p>1,90157829</text:p>
          </table:table-cell>
          <table:table-cell office:value-type="float" office:value="1.90771961">
            <text:p>1,907719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96.5">
            <text:p>1.396,50000000</text:p>
          </table:table-cell>
          <table:table-cell office:value-type="float" office:value="1406.1">
            <text:p>1.406,10000000</text:p>
          </table:table-cell>
          <table:table-cell office:value-type="float" office:value="0.00152521">
            <text:p>0,00152521</text:p>
          </table:table-cell>
          <table:table-cell office:value-type="float" office:value="0.00153956">
            <text:p>0,001539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8">
            <text:p>33,80000000</text:p>
          </table:table-cell>
          <table:table-cell office:value-type="float" office:value="33.82">
            <text:p>33,82000000</text:p>
          </table:table-cell>
          <table:table-cell office:value-type="float" office:value="0.06341218">
            <text:p>0,06341218</text:p>
          </table:table-cell>
          <table:table-cell office:value-type="float" office:value="0.06360947">
            <text:p>0,063609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5.93">
            <text:p>95,93000000</text:p>
          </table:table-cell>
          <table:table-cell office:value-type="float" office:value="95.96">
            <text:p>95,96000000</text:p>
          </table:table-cell>
          <table:table-cell office:value-type="float" office:value="0.0223489">
            <text:p>0,02234890</text:p>
          </table:table-cell>
          <table:table-cell office:value-type="float" office:value="0.02241218">
            <text:p>0,0224121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495">
            <text:p>7,74950000</text:p>
          </table:table-cell>
          <table:table-cell office:value-type="float" office:value="7.7508">
            <text:p>7,75080000</text:p>
          </table:table-cell>
          <table:table-cell office:value-type="float" office:value="0.27669402">
            <text:p>0,27669402</text:p>
          </table:table-cell>
          <table:table-cell office:value-type="float" office:value="0.27743725">
            <text:p>0,277437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862">
            <text:p>0,68620000</text:p>
          </table:table-cell>
          <table:table-cell office:value-type="float" office:value="0.6867">
            <text:p>0,68670000</text:p>
          </table:table-cell>
          <table:table-cell office:value-type="float" office:value="1.47162452">
            <text:p>1,47162452</text:p>
          </table:table-cell>
          <table:table-cell office:value-type="float" office:value="1.476405">
            <text:p>1,47640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111">
            <text:p>1,51110000</text:p>
          </table:table-cell>
          <table:table-cell office:value-type="string">
            <text:p><text:s text:c="7"/>----------------</text:p>
          </table:table-cell>
          <table:table-cell office:value-type="float" office:value="3.24070506">
            <text:p>3,24070506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58">
            <text:p>1,35800000</text:p>
          </table:table-cell>
          <table:table-cell office:value-type="float" office:value="1.3583">
            <text:p>1,35830000</text:p>
          </table:table-cell>
          <table:table-cell office:value-type="float" office:value="2.9123668">
            <text:p>2,91236680</text:p>
          </table:table-cell>
          <table:table-cell office:value-type="float" office:value="2.920345">
            <text:p>2,92034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8032009" table:style-name="ta10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18T16:30:00">
            <text:p>18/03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8/03/2009</text:p>
          </table:table-cell>
          <table:table-cell table:style-name="ce1"/>
          <table:table-cell table:style-name="ce1" office:value-type="string">
            <text:p>Fecha Valor : 23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55">
            <text:p>3,65500000</text:p>
          </table:table-cell>
          <table:table-cell office:value-type="float" office:value="3.661">
            <text:p>3,66100000</text:p>
          </table:table-cell>
          <table:table-cell office:value-type="float" office:value="0.58579623">
            <text:p>0,58579623</text:p>
          </table:table-cell>
          <table:table-cell office:value-type="float" office:value="0.58823529">
            <text:p>0,588235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494">
            <text:p>2,24940000</text:p>
          </table:table-cell>
          <table:table-cell office:value-type="float" office:value="2.2524">
            <text:p>2,25240000</text:p>
          </table:table-cell>
          <table:table-cell office:value-type="float" office:value="0.95213994">
            <text:p>0,95213994</text:p>
          </table:table-cell>
          <table:table-cell office:value-type="float" office:value="0.95581044">
            <text:p>0,955810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3">
            <text:p>6,93000000</text:p>
          </table:table-cell>
          <table:table-cell office:value-type="float" office:value="7.03">
            <text:p>7,03000000</text:p>
          </table:table-cell>
          <table:table-cell office:value-type="float" office:value="0.30506401">
            <text:p>0,30506401</text:p>
          </table:table-cell>
          <table:table-cell office:value-type="float" office:value="0.31024531">
            <text:p>0,3102453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466">
            <text:p>1,24660000</text:p>
          </table:table-cell>
          <table:table-cell office:value-type="float" office:value="1.2471">
            <text:p>1,24710000</text:p>
          </table:table-cell>
          <table:table-cell office:value-type="float" office:value="1.71966963">
            <text:p>1,71966963</text:p>
          </table:table-cell>
          <table:table-cell office:value-type="float" office:value="1.72469116">
            <text:p>1,724691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381.9">
            <text:p>2.381,90000000</text:p>
          </table:table-cell>
          <table:table-cell office:value-type="float" office:value="2383.3">
            <text:p>2.383,30000000</text:p>
          </table:table-cell>
          <table:table-cell office:value-type="float" office:value="0.00089984">
            <text:p>0,00089984</text:p>
          </table:table-cell>
          <table:table-cell office:value-type="float" office:value="0.00090264">
            <text:p>0,000902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91">
            <text:p>591,00000000</text:p>
          </table:table-cell>
          <table:table-cell office:value-type="float" office:value="592.5">
            <text:p>592,50000000</text:p>
          </table:table-cell>
          <table:table-cell office:value-type="float" office:value="0.00361958">
            <text:p>0,00361958</text:p>
          </table:table-cell>
          <table:table-cell office:value-type="float" office:value="0.0036379">
            <text:p>0,003637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3.9252">
            <text:p>13,92520000</text:p>
          </table:table-cell>
          <table:table-cell office:value-type="float" office:value="13.951">
            <text:p>13,95100000</text:p>
          </table:table-cell>
          <table:table-cell office:value-type="float" office:value="0.15372375">
            <text:p>0,15372375</text:p>
          </table:table-cell>
          <table:table-cell office:value-type="float" office:value="0.15439635">
            <text:p>0,154396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335">
            <text:p>3,13350000</text:p>
          </table:table-cell>
          <table:table-cell office:value-type="float" office:value="3.1365">
            <text:p>3,13650000</text:p>
          </table:table-cell>
          <table:table-cell office:value-type="float" office:value="0.68375578">
            <text:p>0,68375578</text:p>
          </table:table-cell>
          <table:table-cell office:value-type="float" office:value="0.68613372">
            <text:p>0,6861337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15">
            <text:p>35,15000000</text:p>
          </table:table-cell>
          <table:table-cell office:value-type="float" office:value="35.85">
            <text:p>35,85000000</text:p>
          </table:table-cell>
          <table:table-cell office:value-type="float" office:value="0.05982148">
            <text:p>0,05982148</text:p>
          </table:table-cell>
          <table:table-cell office:value-type="float" office:value="0.06116643">
            <text:p>0,061166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9">
            <text:p>6,09000000</text:p>
          </table:table-cell>
          <table:table-cell office:value-type="float" office:value="6.19">
            <text:p>6,19000000</text:p>
          </table:table-cell>
          <table:table-cell office:value-type="float" office:value="0.34646204">
            <text:p>0,34646204</text:p>
          </table:table-cell>
          <table:table-cell office:value-type="float" office:value="0.35303777">
            <text:p>0,353037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55">
            <text:p>23,55000000</text:p>
          </table:table-cell>
          <table:table-cell office:value-type="float" office:value="23.75">
            <text:p>23,75000000</text:p>
          </table:table-cell>
          <table:table-cell office:value-type="float" office:value="0.09029895">
            <text:p>0,09029895</text:p>
          </table:table-cell>
          <table:table-cell office:value-type="float" office:value="0.09129512">
            <text:p>0,091295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19.813">
            <text:p>19,81300000</text:p>
          </table:table-cell>
          <table:table-cell office:value-type="float" office:value="19.922">
            <text:p>19,92200000</text:p>
          </table:table-cell>
          <table:table-cell office:value-type="float" office:value="0.10764983">
            <text:p>0,10764983</text:p>
          </table:table-cell>
          <table:table-cell office:value-type="float" office:value="0.10851461">
            <text:p>0,108514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525">
            <text:p>5,52500000</text:p>
          </table:table-cell>
          <table:table-cell office:value-type="float" office:value="5.5268">
            <text:p>5,52680000</text:p>
          </table:table-cell>
          <table:table-cell office:value-type="float" office:value="0.38803648">
            <text:p>0,38803648</text:p>
          </table:table-cell>
          <table:table-cell office:value-type="float" office:value="0.38914027">
            <text:p>0,389140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5288">
            <text:p>6,52880000</text:p>
          </table:table-cell>
          <table:table-cell office:value-type="float" office:value="6.5447">
            <text:p>6,54470000</text:p>
          </table:table-cell>
          <table:table-cell office:value-type="float" office:value="0.327685">
            <text:p>0,32768500</text:p>
          </table:table-cell>
          <table:table-cell office:value-type="float" office:value="0.32931013">
            <text:p>0,329310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266">
            <text:p>1,42660000</text:p>
          </table:table-cell>
          <table:table-cell office:value-type="float" office:value="1.4272">
            <text:p>1,42720000</text:p>
          </table:table-cell>
          <table:table-cell office:value-type="float" office:value="3.05948636">
            <text:p>3,05948636</text:p>
          </table:table-cell>
          <table:table-cell office:value-type="float" office:value="3.06848">
            <text:p>3,0684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061">
            <text:p>8,06100000</text:p>
          </table:table-cell>
          <table:table-cell office:value-type="float" office:value="8.0749">
            <text:p>8,07490000</text:p>
          </table:table-cell>
          <table:table-cell office:value-type="float" office:value="0.26558843">
            <text:p>0,26558843</text:p>
          </table:table-cell>
          <table:table-cell office:value-type="float" office:value="0.26671629">
            <text:p>0,266716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403">
            <text:p>1,14030000</text:p>
          </table:table-cell>
          <table:table-cell office:value-type="float" office:value="1.1413">
            <text:p>1,14130000</text:p>
          </table:table-cell>
          <table:table-cell office:value-type="float" office:value="1.87908525">
            <text:p>1,87908525</text:p>
          </table:table-cell>
          <table:table-cell office:value-type="float" office:value="1.88546874">
            <text:p>1,885468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409">
            <text:p>1.409,00000000</text:p>
          </table:table-cell>
          <table:table-cell office:value-type="float" office:value="1423">
            <text:p>1.423,00000000</text:p>
          </table:table-cell>
          <table:table-cell office:value-type="float" office:value="0.0015071">
            <text:p>0,00150710</text:p>
          </table:table-cell>
          <table:table-cell office:value-type="float" office:value="0.0015259">
            <text:p>0,001525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16">
            <text:p>34,16000000</text:p>
          </table:table-cell>
          <table:table-cell office:value-type="float" office:value="34.2">
            <text:p>34,20000000</text:p>
          </table:table-cell>
          <table:table-cell office:value-type="float" office:value="0.0627076">
            <text:p>0,06270760</text:p>
          </table:table-cell>
          <table:table-cell office:value-type="float" office:value="0.06293911">
            <text:p>0,062939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6.2">
            <text:p>96,20000000</text:p>
          </table:table-cell>
          <table:table-cell office:value-type="float" office:value="96.24">
            <text:p>96,24000000</text:p>
          </table:table-cell>
          <table:table-cell office:value-type="float" office:value="0.02228387">
            <text:p>0,02228387</text:p>
          </table:table-cell>
          <table:table-cell office:value-type="float" office:value="0.02234927">
            <text:p>0,022349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15">
            <text:p>7,75150000</text:p>
          </table:table-cell>
          <table:table-cell office:value-type="float" office:value="7.7528">
            <text:p>7,75280000</text:p>
          </table:table-cell>
          <table:table-cell office:value-type="float" office:value="0.27662264">
            <text:p>0,27662264</text:p>
          </table:table-cell>
          <table:table-cell office:value-type="float" office:value="0.27736567">
            <text:p>0,277365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771">
            <text:p>0,67710000</text:p>
          </table:table-cell>
          <table:table-cell office:value-type="float" office:value="0.6776">
            <text:p>0,67760000</text:p>
          </table:table-cell>
          <table:table-cell office:value-type="float" office:value="1.45210866">
            <text:p>1,45210866</text:p>
          </table:table-cell>
          <table:table-cell office:value-type="float" office:value="1.45684">
            <text:p>1,45684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7823">
            <text:p>1,47823000</text:p>
          </table:table-cell>
          <table:table-cell office:value-type="string">
            <text:p><text:s text:c="7"/>----------------</text:p>
          </table:table-cell>
          <table:table-cell office:value-type="float" office:value="3.17021206">
            <text:p>3,17021206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481">
            <text:p>1,34810000</text:p>
          </table:table-cell>
          <table:table-cell office:value-type="float" office:value="1.3484">
            <text:p>1,34840000</text:p>
          </table:table-cell>
          <table:table-cell office:value-type="float" office:value="2.89113526">
            <text:p>2,89113526</text:p>
          </table:table-cell>
          <table:table-cell office:value-type="float" office:value="2.89906">
            <text:p>2,89906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7032009" table:style-name="ta11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17T16:30:00">
            <text:p>17/03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7/03/2009</text:p>
          </table:table-cell>
          <table:table-cell table:style-name="ce1"/>
          <table:table-cell table:style-name="ce1" office:value-type="string">
            <text:p>Fecha Valor : 20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41">
            <text:p>3,64100000</text:p>
          </table:table-cell>
          <table:table-cell office:value-type="float" office:value="3.647">
            <text:p>3,64700000</text:p>
          </table:table-cell>
          <table:table-cell office:value-type="float" office:value="0.58804497">
            <text:p>0,58804497</text:p>
          </table:table-cell>
          <table:table-cell office:value-type="float" office:value="0.59049712">
            <text:p>0,590497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822">
            <text:p>2,28220000</text:p>
          </table:table-cell>
          <table:table-cell office:value-type="float" office:value="2.2832">
            <text:p>2,28320000</text:p>
          </table:table-cell>
          <table:table-cell office:value-type="float" office:value="0.93929573">
            <text:p>0,93929573</text:p>
          </table:table-cell>
          <table:table-cell office:value-type="float" office:value="0.94207344">
            <text:p>0,942073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698">
            <text:p>1,26980000</text:p>
          </table:table-cell>
          <table:table-cell office:value-type="float" office:value="1.2704">
            <text:p>1,27040000</text:p>
          </table:table-cell>
          <table:table-cell office:value-type="float" office:value="1.68812972">
            <text:p>1,68812972</text:p>
          </table:table-cell>
          <table:table-cell office:value-type="float" office:value="1.69318003">
            <text:p>1,693180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388.5">
            <text:p>2.388,50000000</text:p>
          </table:table-cell>
          <table:table-cell office:value-type="float" office:value="2393.5">
            <text:p>2.393,50000000</text:p>
          </table:table-cell>
          <table:table-cell office:value-type="float" office:value="0.00089601">
            <text:p>0,00089601</text:p>
          </table:table-cell>
          <table:table-cell office:value-type="float" office:value="0.00090015">
            <text:p>0,000900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87.5">
            <text:p>587,50000000</text:p>
          </table:table-cell>
          <table:table-cell office:value-type="float" office:value="589">
            <text:p>589,00000000</text:p>
          </table:table-cell>
          <table:table-cell office:value-type="float" office:value="0.00364109">
            <text:p>0,00364109</text:p>
          </table:table-cell>
          <table:table-cell office:value-type="float" office:value="0.00365957">
            <text:p>0,0036595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0535">
            <text:p>14,05350000</text:p>
          </table:table-cell>
          <table:table-cell office:value-type="float" office:value="14.0585">
            <text:p>14,05850000</text:p>
          </table:table-cell>
          <table:table-cell office:value-type="float" office:value="0.15254828">
            <text:p>0,15254828</text:p>
          </table:table-cell>
          <table:table-cell office:value-type="float" office:value="0.1529868">
            <text:p>0,152986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425">
            <text:p>3,14250000</text:p>
          </table:table-cell>
          <table:table-cell office:value-type="float" office:value="3.1455">
            <text:p>3,14550000</text:p>
          </table:table-cell>
          <table:table-cell office:value-type="float" office:value="0.6817994">
            <text:p>0,68179940</text:p>
          </table:table-cell>
          <table:table-cell office:value-type="float" office:value="0.68416866">
            <text:p>0,684168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55">
            <text:p>35,55000000</text:p>
          </table:table-cell>
          <table:table-cell office:value-type="float" office:value="35.8">
            <text:p>35,80000000</text:p>
          </table:table-cell>
          <table:table-cell office:value-type="float" office:value="0.05990503">
            <text:p>0,05990503</text:p>
          </table:table-cell>
          <table:table-cell office:value-type="float" office:value="0.0604782">
            <text:p>0,060478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7">
            <text:p>6,07000000</text:p>
          </table:table-cell>
          <table:table-cell office:value-type="float" office:value="6.19">
            <text:p>6,19000000</text:p>
          </table:table-cell>
          <table:table-cell office:value-type="float" office:value="0.34646204">
            <text:p>0,34646204</text:p>
          </table:table-cell>
          <table:table-cell office:value-type="float" office:value="0.35420099">
            <text:p>0,354200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55">
            <text:p>23,55000000</text:p>
          </table:table-cell>
          <table:table-cell office:value-type="float" office:value="23.75">
            <text:p>23,75000000</text:p>
          </table:table-cell>
          <table:table-cell office:value-type="float" office:value="0.09029895">
            <text:p>0,09029895</text:p>
          </table:table-cell>
          <table:table-cell office:value-type="float" office:value="0.09129512">
            <text:p>0,091295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405">
            <text:p>20,40500000</text:p>
          </table:table-cell>
          <table:table-cell office:value-type="float" office:value="20.431">
            <text:p>20,43100000</text:p>
          </table:table-cell>
          <table:table-cell office:value-type="float" office:value="0.10496794">
            <text:p>0,10496794</text:p>
          </table:table-cell>
          <table:table-cell office:value-type="float" office:value="0.10536633">
            <text:p>0,105366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253">
            <text:p>5,72530000</text:p>
          </table:table-cell>
          <table:table-cell office:value-type="float" office:value="5.7266">
            <text:p>5,72660000</text:p>
          </table:table-cell>
          <table:table-cell office:value-type="float" office:value="0.37449796">
            <text:p>0,37449796</text:p>
          </table:table-cell>
          <table:table-cell office:value-type="float" office:value="0.37552617">
            <text:p>0,375526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7323">
            <text:p>6,73230000</text:p>
          </table:table-cell>
          <table:table-cell office:value-type="float" office:value="6.7424">
            <text:p>6,74240000</text:p>
          </table:table-cell>
          <table:table-cell office:value-type="float" office:value="0.31807665">
            <text:p>0,31807665</text:p>
          </table:table-cell>
          <table:table-cell office:value-type="float" office:value="0.31935594">
            <text:p>0,3193559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038">
            <text:p>1,40380000</text:p>
          </table:table-cell>
          <table:table-cell office:value-type="float" office:value="1.4042">
            <text:p>1,40420000</text:p>
          </table:table-cell>
          <table:table-cell office:value-type="float" office:value="3.01058948">
            <text:p>3,01058948</text:p>
          </table:table-cell>
          <table:table-cell office:value-type="float" office:value="3.01903">
            <text:p>3,01903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4334">
            <text:p>8,43340000</text:p>
          </table:table-cell>
          <table:table-cell office:value-type="float" office:value="8.4434">
            <text:p>8,44340000</text:p>
          </table:table-cell>
          <table:table-cell office:value-type="float" office:value="0.2539972">
            <text:p>0,25399720</text:p>
          </table:table-cell>
          <table:table-cell office:value-type="float" office:value="0.2549387">
            <text:p>0,254938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816">
            <text:p>1,18160000</text:p>
          </table:table-cell>
          <table:table-cell office:value-type="float" office:value="1.1826">
            <text:p>1,18260000</text:p>
          </table:table-cell>
          <table:table-cell office:value-type="float" office:value="1.81346186">
            <text:p>1,81346186</text:p>
          </table:table-cell>
          <table:table-cell office:value-type="float" office:value="1.81956669">
            <text:p>1,819566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415.75">
            <text:p>1.415,75000000</text:p>
          </table:table-cell>
          <table:table-cell office:value-type="float" office:value="1419.25">
            <text:p>1.419,25000000</text:p>
          </table:table-cell>
          <table:table-cell office:value-type="float" office:value="0.00151108">
            <text:p>0,00151108</text:p>
          </table:table-cell>
          <table:table-cell office:value-type="float" office:value="0.00151863">
            <text:p>0,001518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12">
            <text:p>34,12000000</text:p>
          </table:table-cell>
          <table:table-cell office:value-type="float" office:value="34.17">
            <text:p>34,17000000</text:p>
          </table:table-cell>
          <table:table-cell office:value-type="float" office:value="0.06276266">
            <text:p>0,06276266</text:p>
          </table:table-cell>
          <table:table-cell office:value-type="float" office:value="0.0630129">
            <text:p>0,063012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8.58">
            <text:p>98,58000000</text:p>
          </table:table-cell>
          <table:table-cell office:value-type="float" office:value="98.61">
            <text:p>98,61000000</text:p>
          </table:table-cell>
          <table:table-cell office:value-type="float" office:value="0.0217483">
            <text:p>0,02174830</text:p>
          </table:table-cell>
          <table:table-cell office:value-type="float" office:value="0.0218097">
            <text:p>0,021809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15">
            <text:p>7,75150000</text:p>
          </table:table-cell>
          <table:table-cell office:value-type="float" office:value="7.7527">
            <text:p>7,75270000</text:p>
          </table:table-cell>
          <table:table-cell office:value-type="float" office:value="0.27662621">
            <text:p>0,27662621</text:p>
          </table:table-cell>
          <table:table-cell office:value-type="float" office:value="0.27736567">
            <text:p>0,277365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616">
            <text:p>0,66160000</text:p>
          </table:table-cell>
          <table:table-cell office:value-type="float" office:value="0.6621">
            <text:p>0,66210000</text:p>
          </table:table-cell>
          <table:table-cell office:value-type="float" office:value="1.41886736">
            <text:p>1,41886736</text:p>
          </table:table-cell>
          <table:table-cell office:value-type="float" office:value="1.423515">
            <text:p>1,42351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7742">
            <text:p>1,47742000</text:p>
          </table:table-cell>
          <table:table-cell office:value-type="string">
            <text:p><text:s text:c="7"/>----------------</text:p>
          </table:table-cell>
          <table:table-cell office:value-type="float" office:value="3.16847493">
            <text:p>3,16847493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016">
            <text:p>1,30160000</text:p>
          </table:table-cell>
          <table:table-cell office:value-type="float" office:value="1.3018">
            <text:p>1,30180000</text:p>
          </table:table-cell>
          <table:table-cell office:value-type="float" office:value="2.79141136">
            <text:p>2,79141136</text:p>
          </table:table-cell>
          <table:table-cell office:value-type="float" office:value="2.79887">
            <text:p>2,7988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6032009" table:style-name="ta12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16T16:30:00">
            <text:p>16/03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6/03/2009</text:p>
          </table:table-cell>
          <table:table-cell table:style-name="ce1"/>
          <table:table-cell table:style-name="ce1" office:value-type="string">
            <text:p>Fecha Valor : 18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375">
            <text:p>3,63750000</text:p>
          </table:table-cell>
          <table:table-cell office:value-type="float" office:value="3.6435">
            <text:p>3,64350000</text:p>
          </table:table-cell>
          <table:table-cell office:value-type="float" office:value="0.58860985">
            <text:p>0,58860985</text:p>
          </table:table-cell>
          <table:table-cell office:value-type="float" office:value="0.59106529">
            <text:p>0,591065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838">
            <text:p>2,28380000</text:p>
          </table:table-cell>
          <table:table-cell office:value-type="float" office:value="2.2848">
            <text:p>2,28480000</text:p>
          </table:table-cell>
          <table:table-cell office:value-type="float" office:value="0.93863796">
            <text:p>0,93863796</text:p>
          </table:table-cell>
          <table:table-cell office:value-type="float" office:value="0.94141343">
            <text:p>0,941413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721">
            <text:p>1,27210000</text:p>
          </table:table-cell>
          <table:table-cell office:value-type="float" office:value="1.2726">
            <text:p>1,27260000</text:p>
          </table:table-cell>
          <table:table-cell office:value-type="float" office:value="1.68521138">
            <text:p>1,68521138</text:p>
          </table:table-cell>
          <table:table-cell office:value-type="float" office:value="1.6901187">
            <text:p>1,690118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383.5">
            <text:p>2.383,50000000</text:p>
          </table:table-cell>
          <table:table-cell office:value-type="float" office:value="2384.1">
            <text:p>2.384,10000000</text:p>
          </table:table-cell>
          <table:table-cell office:value-type="float" office:value="0.00089954">
            <text:p>0,00089954</text:p>
          </table:table-cell>
          <table:table-cell office:value-type="float" office:value="0.00090203">
            <text:p>0,000902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83.7">
            <text:p>583,70000000</text:p>
          </table:table-cell>
          <table:table-cell office:value-type="float" office:value="585.2">
            <text:p>585,20000000</text:p>
          </table:table-cell>
          <table:table-cell office:value-type="float" office:value="0.00366473">
            <text:p>0,00366473</text:p>
          </table:table-cell>
          <table:table-cell office:value-type="float" office:value="0.0036834">
            <text:p>0,003683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2375">
            <text:p>14,23750000</text:p>
          </table:table-cell>
          <table:table-cell office:value-type="float" office:value="14.2678">
            <text:p>14,26780000</text:p>
          </table:table-cell>
          <table:table-cell office:value-type="float" office:value="0.15031049">
            <text:p>0,15031049</text:p>
          </table:table-cell>
          <table:table-cell office:value-type="float" office:value="0.15100966">
            <text:p>0,151009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352">
            <text:p>3,13520000</text:p>
          </table:table-cell>
          <table:table-cell office:value-type="float" office:value="3.1382">
            <text:p>3,13820000</text:p>
          </table:table-cell>
          <table:table-cell office:value-type="float" office:value="0.68338538">
            <text:p>0,68338538</text:p>
          </table:table-cell>
          <table:table-cell office:value-type="float" office:value="0.68576167">
            <text:p>0,685761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">
            <text:p>35,40000000</text:p>
          </table:table-cell>
          <table:table-cell office:value-type="float" office:value="36">
            <text:p>36,00000000</text:p>
          </table:table-cell>
          <table:table-cell office:value-type="float" office:value="0.05957222">
            <text:p>0,05957222</text:p>
          </table:table-cell>
          <table:table-cell office:value-type="float" office:value="0.06073446">
            <text:p>0,060734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7">
            <text:p>6,07000000</text:p>
          </table:table-cell>
          <table:table-cell office:value-type="float" office:value="6.19">
            <text:p>6,19000000</text:p>
          </table:table-cell>
          <table:table-cell office:value-type="float" office:value="0.34646204">
            <text:p>0,34646204</text:p>
          </table:table-cell>
          <table:table-cell office:value-type="float" office:value="0.35420099">
            <text:p>0,354200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.05">
            <text:p>24,05000000</text:p>
          </table:table-cell>
          <table:table-cell office:value-type="float" office:value="24.25">
            <text:p>24,25000000</text:p>
          </table:table-cell>
          <table:table-cell office:value-type="float" office:value="0.08843711">
            <text:p>0,08843711</text:p>
          </table:table-cell>
          <table:table-cell office:value-type="float" office:value="0.08939709">
            <text:p>0,089397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493">
            <text:p>20,49300000</text:p>
          </table:table-cell>
          <table:table-cell office:value-type="float" office:value="20.579">
            <text:p>20,57900000</text:p>
          </table:table-cell>
          <table:table-cell office:value-type="float" office:value="0.10421303">
            <text:p>0,10421303</text:p>
          </table:table-cell>
          <table:table-cell office:value-type="float" office:value="0.10491387">
            <text:p>0,104913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487">
            <text:p>5,74870000</text:p>
          </table:table-cell>
          <table:table-cell office:value-type="float" office:value="5.75">
            <text:p>5,75000000</text:p>
          </table:table-cell>
          <table:table-cell office:value-type="float" office:value="0.37297391">
            <text:p>0,37297391</text:p>
          </table:table-cell>
          <table:table-cell office:value-type="float" office:value="0.3739976">
            <text:p>0,373997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46">
            <text:p>6,84600000</text:p>
          </table:table-cell>
          <table:table-cell office:value-type="float" office:value="6.855">
            <text:p>6,85500000</text:p>
          </table:table-cell>
          <table:table-cell office:value-type="float" office:value="0.31285193">
            <text:p>0,31285193</text:p>
          </table:table-cell>
          <table:table-cell office:value-type="float" office:value="0.314052">
            <text:p>0,314052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055">
            <text:p>1,40550000</text:p>
          </table:table-cell>
          <table:table-cell office:value-type="float" office:value="1.4058">
            <text:p>1,40580000</text:p>
          </table:table-cell>
          <table:table-cell office:value-type="float" office:value="3.0142353">
            <text:p>3,01423530</text:p>
          </table:table-cell>
          <table:table-cell office:value-type="float" office:value="3.02247">
            <text:p>3,0224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5257">
            <text:p>8,52570000</text:p>
          </table:table-cell>
          <table:table-cell office:value-type="float" office:value="8.5401">
            <text:p>8,54010000</text:p>
          </table:table-cell>
          <table:table-cell office:value-type="float" office:value="0.25112118">
            <text:p>0,25112118</text:p>
          </table:table-cell>
          <table:table-cell office:value-type="float" office:value="0.25217871">
            <text:p>0,252178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851">
            <text:p>1,18510000</text:p>
          </table:table-cell>
          <table:table-cell office:value-type="float" office:value="1.1854">
            <text:p>1,18540000</text:p>
          </table:table-cell>
          <table:table-cell office:value-type="float" office:value="1.80917834">
            <text:p>1,80917834</text:p>
          </table:table-cell>
          <table:table-cell office:value-type="float" office:value="1.8141929">
            <text:p>1,814192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435">
            <text:p>1.435,00000000</text:p>
          </table:table-cell>
          <table:table-cell office:value-type="float" office:value="1437">
            <text:p>1.437,00000000</text:p>
          </table:table-cell>
          <table:table-cell office:value-type="float" office:value="0.00149241">
            <text:p>0,00149241</text:p>
          </table:table-cell>
          <table:table-cell office:value-type="float" office:value="0.00149826">
            <text:p>0,001498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4">
            <text:p>34,40000000</text:p>
          </table:table-cell>
          <table:table-cell office:value-type="float" office:value="34.415">
            <text:p>34,41500000</text:p>
          </table:table-cell>
          <table:table-cell office:value-type="float" office:value="0.06231585">
            <text:p>0,06231585</text:p>
          </table:table-cell>
          <table:table-cell office:value-type="float" office:value="0.0625">
            <text:p>0,0625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8.22">
            <text:p>98,22000000</text:p>
          </table:table-cell>
          <table:table-cell office:value-type="float" office:value="98.23">
            <text:p>98,23000000</text:p>
          </table:table-cell>
          <table:table-cell office:value-type="float" office:value="0.02183243">
            <text:p>0,02183243</text:p>
          </table:table-cell>
          <table:table-cell office:value-type="float" office:value="0.02188964">
            <text:p>0,021889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1">
            <text:p>7,75100000</text:p>
          </table:table-cell>
          <table:table-cell office:value-type="float" office:value="7.7525">
            <text:p>7,75250000</text:p>
          </table:table-cell>
          <table:table-cell office:value-type="float" office:value="0.27663334">
            <text:p>0,27663334</text:p>
          </table:table-cell>
          <table:table-cell office:value-type="float" office:value="0.27738356">
            <text:p>0,277383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92">
            <text:p>0,65920000</text:p>
          </table:table-cell>
          <table:table-cell office:value-type="float" office:value="0.6595">
            <text:p>0,65950000</text:p>
          </table:table-cell>
          <table:table-cell office:value-type="float" office:value="1.41372032">
            <text:p>1,41372032</text:p>
          </table:table-cell>
          <table:table-cell office:value-type="float" office:value="1.417925">
            <text:p>1,41792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8104">
            <text:p>1,48104000</text:p>
          </table:table-cell>
          <table:table-cell office:value-type="string">
            <text:p><text:s text:c="7"/>----------------</text:p>
          </table:table-cell>
          <table:table-cell office:value-type="float" office:value="3.17623838">
            <text:p>3,17623838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966">
            <text:p>1,29660000</text:p>
          </table:table-cell>
          <table:table-cell office:value-type="float" office:value="1.2968">
            <text:p>1,29680000</text:p>
          </table:table-cell>
          <table:table-cell office:value-type="float" office:value="2.78068836">
            <text:p>2,78068836</text:p>
          </table:table-cell>
          <table:table-cell office:value-type="float" office:value="2.78812">
            <text:p>2,78812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3032009" table:style-name="ta13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13T16:30:00">
            <text:p>13/03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3/03/2009</text:p>
          </table:table-cell>
          <table:table-cell table:style-name="ce1"/>
          <table:table-cell table:style-name="ce1" office:value-type="string">
            <text:p>Fecha Valor : 17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435">
            <text:p>3,64350000</text:p>
          </table:table-cell>
          <table:table-cell office:value-type="float" office:value="3.6495">
            <text:p>3,64950000</text:p>
          </table:table-cell>
          <table:table-cell office:value-type="float" office:value="0.58764214">
            <text:p>0,58764214</text:p>
          </table:table-cell>
          <table:table-cell office:value-type="float" office:value="0.59009194">
            <text:p>0,5900919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058">
            <text:p>2,30580000</text:p>
          </table:table-cell>
          <table:table-cell office:value-type="float" office:value="2.3068">
            <text:p>2,30680000</text:p>
          </table:table-cell>
          <table:table-cell office:value-type="float" office:value="0.92968615">
            <text:p>0,92968615</text:p>
          </table:table-cell>
          <table:table-cell office:value-type="float" office:value="0.93243126">
            <text:p>0,932431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716">
            <text:p>1,27160000</text:p>
          </table:table-cell>
          <table:table-cell office:value-type="float" office:value="1.2721">
            <text:p>1,27210000</text:p>
          </table:table-cell>
          <table:table-cell office:value-type="float" office:value="1.68587375">
            <text:p>1,68587375</text:p>
          </table:table-cell>
          <table:table-cell office:value-type="float" office:value="1.69078327">
            <text:p>1,690783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45.95">
            <text:p>2.445,95000000</text:p>
          </table:table-cell>
          <table:table-cell office:value-type="float" office:value="2450.95">
            <text:p>2.450,95000000</text:p>
          </table:table-cell>
          <table:table-cell office:value-type="float" office:value="0.00087501">
            <text:p>0,00087501</text:p>
          </table:table-cell>
          <table:table-cell office:value-type="float" office:value="0.000879">
            <text:p>0,000879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93.9">
            <text:p>593,90000000</text:p>
          </table:table-cell>
          <table:table-cell office:value-type="float" office:value="595.4">
            <text:p>595,40000000</text:p>
          </table:table-cell>
          <table:table-cell office:value-type="float" office:value="0.00360195">
            <text:p>0,00360195</text:p>
          </table:table-cell>
          <table:table-cell office:value-type="float" office:value="0.00362014">
            <text:p>0,003620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515">
            <text:p>14,51500000</text:p>
          </table:table-cell>
          <table:table-cell office:value-type="float" office:value="14.53">
            <text:p>14,53000000</text:p>
          </table:table-cell>
          <table:table-cell office:value-type="float" office:value="0.14759807">
            <text:p>0,14759807</text:p>
          </table:table-cell>
          <table:table-cell office:value-type="float" office:value="0.14812263">
            <text:p>0,148122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69">
            <text:p>3,16900000</text:p>
          </table:table-cell>
          <table:table-cell office:value-type="float" office:value="3.172">
            <text:p>3,17200000</text:p>
          </table:table-cell>
          <table:table-cell office:value-type="float" office:value="0.6761034">
            <text:p>0,67610340</text:p>
          </table:table-cell>
          <table:table-cell office:value-type="float" office:value="0.67844746">
            <text:p>0,678447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5">
            <text:p>35,50000000</text:p>
          </table:table-cell>
          <table:table-cell office:value-type="float" office:value="35.75">
            <text:p>35,75000000</text:p>
          </table:table-cell>
          <table:table-cell office:value-type="float" office:value="0.05998881">
            <text:p>0,05998881</text:p>
          </table:table-cell>
          <table:table-cell office:value-type="float" office:value="0.06056338">
            <text:p>0,060563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7">
            <text:p>6,07000000</text:p>
          </table:table-cell>
          <table:table-cell office:value-type="float" office:value="6.26">
            <text:p>6,26000000</text:p>
          </table:table-cell>
          <table:table-cell office:value-type="float" office:value="0.34258786">
            <text:p>0,34258786</text:p>
          </table:table-cell>
          <table:table-cell office:value-type="float" office:value="0.35420099">
            <text:p>0,354200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.05">
            <text:p>24,05000000</text:p>
          </table:table-cell>
          <table:table-cell office:value-type="float" office:value="24.25">
            <text:p>24,25000000</text:p>
          </table:table-cell>
          <table:table-cell office:value-type="float" office:value="0.08843711">
            <text:p>0,08843711</text:p>
          </table:table-cell>
          <table:table-cell office:value-type="float" office:value="0.08939709">
            <text:p>0,089397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415">
            <text:p>20,41500000</text:p>
          </table:table-cell>
          <table:table-cell office:value-type="float" office:value="20.441">
            <text:p>20,44100000</text:p>
          </table:table-cell>
          <table:table-cell office:value-type="float" office:value="0.10491659">
            <text:p>0,10491659</text:p>
          </table:table-cell>
          <table:table-cell office:value-type="float" office:value="0.10531472">
            <text:p>0,1053147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661">
            <text:p>5,76610000</text:p>
          </table:table-cell>
          <table:table-cell office:value-type="float" office:value="5.7674">
            <text:p>5,76740000</text:p>
          </table:table-cell>
          <table:table-cell office:value-type="float" office:value="0.37184867">
            <text:p>0,37184867</text:p>
          </table:table-cell>
          <table:table-cell office:value-type="float" office:value="0.37286901">
            <text:p>0,372869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3">
            <text:p>6,83000000</text:p>
          </table:table-cell>
          <table:table-cell office:value-type="float" office:value="6.8395">
            <text:p>6,83950000</text:p>
          </table:table-cell>
          <table:table-cell office:value-type="float" office:value="0.31356093">
            <text:p>0,31356093</text:p>
          </table:table-cell>
          <table:table-cell office:value-type="float" office:value="0.3147877">
            <text:p>0,314787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">
            <text:p>1,40000000</text:p>
          </table:table-cell>
          <table:table-cell office:value-type="float" office:value="1.4004">
            <text:p>1,40040000</text:p>
          </table:table-cell>
          <table:table-cell office:value-type="float" office:value="3.00244">
            <text:p>3,00244000</text:p>
          </table:table-cell>
          <table:table-cell office:value-type="float" office:value="3.01086">
            <text:p>3,01086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6137">
            <text:p>8,61370000</text:p>
          </table:table-cell>
          <table:table-cell office:value-type="float" office:value="8.6354">
            <text:p>8,63540000</text:p>
          </table:table-cell>
          <table:table-cell office:value-type="float" office:value="0.24834982">
            <text:p>0,24834982</text:p>
          </table:table-cell>
          <table:table-cell office:value-type="float" office:value="0.24960238">
            <text:p>0,24960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85">
            <text:p>1,18500000</text:p>
          </table:table-cell>
          <table:table-cell office:value-type="float" office:value="1.1853">
            <text:p>1,18530000</text:p>
          </table:table-cell>
          <table:table-cell office:value-type="float" office:value="1.80933097">
            <text:p>1,80933097</text:p>
          </table:table-cell>
          <table:table-cell office:value-type="float" office:value="1.81434599">
            <text:p>1,814345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481.2">
            <text:p>1.481,20000000</text:p>
          </table:table-cell>
          <table:table-cell office:value-type="float" office:value="1490.8">
            <text:p>1.490,80000000</text:p>
          </table:table-cell>
          <table:table-cell office:value-type="float" office:value="0.00143856">
            <text:p>0,00143856</text:p>
          </table:table-cell>
          <table:table-cell office:value-type="float" office:value="0.00145153">
            <text:p>0,001451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49">
            <text:p>34,49000000</text:p>
          </table:table-cell>
          <table:table-cell office:value-type="float" office:value="34.51">
            <text:p>34,51000000</text:p>
          </table:table-cell>
          <table:table-cell office:value-type="float" office:value="0.06214431">
            <text:p>0,06214431</text:p>
          </table:table-cell>
          <table:table-cell office:value-type="float" office:value="0.06233691">
            <text:p>0,062336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7.95">
            <text:p>97,95000000</text:p>
          </table:table-cell>
          <table:table-cell office:value-type="float" office:value="97.99">
            <text:p>97,99000000</text:p>
          </table:table-cell>
          <table:table-cell office:value-type="float" office:value="0.02188591">
            <text:p>0,02188591</text:p>
          </table:table-cell>
          <table:table-cell office:value-type="float" office:value="0.02194997">
            <text:p>0,021949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21">
            <text:p>7,75210000</text:p>
          </table:table-cell>
          <table:table-cell office:value-type="float" office:value="7.7528">
            <text:p>7,75280000</text:p>
          </table:table-cell>
          <table:table-cell office:value-type="float" office:value="0.27662264">
            <text:p>0,27662264</text:p>
          </table:table-cell>
          <table:table-cell office:value-type="float" office:value="0.2773442">
            <text:p>0,277344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8">
            <text:p>0,65800000</text:p>
          </table:table-cell>
          <table:table-cell office:value-type="float" office:value="0.6584">
            <text:p>0,65840000</text:p>
          </table:table-cell>
          <table:table-cell office:value-type="float" office:value="1.4111468">
            <text:p>1,41114680</text:p>
          </table:table-cell>
          <table:table-cell office:value-type="float" office:value="1.41556">
            <text:p>1,41556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742">
            <text:p>1,47420000</text:p>
          </table:table-cell>
          <table:table-cell office:value-type="string">
            <text:p><text:s text:c="7"/>----------------</text:p>
          </table:table-cell>
          <table:table-cell office:value-type="float" office:value="3.16156932">
            <text:p>3,16156932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927">
            <text:p>1,29270000</text:p>
          </table:table-cell>
          <table:table-cell office:value-type="float" office:value="1.2929">
            <text:p>1,29290000</text:p>
          </table:table-cell>
          <table:table-cell office:value-type="float" office:value="2.77232442">
            <text:p>2,77232442</text:p>
          </table:table-cell>
          <table:table-cell office:value-type="float" office:value="2.779735">
            <text:p>2,77973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2032009" table:style-name="ta14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12T16:30:00">
            <text:p>12/03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2/03/2009</text:p>
          </table:table-cell>
          <table:table-cell table:style-name="ce1"/>
          <table:table-cell table:style-name="ce1" office:value-type="string">
            <text:p>Fecha Valor : 16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42">
            <text:p>3,64200000</text:p>
          </table:table-cell>
          <table:table-cell office:value-type="float" office:value="3.648">
            <text:p>3,64800000</text:p>
          </table:table-cell>
          <table:table-cell office:value-type="float" office:value="0.58788377">
            <text:p>0,58788377</text:p>
          </table:table-cell>
          <table:table-cell office:value-type="float" office:value="0.59033498">
            <text:p>0,590334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927">
            <text:p>2,29270000</text:p>
          </table:table-cell>
          <table:table-cell office:value-type="float" office:value="2.2957">
            <text:p>2,29570000</text:p>
          </table:table-cell>
          <table:table-cell office:value-type="float" office:value="0.9341813">
            <text:p>0,93418130</text:p>
          </table:table-cell>
          <table:table-cell office:value-type="float" office:value="0.93775897">
            <text:p>0,937758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775">
            <text:p>1,27750000</text:p>
          </table:table-cell>
          <table:table-cell office:value-type="float" office:value="1.278">
            <text:p>1,27800000</text:p>
          </table:table-cell>
          <table:table-cell office:value-type="float" office:value="1.67809077">
            <text:p>1,67809077</text:p>
          </table:table-cell>
          <table:table-cell office:value-type="float" office:value="1.68297456">
            <text:p>1,682974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62.9">
            <text:p>2.462,90000000</text:p>
          </table:table-cell>
          <table:table-cell office:value-type="float" office:value="2467.9">
            <text:p>2.467,90000000</text:p>
          </table:table-cell>
          <table:table-cell office:value-type="float" office:value="0.000869">
            <text:p>0,00086900</text:p>
          </table:table-cell>
          <table:table-cell office:value-type="float" office:value="0.00087295">
            <text:p>0,000872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99.55">
            <text:p>599,55000000</text:p>
          </table:table-cell>
          <table:table-cell office:value-type="float" office:value="601.05">
            <text:p>601,05000000</text:p>
          </table:table-cell>
          <table:table-cell office:value-type="float" office:value="0.00356809">
            <text:p>0,00356809</text:p>
          </table:table-cell>
          <table:table-cell office:value-type="float" office:value="0.00358602">
            <text:p>0,0035860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7125">
            <text:p>14,71250000</text:p>
          </table:table-cell>
          <table:table-cell office:value-type="float" office:value="14.73">
            <text:p>14,73000000</text:p>
          </table:table-cell>
          <table:table-cell office:value-type="float" office:value="0.14559403">
            <text:p>0,14559403</text:p>
          </table:table-cell>
          <table:table-cell office:value-type="float" office:value="0.14613424">
            <text:p>0,146134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663">
            <text:p>3,16630000</text:p>
          </table:table-cell>
          <table:table-cell office:value-type="float" office:value="3.1693">
            <text:p>3,16930000</text:p>
          </table:table-cell>
          <table:table-cell office:value-type="float" office:value="0.67667939">
            <text:p>0,67667939</text:p>
          </table:table-cell>
          <table:table-cell office:value-type="float" office:value="0.67902599">
            <text:p>0,679025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55">
            <text:p>35,55000000</text:p>
          </table:table-cell>
          <table:table-cell office:value-type="float" office:value="35.75">
            <text:p>35,75000000</text:p>
          </table:table-cell>
          <table:table-cell office:value-type="float" office:value="0.05998881">
            <text:p>0,05998881</text:p>
          </table:table-cell>
          <table:table-cell office:value-type="float" office:value="0.0604782">
            <text:p>0,060478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4">
            <text:p>6,04000000</text:p>
          </table:table-cell>
          <table:table-cell office:value-type="float" office:value="6.26">
            <text:p>6,26000000</text:p>
          </table:table-cell>
          <table:table-cell office:value-type="float" office:value="0.34258786">
            <text:p>0,34258786</text:p>
          </table:table-cell>
          <table:table-cell office:value-type="float" office:value="0.35596026">
            <text:p>0,355960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.05">
            <text:p>24,05000000</text:p>
          </table:table-cell>
          <table:table-cell office:value-type="float" office:value="24.25">
            <text:p>24,25000000</text:p>
          </table:table-cell>
          <table:table-cell office:value-type="float" office:value="0.08843711">
            <text:p>0,08843711</text:p>
          </table:table-cell>
          <table:table-cell office:value-type="float" office:value="0.08939709">
            <text:p>0,089397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384">
            <text:p>20,38400000</text:p>
          </table:table-cell>
          <table:table-cell office:value-type="float" office:value="20.48">
            <text:p>20,48000000</text:p>
          </table:table-cell>
          <table:table-cell office:value-type="float" office:value="0.1047168">
            <text:p>0,10471680</text:p>
          </table:table-cell>
          <table:table-cell office:value-type="float" office:value="0.10547488">
            <text:p>0,105474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707">
            <text:p>5,77070000</text:p>
          </table:table-cell>
          <table:table-cell office:value-type="float" office:value="5.7737">
            <text:p>5,77370000</text:p>
          </table:table-cell>
          <table:table-cell office:value-type="float" office:value="0.37144292">
            <text:p>0,37144292</text:p>
          </table:table-cell>
          <table:table-cell office:value-type="float" office:value="0.37257179">
            <text:p>0,372571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577">
            <text:p>6,85770000</text:p>
          </table:table-cell>
          <table:table-cell office:value-type="float" office:value="6.8607">
            <text:p>6,86070000</text:p>
          </table:table-cell>
          <table:table-cell office:value-type="float" office:value="0.31259201">
            <text:p>0,31259201</text:p>
          </table:table-cell>
          <table:table-cell office:value-type="float" office:value="0.31351619">
            <text:p>0,313516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3937">
            <text:p>1,39370000</text:p>
          </table:table-cell>
          <table:table-cell office:value-type="float" office:value="1.394">
            <text:p>1,39400000</text:p>
          </table:table-cell>
          <table:table-cell office:value-type="float" office:value="2.98892902">
            <text:p>2,98892902</text:p>
          </table:table-cell>
          <table:table-cell office:value-type="float" office:value="2.9971">
            <text:p>2,9971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6033">
            <text:p>8,60330000</text:p>
          </table:table-cell>
          <table:table-cell office:value-type="float" office:value="8.6151">
            <text:p>8,61510000</text:p>
          </table:table-cell>
          <table:table-cell office:value-type="float" office:value="0.24893501">
            <text:p>0,24893501</text:p>
          </table:table-cell>
          <table:table-cell office:value-type="float" office:value="0.24990411">
            <text:p>0,249904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847">
            <text:p>1,18470000</text:p>
          </table:table-cell>
          <table:table-cell office:value-type="float" office:value="1.1851">
            <text:p>1,18510000</text:p>
          </table:table-cell>
          <table:table-cell office:value-type="float" office:value="1.80963632">
            <text:p>1,80963632</text:p>
          </table:table-cell>
          <table:table-cell office:value-type="float" office:value="1.81480544">
            <text:p>1,814805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492">
            <text:p>1.492,00000000</text:p>
          </table:table-cell>
          <table:table-cell office:value-type="float" office:value="1501.4">
            <text:p>1.501,40000000</text:p>
          </table:table-cell>
          <table:table-cell office:value-type="float" office:value="0.0014284">
            <text:p>0,00142840</text:p>
          </table:table-cell>
          <table:table-cell office:value-type="float" office:value="0.00144102">
            <text:p>0,0014410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4">
            <text:p>34,40000000</text:p>
          </table:table-cell>
          <table:table-cell office:value-type="float" office:value="34.43">
            <text:p>34,43000000</text:p>
          </table:table-cell>
          <table:table-cell office:value-type="float" office:value="0.0622887">
            <text:p>0,06228870</text:p>
          </table:table-cell>
          <table:table-cell office:value-type="float" office:value="0.0625">
            <text:p>0,0625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7.71">
            <text:p>97,71000000</text:p>
          </table:table-cell>
          <table:table-cell office:value-type="float" office:value="97.73">
            <text:p>97,73000000</text:p>
          </table:table-cell>
          <table:table-cell office:value-type="float" office:value="0.02194413">
            <text:p>0,02194413</text:p>
          </table:table-cell>
          <table:table-cell office:value-type="float" office:value="0.02200389">
            <text:p>0,022003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27">
            <text:p>7,75270000</text:p>
          </table:table-cell>
          <table:table-cell office:value-type="float" office:value="7.7539">
            <text:p>7,75390000</text:p>
          </table:table-cell>
          <table:table-cell office:value-type="float" office:value="0.2765834">
            <text:p>0,27658340</text:p>
          </table:table-cell>
          <table:table-cell office:value-type="float" office:value="0.27732274">
            <text:p>0,277322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44">
            <text:p>0,65440000</text:p>
          </table:table-cell>
          <table:table-cell office:value-type="float" office:value="0.6549">
            <text:p>0,65490000</text:p>
          </table:table-cell>
          <table:table-cell office:value-type="float" office:value="1.40342624">
            <text:p>1,40342624</text:p>
          </table:table-cell>
          <table:table-cell office:value-type="float" office:value="1.408035">
            <text:p>1,40803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7246">
            <text:p>1,47246000</text:p>
          </table:table-cell>
          <table:table-cell office:value-type="string">
            <text:p><text:s text:c="7"/>----------------</text:p>
          </table:table-cell>
          <table:table-cell office:value-type="float" office:value="3.15783772">
            <text:p>3,15783772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904">
            <text:p>1,29040000</text:p>
          </table:table-cell>
          <table:table-cell office:value-type="float" office:value="1.2908">
            <text:p>1,29080000</text:p>
          </table:table-cell>
          <table:table-cell office:value-type="float" office:value="2.76739184">
            <text:p>2,76739184</text:p>
          </table:table-cell>
          <table:table-cell office:value-type="float" office:value="2.77522">
            <text:p>2,77522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1032009" table:style-name="ta15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11T16:30:00">
            <text:p>11/03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1/03/2009</text:p>
          </table:table-cell>
          <table:table-cell table:style-name="ce1"/>
          <table:table-cell table:style-name="ce1" office:value-type="string">
            <text:p>Fecha Valor : 13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3">
            <text:p>3,63000000</text:p>
          </table:table-cell>
          <table:table-cell office:value-type="float" office:value="3.636">
            <text:p>3,63600000</text:p>
          </table:table-cell>
          <table:table-cell office:value-type="float" office:value="0.58982398">
            <text:p>0,58982398</text:p>
          </table:table-cell>
          <table:table-cell office:value-type="float" office:value="0.5922865">
            <text:p>0,592286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372">
            <text:p>2,33720000</text:p>
          </table:table-cell>
          <table:table-cell office:value-type="float" office:value="2.3428">
            <text:p>2,34280000</text:p>
          </table:table-cell>
          <table:table-cell office:value-type="float" office:value="0.91540038">
            <text:p>0,91540038</text:p>
          </table:table-cell>
          <table:table-cell office:value-type="float" office:value="0.91990416">
            <text:p>0,919904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849">
            <text:p>1,28490000</text:p>
          </table:table-cell>
          <table:table-cell office:value-type="float" office:value="1.2854">
            <text:p>1,28540000</text:p>
          </table:table-cell>
          <table:table-cell office:value-type="float" office:value="1.66843006">
            <text:p>1,66843006</text:p>
          </table:table-cell>
          <table:table-cell office:value-type="float" office:value="1.67328197">
            <text:p>1,67328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06.1">
            <text:p>2.506,10000000</text:p>
          </table:table-cell>
          <table:table-cell office:value-type="float" office:value="2511.1">
            <text:p>2.511,10000000</text:p>
          </table:table-cell>
          <table:table-cell office:value-type="float" office:value="0.00085405">
            <text:p>0,00085405</text:p>
          </table:table-cell>
          <table:table-cell office:value-type="float" office:value="0.00085791">
            <text:p>0,000857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02.4">
            <text:p>602,40000000</text:p>
          </table:table-cell>
          <table:table-cell office:value-type="float" office:value="603.9">
            <text:p>603,90000000</text:p>
          </table:table-cell>
          <table:table-cell office:value-type="float" office:value="0.00355125">
            <text:p>0,00355125</text:p>
          </table:table-cell>
          <table:table-cell office:value-type="float" office:value="0.00356906">
            <text:p>0,0035690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5.0917">
            <text:p>15,09170000</text:p>
          </table:table-cell>
          <table:table-cell office:value-type="float" office:value="15.1092">
            <text:p>15,10920000</text:p>
          </table:table-cell>
          <table:table-cell office:value-type="float" office:value="0.14194001">
            <text:p>0,14194001</text:p>
          </table:table-cell>
          <table:table-cell office:value-type="float" office:value="0.14246241">
            <text:p>0,142462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857">
            <text:p>3,18570000</text:p>
          </table:table-cell>
          <table:table-cell office:value-type="float" office:value="3.1887">
            <text:p>3,18870000</text:p>
          </table:table-cell>
          <table:table-cell office:value-type="float" office:value="0.67256249">
            <text:p>0,67256249</text:p>
          </table:table-cell>
          <table:table-cell office:value-type="float" office:value="0.67489092">
            <text:p>0,674890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57">
            <text:p>35,57000000</text:p>
          </table:table-cell>
          <table:table-cell office:value-type="float" office:value="36">
            <text:p>36,00000000</text:p>
          </table:table-cell>
          <table:table-cell office:value-type="float" office:value="0.05957222">
            <text:p>0,05957222</text:p>
          </table:table-cell>
          <table:table-cell office:value-type="float" office:value="0.06044419">
            <text:p>0,060444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">
            <text:p>6,10000000</text:p>
          </table:table-cell>
          <table:table-cell office:value-type="float" office:value="6.11">
            <text:p>6,11000000</text:p>
          </table:table-cell>
          <table:table-cell office:value-type="float" office:value="0.35099836">
            <text:p>0,35099836</text:p>
          </table:table-cell>
          <table:table-cell office:value-type="float" office:value="0.35245902">
            <text:p>0,3524590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.05">
            <text:p>24,05000000</text:p>
          </table:table-cell>
          <table:table-cell office:value-type="float" office:value="24.25">
            <text:p>24,25000000</text:p>
          </table:table-cell>
          <table:table-cell office:value-type="float" office:value="0.08843711">
            <text:p>0,08843711</text:p>
          </table:table-cell>
          <table:table-cell office:value-type="float" office:value="0.08939709">
            <text:p>0,089397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03">
            <text:p>21,03000000</text:p>
          </table:table-cell>
          <table:table-cell office:value-type="float" office:value="21.075">
            <text:p>21,07500000</text:p>
          </table:table-cell>
          <table:table-cell office:value-type="float" office:value="0.10176038">
            <text:p>0,10176038</text:p>
          </table:table-cell>
          <table:table-cell office:value-type="float" office:value="0.1022349">
            <text:p>0,102234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803">
            <text:p>5,80300000</text:p>
          </table:table-cell>
          <table:table-cell office:value-type="float" office:value="5.8043">
            <text:p>5,80430000</text:p>
          </table:table-cell>
          <table:table-cell office:value-type="float" office:value="0.36948469">
            <text:p>0,36948469</text:p>
          </table:table-cell>
          <table:table-cell office:value-type="float" office:value="0.37049802">
            <text:p>0,3704980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969">
            <text:p>6,89690000</text:p>
          </table:table-cell>
          <table:table-cell office:value-type="float" office:value="6.8999">
            <text:p>6,89990000</text:p>
          </table:table-cell>
          <table:table-cell office:value-type="float" office:value="0.3108161">
            <text:p>0,31081610</text:p>
          </table:table-cell>
          <table:table-cell office:value-type="float" office:value="0.31173426">
            <text:p>0,311734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3873">
            <text:p>1,38730000</text:p>
          </table:table-cell>
          <table:table-cell office:value-type="float" office:value="1.3876">
            <text:p>1,38760000</text:p>
          </table:table-cell>
          <table:table-cell office:value-type="float" office:value="2.97520358">
            <text:p>2,97520358</text:p>
          </table:table-cell>
          <table:table-cell office:value-type="float" office:value="2.98334">
            <text:p>2,98334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7382">
            <text:p>8,73820000</text:p>
          </table:table-cell>
          <table:table-cell office:value-type="float" office:value="8.751">
            <text:p>8,75100000</text:p>
          </table:table-cell>
          <table:table-cell office:value-type="float" office:value="0.24506913">
            <text:p>0,24506913</text:p>
          </table:table-cell>
          <table:table-cell office:value-type="float" office:value="0.2460461">
            <text:p>0,246046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24">
            <text:p>1,15240000</text:p>
          </table:table-cell>
          <table:table-cell office:value-type="float" office:value="1.1535">
            <text:p>1,15350000</text:p>
          </table:table-cell>
          <table:table-cell office:value-type="float" office:value="1.8592111">
            <text:p>1,85921110</text:p>
          </table:table-cell>
          <table:table-cell office:value-type="float" office:value="1.86567164">
            <text:p>1,865671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466">
            <text:p>1.466,00000000</text:p>
          </table:table-cell>
          <table:table-cell office:value-type="float" office:value="1468">
            <text:p>1.468,00000000</text:p>
          </table:table-cell>
          <table:table-cell office:value-type="float" office:value="0.0014609">
            <text:p>0,00146090</text:p>
          </table:table-cell>
          <table:table-cell office:value-type="float" office:value="0.00146658">
            <text:p>0,0014665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5">
            <text:p>34,50000000</text:p>
          </table:table-cell>
          <table:table-cell office:value-type="float" office:value="34.506">
            <text:p>34,50600000</text:p>
          </table:table-cell>
          <table:table-cell office:value-type="float" office:value="0.06215151">
            <text:p>0,06215151</text:p>
          </table:table-cell>
          <table:table-cell office:value-type="float" office:value="0.06231884">
            <text:p>0,0623188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7.27">
            <text:p>97,27000000</text:p>
          </table:table-cell>
          <table:table-cell office:value-type="float" office:value="97.29">
            <text:p>97,29000000</text:p>
          </table:table-cell>
          <table:table-cell office:value-type="float" office:value="0.02204338">
            <text:p>0,02204338</text:p>
          </table:table-cell>
          <table:table-cell office:value-type="float" office:value="0.02210342">
            <text:p>0,022103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45">
            <text:p>7,75450000</text:p>
          </table:table-cell>
          <table:table-cell office:value-type="float" office:value="7.7553">
            <text:p>7,75530000</text:p>
          </table:table-cell>
          <table:table-cell office:value-type="float" office:value="0.27653347">
            <text:p>0,27653347</text:p>
          </table:table-cell>
          <table:table-cell office:value-type="float" office:value="0.27725837">
            <text:p>0,277258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22">
            <text:p>0,65220000</text:p>
          </table:table-cell>
          <table:table-cell office:value-type="float" office:value="0.6525">
            <text:p>0,65250000</text:p>
          </table:table-cell>
          <table:table-cell office:value-type="float" office:value="1.39870812">
            <text:p>1,39870812</text:p>
          </table:table-cell>
          <table:table-cell office:value-type="float" office:value="1.402875">
            <text:p>1,40287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6713">
            <text:p>1,46713000</text:p>
          </table:table-cell>
          <table:table-cell office:value-type="string">
            <text:p><text:s text:c="7"/>----------------</text:p>
          </table:table-cell>
          <table:table-cell office:value-type="float" office:value="3.146407">
            <text:p>3,14640700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833">
            <text:p>1,28330000</text:p>
          </table:table-cell>
          <table:table-cell office:value-type="float" office:value="1.284">
            <text:p>1,28400000</text:p>
          </table:table-cell>
          <table:table-cell office:value-type="float" office:value="2.75216518">
            <text:p>2,75216518</text:p>
          </table:table-cell>
          <table:table-cell office:value-type="float" office:value="2.7606">
            <text:p>2,7606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0032009" table:style-name="ta16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10T16:31:00">
            <text:p>10/03/2009 04:31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0/03/2009</text:p>
          </table:table-cell>
          <table:table-cell table:style-name="ce1"/>
          <table:table-cell table:style-name="ce1" office:value-type="string">
            <text:p>Fecha Valor : 12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335">
            <text:p>3,63350000</text:p>
          </table:table-cell>
          <table:table-cell office:value-type="float" office:value="3.6365">
            <text:p>3,63650000</text:p>
          </table:table-cell>
          <table:table-cell office:value-type="float" office:value="0.58974288">
            <text:p>0,58974288</text:p>
          </table:table-cell>
          <table:table-cell office:value-type="float" office:value="0.59171598">
            <text:p>0,591715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32">
            <text:p>2,33200000</text:p>
          </table:table-cell>
          <table:table-cell office:value-type="float" office:value="2.3345">
            <text:p>2,33450000</text:p>
          </table:table-cell>
          <table:table-cell office:value-type="float" office:value="0.91865496">
            <text:p>0,91865496</text:p>
          </table:table-cell>
          <table:table-cell office:value-type="float" office:value="0.9219554">
            <text:p>0,921955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789">
            <text:p>1,27890000</text:p>
          </table:table-cell>
          <table:table-cell office:value-type="float" office:value="1.2792">
            <text:p>1,27920000</text:p>
          </table:table-cell>
          <table:table-cell office:value-type="float" office:value="1.67651657">
            <text:p>1,67651657</text:p>
          </table:table-cell>
          <table:table-cell office:value-type="float" office:value="1.68113222">
            <text:p>1,68113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24.3">
            <text:p>2.524,30000000</text:p>
          </table:table-cell>
          <table:table-cell office:value-type="float" office:value="2527.3">
            <text:p>2.527,30000000</text:p>
          </table:table-cell>
          <table:table-cell office:value-type="float" office:value="0.00084857">
            <text:p>0,00084857</text:p>
          </table:table-cell>
          <table:table-cell office:value-type="float" office:value="0.00085172">
            <text:p>0,0008517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03.1">
            <text:p>603,10000000</text:p>
          </table:table-cell>
          <table:table-cell office:value-type="float" office:value="604.6">
            <text:p>604,60000000</text:p>
          </table:table-cell>
          <table:table-cell office:value-type="float" office:value="0.00354714">
            <text:p>0,00354714</text:p>
          </table:table-cell>
          <table:table-cell office:value-type="float" office:value="0.00356491">
            <text:p>0,003564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5.2508">
            <text:p>15,25080000</text:p>
          </table:table-cell>
          <table:table-cell office:value-type="float" office:value="15.2558">
            <text:p>15,25580000</text:p>
          </table:table-cell>
          <table:table-cell office:value-type="float" office:value="0.14057604">
            <text:p>0,14057604</text:p>
          </table:table-cell>
          <table:table-cell office:value-type="float" office:value="0.14097621">
            <text:p>0,140976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746">
            <text:p>3,17460000</text:p>
          </table:table-cell>
          <table:table-cell office:value-type="float" office:value="3.1776">
            <text:p>3,17760000</text:p>
          </table:table-cell>
          <table:table-cell office:value-type="float" office:value="0.67491188">
            <text:p>0,67491188</text:p>
          </table:table-cell>
          <table:table-cell office:value-type="float" office:value="0.67725068">
            <text:p>0,677250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">
            <text:p>35,40000000</text:p>
          </table:table-cell>
          <table:table-cell office:value-type="float" office:value="35.75">
            <text:p>35,75000000</text:p>
          </table:table-cell>
          <table:table-cell office:value-type="float" office:value="0.05998881">
            <text:p>0,05998881</text:p>
          </table:table-cell>
          <table:table-cell office:value-type="float" office:value="0.06073446">
            <text:p>0,060734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4">
            <text:p>6,04000000</text:p>
          </table:table-cell>
          <table:table-cell office:value-type="float" office:value="6.26">
            <text:p>6,26000000</text:p>
          </table:table-cell>
          <table:table-cell office:value-type="float" office:value="0.34258786">
            <text:p>0,34258786</text:p>
          </table:table-cell>
          <table:table-cell office:value-type="float" office:value="0.35596026">
            <text:p>0,355960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.05">
            <text:p>24,05000000</text:p>
          </table:table-cell>
          <table:table-cell office:value-type="float" office:value="24.25">
            <text:p>24,25000000</text:p>
          </table:table-cell>
          <table:table-cell office:value-type="float" office:value="0.08843711">
            <text:p>0,08843711</text:p>
          </table:table-cell>
          <table:table-cell office:value-type="float" office:value="0.08939709">
            <text:p>0,089397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209">
            <text:p>21,20900000</text:p>
          </table:table-cell>
          <table:table-cell office:value-type="float" office:value="21.255">
            <text:p>21,25500000</text:p>
          </table:table-cell>
          <table:table-cell office:value-type="float" office:value="0.10089861">
            <text:p>0,10089861</text:p>
          </table:table-cell>
          <table:table-cell office:value-type="float" office:value="0.10137206">
            <text:p>0,1013720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8721">
            <text:p>5,87210000</text:p>
          </table:table-cell>
          <table:table-cell office:value-type="float" office:value="5.8771">
            <text:p>5,87710000</text:p>
          </table:table-cell>
          <table:table-cell office:value-type="float" office:value="0.36490786">
            <text:p>0,36490786</text:p>
          </table:table-cell>
          <table:table-cell office:value-type="float" office:value="0.36613818">
            <text:p>0,3661381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0094">
            <text:p>7,00940000</text:p>
          </table:table-cell>
          <table:table-cell office:value-type="float" office:value="7.02">
            <text:p>7,02000000</text:p>
          </table:table-cell>
          <table:table-cell office:value-type="float" office:value="0.30549858">
            <text:p>0,30549858</text:p>
          </table:table-cell>
          <table:table-cell office:value-type="float" office:value="0.30673096">
            <text:p>0,306730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3751">
            <text:p>1,37510000</text:p>
          </table:table-cell>
          <table:table-cell office:value-type="float" office:value="1.3756">
            <text:p>1,37560000</text:p>
          </table:table-cell>
          <table:table-cell office:value-type="float" office:value="2.94903946">
            <text:p>2,94903946</text:p>
          </table:table-cell>
          <table:table-cell office:value-type="float" office:value="2.95754">
            <text:p>2,95754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8825">
            <text:p>8,88250000</text:p>
          </table:table-cell>
          <table:table-cell office:value-type="float" office:value="8.8973">
            <text:p>8,89730000</text:p>
          </table:table-cell>
          <table:table-cell office:value-type="float" office:value="0.24103942">
            <text:p>0,24103942</text:p>
          </table:table-cell>
          <table:table-cell office:value-type="float" office:value="0.24204897">
            <text:p>0,242048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605">
            <text:p>1,16050000</text:p>
          </table:table-cell>
          <table:table-cell office:value-type="float" office:value="1.1609">
            <text:p>1,16090000</text:p>
          </table:table-cell>
          <table:table-cell office:value-type="float" office:value="1.84735981">
            <text:p>1,84735981</text:p>
          </table:table-cell>
          <table:table-cell office:value-type="float" office:value="1.85264972">
            <text:p>1,8526497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501">
            <text:p>1.501,00000000</text:p>
          </table:table-cell>
          <table:table-cell office:value-type="float" office:value="1504.25">
            <text:p>1.504,25000000</text:p>
          </table:table-cell>
          <table:table-cell office:value-type="float" office:value="0.00142569">
            <text:p>0,00142569</text:p>
          </table:table-cell>
          <table:table-cell office:value-type="float" office:value="0.00143238">
            <text:p>0,00143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587">
            <text:p>34,58700000</text:p>
          </table:table-cell>
          <table:table-cell office:value-type="float" office:value="34.593">
            <text:p>34,59300000</text:p>
          </table:table-cell>
          <table:table-cell office:value-type="float" office:value="0.0619952">
            <text:p>0,06199520</text:p>
          </table:table-cell>
          <table:table-cell office:value-type="float" office:value="0.06216208">
            <text:p>0,062162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8.64">
            <text:p>98,64000000</text:p>
          </table:table-cell>
          <table:table-cell office:value-type="float" office:value="98.69">
            <text:p>98,69000000</text:p>
          </table:table-cell>
          <table:table-cell office:value-type="float" office:value="0.02173067">
            <text:p>0,02173067</text:p>
          </table:table-cell>
          <table:table-cell office:value-type="float" office:value="0.02179643">
            <text:p>0,021796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48">
            <text:p>7,75480000</text:p>
          </table:table-cell>
          <table:table-cell office:value-type="float" office:value="7.7562">
            <text:p>7,75620000</text:p>
          </table:table-cell>
          <table:table-cell office:value-type="float" office:value="0.27650138">
            <text:p>0,27650138</text:p>
          </table:table-cell>
          <table:table-cell office:value-type="float" office:value="0.27724764">
            <text:p>0,277247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456">
            <text:p>0,64560000</text:p>
          </table:table-cell>
          <table:table-cell office:value-type="float" office:value="0.646">
            <text:p>0,64600000</text:p>
          </table:table-cell>
          <table:table-cell office:value-type="float" office:value="1.38455376">
            <text:p>1,38455376</text:p>
          </table:table-cell>
          <table:table-cell office:value-type="float" office:value="1.3889">
            <text:p>1,3889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6527">
            <text:p>1,46527000</text:p>
          </table:table-cell>
          <table:table-cell office:value-type="string">
            <text:p><text:s text:c="7"/>----------------</text:p>
          </table:table-cell>
          <table:table-cell office:value-type="float" office:value="3.14241804">
            <text:p>3,14241804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681">
            <text:p>1,26810000</text:p>
          </table:table-cell>
          <table:table-cell office:value-type="float" office:value="1.2683">
            <text:p>1,26830000</text:p>
          </table:table-cell>
          <table:table-cell office:value-type="float" office:value="2.71956726">
            <text:p>2,71956726</text:p>
          </table:table-cell>
          <table:table-cell office:value-type="float" office:value="2.726845">
            <text:p>2,72684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9032009" table:style-name="ta17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09T16:32:00">
            <text:p>09/03/2009 04:32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9/03/2009</text:p>
          </table:table-cell>
          <table:table-cell table:style-name="ce1"/>
          <table:table-cell table:style-name="ce1" office:value-type="string">
            <text:p>Fecha Valor : 11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355">
            <text:p>3,63550000</text:p>
          </table:table-cell>
          <table:table-cell office:value-type="float" office:value="3.6415">
            <text:p>3,64150000</text:p>
          </table:table-cell>
          <table:table-cell office:value-type="float" office:value="0.58893313">
            <text:p>0,58893313</text:p>
          </table:table-cell>
          <table:table-cell office:value-type="float" office:value="0.59139046">
            <text:p>0,591390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845">
            <text:p>2,38450000</text:p>
          </table:table-cell>
          <table:table-cell office:value-type="float" office:value="2.3855">
            <text:p>2,38550000</text:p>
          </table:table-cell>
          <table:table-cell office:value-type="float" office:value="0.89901488">
            <text:p>0,89901488</text:p>
          </table:table-cell>
          <table:table-cell office:value-type="float" office:value="0.90165653">
            <text:p>0,901656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3012">
            <text:p>1,30120000</text:p>
          </table:table-cell>
          <table:table-cell office:value-type="float" office:value="1.3017">
            <text:p>1,30170000</text:p>
          </table:table-cell>
          <table:table-cell office:value-type="float" office:value="1.64753784">
            <text:p>1,64753784</text:p>
          </table:table-cell>
          <table:table-cell office:value-type="float" office:value="1.65232093">
            <text:p>1,652320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51.2">
            <text:p>2.551,20000000</text:p>
          </table:table-cell>
          <table:table-cell office:value-type="float" office:value="2554.8">
            <text:p>2.554,80000000</text:p>
          </table:table-cell>
          <table:table-cell office:value-type="float" office:value="0.00083944">
            <text:p>0,00083944</text:p>
          </table:table-cell>
          <table:table-cell office:value-type="float" office:value="0.00084274">
            <text:p>0,000842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0.5">
            <text:p>610,50000000</text:p>
          </table:table-cell>
          <table:table-cell office:value-type="float" office:value="612">
            <text:p>612,00000000</text:p>
          </table:table-cell>
          <table:table-cell office:value-type="float" office:value="0.00350425">
            <text:p>0,00350425</text:p>
          </table:table-cell>
          <table:table-cell office:value-type="float" office:value="0.0035217">
            <text:p>0,00352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5.5615">
            <text:p>15,56150000</text:p>
          </table:table-cell>
          <table:table-cell office:value-type="float" office:value="15.571">
            <text:p>15,57100000</text:p>
          </table:table-cell>
          <table:table-cell office:value-type="float" office:value="0.1377304">
            <text:p>0,13773040</text:p>
          </table:table-cell>
          <table:table-cell office:value-type="float" office:value="0.13816149">
            <text:p>0,138161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21">
            <text:p>3,22100000</text:p>
          </table:table-cell>
          <table:table-cell office:value-type="float" office:value="3.223">
            <text:p>3,22300000</text:p>
          </table:table-cell>
          <table:table-cell office:value-type="float" office:value="0.6654049">
            <text:p>0,66540490</text:p>
          </table:table-cell>
          <table:table-cell office:value-type="float" office:value="0.66749457">
            <text:p>0,6674945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5">
            <text:p>35,45000000</text:p>
          </table:table-cell>
          <table:table-cell office:value-type="float" office:value="35.75">
            <text:p>35,75000000</text:p>
          </table:table-cell>
          <table:table-cell office:value-type="float" office:value="0.05998881">
            <text:p>0,05998881</text:p>
          </table:table-cell>
          <table:table-cell office:value-type="float" office:value="0.0606488">
            <text:p>0,060648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4">
            <text:p>6,04000000</text:p>
          </table:table-cell>
          <table:table-cell office:value-type="float" office:value="6.26">
            <text:p>6,26000000</text:p>
          </table:table-cell>
          <table:table-cell office:value-type="float" office:value="0.34258786">
            <text:p>0,34258786</text:p>
          </table:table-cell>
          <table:table-cell office:value-type="float" office:value="0.35596026">
            <text:p>0,355960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.05">
            <text:p>24,05000000</text:p>
          </table:table-cell>
          <table:table-cell office:value-type="float" office:value="24.25">
            <text:p>24,25000000</text:p>
          </table:table-cell>
          <table:table-cell office:value-type="float" office:value="0.08843711">
            <text:p>0,08843711</text:p>
          </table:table-cell>
          <table:table-cell office:value-type="float" office:value="0.08939709">
            <text:p>0,089397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752">
            <text:p>21,75200000</text:p>
          </table:table-cell>
          <table:table-cell office:value-type="float" office:value="21.867">
            <text:p>21,86700000</text:p>
          </table:table-cell>
          <table:table-cell office:value-type="float" office:value="0.09807472">
            <text:p>0,09807472</text:p>
          </table:table-cell>
          <table:table-cell office:value-type="float" office:value="0.09884149">
            <text:p>0,098841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9061">
            <text:p>5,90610000</text:p>
          </table:table-cell>
          <table:table-cell office:value-type="float" office:value="5.9079">
            <text:p>5,90790000</text:p>
          </table:table-cell>
          <table:table-cell office:value-type="float" office:value="0.36300547">
            <text:p>0,36300547</text:p>
          </table:table-cell>
          <table:table-cell office:value-type="float" office:value="0.36403041">
            <text:p>0,364030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14">
            <text:p>7,14000000</text:p>
          </table:table-cell>
          <table:table-cell office:value-type="float" office:value="7.146">
            <text:p>7,14600000</text:p>
          </table:table-cell>
          <table:table-cell office:value-type="float" office:value="0.30011195">
            <text:p>0,30011195</text:p>
          </table:table-cell>
          <table:table-cell office:value-type="float" office:value="0.30112045">
            <text:p>0,301120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3774">
            <text:p>1,37740000</text:p>
          </table:table-cell>
          <table:table-cell office:value-type="float" office:value="1.3779">
            <text:p>1,37790000</text:p>
          </table:table-cell>
          <table:table-cell office:value-type="float" office:value="2.95397204">
            <text:p>2,95397204</text:p>
          </table:table-cell>
          <table:table-cell office:value-type="float" office:value="2.962485">
            <text:p>2,96248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9.198">
            <text:p>9,19800000</text:p>
          </table:table-cell>
          <table:table-cell office:value-type="float" office:value="9.204">
            <text:p>9,20400000</text:p>
          </table:table-cell>
          <table:table-cell office:value-type="float" office:value="0.23300739">
            <text:p>0,23300739</text:p>
          </table:table-cell>
          <table:table-cell office:value-type="float" office:value="0.23374647">
            <text:p>0,233746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82">
            <text:p>1,15820000</text:p>
          </table:table-cell>
          <table:table-cell office:value-type="float" office:value="1.1586">
            <text:p>1,15860000</text:p>
          </table:table-cell>
          <table:table-cell office:value-type="float" office:value="1.8510271">
            <text:p>1,85102710</text:p>
          </table:table-cell>
          <table:table-cell office:value-type="float" office:value="1.85632879">
            <text:p>1,856328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541">
            <text:p>1.541,00000000</text:p>
          </table:table-cell>
          <table:table-cell office:value-type="float" office:value="1553">
            <text:p>1.553,00000000</text:p>
          </table:table-cell>
          <table:table-cell office:value-type="float" office:value="0.00138094">
            <text:p>0,00138094</text:p>
          </table:table-cell>
          <table:table-cell office:value-type="float" office:value="0.0013952">
            <text:p>0,001395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805">
            <text:p>34,80500000</text:p>
          </table:table-cell>
          <table:table-cell office:value-type="float" office:value="34.825">
            <text:p>34,82500000</text:p>
          </table:table-cell>
          <table:table-cell office:value-type="float" office:value="0.0615822">
            <text:p>0,06158220</text:p>
          </table:table-cell>
          <table:table-cell office:value-type="float" office:value="0.06177273">
            <text:p>0,061772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8.83">
            <text:p>98,83000000</text:p>
          </table:table-cell>
          <table:table-cell office:value-type="float" office:value="98.86">
            <text:p>98,86000000</text:p>
          </table:table-cell>
          <table:table-cell office:value-type="float" office:value="0.0216933">
            <text:p>0,02169330</text:p>
          </table:table-cell>
          <table:table-cell office:value-type="float" office:value="0.02175453">
            <text:p>0,021754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53">
            <text:p>7,75530000</text:p>
          </table:table-cell>
          <table:table-cell office:value-type="float" office:value="7.7563">
            <text:p>7,75630000</text:p>
          </table:table-cell>
          <table:table-cell office:value-type="float" office:value="0.27649781">
            <text:p>0,27649781</text:p>
          </table:table-cell>
          <table:table-cell office:value-type="float" office:value="0.27722977">
            <text:p>0,277229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315">
            <text:p>0,63150000</text:p>
          </table:table-cell>
          <table:table-cell office:value-type="float" office:value="0.632">
            <text:p>0,63200000</text:p>
          </table:table-cell>
          <table:table-cell office:value-type="float" office:value="1.3543149">
            <text:p>1,35431490</text:p>
          </table:table-cell>
          <table:table-cell office:value-type="float" office:value="1.3588">
            <text:p>1,3588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5903">
            <text:p>1,45903000</text:p>
          </table:table-cell>
          <table:table-cell office:value-type="string">
            <text:p><text:s text:c="7"/>----------------</text:p>
          </table:table-cell>
          <table:table-cell office:value-type="float" office:value="3.12903574">
            <text:p>3,12903574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611">
            <text:p>1,26110000</text:p>
          </table:table-cell>
          <table:table-cell office:value-type="float" office:value="1.2612">
            <text:p>1,26120000</text:p>
          </table:table-cell>
          <table:table-cell office:value-type="float" office:value="2.70455506">
            <text:p>2,70455506</text:p>
          </table:table-cell>
          <table:table-cell office:value-type="float" office:value="2.71158">
            <text:p>2,7115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6032009" table:style-name="ta18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06T16:30:00">
            <text:p>06/03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6/03/2009</text:p>
          </table:table-cell>
          <table:table-cell table:style-name="ce1"/>
          <table:table-cell table:style-name="ce1" office:value-type="string">
            <text:p>Fecha Valor : 10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28">
            <text:p>3,62800000</text:p>
          </table:table-cell>
          <table:table-cell office:value-type="float" office:value="3.634">
            <text:p>3,63400000</text:p>
          </table:table-cell>
          <table:table-cell office:value-type="float" office:value="0.5901486">
            <text:p>0,59014860</text:p>
          </table:table-cell>
          <table:table-cell office:value-type="float" office:value="0.59261301">
            <text:p>0,592613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746">
            <text:p>2,37460000</text:p>
          </table:table-cell>
          <table:table-cell office:value-type="float" office:value="2.3776">
            <text:p>2,37760000</text:p>
          </table:table-cell>
          <table:table-cell office:value-type="float" office:value="0.90200202">
            <text:p>0,90200202</text:p>
          </table:table-cell>
          <table:table-cell office:value-type="float" office:value="0.90541565">
            <text:p>0,9054156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7">
            <text:p>7,00000000</text:p>
          </table:table-cell>
          <table:table-cell office:value-type="float" office:value="7.08">
            <text:p>7,08000000</text:p>
          </table:table-cell>
          <table:table-cell office:value-type="float" office:value="0.3029096">
            <text:p>0,30290960</text:p>
          </table:table-cell>
          <table:table-cell office:value-type="float" office:value="0.30714286">
            <text:p>0,307142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863">
            <text:p>1,28630000</text:p>
          </table:table-cell>
          <table:table-cell office:value-type="float" office:value="1.2871">
            <text:p>1,28710000</text:p>
          </table:table-cell>
          <table:table-cell office:value-type="float" office:value="1.6662264">
            <text:p>1,66622640</text:p>
          </table:table-cell>
          <table:table-cell office:value-type="float" office:value="1.67146078">
            <text:p>1,6714607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56">
            <text:p>2.556,00000000</text:p>
          </table:table-cell>
          <table:table-cell office:value-type="float" office:value="2556.3">
            <text:p>2.556,30000000</text:p>
          </table:table-cell>
          <table:table-cell office:value-type="float" office:value="0.00083895">
            <text:p>0,00083895</text:p>
          </table:table-cell>
          <table:table-cell office:value-type="float" office:value="0.00084116">
            <text:p>0,000841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06.7">
            <text:p>606,70000000</text:p>
          </table:table-cell>
          <table:table-cell office:value-type="float" office:value="607.2">
            <text:p>607,20000000</text:p>
          </table:table-cell>
          <table:table-cell office:value-type="float" office:value="0.00353195">
            <text:p>0,00353195</text:p>
          </table:table-cell>
          <table:table-cell office:value-type="float" office:value="0.00354376">
            <text:p>0,0035437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5.192">
            <text:p>15,19200000</text:p>
          </table:table-cell>
          <table:table-cell office:value-type="float" office:value="15.2175">
            <text:p>15,21750000</text:p>
          </table:table-cell>
          <table:table-cell office:value-type="float" office:value="0.14092985">
            <text:p>0,14092985</text:p>
          </table:table-cell>
          <table:table-cell office:value-type="float" office:value="0.14152185">
            <text:p>0,14152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25">
            <text:p>3,22500000</text:p>
          </table:table-cell>
          <table:table-cell office:value-type="float" office:value="3.227">
            <text:p>3,22700000</text:p>
          </table:table-cell>
          <table:table-cell office:value-type="float" office:value="0.66458011">
            <text:p>0,66458011</text:p>
          </table:table-cell>
          <table:table-cell office:value-type="float" office:value="0.66666667">
            <text:p>0,666666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5">
            <text:p>35,45000000</text:p>
          </table:table-cell>
          <table:table-cell office:value-type="float" office:value="35.7">
            <text:p>35,70000000</text:p>
          </table:table-cell>
          <table:table-cell office:value-type="float" office:value="0.06007283">
            <text:p>0,06007283</text:p>
          </table:table-cell>
          <table:table-cell office:value-type="float" office:value="0.0606488">
            <text:p>0,060648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4">
            <text:p>6,04000000</text:p>
          </table:table-cell>
          <table:table-cell office:value-type="float" office:value="6.26">
            <text:p>6,26000000</text:p>
          </table:table-cell>
          <table:table-cell office:value-type="float" office:value="0.34258786">
            <text:p>0,34258786</text:p>
          </table:table-cell>
          <table:table-cell office:value-type="float" office:value="0.35596026">
            <text:p>0,355960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.05">
            <text:p>24,05000000</text:p>
          </table:table-cell>
          <table:table-cell office:value-type="float" office:value="24.25">
            <text:p>24,25000000</text:p>
          </table:table-cell>
          <table:table-cell office:value-type="float" office:value="0.08843711">
            <text:p>0,08843711</text:p>
          </table:table-cell>
          <table:table-cell office:value-type="float" office:value="0.08939709">
            <text:p>0,089397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834">
            <text:p>21,83400000</text:p>
          </table:table-cell>
          <table:table-cell office:value-type="float" office:value="21.907">
            <text:p>21,90700000</text:p>
          </table:table-cell>
          <table:table-cell office:value-type="float" office:value="0.09789565">
            <text:p>0,09789565</text:p>
          </table:table-cell>
          <table:table-cell office:value-type="float" office:value="0.09847028">
            <text:p>0,098470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8927">
            <text:p>5,89270000</text:p>
          </table:table-cell>
          <table:table-cell office:value-type="float" office:value="5.8944">
            <text:p>5,89440000</text:p>
          </table:table-cell>
          <table:table-cell office:value-type="float" office:value="0.36383686">
            <text:p>0,36383686</text:p>
          </table:table-cell>
          <table:table-cell office:value-type="float" office:value="0.36485821">
            <text:p>0,364858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0596">
            <text:p>7,05960000</text:p>
          </table:table-cell>
          <table:table-cell office:value-type="float" office:value="7.0752">
            <text:p>7,07520000</text:p>
          </table:table-cell>
          <table:table-cell office:value-type="float" office:value="0.30311511">
            <text:p>0,30311511</text:p>
          </table:table-cell>
          <table:table-cell office:value-type="float" office:value="0.30454983">
            <text:p>0,304549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075">
            <text:p>1,40750000</text:p>
          </table:table-cell>
          <table:table-cell office:value-type="float" office:value="1.4078">
            <text:p>1,40780000</text:p>
          </table:table-cell>
          <table:table-cell office:value-type="float" office:value="3.0185245">
            <text:p>3,01852450</text:p>
          </table:table-cell>
          <table:table-cell office:value-type="float" office:value="3.02677">
            <text:p>3,0267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9.2053">
            <text:p>9,20530000</text:p>
          </table:table-cell>
          <table:table-cell office:value-type="float" office:value="9.222">
            <text:p>9,22200000</text:p>
          </table:table-cell>
          <table:table-cell office:value-type="float" office:value="0.23255259">
            <text:p>0,23255259</text:p>
          </table:table-cell>
          <table:table-cell office:value-type="float" office:value="0.2335611">
            <text:p>0,233561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93">
            <text:p>1,15930000</text:p>
          </table:table-cell>
          <table:table-cell office:value-type="float" office:value="1.1598">
            <text:p>1,15980000</text:p>
          </table:table-cell>
          <table:table-cell office:value-type="float" office:value="1.84911192">
            <text:p>1,84911192</text:p>
          </table:table-cell>
          <table:table-cell office:value-type="float" office:value="1.85456741">
            <text:p>1,854567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544">
            <text:p>1.544,00000000</text:p>
          </table:table-cell>
          <table:table-cell office:value-type="float" office:value="1548">
            <text:p>1.548,00000000</text:p>
          </table:table-cell>
          <table:table-cell office:value-type="float" office:value="0.0013854">
            <text:p>0,00138540</text:p>
          </table:table-cell>
          <table:table-cell office:value-type="float" office:value="0.00139249">
            <text:p>0,001392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658">
            <text:p>34,65800000</text:p>
          </table:table-cell>
          <table:table-cell office:value-type="float" office:value="34.693">
            <text:p>34,69300000</text:p>
          </table:table-cell>
          <table:table-cell office:value-type="float" office:value="0.0618165">
            <text:p>0,06181650</text:p>
          </table:table-cell>
          <table:table-cell office:value-type="float" office:value="0.06203474">
            <text:p>0,062034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8.25">
            <text:p>98,25000000</text:p>
          </table:table-cell>
          <table:table-cell office:value-type="float" office:value="98.31">
            <text:p>98,31000000</text:p>
          </table:table-cell>
          <table:table-cell office:value-type="float" office:value="0.02181467">
            <text:p>0,02181467</text:p>
          </table:table-cell>
          <table:table-cell office:value-type="float" office:value="0.02188295">
            <text:p>0,021882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46">
            <text:p>7,75460000</text:p>
          </table:table-cell>
          <table:table-cell office:value-type="float" office:value="7.7554">
            <text:p>7,75540000</text:p>
          </table:table-cell>
          <table:table-cell office:value-type="float" office:value="0.2765299">
            <text:p>0,27652990</text:p>
          </table:table-cell>
          <table:table-cell office:value-type="float" office:value="0.27725479">
            <text:p>0,277254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403">
            <text:p>0,64030000</text:p>
          </table:table-cell>
          <table:table-cell office:value-type="float" office:value="0.6408">
            <text:p>0,64080000</text:p>
          </table:table-cell>
          <table:table-cell office:value-type="float" office:value="1.37318738">
            <text:p>1,37318738</text:p>
          </table:table-cell>
          <table:table-cell office:value-type="float" office:value="1.37772">
            <text:p>1,37772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6976">
            <text:p>1,46976000</text:p>
          </table:table-cell>
          <table:table-cell office:value-type="string">
            <text:p><text:s text:c="7"/>----------------</text:p>
          </table:table-cell>
          <table:table-cell office:value-type="float" office:value="3.1520473">
            <text:p>3,15204730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639">
            <text:p>1,26390000</text:p>
          </table:table-cell>
          <table:table-cell office:value-type="float" office:value="1.2643">
            <text:p>1,26430000</text:p>
          </table:table-cell>
          <table:table-cell office:value-type="float" office:value="2.71055994">
            <text:p>2,71055994</text:p>
          </table:table-cell>
          <table:table-cell office:value-type="float" office:value="2.718245">
            <text:p>2,71824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5032009" table:style-name="ta19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05T16:34:00">
            <text:p>05/03/2009 04:34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5/03/2009</text:p>
          </table:table-cell>
          <table:table-cell table:style-name="ce1"/>
          <table:table-cell table:style-name="ce1" office:value-type="string">
            <text:p>Fecha Valor : 09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215">
            <text:p>3,62150000</text:p>
          </table:table-cell>
          <table:table-cell office:value-type="float" office:value="3.6245">
            <text:p>3,62450000</text:p>
          </table:table-cell>
          <table:table-cell office:value-type="float" office:value="0.59169541">
            <text:p>0,59169541</text:p>
          </table:table-cell>
          <table:table-cell office:value-type="float" office:value="0.59367665">
            <text:p>0,5936766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9">
            <text:p>2,39000000</text:p>
          </table:table-cell>
          <table:table-cell office:value-type="float" office:value="2.3965">
            <text:p>2,39650000</text:p>
          </table:table-cell>
          <table:table-cell office:value-type="float" office:value="0.89488838">
            <text:p>0,89488838</text:p>
          </table:table-cell>
          <table:table-cell office:value-type="float" office:value="0.89958159">
            <text:p>0,89958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878">
            <text:p>1,28780000</text:p>
          </table:table-cell>
          <table:table-cell office:value-type="float" office:value="1.2884">
            <text:p>1,28840000</text:p>
          </table:table-cell>
          <table:table-cell office:value-type="float" office:value="1.66454517">
            <text:p>1,66454517</text:p>
          </table:table-cell>
          <table:table-cell office:value-type="float" office:value="1.6695139">
            <text:p>1,669513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66.9">
            <text:p>2.566,90000000</text:p>
          </table:table-cell>
          <table:table-cell office:value-type="float" office:value="2571.9">
            <text:p>2.571,90000000</text:p>
          </table:table-cell>
          <table:table-cell office:value-type="float" office:value="0.00083386">
            <text:p>0,00083386</text:p>
          </table:table-cell>
          <table:table-cell office:value-type="float" office:value="0.00083759">
            <text:p>0,000837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0.05">
            <text:p>610,05000000</text:p>
          </table:table-cell>
          <table:table-cell office:value-type="float" office:value="611.55">
            <text:p>611,55000000</text:p>
          </table:table-cell>
          <table:table-cell office:value-type="float" office:value="0.00350683">
            <text:p>0,00350683</text:p>
          </table:table-cell>
          <table:table-cell office:value-type="float" office:value="0.0035243">
            <text:p>0,003524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5.3945">
            <text:p>15,39450000</text:p>
          </table:table-cell>
          <table:table-cell office:value-type="float" office:value="15.4345">
            <text:p>15,43450000</text:p>
          </table:table-cell>
          <table:table-cell office:value-type="float" office:value="0.13894846">
            <text:p>0,13894846</text:p>
          </table:table-cell>
          <table:table-cell office:value-type="float" office:value="0.13966027">
            <text:p>0,139660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48">
            <text:p>3,24800000</text:p>
          </table:table-cell>
          <table:table-cell office:value-type="float" office:value="3.25">
            <text:p>3,25000000</text:p>
          </table:table-cell>
          <table:table-cell office:value-type="float" office:value="0.65987692">
            <text:p>0,65987692</text:p>
          </table:table-cell>
          <table:table-cell office:value-type="float" office:value="0.66194581">
            <text:p>0,661945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5">
            <text:p>35,50000000</text:p>
          </table:table-cell>
          <table:table-cell office:value-type="float" office:value="35.7">
            <text:p>35,70000000</text:p>
          </table:table-cell>
          <table:table-cell office:value-type="float" office:value="0.06007283">
            <text:p>0,06007283</text:p>
          </table:table-cell>
          <table:table-cell office:value-type="float" office:value="0.06056338">
            <text:p>0,060563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4">
            <text:p>6,04000000</text:p>
          </table:table-cell>
          <table:table-cell office:value-type="float" office:value="6.26">
            <text:p>6,26000000</text:p>
          </table:table-cell>
          <table:table-cell office:value-type="float" office:value="0.34258786">
            <text:p>0,34258786</text:p>
          </table:table-cell>
          <table:table-cell office:value-type="float" office:value="0.35596026">
            <text:p>0,355960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">
            <text:p>24,00000000</text:p>
          </table:table-cell>
          <table:table-cell office:value-type="float" office:value="24.2">
            <text:p>24,20000000</text:p>
          </table:table-cell>
          <table:table-cell office:value-type="float" office:value="0.08861983">
            <text:p>0,08861983</text:p>
          </table:table-cell>
          <table:table-cell office:value-type="float" office:value="0.08958333">
            <text:p>0,089583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2.23">
            <text:p>22,23000000</text:p>
          </table:table-cell>
          <table:table-cell office:value-type="float" office:value="22.391">
            <text:p>22,39100000</text:p>
          </table:table-cell>
          <table:table-cell office:value-type="float" office:value="0.09577955">
            <text:p>0,09577955</text:p>
          </table:table-cell>
          <table:table-cell office:value-type="float" office:value="0.09671615">
            <text:p>0,096716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9337">
            <text:p>5,93370000</text:p>
          </table:table-cell>
          <table:table-cell office:value-type="float" office:value="5.9355">
            <text:p>5,93550000</text:p>
          </table:table-cell>
          <table:table-cell office:value-type="float" office:value="0.3613175">
            <text:p>0,36131750</text:p>
          </table:table-cell>
          <table:table-cell office:value-type="float" office:value="0.36233716">
            <text:p>0,362337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0998">
            <text:p>7,09980000</text:p>
          </table:table-cell>
          <table:table-cell office:value-type="float" office:value="7.1095">
            <text:p>7,10950000</text:p>
          </table:table-cell>
          <table:table-cell office:value-type="float" office:value="0.30165272">
            <text:p>0,30165272</text:p>
          </table:table-cell>
          <table:table-cell office:value-type="float" office:value="0.30282543">
            <text:p>0,302825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125">
            <text:p>1,41250000</text:p>
          </table:table-cell>
          <table:table-cell office:value-type="float" office:value="1.413">
            <text:p>1,41300000</text:p>
          </table:table-cell>
          <table:table-cell office:value-type="float" office:value="3.0292475">
            <text:p>3,02924750</text:p>
          </table:table-cell>
          <table:table-cell office:value-type="float" office:value="3.03795">
            <text:p>3,03795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9.2921">
            <text:p>9,29210000</text:p>
          </table:table-cell>
          <table:table-cell office:value-type="float" office:value="9.317">
            <text:p>9,31700000</text:p>
          </table:table-cell>
          <table:table-cell office:value-type="float" office:value="0.23018139">
            <text:p>0,23018139</text:p>
          </table:table-cell>
          <table:table-cell office:value-type="float" office:value="0.23137934">
            <text:p>0,231379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693">
            <text:p>1,16930000</text:p>
          </table:table-cell>
          <table:table-cell office:value-type="float" office:value="1.1697">
            <text:p>1,16970000</text:p>
          </table:table-cell>
          <table:table-cell office:value-type="float" office:value="1.83346157">
            <text:p>1,83346157</text:p>
          </table:table-cell>
          <table:table-cell office:value-type="float" office:value="1.83870692">
            <text:p>1,838706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567.2">
            <text:p>1.567,20000000</text:p>
          </table:table-cell>
          <table:table-cell office:value-type="float" office:value="1568.7">
            <text:p>1.568,70000000</text:p>
          </table:table-cell>
          <table:table-cell office:value-type="float" office:value="0.00136712">
            <text:p>0,00136712</text:p>
          </table:table-cell>
          <table:table-cell office:value-type="float" office:value="0.00137187">
            <text:p>0,001371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93">
            <text:p>34,93000000</text:p>
          </table:table-cell>
          <table:table-cell office:value-type="float" office:value="34.95">
            <text:p>34,95000000</text:p>
          </table:table-cell>
          <table:table-cell office:value-type="float" office:value="0.06136195">
            <text:p>0,06136195</text:p>
          </table:table-cell>
          <table:table-cell office:value-type="float" office:value="0.06155167">
            <text:p>0,061551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7.86">
            <text:p>97,86000000</text:p>
          </table:table-cell>
          <table:table-cell office:value-type="float" office:value="97.88">
            <text:p>97,88000000</text:p>
          </table:table-cell>
          <table:table-cell office:value-type="float" office:value="0.0219105">
            <text:p>0,02191050</text:p>
          </table:table-cell>
          <table:table-cell office:value-type="float" office:value="0.02197016">
            <text:p>0,021970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65">
            <text:p>7,75650000</text:p>
          </table:table-cell>
          <table:table-cell office:value-type="float" office:value="7.7577">
            <text:p>7,75770000</text:p>
          </table:table-cell>
          <table:table-cell office:value-type="float" office:value="0.27644792">
            <text:p>0,27644792</text:p>
          </table:table-cell>
          <table:table-cell office:value-type="float" office:value="0.27718688">
            <text:p>0,277186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368">
            <text:p>0,63680000</text:p>
          </table:table-cell>
          <table:table-cell office:value-type="float" office:value="0.6372">
            <text:p>0,63720000</text:p>
          </table:table-cell>
          <table:table-cell office:value-type="float" office:value="1.36568128">
            <text:p>1,36568128</text:p>
          </table:table-cell>
          <table:table-cell office:value-type="float" office:value="1.36998">
            <text:p>1,3699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5986">
            <text:p>1,45986000</text:p>
          </table:table-cell>
          <table:table-cell office:value-type="string">
            <text:p><text:s text:c="7"/>----------------</text:p>
          </table:table-cell>
          <table:table-cell office:value-type="float" office:value="3.13081576">
            <text:p>3,13081576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552">
            <text:p>1,25520000</text:p>
          </table:table-cell>
          <table:table-cell office:value-type="float" office:value="1.2556">
            <text:p>1,25560000</text:p>
          </table:table-cell>
          <table:table-cell office:value-type="float" office:value="2.69190192">
            <text:p>2,69190192</text:p>
          </table:table-cell>
          <table:table-cell office:value-type="float" office:value="2.69954">
            <text:p>2,69954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4032009" table:style-name="ta20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04T16:30:00">
            <text:p>04/03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4/03/2009</text:p>
          </table:table-cell>
          <table:table-cell table:style-name="ce1"/>
          <table:table-cell table:style-name="ce1" office:value-type="string">
            <text:p>Fecha Valor : 06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08">
            <text:p>3,60800000</text:p>
          </table:table-cell>
          <table:table-cell office:value-type="float" office:value="3.614">
            <text:p>3,61400000</text:p>
          </table:table-cell>
          <table:table-cell office:value-type="float" office:value="0.5934145">
            <text:p>0,59341450</text:p>
          </table:table-cell>
          <table:table-cell office:value-type="float" office:value="0.595898">
            <text:p>0,595898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687">
            <text:p>2,36870000</text:p>
          </table:table-cell>
          <table:table-cell office:value-type="float" office:value="2.3712">
            <text:p>2,37120000</text:p>
          </table:table-cell>
          <table:table-cell office:value-type="float" office:value="0.90443657">
            <text:p>0,90443657</text:p>
          </table:table-cell>
          <table:table-cell office:value-type="float" office:value="0.90767087">
            <text:p>0,907670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747">
            <text:p>1,27470000</text:p>
          </table:table-cell>
          <table:table-cell office:value-type="float" office:value="1.2753">
            <text:p>1,27530000</text:p>
          </table:table-cell>
          <table:table-cell office:value-type="float" office:value="1.68164353">
            <text:p>1,68164353</text:p>
          </table:table-cell>
          <table:table-cell office:value-type="float" office:value="1.68667137">
            <text:p>1,686671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65.5">
            <text:p>2.565,50000000</text:p>
          </table:table-cell>
          <table:table-cell office:value-type="float" office:value="2570.5">
            <text:p>2.570,50000000</text:p>
          </table:table-cell>
          <table:table-cell office:value-type="float" office:value="0.00083431">
            <text:p>0,00083431</text:p>
          </table:table-cell>
          <table:table-cell office:value-type="float" office:value="0.00083804">
            <text:p>0,000838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08.3">
            <text:p>608,30000000</text:p>
          </table:table-cell>
          <table:table-cell office:value-type="float" office:value="609.8">
            <text:p>609,80000000</text:p>
          </table:table-cell>
          <table:table-cell office:value-type="float" office:value="0.00351689">
            <text:p>0,00351689</text:p>
          </table:table-cell>
          <table:table-cell office:value-type="float" office:value="0.00353444">
            <text:p>0,003534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5.2305">
            <text:p>15,23050000</text:p>
          </table:table-cell>
          <table:table-cell office:value-type="float" office:value="15.245">
            <text:p>15,24500000</text:p>
          </table:table-cell>
          <table:table-cell office:value-type="float" office:value="0.14067563">
            <text:p>0,14067563</text:p>
          </table:table-cell>
          <table:table-cell office:value-type="float" office:value="0.14116411">
            <text:p>0,141164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515">
            <text:p>3,25150000</text:p>
          </table:table-cell>
          <table:table-cell office:value-type="float" office:value="3.257">
            <text:p>3,25700000</text:p>
          </table:table-cell>
          <table:table-cell office:value-type="float" office:value="0.6584587">
            <text:p>0,65845870</text:p>
          </table:table-cell>
          <table:table-cell office:value-type="float" office:value="0.66123328">
            <text:p>0,661233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53">
            <text:p>35,53000000</text:p>
          </table:table-cell>
          <table:table-cell office:value-type="float" office:value="35.9">
            <text:p>35,90000000</text:p>
          </table:table-cell>
          <table:table-cell office:value-type="float" office:value="0.05973816">
            <text:p>0,05973816</text:p>
          </table:table-cell>
          <table:table-cell office:value-type="float" office:value="0.06051224">
            <text:p>0,060512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4">
            <text:p>6,04000000</text:p>
          </table:table-cell>
          <table:table-cell office:value-type="float" office:value="6.26">
            <text:p>6,26000000</text:p>
          </table:table-cell>
          <table:table-cell office:value-type="float" office:value="0.34258786">
            <text:p>0,34258786</text:p>
          </table:table-cell>
          <table:table-cell office:value-type="float" office:value="0.35596026">
            <text:p>0,355960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">
            <text:p>24,00000000</text:p>
          </table:table-cell>
          <table:table-cell office:value-type="float" office:value="24.2">
            <text:p>24,20000000</text:p>
          </table:table-cell>
          <table:table-cell office:value-type="float" office:value="0.08861983">
            <text:p>0,08861983</text:p>
          </table:table-cell>
          <table:table-cell office:value-type="float" office:value="0.08958333">
            <text:p>0,089583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611">
            <text:p>21,61100000</text:p>
          </table:table-cell>
          <table:table-cell office:value-type="float" office:value="21.656">
            <text:p>21,65600000</text:p>
          </table:table-cell>
          <table:table-cell office:value-type="float" office:value="0.09903029">
            <text:p>0,09903029</text:p>
          </table:table-cell>
          <table:table-cell office:value-type="float" office:value="0.09948637">
            <text:p>0,099486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8931">
            <text:p>5,89310000</text:p>
          </table:table-cell>
          <table:table-cell office:value-type="float" office:value="5.8944">
            <text:p>5,89440000</text:p>
          </table:table-cell>
          <table:table-cell office:value-type="float" office:value="0.36383686">
            <text:p>0,36383686</text:p>
          </table:table-cell>
          <table:table-cell office:value-type="float" office:value="0.36483345">
            <text:p>0,364833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0357">
            <text:p>7,03570000</text:p>
          </table:table-cell>
          <table:table-cell office:value-type="float" office:value="7.06">
            <text:p>7,06000000</text:p>
          </table:table-cell>
          <table:table-cell office:value-type="float" office:value="0.30376771">
            <text:p>0,30376771</text:p>
          </table:table-cell>
          <table:table-cell office:value-type="float" office:value="0.30558438">
            <text:p>0,305584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169">
            <text:p>1,41690000</text:p>
          </table:table-cell>
          <table:table-cell office:value-type="float" office:value="1.4174">
            <text:p>1,41740000</text:p>
          </table:table-cell>
          <table:table-cell office:value-type="float" office:value="3.03868374">
            <text:p>3,03868374</text:p>
          </table:table-cell>
          <table:table-cell office:value-type="float" office:value="3.04741">
            <text:p>3,04741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9.0326">
            <text:p>9,03260000</text:p>
          </table:table-cell>
          <table:table-cell office:value-type="float" office:value="9.0386">
            <text:p>9,03860000</text:p>
          </table:table-cell>
          <table:table-cell office:value-type="float" office:value="0.23727126">
            <text:p>0,23727126</text:p>
          </table:table-cell>
          <table:table-cell office:value-type="float" office:value="0.2380267">
            <text:p>0,238026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706">
            <text:p>1,17060000</text:p>
          </table:table-cell>
          <table:table-cell office:value-type="float" office:value="1.1711">
            <text:p>1,17110000</text:p>
          </table:table-cell>
          <table:table-cell office:value-type="float" office:value="1.83126975">
            <text:p>1,83126975</text:p>
          </table:table-cell>
          <table:table-cell office:value-type="float" office:value="1.83666496">
            <text:p>1,836664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550.9">
            <text:p>1.550,90000000</text:p>
          </table:table-cell>
          <table:table-cell office:value-type="float" office:value="1551.7">
            <text:p>1.551,70000000</text:p>
          </table:table-cell>
          <table:table-cell office:value-type="float" office:value="0.0013821">
            <text:p>0,00138210</text:p>
          </table:table-cell>
          <table:table-cell office:value-type="float" office:value="0.00138629">
            <text:p>0,001386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5.055">
            <text:p>35,05500000</text:p>
          </table:table-cell>
          <table:table-cell office:value-type="float" office:value="35.061">
            <text:p>35,06100000</text:p>
          </table:table-cell>
          <table:table-cell office:value-type="float" office:value="0.06116768">
            <text:p>0,06116768</text:p>
          </table:table-cell>
          <table:table-cell office:value-type="float" office:value="0.06133219">
            <text:p>0,061332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9.08">
            <text:p>99,08000000</text:p>
          </table:table-cell>
          <table:table-cell office:value-type="float" office:value="99.12">
            <text:p>99,12000000</text:p>
          </table:table-cell>
          <table:table-cell office:value-type="float" office:value="0.0216364">
            <text:p>0,02163640</text:p>
          </table:table-cell>
          <table:table-cell office:value-type="float" office:value="0.02169964">
            <text:p>0,021699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86">
            <text:p>7,75860000</text:p>
          </table:table-cell>
          <table:table-cell office:value-type="float" office:value="7.7597">
            <text:p>7,75970000</text:p>
          </table:table-cell>
          <table:table-cell office:value-type="float" office:value="0.27637666">
            <text:p>0,27637666</text:p>
          </table:table-cell>
          <table:table-cell office:value-type="float" office:value="0.27711185">
            <text:p>0,27711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">
            <text:p>0,65000000</text:p>
          </table:table-cell>
          <table:table-cell office:value-type="float" office:value="0.6503">
            <text:p>0,65030000</text:p>
          </table:table-cell>
          <table:table-cell office:value-type="float" office:value="1.39399">
            <text:p>1,39399000</text:p>
          </table:table-cell>
          <table:table-cell office:value-type="float" office:value="1.398145">
            <text:p>1,39814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5797">
            <text:p>1,45797000</text:p>
          </table:table-cell>
          <table:table-cell office:value-type="string">
            <text:p><text:s text:c="7"/>----------------</text:p>
          </table:table-cell>
          <table:table-cell office:value-type="float" office:value="3.12676246">
            <text:p>3,12676246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64">
            <text:p>1,26400000</text:p>
          </table:table-cell>
          <table:table-cell office:value-type="float" office:value="1.2644">
            <text:p>1,26440000</text:p>
          </table:table-cell>
          <table:table-cell office:value-type="float" office:value="2.7107744">
            <text:p>2,71077440</text:p>
          </table:table-cell>
          <table:table-cell office:value-type="float" office:value="2.71846">
            <text:p>2,71846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3032009" table:style-name="ta21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03T16:30:00">
            <text:p>03/03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3/03/2009</text:p>
          </table:table-cell>
          <table:table-cell table:style-name="ce1"/>
          <table:table-cell table:style-name="ce1" office:value-type="string">
            <text:p>Fecha Valor : 05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06">
            <text:p>3,60600000</text:p>
          </table:table-cell>
          <table:table-cell office:value-type="float" office:value="3.612">
            <text:p>3,61200000</text:p>
          </table:table-cell>
          <table:table-cell office:value-type="float" office:value="0.59374308">
            <text:p>0,59374308</text:p>
          </table:table-cell>
          <table:table-cell office:value-type="float" office:value="0.59622851">
            <text:p>0,5962285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4175">
            <text:p>2,41750000</text:p>
          </table:table-cell>
          <table:table-cell office:value-type="float" office:value="2.4185">
            <text:p>2,41850000</text:p>
          </table:table-cell>
          <table:table-cell office:value-type="float" office:value="0.88674798">
            <text:p>0,88674798</text:p>
          </table:table-cell>
          <table:table-cell office:value-type="float" office:value="0.8893485">
            <text:p>0,889348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6">
            <text:p>6,96000000</text:p>
          </table:table-cell>
          <table:table-cell office:value-type="float" office:value="7.06">
            <text:p>7,06000000</text:p>
          </table:table-cell>
          <table:table-cell office:value-type="float" office:value="0.30376771">
            <text:p>0,30376771</text:p>
          </table:table-cell>
          <table:table-cell office:value-type="float" office:value="0.30890805">
            <text:p>0,308908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905">
            <text:p>1,29050000</text:p>
          </table:table-cell>
          <table:table-cell office:value-type="float" office:value="1.2911">
            <text:p>1,29110000</text:p>
          </table:table-cell>
          <table:table-cell office:value-type="float" office:value="1.66106421">
            <text:p>1,66106421</text:p>
          </table:table-cell>
          <table:table-cell office:value-type="float" office:value="1.66602092">
            <text:p>1,666020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608.15">
            <text:p>2.608,15000000</text:p>
          </table:table-cell>
          <table:table-cell office:value-type="float" office:value="2613.15">
            <text:p>2.613,15000000</text:p>
          </table:table-cell>
          <table:table-cell office:value-type="float" office:value="0.0008207">
            <text:p>0,00082070</text:p>
          </table:table-cell>
          <table:table-cell office:value-type="float" office:value="0.00082434">
            <text:p>0,000824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5.4">
            <text:p>615,40000000</text:p>
          </table:table-cell>
          <table:table-cell office:value-type="float" office:value="616.9">
            <text:p>616,90000000</text:p>
          </table:table-cell>
          <table:table-cell office:value-type="float" office:value="0.00347641">
            <text:p>0,00347641</text:p>
          </table:table-cell>
          <table:table-cell office:value-type="float" office:value="0.00349366">
            <text:p>0,003493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5.3928">
            <text:p>15,39280000</text:p>
          </table:table-cell>
          <table:table-cell office:value-type="float" office:value="15.4128">
            <text:p>15,41280000</text:p>
          </table:table-cell>
          <table:table-cell office:value-type="float" office:value="0.13914409">
            <text:p>0,13914409</text:p>
          </table:table-cell>
          <table:table-cell office:value-type="float" office:value="0.13967569">
            <text:p>0,139675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57">
            <text:p>3,25700000</text:p>
          </table:table-cell>
          <table:table-cell office:value-type="float" office:value="3.26">
            <text:p>3,26000000</text:p>
          </table:table-cell>
          <table:table-cell office:value-type="float" office:value="0.65785276">
            <text:p>0,65785276</text:p>
          </table:table-cell>
          <table:table-cell office:value-type="float" office:value="0.66011667">
            <text:p>0,660116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3">
            <text:p>35,43000000</text:p>
          </table:table-cell>
          <table:table-cell office:value-type="float" office:value="35.73">
            <text:p>35,73000000</text:p>
          </table:table-cell>
          <table:table-cell office:value-type="float" office:value="0.06002239">
            <text:p>0,06002239</text:p>
          </table:table-cell>
          <table:table-cell office:value-type="float" office:value="0.06068304">
            <text:p>0,060683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4">
            <text:p>6,04000000</text:p>
          </table:table-cell>
          <table:table-cell office:value-type="float" office:value="6.26">
            <text:p>6,26000000</text:p>
          </table:table-cell>
          <table:table-cell office:value-type="float" office:value="0.34258786">
            <text:p>0,34258786</text:p>
          </table:table-cell>
          <table:table-cell office:value-type="float" office:value="0.35596026">
            <text:p>0,355960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5">
            <text:p>23,50000000</text:p>
          </table:table-cell>
          <table:table-cell office:value-type="float" office:value="23.7">
            <text:p>23,70000000</text:p>
          </table:table-cell>
          <table:table-cell office:value-type="float" office:value="0.09048945">
            <text:p>0,09048945</text:p>
          </table:table-cell>
          <table:table-cell office:value-type="float" office:value="0.09148936">
            <text:p>0,0914893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2.182">
            <text:p>22,18200000</text:p>
          </table:table-cell>
          <table:table-cell office:value-type="float" office:value="22.228">
            <text:p>22,22800000</text:p>
          </table:table-cell>
          <table:table-cell office:value-type="float" office:value="0.09648191">
            <text:p>0,09648191</text:p>
          </table:table-cell>
          <table:table-cell office:value-type="float" office:value="0.09692544">
            <text:p>0,096925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9184">
            <text:p>5,91840000</text:p>
          </table:table-cell>
          <table:table-cell office:value-type="float" office:value="5.9224">
            <text:p>5,92240000</text:p>
          </table:table-cell>
          <table:table-cell office:value-type="float" office:value="0.36211671">
            <text:p>0,36211671</text:p>
          </table:table-cell>
          <table:table-cell office:value-type="float" office:value="0.36327386">
            <text:p>0,363273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1816">
            <text:p>7,18160000</text:p>
          </table:table-cell>
          <table:table-cell office:value-type="float" office:value="7.1973">
            <text:p>7,19730000</text:p>
          </table:table-cell>
          <table:table-cell office:value-type="float" office:value="0.29797285">
            <text:p>0,29797285</text:p>
          </table:table-cell>
          <table:table-cell office:value-type="float" office:value="0.29937618">
            <text:p>0,2993761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073">
            <text:p>1,40730000</text:p>
          </table:table-cell>
          <table:table-cell office:value-type="float" office:value="1.4078">
            <text:p>1,40780000</text:p>
          </table:table-cell>
          <table:table-cell office:value-type="float" office:value="3.01809558">
            <text:p>3,01809558</text:p>
          </table:table-cell>
          <table:table-cell office:value-type="float" office:value="3.02677">
            <text:p>3,0267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9.2227">
            <text:p>9,22270000</text:p>
          </table:table-cell>
          <table:table-cell office:value-type="float" office:value="9.2327">
            <text:p>9,23270000</text:p>
          </table:table-cell>
          <table:table-cell office:value-type="float" office:value="0.23228308">
            <text:p>0,23228308</text:p>
          </table:table-cell>
          <table:table-cell office:value-type="float" office:value="0.23312045">
            <text:p>0,233120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75">
            <text:p>1,17500000</text:p>
          </table:table-cell>
          <table:table-cell office:value-type="float" office:value="1.1755">
            <text:p>1,17550000</text:p>
          </table:table-cell>
          <table:table-cell office:value-type="float" office:value="1.82441514">
            <text:p>1,82441514</text:p>
          </table:table-cell>
          <table:table-cell office:value-type="float" office:value="1.82978723">
            <text:p>1,8297872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551.3">
            <text:p>1.551,30000000</text:p>
          </table:table-cell>
          <table:table-cell office:value-type="float" office:value="1552.6">
            <text:p>1.552,60000000</text:p>
          </table:table-cell>
          <table:table-cell office:value-type="float" office:value="0.0013813">
            <text:p>0,00138130</text:p>
          </table:table-cell>
          <table:table-cell office:value-type="float" office:value="0.00138593">
            <text:p>0,001385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5.08">
            <text:p>35,08000000</text:p>
          </table:table-cell>
          <table:table-cell office:value-type="float" office:value="35.1">
            <text:p>35,10000000</text:p>
          </table:table-cell>
          <table:table-cell office:value-type="float" office:value="0.06109972">
            <text:p>0,06109972</text:p>
          </table:table-cell>
          <table:table-cell office:value-type="float" office:value="0.06128848">
            <text:p>0,0612884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8.24">
            <text:p>98,24000000</text:p>
          </table:table-cell>
          <table:table-cell office:value-type="float" office:value="98.27">
            <text:p>98,27000000</text:p>
          </table:table-cell>
          <table:table-cell office:value-type="float" office:value="0.02182355">
            <text:p>0,02182355</text:p>
          </table:table-cell>
          <table:table-cell office:value-type="float" office:value="0.02188518">
            <text:p>0,0218851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78">
            <text:p>7,75780000</text:p>
          </table:table-cell>
          <table:table-cell office:value-type="float" office:value="7.7589">
            <text:p>7,75890000</text:p>
          </table:table-cell>
          <table:table-cell office:value-type="float" office:value="0.27640516">
            <text:p>0,27640516</text:p>
          </table:table-cell>
          <table:table-cell office:value-type="float" office:value="0.27714043">
            <text:p>0,277140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408">
            <text:p>0,64080000</text:p>
          </table:table-cell>
          <table:table-cell office:value-type="float" office:value="0.6411">
            <text:p>0,64110000</text:p>
          </table:table-cell>
          <table:table-cell office:value-type="float" office:value="1.37425968">
            <text:p>1,37425968</text:p>
          </table:table-cell>
          <table:table-cell office:value-type="float" office:value="1.378365">
            <text:p>1,37836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6291">
            <text:p>1,46291000</text:p>
          </table:table-cell>
          <table:table-cell office:value-type="string">
            <text:p><text:s text:c="7"/>----------------</text:p>
          </table:table-cell>
          <table:table-cell office:value-type="float" office:value="3.13735679">
            <text:p>3,13735679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584">
            <text:p>1,25840000</text:p>
          </table:table-cell>
          <table:table-cell office:value-type="float" office:value="1.2586">
            <text:p>1,25860000</text:p>
          </table:table-cell>
          <table:table-cell office:value-type="float" office:value="2.69876464">
            <text:p>2,69876464</text:p>
          </table:table-cell>
          <table:table-cell office:value-type="float" office:value="2.70599">
            <text:p>2,70599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2032009" table:style-name="ta22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3-02T16:30:00">
            <text:p>02/03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2/03/2009</text:p>
          </table:table-cell>
          <table:table-cell table:style-name="ce1"/>
          <table:table-cell table:style-name="ce1" office:value-type="string">
            <text:p>Fecha Valor : 04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6025">
            <text:p>3,60250000</text:p>
          </table:table-cell>
          <table:table-cell office:value-type="float" office:value="3.6045">
            <text:p>3,60450000</text:p>
          </table:table-cell>
          <table:table-cell office:value-type="float" office:value="0.5949785">
            <text:p>0,59497850</text:p>
          </table:table-cell>
          <table:table-cell office:value-type="float" office:value="0.59680777">
            <text:p>0,596807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4449">
            <text:p>2,44490000</text:p>
          </table:table-cell>
          <table:table-cell office:value-type="float" office:value="2.445">
            <text:p>2,44500000</text:p>
          </table:table-cell>
          <table:table-cell office:value-type="float" office:value="0.87713701">
            <text:p>0,87713701</text:p>
          </table:table-cell>
          <table:table-cell office:value-type="float" office:value="0.87938157">
            <text:p>0,8793815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7">
            <text:p>7,00000000</text:p>
          </table:table-cell>
          <table:table-cell office:value-type="float" office:value="7.1">
            <text:p>7,10000000</text:p>
          </table:table-cell>
          <table:table-cell office:value-type="float" office:value="0.30205634">
            <text:p>0,30205634</text:p>
          </table:table-cell>
          <table:table-cell office:value-type="float" office:value="0.30714286">
            <text:p>0,307142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909">
            <text:p>1,29090000</text:p>
          </table:table-cell>
          <table:table-cell office:value-type="float" office:value="1.2914">
            <text:p>1,29140000</text:p>
          </table:table-cell>
          <table:table-cell office:value-type="float" office:value="1.66067833">
            <text:p>1,66067833</text:p>
          </table:table-cell>
          <table:table-cell office:value-type="float" office:value="1.66550469">
            <text:p>1,665504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87.85">
            <text:p>2.587,85000000</text:p>
          </table:table-cell>
          <table:table-cell office:value-type="float" office:value="2592.85">
            <text:p>2.592,85000000</text:p>
          </table:table-cell>
          <table:table-cell office:value-type="float" office:value="0.00082712">
            <text:p>0,00082712</text:p>
          </table:table-cell>
          <table:table-cell office:value-type="float" office:value="0.00083081">
            <text:p>0,000830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05.5">
            <text:p>605,50000000</text:p>
          </table:table-cell>
          <table:table-cell office:value-type="float" office:value="607">
            <text:p>607,00000000</text:p>
          </table:table-cell>
          <table:table-cell office:value-type="float" office:value="0.00353311">
            <text:p>0,00353311</text:p>
          </table:table-cell>
          <table:table-cell office:value-type="float" office:value="0.00355078">
            <text:p>0,0035507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5.4427">
            <text:p>15,44270000</text:p>
          </table:table-cell>
          <table:table-cell office:value-type="float" office:value="15.4477">
            <text:p>15,44770000</text:p>
          </table:table-cell>
          <table:table-cell office:value-type="float" office:value="0.13882973">
            <text:p>0,13882973</text:p>
          </table:table-cell>
          <table:table-cell office:value-type="float" office:value="0.13922436">
            <text:p>0,1392243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491">
            <text:p>3,24910000</text:p>
          </table:table-cell>
          <table:table-cell office:value-type="float" office:value="3.252">
            <text:p>3,25200000</text:p>
          </table:table-cell>
          <table:table-cell office:value-type="float" office:value="0.65947109">
            <text:p>0,65947109</text:p>
          </table:table-cell>
          <table:table-cell office:value-type="float" office:value="0.66172171">
            <text:p>0,661721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5">
            <text:p>35,50000000</text:p>
          </table:table-cell>
          <table:table-cell office:value-type="float" office:value="35.95">
            <text:p>35,95000000</text:p>
          </table:table-cell>
          <table:table-cell office:value-type="float" office:value="0.05965508">
            <text:p>0,05965508</text:p>
          </table:table-cell>
          <table:table-cell office:value-type="float" office:value="0.06056338">
            <text:p>0,060563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4">
            <text:p>6,04000000</text:p>
          </table:table-cell>
          <table:table-cell office:value-type="float" office:value="6.26">
            <text:p>6,26000000</text:p>
          </table:table-cell>
          <table:table-cell office:value-type="float" office:value="0.34258786">
            <text:p>0,34258786</text:p>
          </table:table-cell>
          <table:table-cell office:value-type="float" office:value="0.35596026">
            <text:p>0,355960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5">
            <text:p>23,50000000</text:p>
          </table:table-cell>
          <table:table-cell office:value-type="float" office:value="23.7">
            <text:p>23,70000000</text:p>
          </table:table-cell>
          <table:table-cell office:value-type="float" office:value="0.09048945">
            <text:p>0,09048945</text:p>
          </table:table-cell>
          <table:table-cell office:value-type="float" office:value="0.09148936">
            <text:p>0,0914893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2.43">
            <text:p>22,43000000</text:p>
          </table:table-cell>
          <table:table-cell office:value-type="float" office:value="22.476">
            <text:p>22,47600000</text:p>
          </table:table-cell>
          <table:table-cell office:value-type="float" office:value="0.09541733">
            <text:p>0,09541733</text:p>
          </table:table-cell>
          <table:table-cell office:value-type="float" office:value="0.09585377">
            <text:p>0,095853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9227">
            <text:p>5,92270000</text:p>
          </table:table-cell>
          <table:table-cell office:value-type="float" office:value="5.9267">
            <text:p>5,92670000</text:p>
          </table:table-cell>
          <table:table-cell office:value-type="float" office:value="0.36185398">
            <text:p>0,36185398</text:p>
          </table:table-cell>
          <table:table-cell office:value-type="float" office:value="0.36301011">
            <text:p>0,363010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1941">
            <text:p>7,19410000</text:p>
          </table:table-cell>
          <table:table-cell office:value-type="float" office:value="7.2042">
            <text:p>7,20420000</text:p>
          </table:table-cell>
          <table:table-cell office:value-type="float" office:value="0.29768746">
            <text:p>0,29768746</text:p>
          </table:table-cell>
          <table:table-cell office:value-type="float" office:value="0.29885601">
            <text:p>0,298856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048">
            <text:p>1,40480000</text:p>
          </table:table-cell>
          <table:table-cell office:value-type="float" office:value="1.4051">
            <text:p>1,40510000</text:p>
          </table:table-cell>
          <table:table-cell office:value-type="float" office:value="3.01273408">
            <text:p>3,01273408</text:p>
          </table:table-cell>
          <table:table-cell office:value-type="float" office:value="3.020965">
            <text:p>3,02096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9.2255">
            <text:p>9,22550000</text:p>
          </table:table-cell>
          <table:table-cell office:value-type="float" office:value="9.2315">
            <text:p>9,23150000</text:p>
          </table:table-cell>
          <table:table-cell office:value-type="float" office:value="0.23231328">
            <text:p>0,23231328</text:p>
          </table:table-cell>
          <table:table-cell office:value-type="float" office:value="0.2330497">
            <text:p>0,233049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758">
            <text:p>1,17580000</text:p>
          </table:table-cell>
          <table:table-cell office:value-type="float" office:value="1.1766">
            <text:p>1,17660000</text:p>
          </table:table-cell>
          <table:table-cell office:value-type="float" office:value="1.8227095">
            <text:p>1,82270950</text:p>
          </table:table-cell>
          <table:table-cell office:value-type="float" office:value="1.82854227">
            <text:p>1,828542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570.2">
            <text:p>1.570,20000000</text:p>
          </table:table-cell>
          <table:table-cell office:value-type="float" office:value="1571.2">
            <text:p>1.571,20000000</text:p>
          </table:table-cell>
          <table:table-cell office:value-type="float" office:value="0.00136494">
            <text:p>0,00136494</text:p>
          </table:table-cell>
          <table:table-cell office:value-type="float" office:value="0.00136925">
            <text:p>0,001369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5.21">
            <text:p>35,21000000</text:p>
          </table:table-cell>
          <table:table-cell office:value-type="float" office:value="35.23">
            <text:p>35,23000000</text:p>
          </table:table-cell>
          <table:table-cell office:value-type="float" office:value="0.06087425">
            <text:p>0,06087425</text:p>
          </table:table-cell>
          <table:table-cell office:value-type="float" office:value="0.0610622">
            <text:p>0,06106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7.41">
            <text:p>97,41000000</text:p>
          </table:table-cell>
          <table:table-cell office:value-type="float" office:value="97.45">
            <text:p>97,45000000</text:p>
          </table:table-cell>
          <table:table-cell office:value-type="float" office:value="0.02200718">
            <text:p>0,02200718</text:p>
          </table:table-cell>
          <table:table-cell office:value-type="float" office:value="0.02207166">
            <text:p>0,022071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65">
            <text:p>7,75650000</text:p>
          </table:table-cell>
          <table:table-cell office:value-type="float" office:value="7.757">
            <text:p>7,75700000</text:p>
          </table:table-cell>
          <table:table-cell office:value-type="float" office:value="0.27647286">
            <text:p>0,27647286</text:p>
          </table:table-cell>
          <table:table-cell office:value-type="float" office:value="0.27718688">
            <text:p>0,277186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291">
            <text:p>0,62910000</text:p>
          </table:table-cell>
          <table:table-cell office:value-type="float" office:value="0.6296">
            <text:p>0,62960000</text:p>
          </table:table-cell>
          <table:table-cell office:value-type="float" office:value="1.34916786">
            <text:p>1,34916786</text:p>
          </table:table-cell>
          <table:table-cell office:value-type="float" office:value="1.35364">
            <text:p>1,35364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6577">
            <text:p>1,46577000</text:p>
          </table:table-cell>
          <table:table-cell office:value-type="string">
            <text:p><text:s text:c="7"/>----------------</text:p>
          </table:table-cell>
          <table:table-cell office:value-type="float" office:value="3.14349034">
            <text:p>3,14349034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576">
            <text:p>1,25760000</text:p>
          </table:table-cell>
          <table:table-cell office:value-type="float" office:value="1.2578">
            <text:p>1,25780000</text:p>
          </table:table-cell>
          <table:table-cell office:value-type="float" office:value="2.69704896">
            <text:p>2,69704896</text:p>
          </table:table-cell>
          <table:table-cell office:value-type="float" office:value="2.70427">
            <text:p>2,7042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7022009" table:style-name="ta23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27T16:30:00">
            <text:p>27/02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7/02/2009</text:p>
          </table:table-cell>
          <table:table-cell table:style-name="ce1"/>
          <table:table-cell table:style-name="ce1" office:value-type="string">
            <text:p>Fecha Valor : 03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5615">
            <text:p>3,56150000</text:p>
          </table:table-cell>
          <table:table-cell office:value-type="float" office:value="3.5645">
            <text:p>3,56450000</text:p>
          </table:table-cell>
          <table:table-cell office:value-type="float" office:value="0.60165521">
            <text:p>0,60165521</text:p>
          </table:table-cell>
          <table:table-cell office:value-type="float" office:value="0.60367823">
            <text:p>0,6036782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838">
            <text:p>2,38380000</text:p>
          </table:table-cell>
          <table:table-cell office:value-type="float" office:value="2.3863">
            <text:p>2,38630000</text:p>
          </table:table-cell>
          <table:table-cell office:value-type="float" office:value="0.89871349">
            <text:p>0,89871349</text:p>
          </table:table-cell>
          <table:table-cell office:value-type="float" office:value="0.9019213">
            <text:p>0,90192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7">
            <text:p>7,00000000</text:p>
          </table:table-cell>
          <table:table-cell office:value-type="float" office:value="7.1">
            <text:p>7,10000000</text:p>
          </table:table-cell>
          <table:table-cell office:value-type="float" office:value="0.30205634">
            <text:p>0,30205634</text:p>
          </table:table-cell>
          <table:table-cell office:value-type="float" office:value="0.30714286">
            <text:p>0,307142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713">
            <text:p>1,27130000</text:p>
          </table:table-cell>
          <table:table-cell office:value-type="float" office:value="1.2721">
            <text:p>1,27210000</text:p>
          </table:table-cell>
          <table:table-cell office:value-type="float" office:value="1.68587375">
            <text:p>1,68587375</text:p>
          </table:table-cell>
          <table:table-cell office:value-type="float" office:value="1.69118225">
            <text:p>1,69118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51.6">
            <text:p>2.551,60000000</text:p>
          </table:table-cell>
          <table:table-cell office:value-type="float" office:value="2556.7">
            <text:p>2.556,70000000</text:p>
          </table:table-cell>
          <table:table-cell office:value-type="float" office:value="0.00083882">
            <text:p>0,00083882</text:p>
          </table:table-cell>
          <table:table-cell office:value-type="float" office:value="0.00084261">
            <text:p>0,000842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96.05">
            <text:p>596,05000000</text:p>
          </table:table-cell>
          <table:table-cell office:value-type="float" office:value="597.55">
            <text:p>597,55000000</text:p>
          </table:table-cell>
          <table:table-cell office:value-type="float" office:value="0.00358899">
            <text:p>0,00358899</text:p>
          </table:table-cell>
          <table:table-cell office:value-type="float" office:value="0.00360708">
            <text:p>0,003607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5.2288">
            <text:p>15,22880000</text:p>
          </table:table-cell>
          <table:table-cell office:value-type="float" office:value="15.2338">
            <text:p>15,23380000</text:p>
          </table:table-cell>
          <table:table-cell office:value-type="float" office:value="0.14077906">
            <text:p>0,14077906</text:p>
          </table:table-cell>
          <table:table-cell office:value-type="float" office:value="0.14117987">
            <text:p>0,141179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49">
            <text:p>3,24900000</text:p>
          </table:table-cell>
          <table:table-cell office:value-type="float" office:value="3.252">
            <text:p>3,25200000</text:p>
          </table:table-cell>
          <table:table-cell office:value-type="float" office:value="0.65947109">
            <text:p>0,65947109</text:p>
          </table:table-cell>
          <table:table-cell office:value-type="float" office:value="0.66174207">
            <text:p>0,661742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55">
            <text:p>35,55000000</text:p>
          </table:table-cell>
          <table:table-cell office:value-type="float" office:value="35.95">
            <text:p>35,95000000</text:p>
          </table:table-cell>
          <table:table-cell office:value-type="float" office:value="0.05965508">
            <text:p>0,05965508</text:p>
          </table:table-cell>
          <table:table-cell office:value-type="float" office:value="0.0604782">
            <text:p>0,060478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4">
            <text:p>6,04000000</text:p>
          </table:table-cell>
          <table:table-cell office:value-type="float" office:value="6.26">
            <text:p>6,26000000</text:p>
          </table:table-cell>
          <table:table-cell office:value-type="float" office:value="0.34258786">
            <text:p>0,34258786</text:p>
          </table:table-cell>
          <table:table-cell office:value-type="float" office:value="0.35596026">
            <text:p>0,355960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5">
            <text:p>23,50000000</text:p>
          </table:table-cell>
          <table:table-cell office:value-type="float" office:value="23.7">
            <text:p>23,70000000</text:p>
          </table:table-cell>
          <table:table-cell office:value-type="float" office:value="0.09048945">
            <text:p>0,09048945</text:p>
          </table:table-cell>
          <table:table-cell office:value-type="float" office:value="0.09148936">
            <text:p>0,0914893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2.135">
            <text:p>22,13500000</text:p>
          </table:table-cell>
          <table:table-cell office:value-type="float" office:value="22.194">
            <text:p>22,19400000</text:p>
          </table:table-cell>
          <table:table-cell office:value-type="float" office:value="0.09662972">
            <text:p>0,09662972</text:p>
          </table:table-cell>
          <table:table-cell office:value-type="float" office:value="0.09713124">
            <text:p>0,097131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8764">
            <text:p>5,87640000</text:p>
          </table:table-cell>
          <table:table-cell office:value-type="float" office:value="5.8782">
            <text:p>5,87820000</text:p>
          </table:table-cell>
          <table:table-cell office:value-type="float" office:value="0.36483958">
            <text:p>0,36483958</text:p>
          </table:table-cell>
          <table:table-cell office:value-type="float" office:value="0.36587026">
            <text:p>0,365870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0196">
            <text:p>7,01960000</text:p>
          </table:table-cell>
          <table:table-cell office:value-type="float" office:value="7.0379">
            <text:p>7,03790000</text:p>
          </table:table-cell>
          <table:table-cell office:value-type="float" office:value="0.30472158">
            <text:p>0,30472158</text:p>
          </table:table-cell>
          <table:table-cell office:value-type="float" office:value="0.30628526">
            <text:p>0,306285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315">
            <text:p>1,43150000</text:p>
          </table:table-cell>
          <table:table-cell office:value-type="float" office:value="1.432">
            <text:p>1,43200000</text:p>
          </table:table-cell>
          <table:table-cell office:value-type="float" office:value="3.0699949">
            <text:p>3,06999490</text:p>
          </table:table-cell>
          <table:table-cell office:value-type="float" office:value="3.0788">
            <text:p>3,0788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9976">
            <text:p>8,99760000</text:p>
          </table:table-cell>
          <table:table-cell office:value-type="float" office:value="9.0181">
            <text:p>9,01810000</text:p>
          </table:table-cell>
          <table:table-cell office:value-type="float" office:value="0.23781063">
            <text:p>0,23781063</text:p>
          </table:table-cell>
          <table:table-cell office:value-type="float" office:value="0.23895261">
            <text:p>0,238952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696">
            <text:p>1,16960000</text:p>
          </table:table-cell>
          <table:table-cell office:value-type="float" office:value="1.1702">
            <text:p>1,17020000</text:p>
          </table:table-cell>
          <table:table-cell office:value-type="float" office:value="1.83267817">
            <text:p>1,83267817</text:p>
          </table:table-cell>
          <table:table-cell office:value-type="float" office:value="1.83823529">
            <text:p>1,838235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532.8">
            <text:p>1.532,80000000</text:p>
          </table:table-cell>
          <table:table-cell office:value-type="float" office:value="1534.3">
            <text:p>1.534,30000000</text:p>
          </table:table-cell>
          <table:table-cell office:value-type="float" office:value="0.00139777">
            <text:p>0,00139777</text:p>
          </table:table-cell>
          <table:table-cell office:value-type="float" office:value="0.00140266">
            <text:p>0,001402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98">
            <text:p>34,98000000</text:p>
          </table:table-cell>
          <table:table-cell office:value-type="float" office:value="35.01">
            <text:p>35,01000000</text:p>
          </table:table-cell>
          <table:table-cell office:value-type="float" office:value="0.06125678">
            <text:p>0,06125678</text:p>
          </table:table-cell>
          <table:table-cell office:value-type="float" office:value="0.06146369">
            <text:p>0,061463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7.63">
            <text:p>97,63000000</text:p>
          </table:table-cell>
          <table:table-cell office:value-type="float" office:value="97.67">
            <text:p>97,67000000</text:p>
          </table:table-cell>
          <table:table-cell office:value-type="float" office:value="0.02195761">
            <text:p>0,02195761</text:p>
          </table:table-cell>
          <table:table-cell office:value-type="float" office:value="0.02202192">
            <text:p>0,02202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45">
            <text:p>7,75450000</text:p>
          </table:table-cell>
          <table:table-cell office:value-type="float" office:value="7.7558">
            <text:p>7,75580000</text:p>
          </table:table-cell>
          <table:table-cell office:value-type="float" office:value="0.27651564">
            <text:p>0,27651564</text:p>
          </table:table-cell>
          <table:table-cell office:value-type="float" office:value="0.27725837">
            <text:p>0,277258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393">
            <text:p>0,63930000</text:p>
          </table:table-cell>
          <table:table-cell office:value-type="float" office:value="0.6398">
            <text:p>0,63980000</text:p>
          </table:table-cell>
          <table:table-cell office:value-type="float" office:value="1.37104278">
            <text:p>1,37104278</text:p>
          </table:table-cell>
          <table:table-cell office:value-type="float" office:value="1.37557">
            <text:p>1,3755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6736">
            <text:p>1,46736000</text:p>
          </table:table-cell>
          <table:table-cell office:value-type="string">
            <text:p><text:s text:c="7"/>----------------</text:p>
          </table:table-cell>
          <table:table-cell office:value-type="float" office:value="3.14690026">
            <text:p>3,14690026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675">
            <text:p>1,26750000</text:p>
          </table:table-cell>
          <table:table-cell office:value-type="float" office:value="1.2677">
            <text:p>1,26770000</text:p>
          </table:table-cell>
          <table:table-cell office:value-type="float" office:value="2.7182805">
            <text:p>2,71828050</text:p>
          </table:table-cell>
          <table:table-cell office:value-type="float" office:value="2.725555">
            <text:p>2,72555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6022009" table:style-name="ta24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26T16:31:00">
            <text:p>26/02/2009 04:31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6/02/2009</text:p>
          </table:table-cell>
          <table:table-cell table:style-name="ce1"/>
          <table:table-cell table:style-name="ce1" office:value-type="string">
            <text:p>Fecha Valor : 02/03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5525">
            <text:p>3,55250000</text:p>
          </table:table-cell>
          <table:table-cell office:value-type="float" office:value="3.5585">
            <text:p>3,55850000</text:p>
          </table:table-cell>
          <table:table-cell office:value-type="float" office:value="0.60266966">
            <text:p>0,60266966</text:p>
          </table:table-cell>
          <table:table-cell office:value-type="float" office:value="0.6052076">
            <text:p>0,605207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552">
            <text:p>2,35520000</text:p>
          </table:table-cell>
          <table:table-cell office:value-type="float" office:value="2.3557">
            <text:p>2,35570000</text:p>
          </table:table-cell>
          <table:table-cell office:value-type="float" office:value="0.91038757">
            <text:p>0,91038757</text:p>
          </table:table-cell>
          <table:table-cell office:value-type="float" office:value="0.91287364">
            <text:p>0,912873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529">
            <text:p>1,25290000</text:p>
          </table:table-cell>
          <table:table-cell office:value-type="float" office:value="1.2534">
            <text:p>1,25340000</text:p>
          </table:table-cell>
          <table:table-cell office:value-type="float" office:value="1.71102601">
            <text:p>1,71102601</text:p>
          </table:table-cell>
          <table:table-cell office:value-type="float" office:value="1.71601884">
            <text:p>1,7160188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49.5">
            <text:p>2.549,50000000</text:p>
          </table:table-cell>
          <table:table-cell office:value-type="float" office:value="2554.5">
            <text:p>2.554,50000000</text:p>
          </table:table-cell>
          <table:table-cell office:value-type="float" office:value="0.00083954">
            <text:p>0,00083954</text:p>
          </table:table-cell>
          <table:table-cell office:value-type="float" office:value="0.0008433">
            <text:p>0,000843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96.05">
            <text:p>596,05000000</text:p>
          </table:table-cell>
          <table:table-cell office:value-type="float" office:value="597.55">
            <text:p>597,55000000</text:p>
          </table:table-cell>
          <table:table-cell office:value-type="float" office:value="0.00358899">
            <text:p>0,00358899</text:p>
          </table:table-cell>
          <table:table-cell office:value-type="float" office:value="0.00360708">
            <text:p>0,003607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965">
            <text:p>14,96500000</text:p>
          </table:table-cell>
          <table:table-cell office:value-type="float" office:value="14.985">
            <text:p>14,98500000</text:p>
          </table:table-cell>
          <table:table-cell office:value-type="float" office:value="0.14311645">
            <text:p>0,14311645</text:p>
          </table:table-cell>
          <table:table-cell office:value-type="float" office:value="0.14366856">
            <text:p>0,143668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435">
            <text:p>3,24350000</text:p>
          </table:table-cell>
          <table:table-cell office:value-type="float" office:value="3.2455">
            <text:p>3,24550000</text:p>
          </table:table-cell>
          <table:table-cell office:value-type="float" office:value="0.66079187">
            <text:p>0,66079187</text:p>
          </table:table-cell>
          <table:table-cell office:value-type="float" office:value="0.66286419">
            <text:p>0,662864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">
            <text:p>35,40000000</text:p>
          </table:table-cell>
          <table:table-cell office:value-type="float" office:value="35.7">
            <text:p>35,70000000</text:p>
          </table:table-cell>
          <table:table-cell office:value-type="float" office:value="0.06007283">
            <text:p>0,06007283</text:p>
          </table:table-cell>
          <table:table-cell office:value-type="float" office:value="0.06073446">
            <text:p>0,060734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5">
            <text:p>6,05000000</text:p>
          </table:table-cell>
          <table:table-cell office:value-type="float" office:value="6.25">
            <text:p>6,25000000</text:p>
          </table:table-cell>
          <table:table-cell office:value-type="float" office:value="0.343136">
            <text:p>0,34313600</text:p>
          </table:table-cell>
          <table:table-cell office:value-type="float" office:value="0.3553719">
            <text:p>0,355371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2">
            <text:p>23,20000000</text:p>
          </table:table-cell>
          <table:table-cell office:value-type="float" office:value="23.4">
            <text:p>23,40000000</text:p>
          </table:table-cell>
          <table:table-cell office:value-type="float" office:value="0.09164957">
            <text:p>0,09164957</text:p>
          </table:table-cell>
          <table:table-cell office:value-type="float" office:value="0.09267241">
            <text:p>0,092672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6">
            <text:p>1,76000000</text:p>
          </table:table-cell>
          <table:table-cell office:value-type="float" office:value="1.21852273">
            <text:p>1,21852273</text:p>
          </table:table-cell>
          <table:table-cell office:value-type="float" office:value="1.22159091">
            <text:p>1,221590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2.105">
            <text:p>22,10500000</text:p>
          </table:table-cell>
          <table:table-cell office:value-type="float" office:value="22.154">
            <text:p>22,15400000</text:p>
          </table:table-cell>
          <table:table-cell office:value-type="float" office:value="0.09680419">
            <text:p>0,09680419</text:p>
          </table:table-cell>
          <table:table-cell office:value-type="float" office:value="0.09726306">
            <text:p>0,0972630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8452">
            <text:p>5,84520000</text:p>
          </table:table-cell>
          <table:table-cell office:value-type="float" office:value="5.847">
            <text:p>5,84700000</text:p>
          </table:table-cell>
          <table:table-cell office:value-type="float" office:value="0.36678639">
            <text:p>0,36678639</text:p>
          </table:table-cell>
          <table:table-cell office:value-type="float" office:value="0.36782317">
            <text:p>0,367823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9471">
            <text:p>6,94710000</text:p>
          </table:table-cell>
          <table:table-cell office:value-type="float" office:value="6.9501">
            <text:p>6,95010000</text:p>
          </table:table-cell>
          <table:table-cell office:value-type="float" office:value="0.3085711">
            <text:p>0,30857110</text:p>
          </table:table-cell>
          <table:table-cell office:value-type="float" office:value="0.30948165">
            <text:p>0,3094816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312">
            <text:p>1,43120000</text:p>
          </table:table-cell>
          <table:table-cell office:value-type="float" office:value="1.4314">
            <text:p>1,43140000</text:p>
          </table:table-cell>
          <table:table-cell office:value-type="float" office:value="3.06935152">
            <text:p>3,06935152</text:p>
          </table:table-cell>
          <table:table-cell office:value-type="float" office:value="3.07751">
            <text:p>3,07751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965">
            <text:p>8,96500000</text:p>
          </table:table-cell>
          <table:table-cell office:value-type="float" office:value="8.975">
            <text:p>8,97500000</text:p>
          </table:table-cell>
          <table:table-cell office:value-type="float" office:value="0.23895265">
            <text:p>0,23895265</text:p>
          </table:table-cell>
          <table:table-cell office:value-type="float" office:value="0.23982153">
            <text:p>0,239821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639">
            <text:p>1,16390000</text:p>
          </table:table-cell>
          <table:table-cell office:value-type="float" office:value="1.1644">
            <text:p>1,16440000</text:p>
          </table:table-cell>
          <table:table-cell office:value-type="float" office:value="1.84180694">
            <text:p>1,84180694</text:p>
          </table:table-cell>
          <table:table-cell office:value-type="float" office:value="1.84723774">
            <text:p>1,847237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516.8">
            <text:p>1.516,80000000</text:p>
          </table:table-cell>
          <table:table-cell office:value-type="float" office:value="1517.8">
            <text:p>1.517,80000000</text:p>
          </table:table-cell>
          <table:table-cell office:value-type="float" office:value="0.00141297">
            <text:p>0,00141297</text:p>
          </table:table-cell>
          <table:table-cell office:value-type="float" office:value="0.00141746">
            <text:p>0,001417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842">
            <text:p>34,84200000</text:p>
          </table:table-cell>
          <table:table-cell office:value-type="float" office:value="34.848">
            <text:p>34,84800000</text:p>
          </table:table-cell>
          <table:table-cell office:value-type="float" office:value="0.06154155">
            <text:p>0,06154155</text:p>
          </table:table-cell>
          <table:table-cell office:value-type="float" office:value="0.06170714">
            <text:p>0,061707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8.32">
            <text:p>98,32000000</text:p>
          </table:table-cell>
          <table:table-cell office:value-type="float" office:value="98.35">
            <text:p>98,35000000</text:p>
          </table:table-cell>
          <table:table-cell office:value-type="float" office:value="0.0218058">
            <text:p>0,02180580</text:p>
          </table:table-cell>
          <table:table-cell office:value-type="float" office:value="0.02186737">
            <text:p>0,021867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33">
            <text:p>7,75330000</text:p>
          </table:table-cell>
          <table:table-cell office:value-type="float" office:value="7.7543">
            <text:p>7,75430000</text:p>
          </table:table-cell>
          <table:table-cell office:value-type="float" office:value="0.27656913">
            <text:p>0,27656913</text:p>
          </table:table-cell>
          <table:table-cell office:value-type="float" office:value="0.27730128">
            <text:p>0,27730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494">
            <text:p>0,64940000</text:p>
          </table:table-cell>
          <table:table-cell office:value-type="float" office:value="0.6498">
            <text:p>0,64980000</text:p>
          </table:table-cell>
          <table:table-cell office:value-type="float" office:value="1.39270324">
            <text:p>1,39270324</text:p>
          </table:table-cell>
          <table:table-cell office:value-type="float" office:value="1.39707">
            <text:p>1,3970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727">
            <text:p>1,47270000</text:p>
          </table:table-cell>
          <table:table-cell office:value-type="string">
            <text:p><text:s text:c="7"/>----------------</text:p>
          </table:table-cell>
          <table:table-cell office:value-type="float" office:value="3.15835242">
            <text:p>3,15835242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743">
            <text:p>1,27430000</text:p>
          </table:table-cell>
          <table:table-cell office:value-type="float" office:value="1.2745">
            <text:p>1,27450000</text:p>
          </table:table-cell>
          <table:table-cell office:value-type="float" office:value="2.73286378">
            <text:p>2,73286378</text:p>
          </table:table-cell>
          <table:table-cell office:value-type="float" office:value="2.740175">
            <text:p>2,74017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5022009" table:style-name="ta25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25T16:37:00">
            <text:p>25/02/2009 04:37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5/02/2009</text:p>
          </table:table-cell>
          <table:table-cell table:style-name="ce1"/>
          <table:table-cell table:style-name="ce1" office:value-type="string">
            <text:p>Fecha Valor : 27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55">
            <text:p>3,55000000</text:p>
          </table:table-cell>
          <table:table-cell office:value-type="float" office:value="3.556">
            <text:p>3,55600000</text:p>
          </table:table-cell>
          <table:table-cell office:value-type="float" office:value="0.60309336">
            <text:p>0,60309336</text:p>
          </table:table-cell>
          <table:table-cell office:value-type="float" office:value="0.6056338">
            <text:p>0,605633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671">
            <text:p>2,36710000</text:p>
          </table:table-cell>
          <table:table-cell office:value-type="float" office:value="2.3672">
            <text:p>2,36720000</text:p>
          </table:table-cell>
          <table:table-cell office:value-type="float" office:value="0.90596485">
            <text:p>0,90596485</text:p>
          </table:table-cell>
          <table:table-cell office:value-type="float" office:value="0.9082844">
            <text:p>0,908284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551">
            <text:p>1,25510000</text:p>
          </table:table-cell>
          <table:table-cell office:value-type="float" office:value="1.2557">
            <text:p>1,25570000</text:p>
          </table:table-cell>
          <table:table-cell office:value-type="float" office:value="1.70789201">
            <text:p>1,70789201</text:p>
          </table:table-cell>
          <table:table-cell office:value-type="float" office:value="1.71301092">
            <text:p>1,713010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78.9">
            <text:p>2.578,90000000</text:p>
          </table:table-cell>
          <table:table-cell office:value-type="float" office:value="2580.3">
            <text:p>2.580,30000000</text:p>
          </table:table-cell>
          <table:table-cell office:value-type="float" office:value="0.00083114">
            <text:p>0,00083114</text:p>
          </table:table-cell>
          <table:table-cell office:value-type="float" office:value="0.00083369">
            <text:p>0,000833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01">
            <text:p>601,00000000</text:p>
          </table:table-cell>
          <table:table-cell office:value-type="float" office:value="602.5">
            <text:p>602,50000000</text:p>
          </table:table-cell>
          <table:table-cell office:value-type="float" office:value="0.0035595">
            <text:p>0,00355950</text:p>
          </table:table-cell>
          <table:table-cell office:value-type="float" office:value="0.00357737">
            <text:p>0,003577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9525">
            <text:p>14,95250000</text:p>
          </table:table-cell>
          <table:table-cell office:value-type="float" office:value="14.9575">
            <text:p>14,95750000</text:p>
          </table:table-cell>
          <table:table-cell office:value-type="float" office:value="0.14337958">
            <text:p>0,14337958</text:p>
          </table:table-cell>
          <table:table-cell office:value-type="float" office:value="0.14378866">
            <text:p>0,143788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36">
            <text:p>3,23600000</text:p>
          </table:table-cell>
          <table:table-cell office:value-type="float" office:value="3.238">
            <text:p>3,23800000</text:p>
          </table:table-cell>
          <table:table-cell office:value-type="float" office:value="0.66232242">
            <text:p>0,66232242</text:p>
          </table:table-cell>
          <table:table-cell office:value-type="float" office:value="0.66440049">
            <text:p>0,664400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55">
            <text:p>35,55000000</text:p>
          </table:table-cell>
          <table:table-cell office:value-type="float" office:value="35.95">
            <text:p>35,95000000</text:p>
          </table:table-cell>
          <table:table-cell office:value-type="float" office:value="0.05965508">
            <text:p>0,05965508</text:p>
          </table:table-cell>
          <table:table-cell office:value-type="float" office:value="0.0604782">
            <text:p>0,060478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5.85">
            <text:p>5,85000000</text:p>
          </table:table-cell>
          <table:table-cell office:value-type="float" office:value="5.86">
            <text:p>5,86000000</text:p>
          </table:table-cell>
          <table:table-cell office:value-type="float" office:value="0.3659727">
            <text:p>0,36597270</text:p>
          </table:table-cell>
          <table:table-cell office:value-type="float" office:value="0.36752137">
            <text:p>0,367521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2">
            <text:p>23,20000000</text:p>
          </table:table-cell>
          <table:table-cell office:value-type="float" office:value="23.4">
            <text:p>23,40000000</text:p>
          </table:table-cell>
          <table:table-cell office:value-type="float" office:value="0.09164957">
            <text:p>0,09164957</text:p>
          </table:table-cell>
          <table:table-cell office:value-type="float" office:value="0.09267241">
            <text:p>0,092672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6">
            <text:p>1,76000000</text:p>
          </table:table-cell>
          <table:table-cell office:value-type="float" office:value="1.21852273">
            <text:p>1,21852273</text:p>
          </table:table-cell>
          <table:table-cell office:value-type="float" office:value="1.22159091">
            <text:p>1,221590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2.459">
            <text:p>22,45900000</text:p>
          </table:table-cell>
          <table:table-cell office:value-type="float" office:value="22.499">
            <text:p>22,49900000</text:p>
          </table:table-cell>
          <table:table-cell office:value-type="float" office:value="0.09531979">
            <text:p>0,09531979</text:p>
          </table:table-cell>
          <table:table-cell office:value-type="float" office:value="0.09573">
            <text:p>0,09573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8607">
            <text:p>5,86070000</text:p>
          </table:table-cell>
          <table:table-cell office:value-type="float" office:value="5.8625">
            <text:p>5,86250000</text:p>
          </table:table-cell>
          <table:table-cell office:value-type="float" office:value="0.36581663">
            <text:p>0,36581663</text:p>
          </table:table-cell>
          <table:table-cell office:value-type="float" office:value="0.36685038">
            <text:p>0,366850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813">
            <text:p>6,88130000</text:p>
          </table:table-cell>
          <table:table-cell office:value-type="float" office:value="6.8938">
            <text:p>6,89380000</text:p>
          </table:table-cell>
          <table:table-cell office:value-type="float" office:value="0.31109113">
            <text:p>0,31109113</text:p>
          </table:table-cell>
          <table:table-cell office:value-type="float" office:value="0.31244096">
            <text:p>0,312440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188">
            <text:p>1,41880000</text:p>
          </table:table-cell>
          <table:table-cell office:value-type="float" office:value="1.4192">
            <text:p>1,41920000</text:p>
          </table:table-cell>
          <table:table-cell office:value-type="float" office:value="3.04275848">
            <text:p>3,04275848</text:p>
          </table:table-cell>
          <table:table-cell office:value-type="float" office:value="3.05128">
            <text:p>3,0512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9466">
            <text:p>8,94660000</text:p>
          </table:table-cell>
          <table:table-cell office:value-type="float" office:value="8.9608">
            <text:p>8,96080000</text:p>
          </table:table-cell>
          <table:table-cell office:value-type="float" office:value="0.23933131">
            <text:p>0,23933131</text:p>
          </table:table-cell>
          <table:table-cell office:value-type="float" office:value="0.24031476">
            <text:p>0,2403147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706">
            <text:p>1,17060000</text:p>
          </table:table-cell>
          <table:table-cell office:value-type="float" office:value="1.171">
            <text:p>1,17100000</text:p>
          </table:table-cell>
          <table:table-cell office:value-type="float" office:value="1.83142613">
            <text:p>1,83142613</text:p>
          </table:table-cell>
          <table:table-cell office:value-type="float" office:value="1.83666496">
            <text:p>1,836664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515.7">
            <text:p>1.515,70000000</text:p>
          </table:table-cell>
          <table:table-cell office:value-type="float" office:value="1516.5">
            <text:p>1.516,50000000</text:p>
          </table:table-cell>
          <table:table-cell office:value-type="float" office:value="0.00141418">
            <text:p>0,00141418</text:p>
          </table:table-cell>
          <table:table-cell office:value-type="float" office:value="0.00141849">
            <text:p>0,001418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78">
            <text:p>34,78000000</text:p>
          </table:table-cell>
          <table:table-cell office:value-type="float" office:value="34.79">
            <text:p>34,79000000</text:p>
          </table:table-cell>
          <table:table-cell office:value-type="float" office:value="0.06164415">
            <text:p>0,06164415</text:p>
          </table:table-cell>
          <table:table-cell office:value-type="float" office:value="0.06181714">
            <text:p>0,061817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7.61">
            <text:p>97,61000000</text:p>
          </table:table-cell>
          <table:table-cell office:value-type="float" office:value="97.65">
            <text:p>97,65000000</text:p>
          </table:table-cell>
          <table:table-cell office:value-type="float" office:value="0.02196211">
            <text:p>0,02196211</text:p>
          </table:table-cell>
          <table:table-cell office:value-type="float" office:value="0.02202643">
            <text:p>0,022026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44">
            <text:p>7,75440000</text:p>
          </table:table-cell>
          <table:table-cell office:value-type="float" office:value="7.7555">
            <text:p>7,75550000</text:p>
          </table:table-cell>
          <table:table-cell office:value-type="float" office:value="0.27652634">
            <text:p>0,27652634</text:p>
          </table:table-cell>
          <table:table-cell office:value-type="float" office:value="0.27726194">
            <text:p>0,2772619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467">
            <text:p>0,64670000</text:p>
          </table:table-cell>
          <table:table-cell office:value-type="float" office:value="0.6472">
            <text:p>0,64720000</text:p>
          </table:table-cell>
          <table:table-cell office:value-type="float" office:value="1.38691282">
            <text:p>1,38691282</text:p>
          </table:table-cell>
          <table:table-cell office:value-type="float" office:value="1.39148">
            <text:p>1,3914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7609">
            <text:p>1,47609000</text:p>
          </table:table-cell>
          <table:table-cell office:value-type="string">
            <text:p><text:s text:c="7"/>----------------</text:p>
          </table:table-cell>
          <table:table-cell office:value-type="float" office:value="3.16562261">
            <text:p>3,16562261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708">
            <text:p>1,27080000</text:p>
          </table:table-cell>
          <table:table-cell office:value-type="float" office:value="1.2712">
            <text:p>1,27120000</text:p>
          </table:table-cell>
          <table:table-cell office:value-type="float" office:value="2.72535768">
            <text:p>2,72535768</text:p>
          </table:table-cell>
          <table:table-cell office:value-type="float" office:value="2.73308">
            <text:p>2,7330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0022009" table:style-name="ta26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20T16:30:00">
            <text:p>20/02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0/02/2009</text:p>
          </table:table-cell>
          <table:table-cell table:style-name="ce1"/>
          <table:table-cell table:style-name="ce1" office:value-type="string">
            <text:p>Fecha Valor : 26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5345">
            <text:p>3,53450000</text:p>
          </table:table-cell>
          <table:table-cell office:value-type="float" office:value="3.5375">
            <text:p>3,53750000</text:p>
          </table:table-cell>
          <table:table-cell office:value-type="float" office:value="0.60624735">
            <text:p>0,60624735</text:p>
          </table:table-cell>
          <table:table-cell office:value-type="float" office:value="0.60828972">
            <text:p>0,6082897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823">
            <text:p>2,38230000</text:p>
          </table:table-cell>
          <table:table-cell office:value-type="float" office:value="2.3883">
            <text:p>2,38830000</text:p>
          </table:table-cell>
          <table:table-cell office:value-type="float" office:value="0.89796089">
            <text:p>0,89796089</text:p>
          </table:table-cell>
          <table:table-cell office:value-type="float" office:value="0.90248919">
            <text:p>0,902489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8">
            <text:p>6,98000000</text:p>
          </table:table-cell>
          <table:table-cell office:value-type="float" office:value="7.08">
            <text:p>7,08000000</text:p>
          </table:table-cell>
          <table:table-cell office:value-type="float" office:value="0.3029096">
            <text:p>0,30290960</text:p>
          </table:table-cell>
          <table:table-cell office:value-type="float" office:value="0.30802292">
            <text:p>0,308022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485">
            <text:p>1,24850000</text:p>
          </table:table-cell>
          <table:table-cell office:value-type="float" office:value="1.2493">
            <text:p>1,24930000</text:p>
          </table:table-cell>
          <table:table-cell office:value-type="float" office:value="1.71664132">
            <text:p>1,71664132</text:p>
          </table:table-cell>
          <table:table-cell office:value-type="float" office:value="1.72206648">
            <text:p>1,7220664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81">
            <text:p>2.581,00000000</text:p>
          </table:table-cell>
          <table:table-cell office:value-type="float" office:value="2582">
            <text:p>2.582,00000000</text:p>
          </table:table-cell>
          <table:table-cell office:value-type="float" office:value="0.0008306">
            <text:p>0,00083060</text:p>
          </table:table-cell>
          <table:table-cell office:value-type="float" office:value="0.00083301">
            <text:p>0,000833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22.9">
            <text:p>622,90000000</text:p>
          </table:table-cell>
          <table:table-cell office:value-type="float" office:value="623.4">
            <text:p>623,40000000</text:p>
          </table:table-cell>
          <table:table-cell office:value-type="float" office:value="0.00344017">
            <text:p>0,00344017</text:p>
          </table:table-cell>
          <table:table-cell office:value-type="float" office:value="0.0034516">
            <text:p>0,003451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75">
            <text:p>14,75000000</text:p>
          </table:table-cell>
          <table:table-cell office:value-type="float" office:value="14.765">
            <text:p>14,76500000</text:p>
          </table:table-cell>
          <table:table-cell office:value-type="float" office:value="0.1452489">
            <text:p>0,14524890</text:p>
          </table:table-cell>
          <table:table-cell office:value-type="float" office:value="0.14576271">
            <text:p>0,145762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49">
            <text:p>3,24900000</text:p>
          </table:table-cell>
          <table:table-cell office:value-type="float" office:value="3.2509">
            <text:p>3,25090000</text:p>
          </table:table-cell>
          <table:table-cell office:value-type="float" office:value="0.65969424">
            <text:p>0,65969424</text:p>
          </table:table-cell>
          <table:table-cell office:value-type="float" office:value="0.66174207">
            <text:p>0,661742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5">
            <text:p>35,45000000</text:p>
          </table:table-cell>
          <table:table-cell office:value-type="float" office:value="35.75">
            <text:p>35,75000000</text:p>
          </table:table-cell>
          <table:table-cell office:value-type="float" office:value="0.05998881">
            <text:p>0,05998881</text:p>
          </table:table-cell>
          <table:table-cell office:value-type="float" office:value="0.0606488">
            <text:p>0,060648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5.85">
            <text:p>5,85000000</text:p>
          </table:table-cell>
          <table:table-cell office:value-type="float" office:value="5.86">
            <text:p>5,86000000</text:p>
          </table:table-cell>
          <table:table-cell office:value-type="float" office:value="0.3659727">
            <text:p>0,36597270</text:p>
          </table:table-cell>
          <table:table-cell office:value-type="float" office:value="0.36752137">
            <text:p>0,367521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2">
            <text:p>23,20000000</text:p>
          </table:table-cell>
          <table:table-cell office:value-type="float" office:value="23.4">
            <text:p>23,40000000</text:p>
          </table:table-cell>
          <table:table-cell office:value-type="float" office:value="0.09164957">
            <text:p>0,09164957</text:p>
          </table:table-cell>
          <table:table-cell office:value-type="float" office:value="0.09267241">
            <text:p>0,092672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2.449">
            <text:p>22,44900000</text:p>
          </table:table-cell>
          <table:table-cell office:value-type="float" office:value="22.494">
            <text:p>22,49400000</text:p>
          </table:table-cell>
          <table:table-cell office:value-type="float" office:value="0.09534098">
            <text:p>0,09534098</text:p>
          </table:table-cell>
          <table:table-cell office:value-type="float" office:value="0.09577264">
            <text:p>0,095772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8012">
            <text:p>5,80120000</text:p>
          </table:table-cell>
          <table:table-cell office:value-type="float" office:value="5.803">
            <text:p>5,80300000</text:p>
          </table:table-cell>
          <table:table-cell office:value-type="float" office:value="0.36956747">
            <text:p>0,36956747</text:p>
          </table:table-cell>
          <table:table-cell office:value-type="float" office:value="0.37061298">
            <text:p>0,370612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7819">
            <text:p>6,78190000</text:p>
          </table:table-cell>
          <table:table-cell office:value-type="float" office:value="6.7981">
            <text:p>6,79810000</text:p>
          </table:table-cell>
          <table:table-cell office:value-type="float" office:value="0.3154705">
            <text:p>0,31547050</text:p>
          </table:table-cell>
          <table:table-cell office:value-type="float" office:value="0.3170203">
            <text:p>0,317020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418">
            <text:p>1,44180000</text:p>
          </table:table-cell>
          <table:table-cell office:value-type="float" office:value="1.4422">
            <text:p>1,44220000</text:p>
          </table:table-cell>
          <table:table-cell office:value-type="float" office:value="3.09208428">
            <text:p>3,09208428</text:p>
          </table:table-cell>
          <table:table-cell office:value-type="float" office:value="3.10073">
            <text:p>3,10073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6684">
            <text:p>8,66840000</text:p>
          </table:table-cell>
          <table:table-cell office:value-type="float" office:value="8.6828">
            <text:p>8,68280000</text:p>
          </table:table-cell>
          <table:table-cell office:value-type="float" office:value="0.24699406">
            <text:p>0,24699406</text:p>
          </table:table-cell>
          <table:table-cell office:value-type="float" office:value="0.24802732">
            <text:p>0,248027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23">
            <text:p>1,15230000</text:p>
          </table:table-cell>
          <table:table-cell office:value-type="float" office:value="1.153">
            <text:p>1,15300000</text:p>
          </table:table-cell>
          <table:table-cell office:value-type="float" office:value="1.86001735">
            <text:p>1,86001735</text:p>
          </table:table-cell>
          <table:table-cell office:value-type="float" office:value="1.86583355">
            <text:p>1,865833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519.5">
            <text:p>1.519,50000000</text:p>
          </table:table-cell>
          <table:table-cell office:value-type="float" office:value="1520.5">
            <text:p>1.520,50000000</text:p>
          </table:table-cell>
          <table:table-cell office:value-type="float" office:value="0.00141046">
            <text:p>0,00141046</text:p>
          </table:table-cell>
          <table:table-cell office:value-type="float" office:value="0.00141494">
            <text:p>0,0014149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8">
            <text:p>34,80000000</text:p>
          </table:table-cell>
          <table:table-cell office:value-type="float" office:value="34.82">
            <text:p>34,82000000</text:p>
          </table:table-cell>
          <table:table-cell office:value-type="float" office:value="0.06159104">
            <text:p>0,06159104</text:p>
          </table:table-cell>
          <table:table-cell office:value-type="float" office:value="0.06178161">
            <text:p>0,061781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3.01">
            <text:p>93,01000000</text:p>
          </table:table-cell>
          <table:table-cell office:value-type="float" office:value="93.06">
            <text:p>93,06000000</text:p>
          </table:table-cell>
          <table:table-cell office:value-type="float" office:value="0.02304535">
            <text:p>0,02304535</text:p>
          </table:table-cell>
          <table:table-cell office:value-type="float" office:value="0.02311579">
            <text:p>0,023115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33">
            <text:p>7,75330000</text:p>
          </table:table-cell>
          <table:table-cell office:value-type="float" office:value="7.7546">
            <text:p>7,75460000</text:p>
          </table:table-cell>
          <table:table-cell office:value-type="float" office:value="0.27655843">
            <text:p>0,27655843</text:p>
          </table:table-cell>
          <table:table-cell office:value-type="float" office:value="0.27730128">
            <text:p>0,27730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453">
            <text:p>0,64530000</text:p>
          </table:table-cell>
          <table:table-cell office:value-type="float" office:value="0.6458">
            <text:p>0,64580000</text:p>
          </table:table-cell>
          <table:table-cell office:value-type="float" office:value="1.38391038">
            <text:p>1,38391038</text:p>
          </table:table-cell>
          <table:table-cell office:value-type="float" office:value="1.38847">
            <text:p>1,3884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7525">
            <text:p>1,47525000</text:p>
          </table:table-cell>
          <table:table-cell office:value-type="string">
            <text:p><text:s text:c="7"/>----------------</text:p>
          </table:table-cell>
          <table:table-cell office:value-type="float" office:value="3.16382115">
            <text:p>3,16382115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838">
            <text:p>1,28380000</text:p>
          </table:table-cell>
          <table:table-cell office:value-type="float" office:value="1.2841">
            <text:p>1,28410000</text:p>
          </table:table-cell>
          <table:table-cell office:value-type="float" office:value="2.75323748">
            <text:p>2,75323748</text:p>
          </table:table-cell>
          <table:table-cell office:value-type="float" office:value="2.760815">
            <text:p>2,76081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9022009" table:style-name="ta27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19T16:30:00">
            <text:p>19/02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9/02/2009</text:p>
          </table:table-cell>
          <table:table-cell table:style-name="ce1"/>
          <table:table-cell table:style-name="ce1" office:value-type="string">
            <text:p>Fecha Valor : 25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5295">
            <text:p>3,52950000</text:p>
          </table:table-cell>
          <table:table-cell office:value-type="float" office:value="3.5325">
            <text:p>3,53250000</text:p>
          </table:table-cell>
          <table:table-cell office:value-type="float" office:value="0.60710545">
            <text:p>0,60710545</text:p>
          </table:table-cell>
          <table:table-cell office:value-type="float" office:value="0.60915144">
            <text:p>0,60915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723">
            <text:p>2,37230000</text:p>
          </table:table-cell>
          <table:table-cell office:value-type="float" office:value="2.3753">
            <text:p>2,37530000</text:p>
          </table:table-cell>
          <table:table-cell office:value-type="float" office:value="0.90287543">
            <text:p>0,90287543</text:p>
          </table:table-cell>
          <table:table-cell office:value-type="float" office:value="0.90629347">
            <text:p>0,906293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587">
            <text:p>1,25870000</text:p>
          </table:table-cell>
          <table:table-cell office:value-type="float" office:value="1.2593">
            <text:p>1,25930000</text:p>
          </table:table-cell>
          <table:table-cell office:value-type="float" office:value="1.70300961">
            <text:p>1,70300961</text:p>
          </table:table-cell>
          <table:table-cell office:value-type="float" office:value="1.70811154">
            <text:p>1,708111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54.25">
            <text:p>2.554,25000000</text:p>
          </table:table-cell>
          <table:table-cell office:value-type="float" office:value="2555.7">
            <text:p>2.555,70000000</text:p>
          </table:table-cell>
          <table:table-cell office:value-type="float" office:value="0.00083914">
            <text:p>0,00083914</text:p>
          </table:table-cell>
          <table:table-cell office:value-type="float" office:value="0.00084173">
            <text:p>0,000841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07.4">
            <text:p>607,40000000</text:p>
          </table:table-cell>
          <table:table-cell office:value-type="float" office:value="608.9">
            <text:p>608,90000000</text:p>
          </table:table-cell>
          <table:table-cell office:value-type="float" office:value="0.00352209">
            <text:p>0,00352209</text:p>
          </table:table-cell>
          <table:table-cell office:value-type="float" office:value="0.00353968">
            <text:p>0,003539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7">
            <text:p>14,70000000</text:p>
          </table:table-cell>
          <table:table-cell office:value-type="float" office:value="14.72">
            <text:p>14,72000000</text:p>
          </table:table-cell>
          <table:table-cell office:value-type="float" office:value="0.14569293">
            <text:p>0,14569293</text:p>
          </table:table-cell>
          <table:table-cell office:value-type="float" office:value="0.1462585">
            <text:p>0,146258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44">
            <text:p>3,24400000</text:p>
          </table:table-cell>
          <table:table-cell office:value-type="float" office:value="3.245">
            <text:p>3,24500000</text:p>
          </table:table-cell>
          <table:table-cell office:value-type="float" office:value="0.66089368">
            <text:p>0,66089368</text:p>
          </table:table-cell>
          <table:table-cell office:value-type="float" office:value="0.66276202">
            <text:p>0,6627620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5">
            <text:p>35,45000000</text:p>
          </table:table-cell>
          <table:table-cell office:value-type="float" office:value="35.75">
            <text:p>35,75000000</text:p>
          </table:table-cell>
          <table:table-cell office:value-type="float" office:value="0.05998881">
            <text:p>0,05998881</text:p>
          </table:table-cell>
          <table:table-cell office:value-type="float" office:value="0.0606488">
            <text:p>0,060648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5.85">
            <text:p>5,85000000</text:p>
          </table:table-cell>
          <table:table-cell office:value-type="float" office:value="5.86">
            <text:p>5,86000000</text:p>
          </table:table-cell>
          <table:table-cell office:value-type="float" office:value="0.3659727">
            <text:p>0,36597270</text:p>
          </table:table-cell>
          <table:table-cell office:value-type="float" office:value="0.36752137">
            <text:p>0,367521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2">
            <text:p>23,20000000</text:p>
          </table:table-cell>
          <table:table-cell office:value-type="float" office:value="23.5">
            <text:p>23,50000000</text:p>
          </table:table-cell>
          <table:table-cell office:value-type="float" office:value="0.09125957">
            <text:p>0,09125957</text:p>
          </table:table-cell>
          <table:table-cell office:value-type="float" office:value="0.09267241">
            <text:p>0,092672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2.815">
            <text:p>22,81500000</text:p>
          </table:table-cell>
          <table:table-cell office:value-type="float" office:value="22.842">
            <text:p>22,84200000</text:p>
          </table:table-cell>
          <table:table-cell office:value-type="float" office:value="0.09388845">
            <text:p>0,09388845</text:p>
          </table:table-cell>
          <table:table-cell office:value-type="float" office:value="0.09423625">
            <text:p>0,094236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8824">
            <text:p>5,88240000</text:p>
          </table:table-cell>
          <table:table-cell office:value-type="float" office:value="5.8842">
            <text:p>5,88420000</text:p>
          </table:table-cell>
          <table:table-cell office:value-type="float" office:value="0.36446756">
            <text:p>0,36446756</text:p>
          </table:table-cell>
          <table:table-cell office:value-type="float" office:value="0.36549708">
            <text:p>0,365497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85">
            <text:p>6,88500000</text:p>
          </table:table-cell>
          <table:table-cell office:value-type="float" office:value="6.888">
            <text:p>6,88800000</text:p>
          </table:table-cell>
          <table:table-cell office:value-type="float" office:value="0.31135308">
            <text:p>0,31135308</text:p>
          </table:table-cell>
          <table:table-cell office:value-type="float" office:value="0.31227306">
            <text:p>0,3122730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291">
            <text:p>1,42910000</text:p>
          </table:table-cell>
          <table:table-cell office:value-type="float" office:value="1.4296">
            <text:p>1,42960000</text:p>
          </table:table-cell>
          <table:table-cell office:value-type="float" office:value="3.06484786">
            <text:p>3,06484786</text:p>
          </table:table-cell>
          <table:table-cell office:value-type="float" office:value="3.07364">
            <text:p>3,07364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7174">
            <text:p>8,71740000</text:p>
          </table:table-cell>
          <table:table-cell office:value-type="float" office:value="8.7387">
            <text:p>8,73870000</text:p>
          </table:table-cell>
          <table:table-cell office:value-type="float" office:value="0.24541408">
            <text:p>0,24541408</text:p>
          </table:table-cell>
          <table:table-cell office:value-type="float" office:value="0.24663317">
            <text:p>0,246633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75">
            <text:p>1,17500000</text:p>
          </table:table-cell>
          <table:table-cell office:value-type="float" office:value="1.176">
            <text:p>1,17600000</text:p>
          </table:table-cell>
          <table:table-cell office:value-type="float" office:value="1.82363946">
            <text:p>1,82363946</text:p>
          </table:table-cell>
          <table:table-cell office:value-type="float" office:value="1.82978723">
            <text:p>1,8297872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480.7">
            <text:p>1.480,70000000</text:p>
          </table:table-cell>
          <table:table-cell office:value-type="float" office:value="1483.2">
            <text:p>1.483,20000000</text:p>
          </table:table-cell>
          <table:table-cell office:value-type="float" office:value="0.00144593">
            <text:p>0,00144593</text:p>
          </table:table-cell>
          <table:table-cell office:value-type="float" office:value="0.00145202">
            <text:p>0,0014520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58">
            <text:p>34,58000000</text:p>
          </table:table-cell>
          <table:table-cell office:value-type="float" office:value="34.59">
            <text:p>34,59000000</text:p>
          </table:table-cell>
          <table:table-cell office:value-type="float" office:value="0.06200058">
            <text:p>0,06200058</text:p>
          </table:table-cell>
          <table:table-cell office:value-type="float" office:value="0.06217467">
            <text:p>0,062174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4.32">
            <text:p>94,32000000</text:p>
          </table:table-cell>
          <table:table-cell office:value-type="float" office:value="94.34">
            <text:p>94,34000000</text:p>
          </table:table-cell>
          <table:table-cell office:value-type="float" office:value="0.02273267">
            <text:p>0,02273267</text:p>
          </table:table-cell>
          <table:table-cell office:value-type="float" office:value="0.02279474">
            <text:p>0,022794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42">
            <text:p>7,75420000</text:p>
          </table:table-cell>
          <table:table-cell office:value-type="float" office:value="7.7553">
            <text:p>7,75530000</text:p>
          </table:table-cell>
          <table:table-cell office:value-type="float" office:value="0.27653347">
            <text:p>0,27653347</text:p>
          </table:table-cell>
          <table:table-cell office:value-type="float" office:value="0.27726909">
            <text:p>0,277269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424">
            <text:p>0,64240000</text:p>
          </table:table-cell>
          <table:table-cell office:value-type="float" office:value="0.6428">
            <text:p>0,64280000</text:p>
          </table:table-cell>
          <table:table-cell office:value-type="float" office:value="1.37769104">
            <text:p>1,37769104</text:p>
          </table:table-cell>
          <table:table-cell office:value-type="float" office:value="1.38202">
            <text:p>1,38202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7806">
            <text:p>1,47806000</text:p>
          </table:table-cell>
          <table:table-cell office:value-type="string">
            <text:p><text:s text:c="7"/>----------------</text:p>
          </table:table-cell>
          <table:table-cell office:value-type="float" office:value="3.16984748">
            <text:p>3,16984748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659">
            <text:p>1,26590000</text:p>
          </table:table-cell>
          <table:table-cell office:value-type="float" office:value="1.2661">
            <text:p>1,26610000</text:p>
          </table:table-cell>
          <table:table-cell office:value-type="float" office:value="2.71484914">
            <text:p>2,71484914</text:p>
          </table:table-cell>
          <table:table-cell office:value-type="float" office:value="2.722115">
            <text:p>2,72211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8022009" table:style-name="ta28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18T16:32:00">
            <text:p>18/02/2009 04:32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8/02/2009</text:p>
          </table:table-cell>
          <table:table-cell table:style-name="ce1"/>
          <table:table-cell table:style-name="ce1" office:value-type="string">
            <text:p>Fecha Valor : 20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79">
            <text:p>3,47900000</text:p>
          </table:table-cell>
          <table:table-cell office:value-type="float" office:value="3.482">
            <text:p>3,48200000</text:p>
          </table:table-cell>
          <table:table-cell office:value-type="float" office:value="0.6159104">
            <text:p>0,61591040</text:p>
          </table:table-cell>
          <table:table-cell office:value-type="float" office:value="0.61799368">
            <text:p>0,617993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547">
            <text:p>2,35470000</text:p>
          </table:table-cell>
          <table:table-cell office:value-type="float" office:value="2.3557">
            <text:p>2,35570000</text:p>
          </table:table-cell>
          <table:table-cell office:value-type="float" office:value="0.91038757">
            <text:p>0,91038757</text:p>
          </table:table-cell>
          <table:table-cell office:value-type="float" office:value="0.91306748">
            <text:p>0,9130674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576">
            <text:p>1,25760000</text:p>
          </table:table-cell>
          <table:table-cell office:value-type="float" office:value="1.2584">
            <text:p>1,25840000</text:p>
          </table:table-cell>
          <table:table-cell office:value-type="float" office:value="1.70422759">
            <text:p>1,70422759</text:p>
          </table:table-cell>
          <table:table-cell office:value-type="float" office:value="1.7096056">
            <text:p>1,709605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29">
            <text:p>2.529,00000000</text:p>
          </table:table-cell>
          <table:table-cell office:value-type="float" office:value="2537">
            <text:p>2.537,00000000</text:p>
          </table:table-cell>
          <table:table-cell office:value-type="float" office:value="0.00084533">
            <text:p>0,00084533</text:p>
          </table:table-cell>
          <table:table-cell office:value-type="float" office:value="0.00085014">
            <text:p>0,000850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96.05">
            <text:p>596,05000000</text:p>
          </table:table-cell>
          <table:table-cell office:value-type="float" office:value="597.55">
            <text:p>597,55000000</text:p>
          </table:table-cell>
          <table:table-cell office:value-type="float" office:value="0.00358899">
            <text:p>0,00358899</text:p>
          </table:table-cell>
          <table:table-cell office:value-type="float" office:value="0.00360708">
            <text:p>0,003607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6">
            <text:p>14,60000000</text:p>
          </table:table-cell>
          <table:table-cell office:value-type="float" office:value="14.605">
            <text:p>14,60500000</text:p>
          </table:table-cell>
          <table:table-cell office:value-type="float" office:value="0.14684012">
            <text:p>0,14684012</text:p>
          </table:table-cell>
          <table:table-cell office:value-type="float" office:value="0.14726027">
            <text:p>0,147260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375">
            <text:p>3,23750000</text:p>
          </table:table-cell>
          <table:table-cell office:value-type="float" office:value="3.2395">
            <text:p>3,23950000</text:p>
          </table:table-cell>
          <table:table-cell office:value-type="float" office:value="0.66201574">
            <text:p>0,66201574</text:p>
          </table:table-cell>
          <table:table-cell office:value-type="float" office:value="0.66409266">
            <text:p>0,664092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">
            <text:p>35,40000000</text:p>
          </table:table-cell>
          <table:table-cell office:value-type="float" office:value="35.83">
            <text:p>35,83000000</text:p>
          </table:table-cell>
          <table:table-cell office:value-type="float" office:value="0.05985487">
            <text:p>0,05985487</text:p>
          </table:table-cell>
          <table:table-cell office:value-type="float" office:value="0.06073446">
            <text:p>0,060734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5.85">
            <text:p>5,85000000</text:p>
          </table:table-cell>
          <table:table-cell office:value-type="float" office:value="5.86">
            <text:p>5,86000000</text:p>
          </table:table-cell>
          <table:table-cell office:value-type="float" office:value="0.3659727">
            <text:p>0,36597270</text:p>
          </table:table-cell>
          <table:table-cell office:value-type="float" office:value="0.36752137">
            <text:p>0,367521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2">
            <text:p>23,20000000</text:p>
          </table:table-cell>
          <table:table-cell office:value-type="float" office:value="23.4">
            <text:p>23,40000000</text:p>
          </table:table-cell>
          <table:table-cell office:value-type="float" office:value="0.09164957">
            <text:p>0,09164957</text:p>
          </table:table-cell>
          <table:table-cell office:value-type="float" office:value="0.09267241">
            <text:p>0,092672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3.039">
            <text:p>23,03900000</text:p>
          </table:table-cell>
          <table:table-cell office:value-type="float" office:value="23.089">
            <text:p>23,08900000</text:p>
          </table:table-cell>
          <table:table-cell office:value-type="float" office:value="0.09288406">
            <text:p>0,09288406</text:p>
          </table:table-cell>
          <table:table-cell office:value-type="float" office:value="0.09332002">
            <text:p>0,0933200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9349">
            <text:p>5,93490000</text:p>
          </table:table-cell>
          <table:table-cell office:value-type="float" office:value="5.9389">
            <text:p>5,93890000</text:p>
          </table:table-cell>
          <table:table-cell office:value-type="float" office:value="0.36111064">
            <text:p>0,36111064</text:p>
          </table:table-cell>
          <table:table-cell office:value-type="float" office:value="0.3622639">
            <text:p>0,362263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0237">
            <text:p>7,02370000</text:p>
          </table:table-cell>
          <table:table-cell office:value-type="float" office:value="7.0307">
            <text:p>7,03070000</text:p>
          </table:table-cell>
          <table:table-cell office:value-type="float" office:value="0.30503364">
            <text:p>0,30503364</text:p>
          </table:table-cell>
          <table:table-cell office:value-type="float" office:value="0.30610647">
            <text:p>0,306106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227">
            <text:p>1,42270000</text:p>
          </table:table-cell>
          <table:table-cell office:value-type="float" office:value="1.4232">
            <text:p>1,42320000</text:p>
          </table:table-cell>
          <table:table-cell office:value-type="float" office:value="3.05112242">
            <text:p>3,05112242</text:p>
          </table:table-cell>
          <table:table-cell office:value-type="float" office:value="3.05988">
            <text:p>3,0598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7428">
            <text:p>8,74280000</text:p>
          </table:table-cell>
          <table:table-cell office:value-type="float" office:value="8.7599">
            <text:p>8,75990000</text:p>
          </table:table-cell>
          <table:table-cell office:value-type="float" office:value="0.24482015">
            <text:p>0,24482015</text:p>
          </table:table-cell>
          <table:table-cell office:value-type="float" office:value="0.24591664">
            <text:p>0,245916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763">
            <text:p>1,17630000</text:p>
          </table:table-cell>
          <table:table-cell office:value-type="float" office:value="1.1768">
            <text:p>1,17680000</text:p>
          </table:table-cell>
          <table:table-cell office:value-type="float" office:value="1.82239973">
            <text:p>1,82239973</text:p>
          </table:table-cell>
          <table:table-cell office:value-type="float" office:value="1.82776503">
            <text:p>1,827765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459">
            <text:p>1.459,00000000</text:p>
          </table:table-cell>
          <table:table-cell office:value-type="float" office:value="1471">
            <text:p>1.471,00000000</text:p>
          </table:table-cell>
          <table:table-cell office:value-type="float" office:value="0.00145792">
            <text:p>0,00145792</text:p>
          </table:table-cell>
          <table:table-cell office:value-type="float" office:value="0.00147361">
            <text:p>0,001473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62">
            <text:p>34,62000000</text:p>
          </table:table-cell>
          <table:table-cell office:value-type="float" office:value="34.68">
            <text:p>34,68000000</text:p>
          </table:table-cell>
          <table:table-cell office:value-type="float" office:value="0.06183968">
            <text:p>0,06183968</text:p>
          </table:table-cell>
          <table:table-cell office:value-type="float" office:value="0.06210283">
            <text:p>0,062102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3.78">
            <text:p>93,78000000</text:p>
          </table:table-cell>
          <table:table-cell office:value-type="float" office:value="93.8">
            <text:p>93,80000000</text:p>
          </table:table-cell>
          <table:table-cell office:value-type="float" office:value="0.02286354">
            <text:p>0,02286354</text:p>
          </table:table-cell>
          <table:table-cell office:value-type="float" office:value="0.022926">
            <text:p>0,022926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51">
            <text:p>7,75510000</text:p>
          </table:table-cell>
          <table:table-cell office:value-type="float" office:value="7.7563">
            <text:p>7,75630000</text:p>
          </table:table-cell>
          <table:table-cell office:value-type="float" office:value="0.27649781">
            <text:p>0,27649781</text:p>
          </table:table-cell>
          <table:table-cell office:value-type="float" office:value="0.27723692">
            <text:p>0,277236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391">
            <text:p>0,63910000</text:p>
          </table:table-cell>
          <table:table-cell office:value-type="float" office:value="0.6394">
            <text:p>0,63940000</text:p>
          </table:table-cell>
          <table:table-cell office:value-type="float" office:value="1.37061386">
            <text:p>1,37061386</text:p>
          </table:table-cell>
          <table:table-cell office:value-type="float" office:value="1.37471">
            <text:p>1,37471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755">
            <text:p>1,47550000</text:p>
          </table:table-cell>
          <table:table-cell office:value-type="string">
            <text:p><text:s text:c="7"/>----------------</text:p>
          </table:table-cell>
          <table:table-cell office:value-type="float" office:value="3.1643573">
            <text:p>3,16435730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554">
            <text:p>1,25540000</text:p>
          </table:table-cell>
          <table:table-cell office:value-type="float" office:value="1.2555">
            <text:p>1,25550000</text:p>
          </table:table-cell>
          <table:table-cell office:value-type="float" office:value="2.69233084">
            <text:p>2,69233084</text:p>
          </table:table-cell>
          <table:table-cell office:value-type="float" office:value="2.699325">
            <text:p>2,69932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7022009" table:style-name="ta29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17T16:36:00">
            <text:p>17/02/2009 04:36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7/02/2009</text:p>
          </table:table-cell>
          <table:table-cell table:style-name="ce1"/>
          <table:table-cell table:style-name="ce1" office:value-type="string">
            <text:p>Fecha Valor : 19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79">
            <text:p>3,47900000</text:p>
          </table:table-cell>
          <table:table-cell office:value-type="float" office:value="3.482">
            <text:p>3,48200000</text:p>
          </table:table-cell>
          <table:table-cell office:value-type="float" office:value="0.6159104">
            <text:p>0,61591040</text:p>
          </table:table-cell>
          <table:table-cell office:value-type="float" office:value="0.61799368">
            <text:p>0,617993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4">
            <text:p>2,34000000</text:p>
          </table:table-cell>
          <table:table-cell office:value-type="float" office:value="2.341">
            <text:p>2,34100000</text:p>
          </table:table-cell>
          <table:table-cell office:value-type="float" office:value="0.91610423">
            <text:p>0,91610423</text:p>
          </table:table-cell>
          <table:table-cell office:value-type="float" office:value="0.91880342">
            <text:p>0,918803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638">
            <text:p>1,26380000</text:p>
          </table:table-cell>
          <table:table-cell office:value-type="float" office:value="1.2644">
            <text:p>1,26440000</text:p>
          </table:table-cell>
          <table:table-cell office:value-type="float" office:value="1.69614046">
            <text:p>1,69614046</text:p>
          </table:table-cell>
          <table:table-cell office:value-type="float" office:value="1.70121855">
            <text:p>1,701218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29">
            <text:p>2.529,00000000</text:p>
          </table:table-cell>
          <table:table-cell office:value-type="float" office:value="2537">
            <text:p>2.537,00000000</text:p>
          </table:table-cell>
          <table:table-cell office:value-type="float" office:value="0.00084533">
            <text:p>0,00084533</text:p>
          </table:table-cell>
          <table:table-cell office:value-type="float" office:value="0.00085014">
            <text:p>0,000850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93.05">
            <text:p>593,05000000</text:p>
          </table:table-cell>
          <table:table-cell office:value-type="float" office:value="594.55">
            <text:p>594,55000000</text:p>
          </table:table-cell>
          <table:table-cell office:value-type="float" office:value="0.0036071">
            <text:p>0,00360710</text:p>
          </table:table-cell>
          <table:table-cell office:value-type="float" office:value="0.00362533">
            <text:p>0,003625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6873">
            <text:p>14,68730000</text:p>
          </table:table-cell>
          <table:table-cell office:value-type="float" office:value="14.6923">
            <text:p>14,69230000</text:p>
          </table:table-cell>
          <table:table-cell office:value-type="float" office:value="0.14596762">
            <text:p>0,14596762</text:p>
          </table:table-cell>
          <table:table-cell office:value-type="float" office:value="0.14638497">
            <text:p>0,146384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375">
            <text:p>3,23750000</text:p>
          </table:table-cell>
          <table:table-cell office:value-type="float" office:value="3.2395">
            <text:p>3,23950000</text:p>
          </table:table-cell>
          <table:table-cell office:value-type="float" office:value="0.66201574">
            <text:p>0,66201574</text:p>
          </table:table-cell>
          <table:table-cell office:value-type="float" office:value="0.66409266">
            <text:p>0,664092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">
            <text:p>35,00000000</text:p>
          </table:table-cell>
          <table:table-cell office:value-type="float" office:value="35.6">
            <text:p>35,60000000</text:p>
          </table:table-cell>
          <table:table-cell office:value-type="float" office:value="0.06024157">
            <text:p>0,06024157</text:p>
          </table:table-cell>
          <table:table-cell office:value-type="float" office:value="0.06142857">
            <text:p>0,0614285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5.85">
            <text:p>5,85000000</text:p>
          </table:table-cell>
          <table:table-cell office:value-type="float" office:value="5.86">
            <text:p>5,86000000</text:p>
          </table:table-cell>
          <table:table-cell office:value-type="float" office:value="0.3659727">
            <text:p>0,36597270</text:p>
          </table:table-cell>
          <table:table-cell office:value-type="float" office:value="0.36752137">
            <text:p>0,367521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2">
            <text:p>23,20000000</text:p>
          </table:table-cell>
          <table:table-cell office:value-type="float" office:value="23.4">
            <text:p>23,40000000</text:p>
          </table:table-cell>
          <table:table-cell office:value-type="float" office:value="0.09164957">
            <text:p>0,09164957</text:p>
          </table:table-cell>
          <table:table-cell office:value-type="float" office:value="0.09267241">
            <text:p>0,092672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3.384">
            <text:p>23,38400000</text:p>
          </table:table-cell>
          <table:table-cell office:value-type="float" office:value="23.43">
            <text:p>23,43000000</text:p>
          </table:table-cell>
          <table:table-cell office:value-type="float" office:value="0.09153222">
            <text:p>0,09153222</text:p>
          </table:table-cell>
          <table:table-cell office:value-type="float" office:value="0.09194321">
            <text:p>0,091943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9107">
            <text:p>5,91070000</text:p>
          </table:table-cell>
          <table:table-cell office:value-type="float" office:value="5.9137">
            <text:p>5,91370000</text:p>
          </table:table-cell>
          <table:table-cell office:value-type="float" office:value="0.36264944">
            <text:p>0,36264944</text:p>
          </table:table-cell>
          <table:table-cell office:value-type="float" office:value="0.3637471">
            <text:p>0,363747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004">
            <text:p>7,00400000</text:p>
          </table:table-cell>
          <table:table-cell office:value-type="float" office:value="7.013">
            <text:p>7,01300000</text:p>
          </table:table-cell>
          <table:table-cell office:value-type="float" office:value="0.30580351">
            <text:p>0,30580351</text:p>
          </table:table-cell>
          <table:table-cell office:value-type="float" office:value="0.30696745">
            <text:p>0,306967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247">
            <text:p>1,42470000</text:p>
          </table:table-cell>
          <table:table-cell office:value-type="float" office:value="1.4251">
            <text:p>1,42510000</text:p>
          </table:table-cell>
          <table:table-cell office:value-type="float" office:value="3.05541162">
            <text:p>3,05541162</text:p>
          </table:table-cell>
          <table:table-cell office:value-type="float" office:value="3.063965">
            <text:p>3,06396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8189">
            <text:p>8,81890000</text:p>
          </table:table-cell>
          <table:table-cell office:value-type="float" office:value="8.8422">
            <text:p>8,84220000</text:p>
          </table:table-cell>
          <table:table-cell office:value-type="float" office:value="0.24254145">
            <text:p>0,24254145</text:p>
          </table:table-cell>
          <table:table-cell office:value-type="float" office:value="0.24379458">
            <text:p>0,2437945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67">
            <text:p>1,16700000</text:p>
          </table:table-cell>
          <table:table-cell office:value-type="float" office:value="1.168">
            <text:p>1,16800000</text:p>
          </table:table-cell>
          <table:table-cell office:value-type="float" office:value="1.83613014">
            <text:p>1,83613014</text:p>
          </table:table-cell>
          <table:table-cell office:value-type="float" office:value="1.84233076">
            <text:p>1,8423307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454.8">
            <text:p>1.454,80000000</text:p>
          </table:table-cell>
          <table:table-cell office:value-type="float" office:value="1455.8">
            <text:p>1.455,80000000</text:p>
          </table:table-cell>
          <table:table-cell office:value-type="float" office:value="0.00147314">
            <text:p>0,00147314</text:p>
          </table:table-cell>
          <table:table-cell office:value-type="float" office:value="0.00147787">
            <text:p>0,001477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583">
            <text:p>34,58300000</text:p>
          </table:table-cell>
          <table:table-cell office:value-type="float" office:value="34.608">
            <text:p>34,60800000</text:p>
          </table:table-cell>
          <table:table-cell office:value-type="float" office:value="0.06196833">
            <text:p>0,06196833</text:p>
          </table:table-cell>
          <table:table-cell office:value-type="float" office:value="0.06216927">
            <text:p>0,062169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2.28">
            <text:p>92,28000000</text:p>
          </table:table-cell>
          <table:table-cell office:value-type="float" office:value="92.29">
            <text:p>92,29000000</text:p>
          </table:table-cell>
          <table:table-cell office:value-type="float" office:value="0.02323762">
            <text:p>0,02323762</text:p>
          </table:table-cell>
          <table:table-cell office:value-type="float" office:value="0.02329866">
            <text:p>0,023298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36">
            <text:p>7,75360000</text:p>
          </table:table-cell>
          <table:table-cell office:value-type="float" office:value="7.7546">
            <text:p>7,75460000</text:p>
          </table:table-cell>
          <table:table-cell office:value-type="float" office:value="0.27655843">
            <text:p>0,27655843</text:p>
          </table:table-cell>
          <table:table-cell office:value-type="float" office:value="0.27729055">
            <text:p>0,277290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364">
            <text:p>0,63640000</text:p>
          </table:table-cell>
          <table:table-cell office:value-type="float" office:value="0.6369">
            <text:p>0,63690000</text:p>
          </table:table-cell>
          <table:table-cell office:value-type="float" office:value="1.36482344">
            <text:p>1,36482344</text:p>
          </table:table-cell>
          <table:table-cell office:value-type="float" office:value="1.369335">
            <text:p>1,36933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7837">
            <text:p>1,47837000</text:p>
          </table:table-cell>
          <table:table-cell office:value-type="string">
            <text:p><text:s text:c="7"/>----------------</text:p>
          </table:table-cell>
          <table:table-cell office:value-type="float" office:value="3.1705123">
            <text:p>3,17051230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603">
            <text:p>1,26030000</text:p>
          </table:table-cell>
          <table:table-cell office:value-type="float" office:value="1.2605">
            <text:p>1,26050000</text:p>
          </table:table-cell>
          <table:table-cell office:value-type="float" office:value="2.70283938">
            <text:p>2,70283938</text:p>
          </table:table-cell>
          <table:table-cell office:value-type="float" office:value="2.710075">
            <text:p>2,71007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3022009" table:style-name="ta30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13T16:31:00">
            <text:p>13/02/2009 04:31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3/02/2009</text:p>
          </table:table-cell>
          <table:table-cell table:style-name="ce1"/>
          <table:table-cell table:style-name="ce1" office:value-type="string">
            <text:p>Fecha Valor : 18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775">
            <text:p>3,47750000</text:p>
          </table:table-cell>
          <table:table-cell office:value-type="float" office:value="3.4805">
            <text:p>3,48050000</text:p>
          </table:table-cell>
          <table:table-cell office:value-type="float" office:value="0.61617584">
            <text:p>0,61617584</text:p>
          </table:table-cell>
          <table:table-cell office:value-type="float" office:value="0.61826024">
            <text:p>0,618260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545">
            <text:p>2,25450000</text:p>
          </table:table-cell>
          <table:table-cell office:value-type="float" office:value="2.2565">
            <text:p>2,25650000</text:p>
          </table:table-cell>
          <table:table-cell office:value-type="float" office:value="0.95040993">
            <text:p>0,95040993</text:p>
          </table:table-cell>
          <table:table-cell office:value-type="float" office:value="0.95364826">
            <text:p>0,953648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7">
            <text:p>7,00000000</text:p>
          </table:table-cell>
          <table:table-cell office:value-type="float" office:value="7.1">
            <text:p>7,10000000</text:p>
          </table:table-cell>
          <table:table-cell office:value-type="float" office:value="0.30205634">
            <text:p>0,30205634</text:p>
          </table:table-cell>
          <table:table-cell office:value-type="float" office:value="0.30714286">
            <text:p>0,307142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346">
            <text:p>1,23460000</text:p>
          </table:table-cell>
          <table:table-cell office:value-type="float" office:value="1.2351">
            <text:p>1,23510000</text:p>
          </table:table-cell>
          <table:table-cell office:value-type="float" office:value="1.73637762">
            <text:p>1,73637762</text:p>
          </table:table-cell>
          <table:table-cell office:value-type="float" office:value="1.74145472">
            <text:p>1,7414547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98.1">
            <text:p>2.498,10000000</text:p>
          </table:table-cell>
          <table:table-cell office:value-type="float" office:value="2504.2">
            <text:p>2.504,20000000</text:p>
          </table:table-cell>
          <table:table-cell office:value-type="float" office:value="0.0008564">
            <text:p>0,00085640</text:p>
          </table:table-cell>
          <table:table-cell office:value-type="float" office:value="0.00086065">
            <text:p>0,0008606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78.05">
            <text:p>578,05000000</text:p>
          </table:table-cell>
          <table:table-cell office:value-type="float" office:value="579.55">
            <text:p>579,55000000</text:p>
          </table:table-cell>
          <table:table-cell office:value-type="float" office:value="0.00370046">
            <text:p>0,00370046</text:p>
          </table:table-cell>
          <table:table-cell office:value-type="float" office:value="0.0037194">
            <text:p>0,003719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474">
            <text:p>14,47400000</text:p>
          </table:table-cell>
          <table:table-cell office:value-type="float" office:value="14.476">
            <text:p>14,47600000</text:p>
          </table:table-cell>
          <table:table-cell office:value-type="float" office:value="0.14814866">
            <text:p>0,14814866</text:p>
          </table:table-cell>
          <table:table-cell office:value-type="float" office:value="0.14854221">
            <text:p>0,148542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375">
            <text:p>3,23750000</text:p>
          </table:table-cell>
          <table:table-cell office:value-type="float" office:value="3.2395">
            <text:p>3,23950000</text:p>
          </table:table-cell>
          <table:table-cell office:value-type="float" office:value="0.66201574">
            <text:p>0,66201574</text:p>
          </table:table-cell>
          <table:table-cell office:value-type="float" office:value="0.66409266">
            <text:p>0,664092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15">
            <text:p>35,15000000</text:p>
          </table:table-cell>
          <table:table-cell office:value-type="float" office:value="36">
            <text:p>36,00000000</text:p>
          </table:table-cell>
          <table:table-cell office:value-type="float" office:value="0.05957222">
            <text:p>0,05957222</text:p>
          </table:table-cell>
          <table:table-cell office:value-type="float" office:value="0.06116643">
            <text:p>0,061166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5.85">
            <text:p>5,85000000</text:p>
          </table:table-cell>
          <table:table-cell office:value-type="float" office:value="5.86">
            <text:p>5,86000000</text:p>
          </table:table-cell>
          <table:table-cell office:value-type="float" office:value="0.3659727">
            <text:p>0,36597270</text:p>
          </table:table-cell>
          <table:table-cell office:value-type="float" office:value="0.36752137">
            <text:p>0,367521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3">
            <text:p>23,30000000</text:p>
          </table:table-cell>
          <table:table-cell office:value-type="float" office:value="23.5">
            <text:p>23,50000000</text:p>
          </table:table-cell>
          <table:table-cell office:value-type="float" office:value="0.09125957">
            <text:p>0,09125957</text:p>
          </table:table-cell>
          <table:table-cell office:value-type="float" office:value="0.09227468">
            <text:p>0,092274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2.208">
            <text:p>22,20800000</text:p>
          </table:table-cell>
          <table:table-cell office:value-type="float" office:value="22.235">
            <text:p>22,23500000</text:p>
          </table:table-cell>
          <table:table-cell office:value-type="float" office:value="0.09645154">
            <text:p>0,09645154</text:p>
          </table:table-cell>
          <table:table-cell office:value-type="float" office:value="0.09681196">
            <text:p>0,096811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821">
            <text:p>5,78210000</text:p>
          </table:table-cell>
          <table:table-cell office:value-type="float" office:value="5.7841">
            <text:p>5,78410000</text:p>
          </table:table-cell>
          <table:table-cell office:value-type="float" office:value="0.37077506">
            <text:p>0,37077506</text:p>
          </table:table-cell>
          <table:table-cell office:value-type="float" office:value="0.37183722">
            <text:p>0,371837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784">
            <text:p>6,78400000</text:p>
          </table:table-cell>
          <table:table-cell office:value-type="float" office:value="6.791">
            <text:p>6,79100000</text:p>
          </table:table-cell>
          <table:table-cell office:value-type="float" office:value="0.31580032">
            <text:p>0,31580032</text:p>
          </table:table-cell>
          <table:table-cell office:value-type="float" office:value="0.31692217">
            <text:p>0,316922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397">
            <text:p>1,43970000</text:p>
          </table:table-cell>
          <table:table-cell office:value-type="float" office:value="1.4402">
            <text:p>1,44020000</text:p>
          </table:table-cell>
          <table:table-cell office:value-type="float" office:value="3.08758062">
            <text:p>3,08758062</text:p>
          </table:table-cell>
          <table:table-cell office:value-type="float" office:value="3.09643">
            <text:p>3,09643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3605">
            <text:p>8,36050000</text:p>
          </table:table-cell>
          <table:table-cell office:value-type="float" office:value="8.3791">
            <text:p>8,37910000</text:p>
          </table:table-cell>
          <table:table-cell office:value-type="float" office:value="0.25594634">
            <text:p>0,25594634</text:p>
          </table:table-cell>
          <table:table-cell office:value-type="float" office:value="0.25716165">
            <text:p>0,2571616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6">
            <text:p>1,16000000</text:p>
          </table:table-cell>
          <table:table-cell office:value-type="float" office:value="1.1603">
            <text:p>1,16030000</text:p>
          </table:table-cell>
          <table:table-cell office:value-type="float" office:value="1.84831509">
            <text:p>1,84831509</text:p>
          </table:table-cell>
          <table:table-cell office:value-type="float" office:value="1.85344828">
            <text:p>1,853448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403.5">
            <text:p>1.403,50000000</text:p>
          </table:table-cell>
          <table:table-cell office:value-type="float" office:value="1406.5">
            <text:p>1.406,50000000</text:p>
          </table:table-cell>
          <table:table-cell office:value-type="float" office:value="0.00152478">
            <text:p>0,00152478</text:p>
          </table:table-cell>
          <table:table-cell office:value-type="float" office:value="0.00153188">
            <text:p>0,001531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033">
            <text:p>34,03300000</text:p>
          </table:table-cell>
          <table:table-cell office:value-type="float" office:value="34.053">
            <text:p>34,05300000</text:p>
          </table:table-cell>
          <table:table-cell office:value-type="float" office:value="0.0629783">
            <text:p>0,06297830</text:p>
          </table:table-cell>
          <table:table-cell office:value-type="float" office:value="0.06317398">
            <text:p>0,063173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1.95">
            <text:p>91,95000000</text:p>
          </table:table-cell>
          <table:table-cell office:value-type="float" office:value="91.98">
            <text:p>91,98000000</text:p>
          </table:table-cell>
          <table:table-cell office:value-type="float" office:value="0.02331594">
            <text:p>0,02331594</text:p>
          </table:table-cell>
          <table:table-cell office:value-type="float" office:value="0.02338227">
            <text:p>0,023382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28">
            <text:p>7,75280000</text:p>
          </table:table-cell>
          <table:table-cell office:value-type="float" office:value="7.7537">
            <text:p>7,75370000</text:p>
          </table:table-cell>
          <table:table-cell office:value-type="float" office:value="0.27659053">
            <text:p>0,27659053</text:p>
          </table:table-cell>
          <table:table-cell office:value-type="float" office:value="0.27731916">
            <text:p>0,277319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91">
            <text:p>0,65910000</text:p>
          </table:table-cell>
          <table:table-cell office:value-type="float" office:value="0.6595">
            <text:p>0,65950000</text:p>
          </table:table-cell>
          <table:table-cell office:value-type="float" office:value="1.41350586">
            <text:p>1,41350586</text:p>
          </table:table-cell>
          <table:table-cell office:value-type="float" office:value="1.417925">
            <text:p>1,41792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129">
            <text:p>1,49129000</text:p>
          </table:table-cell>
          <table:table-cell office:value-type="string">
            <text:p><text:s text:c="7"/>----------------</text:p>
          </table:table-cell>
          <table:table-cell office:value-type="float" office:value="3.19822053">
            <text:p>3,19822053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884">
            <text:p>1,28840000</text:p>
          </table:table-cell>
          <table:table-cell office:value-type="float" office:value="1.289">
            <text:p>1,28900000</text:p>
          </table:table-cell>
          <table:table-cell office:value-type="float" office:value="2.76310264">
            <text:p>2,76310264</text:p>
          </table:table-cell>
          <table:table-cell office:value-type="float" office:value="2.77135">
            <text:p>2,77135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2022009" table:style-name="ta31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12T16:36:00">
            <text:p>12/02/2009 04:36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2/02/2009</text:p>
          </table:table-cell>
          <table:table-cell table:style-name="ce1"/>
          <table:table-cell table:style-name="ce1" office:value-type="string">
            <text:p>Fecha Valor : 17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97">
            <text:p>3,49700000</text:p>
          </table:table-cell>
          <table:table-cell office:value-type="float" office:value="3.502">
            <text:p>3,50200000</text:p>
          </table:table-cell>
          <table:table-cell office:value-type="float" office:value="0.61239292">
            <text:p>0,61239292</text:p>
          </table:table-cell>
          <table:table-cell office:value-type="float" office:value="0.6148127">
            <text:p>0,614812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925">
            <text:p>2,29250000</text:p>
          </table:table-cell>
          <table:table-cell office:value-type="float" office:value="2.2985">
            <text:p>2,29850000</text:p>
          </table:table-cell>
          <table:table-cell office:value-type="float" office:value="0.93304329">
            <text:p>0,93304329</text:p>
          </table:table-cell>
          <table:table-cell office:value-type="float" office:value="0.93784079">
            <text:p>0,937840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9">
            <text:p>6,99000000</text:p>
          </table:table-cell>
          <table:table-cell office:value-type="float" office:value="7.09">
            <text:p>7,09000000</text:p>
          </table:table-cell>
          <table:table-cell office:value-type="float" office:value="0.30248237">
            <text:p>0,30248237</text:p>
          </table:table-cell>
          <table:table-cell office:value-type="float" office:value="0.30758226">
            <text:p>0,30758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439">
            <text:p>1,24390000</text:p>
          </table:table-cell>
          <table:table-cell office:value-type="float" office:value="1.2443">
            <text:p>1,24430000</text:p>
          </table:table-cell>
          <table:table-cell office:value-type="float" office:value="1.72353934">
            <text:p>1,72353934</text:p>
          </table:table-cell>
          <table:table-cell office:value-type="float" office:value="1.72843476">
            <text:p>1,7284347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25.1">
            <text:p>2.525,10000000</text:p>
          </table:table-cell>
          <table:table-cell office:value-type="float" office:value="2529.1">
            <text:p>2.529,10000000</text:p>
          </table:table-cell>
          <table:table-cell office:value-type="float" office:value="0.00084797">
            <text:p>0,00084797</text:p>
          </table:table-cell>
          <table:table-cell office:value-type="float" office:value="0.00085145">
            <text:p>0,000851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93.05">
            <text:p>593,05000000</text:p>
          </table:table-cell>
          <table:table-cell office:value-type="float" office:value="594.55">
            <text:p>594,55000000</text:p>
          </table:table-cell>
          <table:table-cell office:value-type="float" office:value="0.0036071">
            <text:p>0,00360710</text:p>
          </table:table-cell>
          <table:table-cell office:value-type="float" office:value="0.00362533">
            <text:p>0,003625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521">
            <text:p>14,52100000</text:p>
          </table:table-cell>
          <table:table-cell office:value-type="float" office:value="14.54">
            <text:p>14,54000000</text:p>
          </table:table-cell>
          <table:table-cell office:value-type="float" office:value="0.14749656">
            <text:p>0,14749656</text:p>
          </table:table-cell>
          <table:table-cell office:value-type="float" office:value="0.14806143">
            <text:p>0,14806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375">
            <text:p>3,23750000</text:p>
          </table:table-cell>
          <table:table-cell office:value-type="float" office:value="3.2395">
            <text:p>3,23950000</text:p>
          </table:table-cell>
          <table:table-cell office:value-type="float" office:value="0.66201574">
            <text:p>0,66201574</text:p>
          </table:table-cell>
          <table:table-cell office:value-type="float" office:value="0.66409266">
            <text:p>0,664092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4">
            <text:p>35,44000000</text:p>
          </table:table-cell>
          <table:table-cell office:value-type="float" office:value="35.9">
            <text:p>35,90000000</text:p>
          </table:table-cell>
          <table:table-cell office:value-type="float" office:value="0.05973816">
            <text:p>0,05973816</text:p>
          </table:table-cell>
          <table:table-cell office:value-type="float" office:value="0.06066591">
            <text:p>0,060665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02">
            <text:p>6,02000000</text:p>
          </table:table-cell>
          <table:table-cell office:value-type="float" office:value="6.03">
            <text:p>6,03000000</text:p>
          </table:table-cell>
          <table:table-cell office:value-type="float" office:value="0.35565506">
            <text:p>0,35565506</text:p>
          </table:table-cell>
          <table:table-cell office:value-type="float" office:value="0.35714286">
            <text:p>0,357142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3">
            <text:p>23,30000000</text:p>
          </table:table-cell>
          <table:table-cell office:value-type="float" office:value="23.5">
            <text:p>23,50000000</text:p>
          </table:table-cell>
          <table:table-cell office:value-type="float" office:value="0.09125957">
            <text:p>0,09125957</text:p>
          </table:table-cell>
          <table:table-cell office:value-type="float" office:value="0.09227468">
            <text:p>0,092274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2.308">
            <text:p>22,30800000</text:p>
          </table:table-cell>
          <table:table-cell office:value-type="float" office:value="22.358">
            <text:p>22,35800000</text:p>
          </table:table-cell>
          <table:table-cell office:value-type="float" office:value="0.09592092">
            <text:p>0,09592092</text:p>
          </table:table-cell>
          <table:table-cell office:value-type="float" office:value="0.09637798">
            <text:p>0,096377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973">
            <text:p>5,79730000</text:p>
          </table:table-cell>
          <table:table-cell office:value-type="float" office:value="5.7991">
            <text:p>5,79910000</text:p>
          </table:table-cell>
          <table:table-cell office:value-type="float" office:value="0.36981601">
            <text:p>0,36981601</text:p>
          </table:table-cell>
          <table:table-cell office:value-type="float" office:value="0.3708623">
            <text:p>0,37086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533">
            <text:p>6,85330000</text:p>
          </table:table-cell>
          <table:table-cell office:value-type="float" office:value="6.8633">
            <text:p>6,86330000</text:p>
          </table:table-cell>
          <table:table-cell office:value-type="float" office:value="0.31247359">
            <text:p>0,31247359</text:p>
          </table:table-cell>
          <table:table-cell office:value-type="float" office:value="0.31371748">
            <text:p>0,3137174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25">
            <text:p>1,42500000</text:p>
          </table:table-cell>
          <table:table-cell office:value-type="float" office:value="1.4255">
            <text:p>1,42550000</text:p>
          </table:table-cell>
          <table:table-cell office:value-type="float" office:value="3.056055">
            <text:p>3,05605500</text:p>
          </table:table-cell>
          <table:table-cell office:value-type="float" office:value="3.064825">
            <text:p>3,06482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405">
            <text:p>8,40500000</text:p>
          </table:table-cell>
          <table:table-cell office:value-type="float" office:value="8.4148">
            <text:p>8,41480000</text:p>
          </table:table-cell>
          <table:table-cell office:value-type="float" office:value="0.25486048">
            <text:p>0,25486048</text:p>
          </table:table-cell>
          <table:table-cell office:value-type="float" office:value="0.25580012">
            <text:p>0,255800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633">
            <text:p>1,16330000</text:p>
          </table:table-cell>
          <table:table-cell office:value-type="float" office:value="1.1637">
            <text:p>1,16370000</text:p>
          </table:table-cell>
          <table:table-cell office:value-type="float" office:value="1.84291484">
            <text:p>1,84291484</text:p>
          </table:table-cell>
          <table:table-cell office:value-type="float" office:value="1.84819049">
            <text:p>1,848190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94">
            <text:p>1.394,00000000</text:p>
          </table:table-cell>
          <table:table-cell office:value-type="float" office:value="1406">
            <text:p>1.406,00000000</text:p>
          </table:table-cell>
          <table:table-cell office:value-type="float" office:value="0.00152532">
            <text:p>0,00152532</text:p>
          </table:table-cell>
          <table:table-cell office:value-type="float" office:value="0.00154232">
            <text:p>0,001542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4.02">
            <text:p>34,02000000</text:p>
          </table:table-cell>
          <table:table-cell office:value-type="float" office:value="34.05">
            <text:p>34,05000000</text:p>
          </table:table-cell>
          <table:table-cell office:value-type="float" office:value="0.06298385">
            <text:p>0,06298385</text:p>
          </table:table-cell>
          <table:table-cell office:value-type="float" office:value="0.06319812">
            <text:p>0,063198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0.86">
            <text:p>90,86000000</text:p>
          </table:table-cell>
          <table:table-cell office:value-type="float" office:value="90.9">
            <text:p>90,90000000</text:p>
          </table:table-cell>
          <table:table-cell office:value-type="float" office:value="0.02359296">
            <text:p>0,02359296</text:p>
          </table:table-cell>
          <table:table-cell office:value-type="float" office:value="0.02366278">
            <text:p>0,0236627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12">
            <text:p>7,75120000</text:p>
          </table:table-cell>
          <table:table-cell office:value-type="float" office:value="7.7525">
            <text:p>7,75250000</text:p>
          </table:table-cell>
          <table:table-cell office:value-type="float" office:value="0.27663334">
            <text:p>0,27663334</text:p>
          </table:table-cell>
          <table:table-cell office:value-type="float" office:value="0.27737641">
            <text:p>0,277376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14">
            <text:p>0,65140000</text:p>
          </table:table-cell>
          <table:table-cell office:value-type="float" office:value="0.6519">
            <text:p>0,65190000</text:p>
          </table:table-cell>
          <table:table-cell office:value-type="float" office:value="1.39699244">
            <text:p>1,39699244</text:p>
          </table:table-cell>
          <table:table-cell office:value-type="float" office:value="1.401585">
            <text:p>1,40158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027">
            <text:p>1,49027000</text:p>
          </table:table-cell>
          <table:table-cell office:value-type="string">
            <text:p><text:s text:c="7"/>----------------</text:p>
          </table:table-cell>
          <table:table-cell office:value-type="float" office:value="3.19603304">
            <text:p>3,19603304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849">
            <text:p>1,28490000</text:p>
          </table:table-cell>
          <table:table-cell office:value-type="float" office:value="1.2853">
            <text:p>1,28530000</text:p>
          </table:table-cell>
          <table:table-cell office:value-type="float" office:value="2.75559654">
            <text:p>2,75559654</text:p>
          </table:table-cell>
          <table:table-cell office:value-type="float" office:value="2.763395">
            <text:p>2,76339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1022009" table:style-name="ta32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11T16:30:00">
            <text:p>11/02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1/02/2009</text:p>
          </table:table-cell>
          <table:table-cell table:style-name="ce1"/>
          <table:table-cell table:style-name="ce1" office:value-type="string">
            <text:p>Fecha Valor : 13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835">
            <text:p>3,48350000</text:p>
          </table:table-cell>
          <table:table-cell office:value-type="float" office:value="3.4895">
            <text:p>3,48950000</text:p>
          </table:table-cell>
          <table:table-cell office:value-type="float" office:value="0.61458662">
            <text:p>0,61458662</text:p>
          </table:table-cell>
          <table:table-cell office:value-type="float" office:value="0.61719535">
            <text:p>0,617195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619">
            <text:p>2,26190000</text:p>
          </table:table-cell>
          <table:table-cell office:value-type="float" office:value="2.2629">
            <text:p>2,26290000</text:p>
          </table:table-cell>
          <table:table-cell office:value-type="float" office:value="0.94772195">
            <text:p>0,94772195</text:p>
          </table:table-cell>
          <table:table-cell office:value-type="float" office:value="0.95052832">
            <text:p>0,950528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429">
            <text:p>1,24290000</text:p>
          </table:table-cell>
          <table:table-cell office:value-type="float" office:value="1.2432">
            <text:p>1,24320000</text:p>
          </table:table-cell>
          <table:table-cell office:value-type="float" office:value="1.72506435">
            <text:p>1,72506435</text:p>
          </table:table-cell>
          <table:table-cell office:value-type="float" office:value="1.72982541">
            <text:p>1,729825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537.35">
            <text:p>2.537,35000000</text:p>
          </table:table-cell>
          <table:table-cell office:value-type="float" office:value="2542.35">
            <text:p>2.542,35000000</text:p>
          </table:table-cell>
          <table:table-cell office:value-type="float" office:value="0.00084355">
            <text:p>0,00084355</text:p>
          </table:table-cell>
          <table:table-cell office:value-type="float" office:value="0.00084734">
            <text:p>0,000847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598.5">
            <text:p>598,50000000</text:p>
          </table:table-cell>
          <table:table-cell office:value-type="float" office:value="600">
            <text:p>600,00000000</text:p>
          </table:table-cell>
          <table:table-cell office:value-type="float" office:value="0.00357433">
            <text:p>0,00357433</text:p>
          </table:table-cell>
          <table:table-cell office:value-type="float" office:value="0.00359231">
            <text:p>0,0035923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505">
            <text:p>14,50500000</text:p>
          </table:table-cell>
          <table:table-cell office:value-type="float" office:value="14.515">
            <text:p>14,51500000</text:p>
          </table:table-cell>
          <table:table-cell office:value-type="float" office:value="0.1477506">
            <text:p>0,14775060</text:p>
          </table:table-cell>
          <table:table-cell office:value-type="float" office:value="0.14822475">
            <text:p>0,1482247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34">
            <text:p>3,23400000</text:p>
          </table:table-cell>
          <table:table-cell office:value-type="float" office:value="3.235">
            <text:p>3,23500000</text:p>
          </table:table-cell>
          <table:table-cell office:value-type="float" office:value="0.66293663">
            <text:p>0,66293663</text:p>
          </table:table-cell>
          <table:table-cell office:value-type="float" office:value="0.66481138">
            <text:p>0,664811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">
            <text:p>35,40000000</text:p>
          </table:table-cell>
          <table:table-cell office:value-type="float" office:value="35.7">
            <text:p>35,70000000</text:p>
          </table:table-cell>
          <table:table-cell office:value-type="float" office:value="0.06007283">
            <text:p>0,06007283</text:p>
          </table:table-cell>
          <table:table-cell office:value-type="float" office:value="0.06073446">
            <text:p>0,060734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1">
            <text:p>6,21000000</text:p>
          </table:table-cell>
          <table:table-cell office:value-type="float" office:value="6.23">
            <text:p>6,23000000</text:p>
          </table:table-cell>
          <table:table-cell office:value-type="float" office:value="0.34423756">
            <text:p>0,34423756</text:p>
          </table:table-cell>
          <table:table-cell office:value-type="float" office:value="0.34621578">
            <text:p>0,3462157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25">
            <text:p>23,25000000</text:p>
          </table:table-cell>
          <table:table-cell office:value-type="float" office:value="23.45">
            <text:p>23,45000000</text:p>
          </table:table-cell>
          <table:table-cell office:value-type="float" office:value="0.09145416">
            <text:p>0,09145416</text:p>
          </table:table-cell>
          <table:table-cell office:value-type="float" office:value="0.09247312">
            <text:p>0,092473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6">
            <text:p>1,76000000</text:p>
          </table:table-cell>
          <table:table-cell office:value-type="float" office:value="1.21852273">
            <text:p>1,21852273</text:p>
          </table:table-cell>
          <table:table-cell office:value-type="float" office:value="1.22159091">
            <text:p>1,221590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2.124">
            <text:p>22,12400000</text:p>
          </table:table-cell>
          <table:table-cell office:value-type="float" office:value="22.191">
            <text:p>22,19100000</text:p>
          </table:table-cell>
          <table:table-cell office:value-type="float" office:value="0.09664278">
            <text:p>0,09664278</text:p>
          </table:table-cell>
          <table:table-cell office:value-type="float" office:value="0.09717953">
            <text:p>0,097179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793">
            <text:p>5,77930000</text:p>
          </table:table-cell>
          <table:table-cell office:value-type="float" office:value="5.781">
            <text:p>5,78100000</text:p>
          </table:table-cell>
          <table:table-cell office:value-type="float" office:value="0.37097388">
            <text:p>0,37097388</text:p>
          </table:table-cell>
          <table:table-cell office:value-type="float" office:value="0.37201737">
            <text:p>0,372017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7799">
            <text:p>6,77990000</text:p>
          </table:table-cell>
          <table:table-cell office:value-type="float" office:value="6.7829">
            <text:p>6,78290000</text:p>
          </table:table-cell>
          <table:table-cell office:value-type="float" office:value="0.31617745">
            <text:p>0,31617745</text:p>
          </table:table-cell>
          <table:table-cell office:value-type="float" office:value="0.31711382">
            <text:p>0,3171138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381">
            <text:p>1,43810000</text:p>
          </table:table-cell>
          <table:table-cell office:value-type="float" office:value="1.4387">
            <text:p>1,43870000</text:p>
          </table:table-cell>
          <table:table-cell office:value-type="float" office:value="3.08414926">
            <text:p>3,08414926</text:p>
          </table:table-cell>
          <table:table-cell office:value-type="float" office:value="3.093205">
            <text:p>3,09320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3676">
            <text:p>8,36760000</text:p>
          </table:table-cell>
          <table:table-cell office:value-type="float" office:value="8.3751">
            <text:p>8,37510000</text:p>
          </table:table-cell>
          <table:table-cell office:value-type="float" office:value="0.25606858">
            <text:p>0,25606858</text:p>
          </table:table-cell>
          <table:table-cell office:value-type="float" office:value="0.25694345">
            <text:p>0,256943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86">
            <text:p>1,15860000</text:p>
          </table:table-cell>
          <table:table-cell office:value-type="float" office:value="1.1589">
            <text:p>1,15890000</text:p>
          </table:table-cell>
          <table:table-cell office:value-type="float" office:value="1.85054793">
            <text:p>1,85054793</text:p>
          </table:table-cell>
          <table:table-cell office:value-type="float" office:value="1.8556879">
            <text:p>1,855687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90">
            <text:p>1.390,00000000</text:p>
          </table:table-cell>
          <table:table-cell office:value-type="float" office:value="1401">
            <text:p>1.401,00000000</text:p>
          </table:table-cell>
          <table:table-cell office:value-type="float" office:value="0.00153076">
            <text:p>0,00153076</text:p>
          </table:table-cell>
          <table:table-cell office:value-type="float" office:value="0.00154676">
            <text:p>0,0015467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973">
            <text:p>33,97300000</text:p>
          </table:table-cell>
          <table:table-cell office:value-type="float" office:value="33.998">
            <text:p>33,99800000</text:p>
          </table:table-cell>
          <table:table-cell office:value-type="float" office:value="0.06308018">
            <text:p>0,06308018</text:p>
          </table:table-cell>
          <table:table-cell office:value-type="float" office:value="0.06328555">
            <text:p>0,063285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0.34">
            <text:p>90,34000000</text:p>
          </table:table-cell>
          <table:table-cell office:value-type="float" office:value="90.38">
            <text:p>90,38000000</text:p>
          </table:table-cell>
          <table:table-cell office:value-type="float" office:value="0.0237287">
            <text:p>0,02372870</text:p>
          </table:table-cell>
          <table:table-cell office:value-type="float" office:value="0.02379898">
            <text:p>0,023798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16">
            <text:p>7,75160000</text:p>
          </table:table-cell>
          <table:table-cell office:value-type="float" office:value="7.7524">
            <text:p>7,75240000</text:p>
          </table:table-cell>
          <table:table-cell office:value-type="float" office:value="0.27663691">
            <text:p>0,27663691</text:p>
          </table:table-cell>
          <table:table-cell office:value-type="float" office:value="0.27736209">
            <text:p>0,277362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6">
            <text:p>0,65600000</text:p>
          </table:table-cell>
          <table:table-cell office:value-type="float" office:value="0.6565">
            <text:p>0,65650000</text:p>
          </table:table-cell>
          <table:table-cell office:value-type="float" office:value="1.4068576">
            <text:p>1,40685760</text:p>
          </table:table-cell>
          <table:table-cell office:value-type="float" office:value="1.411475">
            <text:p>1,41147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66">
            <text:p>1,49660000</text:p>
          </table:table-cell>
          <table:table-cell office:value-type="string">
            <text:p><text:s text:c="7"/>----------------</text:p>
          </table:table-cell>
          <table:table-cell office:value-type="float" office:value="3.20960836">
            <text:p>3,20960836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89">
            <text:p>1,28900000</text:p>
          </table:table-cell>
          <table:table-cell office:value-type="float" office:value="1.2893">
            <text:p>1,28930000</text:p>
          </table:table-cell>
          <table:table-cell office:value-type="float" office:value="2.7643894">
            <text:p>2,76438940</text:p>
          </table:table-cell>
          <table:table-cell office:value-type="float" office:value="2.771995">
            <text:p>2,77199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0022009" table:style-name="ta33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10T16:30:00">
            <text:p>10/02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0/02/2009</text:p>
          </table:table-cell>
          <table:table-cell table:style-name="ce1"/>
          <table:table-cell table:style-name="ce1" office:value-type="string">
            <text:p>Fecha Valor : 12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815">
            <text:p>3,48150000</text:p>
          </table:table-cell>
          <table:table-cell office:value-type="float" office:value="3.4875">
            <text:p>3,48750000</text:p>
          </table:table-cell>
          <table:table-cell office:value-type="float" office:value="0.61493907">
            <text:p>0,61493907</text:p>
          </table:table-cell>
          <table:table-cell office:value-type="float" office:value="0.61754991">
            <text:p>0,617549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736">
            <text:p>2,27360000</text:p>
          </table:table-cell>
          <table:table-cell office:value-type="float" office:value="2.2737">
            <text:p>2,27370000</text:p>
          </table:table-cell>
          <table:table-cell office:value-type="float" office:value="0.9432203">
            <text:p>0,94322030</text:p>
          </table:table-cell>
          <table:table-cell office:value-type="float" office:value="0.94563688">
            <text:p>0,945636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9">
            <text:p>6,99000000</text:p>
          </table:table-cell>
          <table:table-cell office:value-type="float" office:value="7.09">
            <text:p>7,09000000</text:p>
          </table:table-cell>
          <table:table-cell office:value-type="float" office:value="0.30248237">
            <text:p>0,30248237</text:p>
          </table:table-cell>
          <table:table-cell office:value-type="float" office:value="0.30758226">
            <text:p>0,30758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458">
            <text:p>1,24580000</text:p>
          </table:table-cell>
          <table:table-cell office:value-type="float" office:value="1.2464">
            <text:p>1,24640000</text:p>
          </table:table-cell>
          <table:table-cell office:value-type="float" office:value="1.72063543">
            <text:p>1,72063543</text:p>
          </table:table-cell>
          <table:table-cell office:value-type="float" office:value="1.72579868">
            <text:p>1,725798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97.7">
            <text:p>2.497,70000000</text:p>
          </table:table-cell>
          <table:table-cell office:value-type="float" office:value="2502.1">
            <text:p>2.502,10000000</text:p>
          </table:table-cell>
          <table:table-cell office:value-type="float" office:value="0.00085712">
            <text:p>0,00085712</text:p>
          </table:table-cell>
          <table:table-cell office:value-type="float" office:value="0.00086079">
            <text:p>0,000860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04.5">
            <text:p>604,50000000</text:p>
          </table:table-cell>
          <table:table-cell office:value-type="float" office:value="606">
            <text:p>606,00000000</text:p>
          </table:table-cell>
          <table:table-cell office:value-type="float" office:value="0.00353894">
            <text:p>0,00353894</text:p>
          </table:table-cell>
          <table:table-cell office:value-type="float" office:value="0.00355666">
            <text:p>0,003556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5165">
            <text:p>14,51650000</text:p>
          </table:table-cell>
          <table:table-cell office:value-type="float" office:value="14.531">
            <text:p>14,53100000</text:p>
          </table:table-cell>
          <table:table-cell office:value-type="float" office:value="0.14758792">
            <text:p>0,14758792</text:p>
          </table:table-cell>
          <table:table-cell office:value-type="float" office:value="0.14810733">
            <text:p>0,148107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375">
            <text:p>3,23750000</text:p>
          </table:table-cell>
          <table:table-cell office:value-type="float" office:value="3.2395">
            <text:p>3,23950000</text:p>
          </table:table-cell>
          <table:table-cell office:value-type="float" office:value="0.66201574">
            <text:p>0,66201574</text:p>
          </table:table-cell>
          <table:table-cell office:value-type="float" office:value="0.66409266">
            <text:p>0,664092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35">
            <text:p>35,35000000</text:p>
          </table:table-cell>
          <table:table-cell office:value-type="float" office:value="35.7">
            <text:p>35,70000000</text:p>
          </table:table-cell>
          <table:table-cell office:value-type="float" office:value="0.06007283">
            <text:p>0,06007283</text:p>
          </table:table-cell>
          <table:table-cell office:value-type="float" office:value="0.06082037">
            <text:p>0,060820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9">
            <text:p>6,19000000</text:p>
          </table:table-cell>
          <table:table-cell office:value-type="float" office:value="6.2">
            <text:p>6,20000000</text:p>
          </table:table-cell>
          <table:table-cell office:value-type="float" office:value="0.34590323">
            <text:p>0,34590323</text:p>
          </table:table-cell>
          <table:table-cell office:value-type="float" office:value="0.34733441">
            <text:p>0,347334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8">
            <text:p>22,80000000</text:p>
          </table:table-cell>
          <table:table-cell office:value-type="float" office:value="23">
            <text:p>23,00000000</text:p>
          </table:table-cell>
          <table:table-cell office:value-type="float" office:value="0.09324348">
            <text:p>0,09324348</text:p>
          </table:table-cell>
          <table:table-cell office:value-type="float" office:value="0.09429825">
            <text:p>0,094298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2.248">
            <text:p>22,24800000</text:p>
          </table:table-cell>
          <table:table-cell office:value-type="float" office:value="22.275">
            <text:p>22,27500000</text:p>
          </table:table-cell>
          <table:table-cell office:value-type="float" office:value="0.09627834">
            <text:p>0,09627834</text:p>
          </table:table-cell>
          <table:table-cell office:value-type="float" office:value="0.0966379">
            <text:p>0,096637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853">
            <text:p>5,78530000</text:p>
          </table:table-cell>
          <table:table-cell office:value-type="float" office:value="5.7871">
            <text:p>5,78710000</text:p>
          </table:table-cell>
          <table:table-cell office:value-type="float" office:value="0.37058285">
            <text:p>0,37058285</text:p>
          </table:table-cell>
          <table:table-cell office:value-type="float" office:value="0.37163155">
            <text:p>0,371631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7696">
            <text:p>6,76960000</text:p>
          </table:table-cell>
          <table:table-cell office:value-type="float" office:value="6.7806">
            <text:p>6,78060000</text:p>
          </table:table-cell>
          <table:table-cell office:value-type="float" office:value="0.31628469">
            <text:p>0,31628469</text:p>
          </table:table-cell>
          <table:table-cell office:value-type="float" office:value="0.31759631">
            <text:p>0,3175963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504">
            <text:p>1,45040000</text:p>
          </table:table-cell>
          <table:table-cell office:value-type="float" office:value="1.4509">
            <text:p>1,45090000</text:p>
          </table:table-cell>
          <table:table-cell office:value-type="float" office:value="3.11052784">
            <text:p>3,11052784</text:p>
          </table:table-cell>
          <table:table-cell office:value-type="float" office:value="3.119435">
            <text:p>3,11943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249">
            <text:p>8,24900000</text:p>
          </table:table-cell>
          <table:table-cell office:value-type="float" office:value="8.251">
            <text:p>8,25100000</text:p>
          </table:table-cell>
          <table:table-cell office:value-type="float" office:value="0.25992001">
            <text:p>0,25992001</text:p>
          </table:table-cell>
          <table:table-cell office:value-type="float" office:value="0.26063765">
            <text:p>0,2606376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76">
            <text:p>1,15760000</text:p>
          </table:table-cell>
          <table:table-cell office:value-type="float" office:value="1.1582">
            <text:p>1,15820000</text:p>
          </table:table-cell>
          <table:table-cell office:value-type="float" office:value="1.85166638">
            <text:p>1,85166638</text:p>
          </table:table-cell>
          <table:table-cell office:value-type="float" office:value="1.85729095">
            <text:p>1,857290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88">
            <text:p>1.388,00000000</text:p>
          </table:table-cell>
          <table:table-cell office:value-type="float" office:value="1390">
            <text:p>1.390,00000000</text:p>
          </table:table-cell>
          <table:table-cell office:value-type="float" office:value="0.00154288">
            <text:p>0,00154288</text:p>
          </table:table-cell>
          <table:table-cell office:value-type="float" office:value="0.00154899">
            <text:p>0,001548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946">
            <text:p>33,94600000</text:p>
          </table:table-cell>
          <table:table-cell office:value-type="float" office:value="33.952">
            <text:p>33,95200000</text:p>
          </table:table-cell>
          <table:table-cell office:value-type="float" office:value="0.06316565">
            <text:p>0,06316565</text:p>
          </table:table-cell>
          <table:table-cell office:value-type="float" office:value="0.06333589">
            <text:p>0,063335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0.26">
            <text:p>90,26000000</text:p>
          </table:table-cell>
          <table:table-cell office:value-type="float" office:value="90.31">
            <text:p>90,31000000</text:p>
          </table:table-cell>
          <table:table-cell office:value-type="float" office:value="0.02374709">
            <text:p>0,02374709</text:p>
          </table:table-cell>
          <table:table-cell office:value-type="float" office:value="0.02382008">
            <text:p>0,023820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12">
            <text:p>7,75120000</text:p>
          </table:table-cell>
          <table:table-cell office:value-type="float" office:value="7.7524">
            <text:p>7,75240000</text:p>
          </table:table-cell>
          <table:table-cell office:value-type="float" office:value="0.27663691">
            <text:p>0,27663691</text:p>
          </table:table-cell>
          <table:table-cell office:value-type="float" office:value="0.27737641">
            <text:p>0,277376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04">
            <text:p>0,65040000</text:p>
          </table:table-cell>
          <table:table-cell office:value-type="float" office:value="0.6508">
            <text:p>0,65080000</text:p>
          </table:table-cell>
          <table:table-cell office:value-type="float" office:value="1.39484784">
            <text:p>1,39484784</text:p>
          </table:table-cell>
          <table:table-cell office:value-type="float" office:value="1.39922">
            <text:p>1,39922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909">
            <text:p>1,49909000</text:p>
          </table:table-cell>
          <table:table-cell office:value-type="string">
            <text:p><text:s text:c="7"/>----------------</text:p>
          </table:table-cell>
          <table:table-cell office:value-type="float" office:value="3.21494841">
            <text:p>3,21494841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875">
            <text:p>1,28750000</text:p>
          </table:table-cell>
          <table:table-cell office:value-type="float" office:value="1.2881">
            <text:p>1,28810000</text:p>
          </table:table-cell>
          <table:table-cell office:value-type="float" office:value="2.7611725">
            <text:p>2,76117250</text:p>
          </table:table-cell>
          <table:table-cell office:value-type="float" office:value="2.769415">
            <text:p>2,76941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9022009" table:style-name="ta34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09T16:30:00">
            <text:p>09/02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9/02/2009</text:p>
          </table:table-cell>
          <table:table-cell table:style-name="ce1"/>
          <table:table-cell table:style-name="ce1" office:value-type="string">
            <text:p>Fecha Valor : 11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855">
            <text:p>3,48550000</text:p>
          </table:table-cell>
          <table:table-cell office:value-type="float" office:value="3.4885">
            <text:p>3,48850000</text:p>
          </table:table-cell>
          <table:table-cell office:value-type="float" office:value="0.61476279">
            <text:p>0,61476279</text:p>
          </table:table-cell>
          <table:table-cell office:value-type="float" office:value="0.6168412">
            <text:p>0,616841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614">
            <text:p>2,26140000</text:p>
          </table:table-cell>
          <table:table-cell office:value-type="float" office:value="2.2624">
            <text:p>2,26240000</text:p>
          </table:table-cell>
          <table:table-cell office:value-type="float" office:value="0.9479314">
            <text:p>0,94793140</text:p>
          </table:table-cell>
          <table:table-cell office:value-type="float" office:value="0.95073848">
            <text:p>0,9507384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9">
            <text:p>6,99000000</text:p>
          </table:table-cell>
          <table:table-cell office:value-type="float" office:value="7.08">
            <text:p>7,08000000</text:p>
          </table:table-cell>
          <table:table-cell office:value-type="float" office:value="0.3029096">
            <text:p>0,30290960</text:p>
          </table:table-cell>
          <table:table-cell office:value-type="float" office:value="0.30758226">
            <text:p>0,30758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163">
            <text:p>1,21630000</text:p>
          </table:table-cell>
          <table:table-cell office:value-type="float" office:value="1.2168">
            <text:p>1,21680000</text:p>
          </table:table-cell>
          <table:table-cell office:value-type="float" office:value="1.76249178">
            <text:p>1,76249178</text:p>
          </table:table-cell>
          <table:table-cell office:value-type="float" office:value="1.76765601">
            <text:p>1,767656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60.7">
            <text:p>2.460,70000000</text:p>
          </table:table-cell>
          <table:table-cell office:value-type="float" office:value="2462.1">
            <text:p>2.462,10000000</text:p>
          </table:table-cell>
          <table:table-cell office:value-type="float" office:value="0.00087105">
            <text:p>0,00087105</text:p>
          </table:table-cell>
          <table:table-cell office:value-type="float" office:value="0.00087374">
            <text:p>0,000873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09.1">
            <text:p>609,10000000</text:p>
          </table:table-cell>
          <table:table-cell office:value-type="float" office:value="610.6">
            <text:p>610,60000000</text:p>
          </table:table-cell>
          <table:table-cell office:value-type="float" office:value="0.00351228">
            <text:p>0,00351228</text:p>
          </table:table-cell>
          <table:table-cell office:value-type="float" office:value="0.0035298">
            <text:p>0,003529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19">
            <text:p>14,19000000</text:p>
          </table:table-cell>
          <table:table-cell office:value-type="float" office:value="14.201">
            <text:p>14,20100000</text:p>
          </table:table-cell>
          <table:table-cell office:value-type="float" office:value="0.15101753">
            <text:p>0,15101753</text:p>
          </table:table-cell>
          <table:table-cell office:value-type="float" office:value="0.15151515">
            <text:p>0,151515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118">
            <text:p>3,21180000</text:p>
          </table:table-cell>
          <table:table-cell office:value-type="float" office:value="3.215">
            <text:p>3,21500000</text:p>
          </table:table-cell>
          <table:table-cell office:value-type="float" office:value="0.66706065">
            <text:p>0,66706065</text:p>
          </table:table-cell>
          <table:table-cell office:value-type="float" office:value="0.66940656">
            <text:p>0,669406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38">
            <text:p>35,38000000</text:p>
          </table:table-cell>
          <table:table-cell office:value-type="float" office:value="35.9">
            <text:p>35,90000000</text:p>
          </table:table-cell>
          <table:table-cell office:value-type="float" office:value="0.05973816">
            <text:p>0,05973816</text:p>
          </table:table-cell>
          <table:table-cell office:value-type="float" office:value="0.0607688">
            <text:p>0,060768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2">
            <text:p>6,22000000</text:p>
          </table:table-cell>
          <table:table-cell office:value-type="float" office:value="6.23">
            <text:p>6,23000000</text:p>
          </table:table-cell>
          <table:table-cell office:value-type="float" office:value="0.34423756">
            <text:p>0,34423756</text:p>
          </table:table-cell>
          <table:table-cell office:value-type="float" office:value="0.34565916">
            <text:p>0,345659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5">
            <text:p>22,50000000</text:p>
          </table:table-cell>
          <table:table-cell office:value-type="float" office:value="22.7">
            <text:p>22,70000000</text:p>
          </table:table-cell>
          <table:table-cell office:value-type="float" office:value="0.09447577">
            <text:p>0,09447577</text:p>
          </table:table-cell>
          <table:table-cell office:value-type="float" office:value="0.09555556">
            <text:p>0,095555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255">
            <text:p>21,25500000</text:p>
          </table:table-cell>
          <table:table-cell office:value-type="float" office:value="21.324">
            <text:p>21,32400000</text:p>
          </table:table-cell>
          <table:table-cell office:value-type="float" office:value="0.10057213">
            <text:p>0,10057213</text:p>
          </table:table-cell>
          <table:table-cell office:value-type="float" office:value="0.10115267">
            <text:p>0,101152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254">
            <text:p>5,72540000</text:p>
          </table:table-cell>
          <table:table-cell office:value-type="float" office:value="5.7296">
            <text:p>5,72960000</text:p>
          </table:table-cell>
          <table:table-cell office:value-type="float" office:value="0.37430187">
            <text:p>0,37430187</text:p>
          </table:table-cell>
          <table:table-cell office:value-type="float" office:value="0.37551961">
            <text:p>0,375519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6572">
            <text:p>6,65720000</text:p>
          </table:table-cell>
          <table:table-cell office:value-type="float" office:value="6.6719">
            <text:p>6,67190000</text:p>
          </table:table-cell>
          <table:table-cell office:value-type="float" office:value="0.32143767">
            <text:p>0,32143767</text:p>
          </table:table-cell>
          <table:table-cell office:value-type="float" office:value="0.3229586">
            <text:p>0,322958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907">
            <text:p>1,49070000</text:p>
          </table:table-cell>
          <table:table-cell office:value-type="float" office:value="1.4911">
            <text:p>1,49110000</text:p>
          </table:table-cell>
          <table:table-cell office:value-type="float" office:value="3.19695522">
            <text:p>3,19695522</text:p>
          </table:table-cell>
          <table:table-cell office:value-type="float" office:value="3.205865">
            <text:p>3,20586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038">
            <text:p>8,03800000</text:p>
          </table:table-cell>
          <table:table-cell office:value-type="float" office:value="8.0483">
            <text:p>8,04830000</text:p>
          </table:table-cell>
          <table:table-cell office:value-type="float" office:value="0.26646621">
            <text:p>0,26646621</text:p>
          </table:table-cell>
          <table:table-cell office:value-type="float" office:value="0.26747947">
            <text:p>0,267479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631">
            <text:p>1,16310000</text:p>
          </table:table-cell>
          <table:table-cell office:value-type="float" office:value="1.1634">
            <text:p>1,16340000</text:p>
          </table:table-cell>
          <table:table-cell office:value-type="float" office:value="1.84339006">
            <text:p>1,84339006</text:p>
          </table:table-cell>
          <table:table-cell office:value-type="float" office:value="1.8485083">
            <text:p>1,848508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74">
            <text:p>1.374,00000000</text:p>
          </table:table-cell>
          <table:table-cell office:value-type="float" office:value="1382">
            <text:p>1.382,00000000</text:p>
          </table:table-cell>
          <table:table-cell office:value-type="float" office:value="0.00155181">
            <text:p>0,00155181</text:p>
          </table:table-cell>
          <table:table-cell office:value-type="float" office:value="0.00156477">
            <text:p>0,001564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705">
            <text:p>33,70500000</text:p>
          </table:table-cell>
          <table:table-cell office:value-type="float" office:value="33.745">
            <text:p>33,74500000</text:p>
          </table:table-cell>
          <table:table-cell office:value-type="float" office:value="0.06355312">
            <text:p>0,06355312</text:p>
          </table:table-cell>
          <table:table-cell office:value-type="float" office:value="0.06378876">
            <text:p>0,0637887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1.44">
            <text:p>91,44000000</text:p>
          </table:table-cell>
          <table:table-cell office:value-type="float" office:value="91.45">
            <text:p>91,45000000</text:p>
          </table:table-cell>
          <table:table-cell office:value-type="float" office:value="0.02345107">
            <text:p>0,02345107</text:p>
          </table:table-cell>
          <table:table-cell office:value-type="float" office:value="0.02351269">
            <text:p>0,023512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17">
            <text:p>7,75170000</text:p>
          </table:table-cell>
          <table:table-cell office:value-type="float" office:value="7.7524">
            <text:p>7,75240000</text:p>
          </table:table-cell>
          <table:table-cell office:value-type="float" office:value="0.27663691">
            <text:p>0,27663691</text:p>
          </table:table-cell>
          <table:table-cell office:value-type="float" office:value="0.27735851">
            <text:p>0,2773585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799">
            <text:p>0,67990000</text:p>
          </table:table-cell>
          <table:table-cell office:value-type="float" office:value="0.6804">
            <text:p>0,68040000</text:p>
          </table:table-cell>
          <table:table-cell office:value-type="float" office:value="1.45811354">
            <text:p>1,45811354</text:p>
          </table:table-cell>
          <table:table-cell office:value-type="float" office:value="1.46286">
            <text:p>1,46286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852">
            <text:p>1,49852000</text:p>
          </table:table-cell>
          <table:table-cell office:value-type="string">
            <text:p><text:s text:c="7"/>----------------</text:p>
          </table:table-cell>
          <table:table-cell office:value-type="float" office:value="3.21372599">
            <text:p>3,21372599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009">
            <text:p>1,30090000</text:p>
          </table:table-cell>
          <table:table-cell office:value-type="float" office:value="1.3013">
            <text:p>1,30130000</text:p>
          </table:table-cell>
          <table:table-cell office:value-type="float" office:value="2.78991014">
            <text:p>2,78991014</text:p>
          </table:table-cell>
          <table:table-cell office:value-type="float" office:value="2.797795">
            <text:p>2,79779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6022009" table:style-name="ta35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06T16:30:00">
            <text:p>06/02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6/02/2009</text:p>
          </table:table-cell>
          <table:table-cell table:style-name="ce1"/>
          <table:table-cell table:style-name="ce1" office:value-type="string">
            <text:p>Fecha Valor : 10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83">
            <text:p>3,48300000</text:p>
          </table:table-cell>
          <table:table-cell office:value-type="float" office:value="3.489">
            <text:p>3,48900000</text:p>
          </table:table-cell>
          <table:table-cell office:value-type="float" office:value="0.61467469">
            <text:p>0,61467469</text:p>
          </table:table-cell>
          <table:table-cell office:value-type="float" office:value="0.61728395">
            <text:p>0,617283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56">
            <text:p>2,25600000</text:p>
          </table:table-cell>
          <table:table-cell office:value-type="float" office:value="2.258">
            <text:p>2,25800000</text:p>
          </table:table-cell>
          <table:table-cell office:value-type="float" office:value="0.94977857">
            <text:p>0,94977857</text:p>
          </table:table-cell>
          <table:table-cell office:value-type="float" office:value="0.95301418">
            <text:p>0,9530141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248">
            <text:p>1,22480000</text:p>
          </table:table-cell>
          <table:table-cell office:value-type="float" office:value="1.2254">
            <text:p>1,22540000</text:p>
          </table:table-cell>
          <table:table-cell office:value-type="float" office:value="1.75012241">
            <text:p>1,75012241</text:p>
          </table:table-cell>
          <table:table-cell office:value-type="float" office:value="1.75538863">
            <text:p>1,755388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57.7">
            <text:p>2.457,70000000</text:p>
          </table:table-cell>
          <table:table-cell office:value-type="float" office:value="2462.7">
            <text:p>2.462,70000000</text:p>
          </table:table-cell>
          <table:table-cell office:value-type="float" office:value="0.00087083">
            <text:p>0,00087083</text:p>
          </table:table-cell>
          <table:table-cell office:value-type="float" office:value="0.0008748">
            <text:p>0,000874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5.8">
            <text:p>615,80000000</text:p>
          </table:table-cell>
          <table:table-cell office:value-type="float" office:value="617.3">
            <text:p>617,30000000</text:p>
          </table:table-cell>
          <table:table-cell office:value-type="float" office:value="0.00347416">
            <text:p>0,00347416</text:p>
          </table:table-cell>
          <table:table-cell office:value-type="float" office:value="0.00349139">
            <text:p>0,00349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18">
            <text:p>14,18000000</text:p>
          </table:table-cell>
          <table:table-cell office:value-type="float" office:value="14.2045">
            <text:p>14,20450000</text:p>
          </table:table-cell>
          <table:table-cell office:value-type="float" office:value="0.15098032">
            <text:p>0,15098032</text:p>
          </table:table-cell>
          <table:table-cell office:value-type="float" office:value="0.151622">
            <text:p>0,151622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375">
            <text:p>3,23750000</text:p>
          </table:table-cell>
          <table:table-cell office:value-type="float" office:value="3.2395">
            <text:p>3,23950000</text:p>
          </table:table-cell>
          <table:table-cell office:value-type="float" office:value="0.66201574">
            <text:p>0,66201574</text:p>
          </table:table-cell>
          <table:table-cell office:value-type="float" office:value="0.66409266">
            <text:p>0,664092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25">
            <text:p>35,25000000</text:p>
          </table:table-cell>
          <table:table-cell office:value-type="float" office:value="35.7">
            <text:p>35,70000000</text:p>
          </table:table-cell>
          <table:table-cell office:value-type="float" office:value="0.06007283">
            <text:p>0,06007283</text:p>
          </table:table-cell>
          <table:table-cell office:value-type="float" office:value="0.06099291">
            <text:p>0,060992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7">
            <text:p>6,17000000</text:p>
          </table:table-cell>
          <table:table-cell office:value-type="float" office:value="6.18">
            <text:p>6,18000000</text:p>
          </table:table-cell>
          <table:table-cell office:value-type="float" office:value="0.34702265">
            <text:p>0,34702265</text:p>
          </table:table-cell>
          <table:table-cell office:value-type="float" office:value="0.34846029">
            <text:p>0,348460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5">
            <text:p>22,50000000</text:p>
          </table:table-cell>
          <table:table-cell office:value-type="float" office:value="22.7">
            <text:p>22,70000000</text:p>
          </table:table-cell>
          <table:table-cell office:value-type="float" office:value="0.09447577">
            <text:p>0,09447577</text:p>
          </table:table-cell>
          <table:table-cell office:value-type="float" office:value="0.09555556">
            <text:p>0,095555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567">
            <text:p>21,56700000</text:p>
          </table:table-cell>
          <table:table-cell office:value-type="float" office:value="21.612">
            <text:p>21,61200000</text:p>
          </table:table-cell>
          <table:table-cell office:value-type="float" office:value="0.09923191">
            <text:p>0,09923191</text:p>
          </table:table-cell>
          <table:table-cell office:value-type="float" office:value="0.09968934">
            <text:p>0,099689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609">
            <text:p>5,76090000</text:p>
          </table:table-cell>
          <table:table-cell office:value-type="float" office:value="5.7641">
            <text:p>5,76410000</text:p>
          </table:table-cell>
          <table:table-cell office:value-type="float" office:value="0.37206155">
            <text:p>0,37206155</text:p>
          </table:table-cell>
          <table:table-cell office:value-type="float" office:value="0.37320558">
            <text:p>0,3732055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7634">
            <text:p>6,76340000</text:p>
          </table:table-cell>
          <table:table-cell office:value-type="float" office:value="6.7746">
            <text:p>6,77460000</text:p>
          </table:table-cell>
          <table:table-cell office:value-type="float" office:value="0.31656482">
            <text:p>0,31656482</text:p>
          </table:table-cell>
          <table:table-cell office:value-type="float" office:value="0.31788745">
            <text:p>0,317887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802">
            <text:p>1,48020000</text:p>
          </table:table-cell>
          <table:table-cell office:value-type="float" office:value="1.4807">
            <text:p>1,48070000</text:p>
          </table:table-cell>
          <table:table-cell office:value-type="float" office:value="3.17443692">
            <text:p>3,17443692</text:p>
          </table:table-cell>
          <table:table-cell office:value-type="float" office:value="3.183505">
            <text:p>3,18350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1022">
            <text:p>8,10220000</text:p>
          </table:table-cell>
          <table:table-cell office:value-type="float" office:value="8.1185">
            <text:p>8,11850000</text:p>
          </table:table-cell>
          <table:table-cell office:value-type="float" office:value="0.2641621">
            <text:p>0,26416210</text:p>
          </table:table-cell>
          <table:table-cell office:value-type="float" office:value="0.26536003">
            <text:p>0,265360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637">
            <text:p>1,16370000</text:p>
          </table:table-cell>
          <table:table-cell office:value-type="float" office:value="1.1641">
            <text:p>1,16410000</text:p>
          </table:table-cell>
          <table:table-cell office:value-type="float" office:value="1.84228159">
            <text:p>1,84228159</text:p>
          </table:table-cell>
          <table:table-cell office:value-type="float" office:value="1.84755521">
            <text:p>1,847555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65.7">
            <text:p>1.365,70000000</text:p>
          </table:table-cell>
          <table:table-cell office:value-type="float" office:value="1374.7">
            <text:p>1.374,70000000</text:p>
          </table:table-cell>
          <table:table-cell office:value-type="float" office:value="0.00156005">
            <text:p>0,00156005</text:p>
          </table:table-cell>
          <table:table-cell office:value-type="float" office:value="0.00157428">
            <text:p>0,001574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6">
            <text:p>33,60000000</text:p>
          </table:table-cell>
          <table:table-cell office:value-type="float" office:value="33.64">
            <text:p>33,64000000</text:p>
          </table:table-cell>
          <table:table-cell office:value-type="float" office:value="0.06375149">
            <text:p>0,06375149</text:p>
          </table:table-cell>
          <table:table-cell office:value-type="float" office:value="0.0639881">
            <text:p>0,063988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1.94">
            <text:p>91,94000000</text:p>
          </table:table-cell>
          <table:table-cell office:value-type="float" office:value="91.99">
            <text:p>91,99000000</text:p>
          </table:table-cell>
          <table:table-cell office:value-type="float" office:value="0.0233134">
            <text:p>0,02331340</text:p>
          </table:table-cell>
          <table:table-cell office:value-type="float" office:value="0.02338482">
            <text:p>0,0233848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25">
            <text:p>7,75250000</text:p>
          </table:table-cell>
          <table:table-cell office:value-type="float" office:value="7.7537">
            <text:p>7,75370000</text:p>
          </table:table-cell>
          <table:table-cell office:value-type="float" office:value="0.27659053">
            <text:p>0,27659053</text:p>
          </table:table-cell>
          <table:table-cell office:value-type="float" office:value="0.27732989">
            <text:p>0,277329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764">
            <text:p>0,67640000</text:p>
          </table:table-cell>
          <table:table-cell office:value-type="float" office:value="0.6769">
            <text:p>0,67690000</text:p>
          </table:table-cell>
          <table:table-cell office:value-type="float" office:value="1.45060744">
            <text:p>1,45060744</text:p>
          </table:table-cell>
          <table:table-cell office:value-type="float" office:value="1.455335">
            <text:p>1,45533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096">
            <text:p>1,49096000</text:p>
          </table:table-cell>
          <table:table-cell office:value-type="string">
            <text:p><text:s text:c="7"/>----------------</text:p>
          </table:table-cell>
          <table:table-cell office:value-type="float" office:value="3.19751282">
            <text:p>3,19751282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929">
            <text:p>1,29290000</text:p>
          </table:table-cell>
          <table:table-cell office:value-type="float" office:value="1.2932">
            <text:p>1,29320000</text:p>
          </table:table-cell>
          <table:table-cell office:value-type="float" office:value="2.77275334">
            <text:p>2,77275334</text:p>
          </table:table-cell>
          <table:table-cell office:value-type="float" office:value="2.78038">
            <text:p>2,7803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5022009" table:style-name="ta36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05T16:43:00">
            <text:p>05/02/2009 04:43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5/02/2009</text:p>
          </table:table-cell>
          <table:table-cell table:style-name="ce1"/>
          <table:table-cell table:style-name="ce1" office:value-type="string">
            <text:p>Fecha Valor : 09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81">
            <text:p>3,48100000</text:p>
          </table:table-cell>
          <table:table-cell office:value-type="float" office:value="3.487">
            <text:p>3,48700000</text:p>
          </table:table-cell>
          <table:table-cell office:value-type="float" office:value="0.61502724">
            <text:p>0,61502724</text:p>
          </table:table-cell>
          <table:table-cell office:value-type="float" office:value="0.61763861">
            <text:p>0,617638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85">
            <text:p>2,28500000</text:p>
          </table:table-cell>
          <table:table-cell office:value-type="float" office:value="2.287">
            <text:p>2,28700000</text:p>
          </table:table-cell>
          <table:table-cell office:value-type="float" office:value="0.93773502">
            <text:p>0,93773502</text:p>
          </table:table-cell>
          <table:table-cell office:value-type="float" office:value="0.94091904">
            <text:p>0,940919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7">
            <text:p>7,00000000</text:p>
          </table:table-cell>
          <table:table-cell office:value-type="float" office:value="7.1">
            <text:p>7,10000000</text:p>
          </table:table-cell>
          <table:table-cell office:value-type="float" office:value="0.30205634">
            <text:p>0,30205634</text:p>
          </table:table-cell>
          <table:table-cell office:value-type="float" office:value="0.30714286">
            <text:p>0,307142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312">
            <text:p>1,23120000</text:p>
          </table:table-cell>
          <table:table-cell office:value-type="float" office:value="1.2318">
            <text:p>1,23180000</text:p>
          </table:table-cell>
          <table:table-cell office:value-type="float" office:value="1.74102939">
            <text:p>1,74102939</text:p>
          </table:table-cell>
          <table:table-cell office:value-type="float" office:value="1.74626381">
            <text:p>1,746263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48.1">
            <text:p>2.448,10000000</text:p>
          </table:table-cell>
          <table:table-cell office:value-type="float" office:value="2453.1">
            <text:p>2.453,10000000</text:p>
          </table:table-cell>
          <table:table-cell office:value-type="float" office:value="0.00087424">
            <text:p>0,00087424</text:p>
          </table:table-cell>
          <table:table-cell office:value-type="float" office:value="0.00087823">
            <text:p>0,0008782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20.2">
            <text:p>620,20000000</text:p>
          </table:table-cell>
          <table:table-cell office:value-type="float" office:value="621.7">
            <text:p>621,70000000</text:p>
          </table:table-cell>
          <table:table-cell office:value-type="float" office:value="0.00344957">
            <text:p>0,00344957</text:p>
          </table:table-cell>
          <table:table-cell office:value-type="float" office:value="0.00346662">
            <text:p>0,003466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3439">
            <text:p>14,34390000</text:p>
          </table:table-cell>
          <table:table-cell office:value-type="float" office:value="14.3715">
            <text:p>14,37150000</text:p>
          </table:table-cell>
          <table:table-cell office:value-type="float" office:value="0.1492259">
            <text:p>0,14922590</text:p>
          </table:table-cell>
          <table:table-cell office:value-type="float" office:value="0.1498895">
            <text:p>0,149889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42">
            <text:p>3,24200000</text:p>
          </table:table-cell>
          <table:table-cell office:value-type="float" office:value="3.292">
            <text:p>3,29200000</text:p>
          </table:table-cell>
          <table:table-cell office:value-type="float" office:value="0.65145808">
            <text:p>0,65145808</text:p>
          </table:table-cell>
          <table:table-cell office:value-type="float" office:value="0.66317088">
            <text:p>0,663170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35">
            <text:p>35,35000000</text:p>
          </table:table-cell>
          <table:table-cell office:value-type="float" office:value="35.8">
            <text:p>35,80000000</text:p>
          </table:table-cell>
          <table:table-cell office:value-type="float" office:value="0.05990503">
            <text:p>0,05990503</text:p>
          </table:table-cell>
          <table:table-cell office:value-type="float" office:value="0.06082037">
            <text:p>0,060820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7">
            <text:p>6,17000000</text:p>
          </table:table-cell>
          <table:table-cell office:value-type="float" office:value="6.18">
            <text:p>6,18000000</text:p>
          </table:table-cell>
          <table:table-cell office:value-type="float" office:value="0.34702265">
            <text:p>0,34702265</text:p>
          </table:table-cell>
          <table:table-cell office:value-type="float" office:value="0.34846029">
            <text:p>0,348460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5">
            <text:p>22,50000000</text:p>
          </table:table-cell>
          <table:table-cell office:value-type="float" office:value="22.7">
            <text:p>22,70000000</text:p>
          </table:table-cell>
          <table:table-cell office:value-type="float" office:value="0.09447577">
            <text:p>0,09447577</text:p>
          </table:table-cell>
          <table:table-cell office:value-type="float" office:value="0.09555556">
            <text:p>0,095555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779">
            <text:p>21,77900000</text:p>
          </table:table-cell>
          <table:table-cell office:value-type="float" office:value="21.888">
            <text:p>21,88800000</text:p>
          </table:table-cell>
          <table:table-cell office:value-type="float" office:value="0.09798063">
            <text:p>0,09798063</text:p>
          </table:table-cell>
          <table:table-cell office:value-type="float" office:value="0.09871895">
            <text:p>0,098718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8237">
            <text:p>5,82370000</text:p>
          </table:table-cell>
          <table:table-cell office:value-type="float" office:value="5.8277">
            <text:p>5,82770000</text:p>
          </table:table-cell>
          <table:table-cell office:value-type="float" office:value="0.3680011">
            <text:p>0,36800110</text:p>
          </table:table-cell>
          <table:table-cell office:value-type="float" office:value="0.3691811">
            <text:p>0,369181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48">
            <text:p>6,84800000</text:p>
          </table:table-cell>
          <table:table-cell office:value-type="float" office:value="6.8555">
            <text:p>6,85550000</text:p>
          </table:table-cell>
          <table:table-cell office:value-type="float" office:value="0.31282912">
            <text:p>0,31282912</text:p>
          </table:table-cell>
          <table:table-cell office:value-type="float" office:value="0.31396028">
            <text:p>0,313960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627">
            <text:p>1,46270000</text:p>
          </table:table-cell>
          <table:table-cell office:value-type="float" office:value="1.4632">
            <text:p>1,46320000</text:p>
          </table:table-cell>
          <table:table-cell office:value-type="float" office:value="3.13690642">
            <text:p>3,13690642</text:p>
          </table:table-cell>
          <table:table-cell office:value-type="float" office:value="3.14588">
            <text:p>3,1458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2684">
            <text:p>8,26840000</text:p>
          </table:table-cell>
          <table:table-cell office:value-type="float" office:value="8.2836">
            <text:p>8,28360000</text:p>
          </table:table-cell>
          <table:table-cell office:value-type="float" office:value="0.2588971">
            <text:p>0,25889710</text:p>
          </table:table-cell>
          <table:table-cell office:value-type="float" office:value="0.26002612">
            <text:p>0,260026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704">
            <text:p>1,17040000</text:p>
          </table:table-cell>
          <table:table-cell office:value-type="float" office:value="1.171">
            <text:p>1,17100000</text:p>
          </table:table-cell>
          <table:table-cell office:value-type="float" office:value="1.83142613">
            <text:p>1,83142613</text:p>
          </table:table-cell>
          <table:table-cell office:value-type="float" office:value="1.83697881">
            <text:p>1,836978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71">
            <text:p>1.371,00000000</text:p>
          </table:table-cell>
          <table:table-cell office:value-type="float" office:value="1379">
            <text:p>1.379,00000000</text:p>
          </table:table-cell>
          <table:table-cell office:value-type="float" office:value="0.00155518">
            <text:p>0,00155518</text:p>
          </table:table-cell>
          <table:table-cell office:value-type="float" office:value="0.0015682">
            <text:p>0,001568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63">
            <text:p>33,63000000</text:p>
          </table:table-cell>
          <table:table-cell office:value-type="float" office:value="33.66">
            <text:p>33,66000000</text:p>
          </table:table-cell>
          <table:table-cell office:value-type="float" office:value="0.06371361">
            <text:p>0,06371361</text:p>
          </table:table-cell>
          <table:table-cell office:value-type="float" office:value="0.06393101">
            <text:p>0,063931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1.13">
            <text:p>91,13000000</text:p>
          </table:table-cell>
          <table:table-cell office:value-type="float" office:value="91.15">
            <text:p>91,15000000</text:p>
          </table:table-cell>
          <table:table-cell office:value-type="float" office:value="0.02352825">
            <text:p>0,02352825</text:p>
          </table:table-cell>
          <table:table-cell office:value-type="float" office:value="0.02359267">
            <text:p>0,023592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31">
            <text:p>7,75310000</text:p>
          </table:table-cell>
          <table:table-cell office:value-type="float" office:value="7.7541">
            <text:p>7,75410000</text:p>
          </table:table-cell>
          <table:table-cell office:value-type="float" office:value="0.27657626">
            <text:p>0,27657626</text:p>
          </table:table-cell>
          <table:table-cell office:value-type="float" office:value="0.27730843">
            <text:p>0,277308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27">
            <text:p>0,65270000</text:p>
          </table:table-cell>
          <table:table-cell office:value-type="float" office:value="0.6532">
            <text:p>0,65320000</text:p>
          </table:table-cell>
          <table:table-cell office:value-type="float" office:value="1.39978042">
            <text:p>1,39978042</text:p>
          </table:table-cell>
          <table:table-cell office:value-type="float" office:value="1.40438">
            <text:p>1,4043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516">
            <text:p>1,49516000</text:p>
          </table:table-cell>
          <table:table-cell office:value-type="string">
            <text:p><text:s text:c="7"/>----------------</text:p>
          </table:table-cell>
          <table:table-cell office:value-type="float" office:value="3.20652014">
            <text:p>3,20652014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788">
            <text:p>1,27880000</text:p>
          </table:table-cell>
          <table:table-cell office:value-type="float" office:value="1.2792">
            <text:p>1,27920000</text:p>
          </table:table-cell>
          <table:table-cell office:value-type="float" office:value="2.74251448">
            <text:p>2,74251448</text:p>
          </table:table-cell>
          <table:table-cell office:value-type="float" office:value="2.75028">
            <text:p>2,7502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4022009" table:style-name="ta37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04T16:30:00">
            <text:p>04/02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4/02/2009</text:p>
          </table:table-cell>
          <table:table-cell table:style-name="ce1"/>
          <table:table-cell table:style-name="ce1" office:value-type="string">
            <text:p>Fecha Valor : 06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92">
            <text:p>3,49200000</text:p>
          </table:table-cell>
          <table:table-cell office:value-type="float" office:value="3.498">
            <text:p>3,49800000</text:p>
          </table:table-cell>
          <table:table-cell office:value-type="float" office:value="0.6130932">
            <text:p>0,61309320</text:p>
          </table:table-cell>
          <table:table-cell office:value-type="float" office:value="0.61569301">
            <text:p>0,615693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025">
            <text:p>2,30250000</text:p>
          </table:table-cell>
          <table:table-cell office:value-type="float" office:value="2.3095">
            <text:p>2,30950000</text:p>
          </table:table-cell>
          <table:table-cell office:value-type="float" office:value="0.92859926">
            <text:p>0,92859926</text:p>
          </table:table-cell>
          <table:table-cell office:value-type="float" office:value="0.93376764">
            <text:p>0,933767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324">
            <text:p>1,23240000</text:p>
          </table:table-cell>
          <table:table-cell office:value-type="float" office:value="1.2329">
            <text:p>1,23290000</text:p>
          </table:table-cell>
          <table:table-cell office:value-type="float" office:value="1.73947603">
            <text:p>1,73947603</text:p>
          </table:table-cell>
          <table:table-cell office:value-type="float" office:value="1.74456345">
            <text:p>1,744563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60">
            <text:p>2.460,00000000</text:p>
          </table:table-cell>
          <table:table-cell office:value-type="float" office:value="2469">
            <text:p>2.469,00000000</text:p>
          </table:table-cell>
          <table:table-cell office:value-type="float" office:value="0.00086861">
            <text:p>0,00086861</text:p>
          </table:table-cell>
          <table:table-cell office:value-type="float" office:value="0.00087398">
            <text:p>0,000873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7.1">
            <text:p>617,10000000</text:p>
          </table:table-cell>
          <table:table-cell office:value-type="float" office:value="618.6">
            <text:p>618,60000000</text:p>
          </table:table-cell>
          <table:table-cell office:value-type="float" office:value="0.00346686">
            <text:p>0,00346686</text:p>
          </table:table-cell>
          <table:table-cell office:value-type="float" office:value="0.00348404">
            <text:p>0,003484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477">
            <text:p>14,47700000</text:p>
          </table:table-cell>
          <table:table-cell office:value-type="float" office:value="14.507">
            <text:p>14,50700000</text:p>
          </table:table-cell>
          <table:table-cell office:value-type="float" office:value="0.14783208">
            <text:p>0,14783208</text:p>
          </table:table-cell>
          <table:table-cell office:value-type="float" office:value="0.14851143">
            <text:p>0,14851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375">
            <text:p>3,23750000</text:p>
          </table:table-cell>
          <table:table-cell office:value-type="float" office:value="3.2395">
            <text:p>3,23950000</text:p>
          </table:table-cell>
          <table:table-cell office:value-type="float" office:value="0.66201574">
            <text:p>0,66201574</text:p>
          </table:table-cell>
          <table:table-cell office:value-type="float" office:value="0.66409266">
            <text:p>0,664092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25">
            <text:p>35,25000000</text:p>
          </table:table-cell>
          <table:table-cell office:value-type="float" office:value="35.5">
            <text:p>35,50000000</text:p>
          </table:table-cell>
          <table:table-cell office:value-type="float" office:value="0.06041127">
            <text:p>0,06041127</text:p>
          </table:table-cell>
          <table:table-cell office:value-type="float" office:value="0.06099291">
            <text:p>0,060992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8">
            <text:p>6,18000000</text:p>
          </table:table-cell>
          <table:table-cell office:value-type="float" office:value="6.19">
            <text:p>6,19000000</text:p>
          </table:table-cell>
          <table:table-cell office:value-type="float" office:value="0.34646204">
            <text:p>0,34646204</text:p>
          </table:table-cell>
          <table:table-cell office:value-type="float" office:value="0.34789644">
            <text:p>0,347896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5">
            <text:p>22,50000000</text:p>
          </table:table-cell>
          <table:table-cell office:value-type="float" office:value="22.7">
            <text:p>22,70000000</text:p>
          </table:table-cell>
          <table:table-cell office:value-type="float" office:value="0.09447577">
            <text:p>0,09447577</text:p>
          </table:table-cell>
          <table:table-cell office:value-type="float" office:value="0.09555556">
            <text:p>0,095555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997">
            <text:p>21,99700000</text:p>
          </table:table-cell>
          <table:table-cell office:value-type="float" office:value="22.058">
            <text:p>22,05800000</text:p>
          </table:table-cell>
          <table:table-cell office:value-type="float" office:value="0.0972255">
            <text:p>0,09722550</text:p>
          </table:table-cell>
          <table:table-cell office:value-type="float" office:value="0.0977406">
            <text:p>0,097740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954">
            <text:p>5,79540000</text:p>
          </table:table-cell>
          <table:table-cell office:value-type="float" office:value="5.7995">
            <text:p>5,79950000</text:p>
          </table:table-cell>
          <table:table-cell office:value-type="float" office:value="0.3697905">
            <text:p>0,36979050</text:p>
          </table:table-cell>
          <table:table-cell office:value-type="float" office:value="0.37098388">
            <text:p>0,370983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9093">
            <text:p>6,90930000</text:p>
          </table:table-cell>
          <table:table-cell office:value-type="float" office:value="6.9123">
            <text:p>6,91230000</text:p>
          </table:table-cell>
          <table:table-cell office:value-type="float" office:value="0.31025852">
            <text:p>0,31025852</text:p>
          </table:table-cell>
          <table:table-cell office:value-type="float" office:value="0.31117479">
            <text:p>0,311174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454">
            <text:p>1,44540000</text:p>
          </table:table-cell>
          <table:table-cell office:value-type="float" office:value="1.4459">
            <text:p>1,44590000</text:p>
          </table:table-cell>
          <table:table-cell office:value-type="float" office:value="3.09980484">
            <text:p>3,09980484</text:p>
          </table:table-cell>
          <table:table-cell office:value-type="float" office:value="3.108685">
            <text:p>3,10868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2908">
            <text:p>8,29080000</text:p>
          </table:table-cell>
          <table:table-cell office:value-type="float" office:value="8.3136">
            <text:p>8,31360000</text:p>
          </table:table-cell>
          <table:table-cell office:value-type="float" office:value="0.25796286">
            <text:p>0,25796286</text:p>
          </table:table-cell>
          <table:table-cell office:value-type="float" office:value="0.25932359">
            <text:p>0,259323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83">
            <text:p>1,15830000</text:p>
          </table:table-cell>
          <table:table-cell office:value-type="float" office:value="1.1587">
            <text:p>1,15870000</text:p>
          </table:table-cell>
          <table:table-cell office:value-type="float" office:value="1.85086735">
            <text:p>1,85086735</text:p>
          </table:table-cell>
          <table:table-cell office:value-type="float" office:value="1.85616852">
            <text:p>1,856168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78.4">
            <text:p>1.378,40000000</text:p>
          </table:table-cell>
          <table:table-cell office:value-type="float" office:value="1378.8">
            <text:p>1.378,80000000</text:p>
          </table:table-cell>
          <table:table-cell office:value-type="float" office:value="0.00155541">
            <text:p>0,00155541</text:p>
          </table:table-cell>
          <table:table-cell office:value-type="float" office:value="0.00155978">
            <text:p>0,0015597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66">
            <text:p>33,66000000</text:p>
          </table:table-cell>
          <table:table-cell office:value-type="float" office:value="33.675">
            <text:p>33,67500000</text:p>
          </table:table-cell>
          <table:table-cell office:value-type="float" office:value="0.06368523">
            <text:p>0,06368523</text:p>
          </table:table-cell>
          <table:table-cell office:value-type="float" office:value="0.06387403">
            <text:p>0,063874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9.39">
            <text:p>89,39000000</text:p>
          </table:table-cell>
          <table:table-cell office:value-type="float" office:value="89.44">
            <text:p>89,44000000</text:p>
          </table:table-cell>
          <table:table-cell office:value-type="float" office:value="0.02397809">
            <text:p>0,02397809</text:p>
          </table:table-cell>
          <table:table-cell office:value-type="float" office:value="0.02405191">
            <text:p>0,02405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28">
            <text:p>7,75280000</text:p>
          </table:table-cell>
          <table:table-cell office:value-type="float" office:value="7.7541">
            <text:p>7,75410000</text:p>
          </table:table-cell>
          <table:table-cell office:value-type="float" office:value="0.27657626">
            <text:p>0,27657626</text:p>
          </table:table-cell>
          <table:table-cell office:value-type="float" office:value="0.27731916">
            <text:p>0,277319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422">
            <text:p>0,64220000</text:p>
          </table:table-cell>
          <table:table-cell office:value-type="float" office:value="0.6423">
            <text:p>0,64230000</text:p>
          </table:table-cell>
          <table:table-cell office:value-type="float" office:value="1.37726212">
            <text:p>1,37726212</text:p>
          </table:table-cell>
          <table:table-cell office:value-type="float" office:value="1.380945">
            <text:p>1,38094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584">
            <text:p>1,49584000</text:p>
          </table:table-cell>
          <table:table-cell office:value-type="string">
            <text:p><text:s text:c="7"/>----------------</text:p>
          </table:table-cell>
          <table:table-cell office:value-type="float" office:value="3.20797846">
            <text:p>3,20797846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85">
            <text:p>1,28500000</text:p>
          </table:table-cell>
          <table:table-cell office:value-type="float" office:value="1.2854">
            <text:p>1,28540000</text:p>
          </table:table-cell>
          <table:table-cell office:value-type="float" office:value="2.755811">
            <text:p>2,75581100</text:p>
          </table:table-cell>
          <table:table-cell office:value-type="float" office:value="2.76361">
            <text:p>2,76361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3022009" table:style-name="ta38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2-03T16:30:00">
            <text:p>03/02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3/02/2009</text:p>
          </table:table-cell>
          <table:table-cell table:style-name="ce1"/>
          <table:table-cell table:style-name="ce1" office:value-type="string">
            <text:p>Fecha Valor : 05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94">
            <text:p>3,49400000</text:p>
          </table:table-cell>
          <table:table-cell office:value-type="float" office:value="3.499">
            <text:p>3,49900000</text:p>
          </table:table-cell>
          <table:table-cell office:value-type="float" office:value="0.61291798">
            <text:p>0,61291798</text:p>
          </table:table-cell>
          <table:table-cell office:value-type="float" office:value="0.61534058">
            <text:p>0,6153405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07">
            <text:p>2,30700000</text:p>
          </table:table-cell>
          <table:table-cell office:value-type="float" office:value="2.309">
            <text:p>2,30900000</text:p>
          </table:table-cell>
          <table:table-cell office:value-type="float" office:value="0.92880035">
            <text:p>0,92880035</text:p>
          </table:table-cell>
          <table:table-cell office:value-type="float" office:value="0.93194625">
            <text:p>0,931946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9">
            <text:p>6,99000000</text:p>
          </table:table-cell>
          <table:table-cell office:value-type="float" office:value="7.09">
            <text:p>7,09000000</text:p>
          </table:table-cell>
          <table:table-cell office:value-type="float" office:value="0.30248237">
            <text:p>0,30248237</text:p>
          </table:table-cell>
          <table:table-cell office:value-type="float" office:value="0.30758226">
            <text:p>0,30758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294">
            <text:p>1,22940000</text:p>
          </table:table-cell>
          <table:table-cell office:value-type="float" office:value="1.2299">
            <text:p>1,22990000</text:p>
          </table:table-cell>
          <table:table-cell office:value-type="float" office:value="1.743719">
            <text:p>1,74371900</text:p>
          </table:table-cell>
          <table:table-cell office:value-type="float" office:value="1.74882056">
            <text:p>1,748820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54.8">
            <text:p>2.454,80000000</text:p>
          </table:table-cell>
          <table:table-cell office:value-type="float" office:value="2459.8">
            <text:p>2.459,80000000</text:p>
          </table:table-cell>
          <table:table-cell office:value-type="float" office:value="0.00087186">
            <text:p>0,00087186</text:p>
          </table:table-cell>
          <table:table-cell office:value-type="float" office:value="0.00087584">
            <text:p>0,0008758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21.8">
            <text:p>621,80000000</text:p>
          </table:table-cell>
          <table:table-cell office:value-type="float" office:value="623.3">
            <text:p>623,30000000</text:p>
          </table:table-cell>
          <table:table-cell office:value-type="float" office:value="0.00344072">
            <text:p>0,00344072</text:p>
          </table:table-cell>
          <table:table-cell office:value-type="float" office:value="0.0034577">
            <text:p>0,003457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5663">
            <text:p>14,56630000</text:p>
          </table:table-cell>
          <table:table-cell office:value-type="float" office:value="14.5747">
            <text:p>14,57470000</text:p>
          </table:table-cell>
          <table:table-cell office:value-type="float" office:value="0.1471454">
            <text:p>0,14714540</text:p>
          </table:table-cell>
          <table:table-cell office:value-type="float" office:value="0.14760097">
            <text:p>0,147600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225">
            <text:p>3,22500000</text:p>
          </table:table-cell>
          <table:table-cell office:value-type="float" office:value="3.265">
            <text:p>3,26500000</text:p>
          </table:table-cell>
          <table:table-cell office:value-type="float" office:value="0.65684533">
            <text:p>0,65684533</text:p>
          </table:table-cell>
          <table:table-cell office:value-type="float" office:value="0.66666667">
            <text:p>0,666666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25">
            <text:p>35,25000000</text:p>
          </table:table-cell>
          <table:table-cell office:value-type="float" office:value="35.5">
            <text:p>35,50000000</text:p>
          </table:table-cell>
          <table:table-cell office:value-type="float" office:value="0.06041127">
            <text:p>0,06041127</text:p>
          </table:table-cell>
          <table:table-cell office:value-type="float" office:value="0.06099291">
            <text:p>0,060992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9">
            <text:p>6,19000000</text:p>
          </table:table-cell>
          <table:table-cell office:value-type="float" office:value="6.2">
            <text:p>6,20000000</text:p>
          </table:table-cell>
          <table:table-cell office:value-type="float" office:value="0.34590323">
            <text:p>0,34590323</text:p>
          </table:table-cell>
          <table:table-cell office:value-type="float" office:value="0.34733441">
            <text:p>0,347334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5">
            <text:p>22,50000000</text:p>
          </table:table-cell>
          <table:table-cell office:value-type="float" office:value="22.7">
            <text:p>22,70000000</text:p>
          </table:table-cell>
          <table:table-cell office:value-type="float" office:value="0.09447577">
            <text:p>0,09447577</text:p>
          </table:table-cell>
          <table:table-cell office:value-type="float" office:value="0.09555556">
            <text:p>0,095555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87">
            <text:p>21,87000000</text:p>
          </table:table-cell>
          <table:table-cell office:value-type="float" office:value="21.916">
            <text:p>21,91600000</text:p>
          </table:table-cell>
          <table:table-cell office:value-type="float" office:value="0.09785545">
            <text:p>0,09785545</text:p>
          </table:table-cell>
          <table:table-cell office:value-type="float" office:value="0.09830818">
            <text:p>0,0983081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151">
            <text:p>5,71510000</text:p>
          </table:table-cell>
          <table:table-cell office:value-type="float" office:value="5.7172">
            <text:p>5,71720000</text:p>
          </table:table-cell>
          <table:table-cell office:value-type="float" office:value="0.37511369">
            <text:p>0,37511369</text:p>
          </table:table-cell>
          <table:table-cell office:value-type="float" office:value="0.37619639">
            <text:p>0,376196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977">
            <text:p>6,89770000</text:p>
          </table:table-cell>
          <table:table-cell office:value-type="float" office:value="6.9147">
            <text:p>6,91470000</text:p>
          </table:table-cell>
          <table:table-cell office:value-type="float" office:value="0.31015084">
            <text:p>0,31015084</text:p>
          </table:table-cell>
          <table:table-cell office:value-type="float" office:value="0.3116981">
            <text:p>0,311698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457">
            <text:p>1,44570000</text:p>
          </table:table-cell>
          <table:table-cell office:value-type="float" office:value="1.4463">
            <text:p>1,44630000</text:p>
          </table:table-cell>
          <table:table-cell office:value-type="float" office:value="3.10044822">
            <text:p>3,10044822</text:p>
          </table:table-cell>
          <table:table-cell office:value-type="float" office:value="3.109545">
            <text:p>3,10954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2149">
            <text:p>8,21490000</text:p>
          </table:table-cell>
          <table:table-cell office:value-type="float" office:value="8.2321">
            <text:p>8,23210000</text:p>
          </table:table-cell>
          <table:table-cell office:value-type="float" office:value="0.26051676">
            <text:p>0,26051676</text:p>
          </table:table-cell>
          <table:table-cell office:value-type="float" office:value="0.26171956">
            <text:p>0,261719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427">
            <text:p>1,14270000</text:p>
          </table:table-cell>
          <table:table-cell office:value-type="float" office:value="1.1434">
            <text:p>1,14340000</text:p>
          </table:table-cell>
          <table:table-cell office:value-type="float" office:value="1.87563407">
            <text:p>1,87563407</text:p>
          </table:table-cell>
          <table:table-cell office:value-type="float" office:value="1.88150871">
            <text:p>1,881508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94.5">
            <text:p>1.394,50000000</text:p>
          </table:table-cell>
          <table:table-cell office:value-type="float" office:value="1397.5">
            <text:p>1.397,50000000</text:p>
          </table:table-cell>
          <table:table-cell office:value-type="float" office:value="0.0015346">
            <text:p>0,00153460</text:p>
          </table:table-cell>
          <table:table-cell office:value-type="float" office:value="0.00154177">
            <text:p>0,001541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72">
            <text:p>33,72000000</text:p>
          </table:table-cell>
          <table:table-cell office:value-type="float" office:value="33.78">
            <text:p>33,78000000</text:p>
          </table:table-cell>
          <table:table-cell office:value-type="float" office:value="0.06348727">
            <text:p>0,06348727</text:p>
          </table:table-cell>
          <table:table-cell office:value-type="float" office:value="0.06376038">
            <text:p>0,063760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9.25">
            <text:p>89,25000000</text:p>
          </table:table-cell>
          <table:table-cell office:value-type="float" office:value="89.28">
            <text:p>89,28000000</text:p>
          </table:table-cell>
          <table:table-cell office:value-type="float" office:value="0.02402106">
            <text:p>0,02402106</text:p>
          </table:table-cell>
          <table:table-cell office:value-type="float" office:value="0.02408964">
            <text:p>0,024089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23">
            <text:p>7,75230000</text:p>
          </table:table-cell>
          <table:table-cell office:value-type="float" office:value="7.7533">
            <text:p>7,75330000</text:p>
          </table:table-cell>
          <table:table-cell office:value-type="float" office:value="0.2766048">
            <text:p>0,27660480</text:p>
          </table:table-cell>
          <table:table-cell office:value-type="float" office:value="0.27733705">
            <text:p>0,277337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19">
            <text:p>0,65190000</text:p>
          </table:table-cell>
          <table:table-cell office:value-type="float" office:value="0.6524">
            <text:p>0,65240000</text:p>
          </table:table-cell>
          <table:table-cell office:value-type="float" office:value="1.39806474">
            <text:p>1,39806474</text:p>
          </table:table-cell>
          <table:table-cell office:value-type="float" office:value="1.40266">
            <text:p>1,40266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353">
            <text:p>1,49353000</text:p>
          </table:table-cell>
          <table:table-cell office:value-type="string">
            <text:p><text:s text:c="7"/>----------------</text:p>
          </table:table-cell>
          <table:table-cell office:value-type="float" office:value="3.20302444">
            <text:p>3,20302444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031">
            <text:p>1,30310000</text:p>
          </table:table-cell>
          <table:table-cell office:value-type="float" office:value="1.3037">
            <text:p>1,30370000</text:p>
          </table:table-cell>
          <table:table-cell office:value-type="float" office:value="2.79462826">
            <text:p>2,79462826</text:p>
          </table:table-cell>
          <table:table-cell office:value-type="float" office:value="2.802955">
            <text:p>2,80295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30012009" table:style-name="ta39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30T16:30:00">
            <text:p>30/01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30/01/2009</text:p>
          </table:table-cell>
          <table:table-cell table:style-name="ce1"/>
          <table:table-cell table:style-name="ce1" office:value-type="string">
            <text:p>Fecha Valor : 03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825">
            <text:p>3,48250000</text:p>
          </table:table-cell>
          <table:table-cell office:value-type="float" office:value="3.4885">
            <text:p>3,48850000</text:p>
          </table:table-cell>
          <table:table-cell office:value-type="float" office:value="0.61476279">
            <text:p>0,61476279</text:p>
          </table:table-cell>
          <table:table-cell office:value-type="float" office:value="0.61737258">
            <text:p>0,6173725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19">
            <text:p>2,31900000</text:p>
          </table:table-cell>
          <table:table-cell office:value-type="float" office:value="2.321">
            <text:p>2,32100000</text:p>
          </table:table-cell>
          <table:table-cell office:value-type="float" office:value="0.92399828">
            <text:p>0,92399828</text:p>
          </table:table-cell>
          <table:table-cell office:value-type="float" office:value="0.92712376">
            <text:p>0,9271237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245">
            <text:p>1,22450000</text:p>
          </table:table-cell>
          <table:table-cell office:value-type="float" office:value="1.225">
            <text:p>1,22500000</text:p>
          </table:table-cell>
          <table:table-cell office:value-type="float" office:value="1.75069388">
            <text:p>1,75069388</text:p>
          </table:table-cell>
          <table:table-cell office:value-type="float" office:value="1.7558187">
            <text:p>1,755818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433.1">
            <text:p>2.433,10000000</text:p>
          </table:table-cell>
          <table:table-cell office:value-type="float" office:value="2438.1">
            <text:p>2.438,10000000</text:p>
          </table:table-cell>
          <table:table-cell office:value-type="float" office:value="0.00087962">
            <text:p>0,00087962</text:p>
          </table:table-cell>
          <table:table-cell office:value-type="float" office:value="0.00088365">
            <text:p>0,0008836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6.25">
            <text:p>616,25000000</text:p>
          </table:table-cell>
          <table:table-cell office:value-type="float" office:value="617.75">
            <text:p>617,75000000</text:p>
          </table:table-cell>
          <table:table-cell office:value-type="float" office:value="0.00347163">
            <text:p>0,00347163</text:p>
          </table:table-cell>
          <table:table-cell office:value-type="float" office:value="0.00348884">
            <text:p>0,0034888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3648">
            <text:p>14,36480000</text:p>
          </table:table-cell>
          <table:table-cell office:value-type="float" office:value="14.3698">
            <text:p>14,36980000</text:p>
          </table:table-cell>
          <table:table-cell office:value-type="float" office:value="0.14924355">
            <text:p>0,14924355</text:p>
          </table:table-cell>
          <table:table-cell office:value-type="float" office:value="0.14967142">
            <text:p>0,149671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74">
            <text:p>3,17400000</text:p>
          </table:table-cell>
          <table:table-cell office:value-type="float" office:value="3.224">
            <text:p>3,22400000</text:p>
          </table:table-cell>
          <table:table-cell office:value-type="float" office:value="0.66519851">
            <text:p>0,66519851</text:p>
          </table:table-cell>
          <table:table-cell office:value-type="float" office:value="0.6773787">
            <text:p>0,677378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3">
            <text:p>35,30000000</text:p>
          </table:table-cell>
          <table:table-cell office:value-type="float" office:value="35.81">
            <text:p>35,81000000</text:p>
          </table:table-cell>
          <table:table-cell office:value-type="float" office:value="0.0598883">
            <text:p>0,05988830</text:p>
          </table:table-cell>
          <table:table-cell office:value-type="float" office:value="0.06090652">
            <text:p>0,060906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6">
            <text:p>6,16000000</text:p>
          </table:table-cell>
          <table:table-cell office:value-type="float" office:value="6.17">
            <text:p>6,17000000</text:p>
          </table:table-cell>
          <table:table-cell office:value-type="float" office:value="0.34758509">
            <text:p>0,34758509</text:p>
          </table:table-cell>
          <table:table-cell office:value-type="float" office:value="0.34902597">
            <text:p>0,349025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55">
            <text:p>22,55000000</text:p>
          </table:table-cell>
          <table:table-cell office:value-type="float" office:value="22.75">
            <text:p>22,75000000</text:p>
          </table:table-cell>
          <table:table-cell office:value-type="float" office:value="0.09426813">
            <text:p>0,09426813</text:p>
          </table:table-cell>
          <table:table-cell office:value-type="float" office:value="0.09534368">
            <text:p>0,095343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72">
            <text:p>21,72000000</text:p>
          </table:table-cell>
          <table:table-cell office:value-type="float" office:value="21.798">
            <text:p>21,79800000</text:p>
          </table:table-cell>
          <table:table-cell office:value-type="float" office:value="0.09838517">
            <text:p>0,09838517</text:p>
          </table:table-cell>
          <table:table-cell office:value-type="float" office:value="0.09898711">
            <text:p>0,098987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8189">
            <text:p>5,81890000</text:p>
          </table:table-cell>
          <table:table-cell office:value-type="float" office:value="5.8229">
            <text:p>5,82290000</text:p>
          </table:table-cell>
          <table:table-cell office:value-type="float" office:value="0.36830445">
            <text:p>0,36830445</text:p>
          </table:table-cell>
          <table:table-cell office:value-type="float" office:value="0.36948564">
            <text:p>0,369485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9135">
            <text:p>6,91350000</text:p>
          </table:table-cell>
          <table:table-cell office:value-type="float" office:value="6.9315">
            <text:p>6,93150000</text:p>
          </table:table-cell>
          <table:table-cell office:value-type="float" office:value="0.30939912">
            <text:p>0,30939912</text:p>
          </table:table-cell>
          <table:table-cell office:value-type="float" office:value="0.31098575">
            <text:p>0,3109857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493">
            <text:p>1,44930000</text:p>
          </table:table-cell>
          <table:table-cell office:value-type="float" office:value="1.4498">
            <text:p>1,44980000</text:p>
          </table:table-cell>
          <table:table-cell office:value-type="float" office:value="3.10816878">
            <text:p>3,10816878</text:p>
          </table:table-cell>
          <table:table-cell office:value-type="float" office:value="3.11707">
            <text:p>3,1170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3557">
            <text:p>8,35570000</text:p>
          </table:table-cell>
          <table:table-cell office:value-type="float" office:value="8.3732">
            <text:p>8,37320000</text:p>
          </table:table-cell>
          <table:table-cell office:value-type="float" office:value="0.25612669">
            <text:p>0,25612669</text:p>
          </table:table-cell>
          <table:table-cell office:value-type="float" office:value="0.25730938">
            <text:p>0,257309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94">
            <text:p>1,15940000</text:p>
          </table:table-cell>
          <table:table-cell office:value-type="float" office:value="1.1599">
            <text:p>1,15990000</text:p>
          </table:table-cell>
          <table:table-cell office:value-type="float" office:value="1.8489525">
            <text:p>1,84895250</text:p>
          </table:table-cell>
          <table:table-cell office:value-type="float" office:value="1.85440745">
            <text:p>1,854407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80">
            <text:p>1.380,00000000</text:p>
          </table:table-cell>
          <table:table-cell office:value-type="float" office:value="1383">
            <text:p>1.383,00000000</text:p>
          </table:table-cell>
          <table:table-cell office:value-type="float" office:value="0.00155069">
            <text:p>0,00155069</text:p>
          </table:table-cell>
          <table:table-cell office:value-type="float" office:value="0.00155797">
            <text:p>0,001557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7">
            <text:p>33,70000000</text:p>
          </table:table-cell>
          <table:table-cell office:value-type="float" office:value="33.8">
            <text:p>33,80000000</text:p>
          </table:table-cell>
          <table:table-cell office:value-type="float" office:value="0.0634497">
            <text:p>0,06344970</text:p>
          </table:table-cell>
          <table:table-cell office:value-type="float" office:value="0.06379822">
            <text:p>0,063798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9.8">
            <text:p>89,80000000</text:p>
          </table:table-cell>
          <table:table-cell office:value-type="float" office:value="89.83">
            <text:p>89,83000000</text:p>
          </table:table-cell>
          <table:table-cell office:value-type="float" office:value="0.02387398">
            <text:p>0,02387398</text:p>
          </table:table-cell>
          <table:table-cell office:value-type="float" office:value="0.02394209">
            <text:p>0,023942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35">
            <text:p>7,75350000</text:p>
          </table:table-cell>
          <table:table-cell office:value-type="float" office:value="7.7548">
            <text:p>7,75480000</text:p>
          </table:table-cell>
          <table:table-cell office:value-type="float" office:value="0.2765513">
            <text:p>0,27655130</text:p>
          </table:table-cell>
          <table:table-cell office:value-type="float" office:value="0.27729413">
            <text:p>0,277294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353">
            <text:p>0,63530000</text:p>
          </table:table-cell>
          <table:table-cell office:value-type="float" office:value="0.6358">
            <text:p>0,63580000</text:p>
          </table:table-cell>
          <table:table-cell office:value-type="float" office:value="1.36246438">
            <text:p>1,36246438</text:p>
          </table:table-cell>
          <table:table-cell office:value-type="float" office:value="1.36697">
            <text:p>1,3669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192">
            <text:p>1,49192000</text:p>
          </table:table-cell>
          <table:table-cell office:value-type="string">
            <text:p><text:s text:c="7"/>----------------</text:p>
          </table:table-cell>
          <table:table-cell office:value-type="float" office:value="3.19957163">
            <text:p>3,19957163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803">
            <text:p>1,28030000</text:p>
          </table:table-cell>
          <table:table-cell office:value-type="float" office:value="1.2807">
            <text:p>1,28070000</text:p>
          </table:table-cell>
          <table:table-cell office:value-type="float" office:value="2.74573138">
            <text:p>2,74573138</text:p>
          </table:table-cell>
          <table:table-cell office:value-type="float" office:value="2.753505">
            <text:p>2,75350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9012009" table:style-name="ta40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29T16:30:00">
            <text:p>29/01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9/01/2009</text:p>
          </table:table-cell>
          <table:table-cell table:style-name="ce1"/>
          <table:table-cell table:style-name="ce1" office:value-type="string">
            <text:p>Fecha Valor : 02/02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865">
            <text:p>3,48650000</text:p>
          </table:table-cell>
          <table:table-cell office:value-type="float" office:value="3.4895">
            <text:p>3,48950000</text:p>
          </table:table-cell>
          <table:table-cell office:value-type="float" office:value="0.61458662">
            <text:p>0,61458662</text:p>
          </table:table-cell>
          <table:table-cell office:value-type="float" office:value="0.61666428">
            <text:p>0,616664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938">
            <text:p>2,29380000</text:p>
          </table:table-cell>
          <table:table-cell office:value-type="float" office:value="2.294">
            <text:p>2,29400000</text:p>
          </table:table-cell>
          <table:table-cell office:value-type="float" office:value="0.93487358">
            <text:p>0,93487358</text:p>
          </table:table-cell>
          <table:table-cell office:value-type="float" office:value="0.93730927">
            <text:p>0,937309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9">
            <text:p>6,99000000</text:p>
          </table:table-cell>
          <table:table-cell office:value-type="float" office:value="7.09">
            <text:p>7,09000000</text:p>
          </table:table-cell>
          <table:table-cell office:value-type="float" office:value="0.30248237">
            <text:p>0,30248237</text:p>
          </table:table-cell>
          <table:table-cell office:value-type="float" office:value="0.30758226">
            <text:p>0,30758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24">
            <text:p>1,22400000</text:p>
          </table:table-cell>
          <table:table-cell office:value-type="float" office:value="1.2245">
            <text:p>1,22450000</text:p>
          </table:table-cell>
          <table:table-cell office:value-type="float" office:value="1.75140874">
            <text:p>1,75140874</text:p>
          </table:table-cell>
          <table:table-cell office:value-type="float" office:value="1.75653595">
            <text:p>1,756535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389.5">
            <text:p>2.389,50000000</text:p>
          </table:table-cell>
          <table:table-cell office:value-type="float" office:value="2393.5">
            <text:p>2.393,50000000</text:p>
          </table:table-cell>
          <table:table-cell office:value-type="float" office:value="0.00089601">
            <text:p>0,00089601</text:p>
          </table:table-cell>
          <table:table-cell office:value-type="float" office:value="0.00089977">
            <text:p>0,000899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2.2">
            <text:p>612,20000000</text:p>
          </table:table-cell>
          <table:table-cell office:value-type="float" office:value="613.7">
            <text:p>613,70000000</text:p>
          </table:table-cell>
          <table:table-cell office:value-type="float" office:value="0.00349454">
            <text:p>0,00349454</text:p>
          </table:table-cell>
          <table:table-cell office:value-type="float" office:value="0.00351192">
            <text:p>0,00351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175">
            <text:p>14,17500000</text:p>
          </table:table-cell>
          <table:table-cell office:value-type="float" office:value="14.185">
            <text:p>14,18500000</text:p>
          </table:table-cell>
          <table:table-cell office:value-type="float" office:value="0.15118787">
            <text:p>0,15118787</text:p>
          </table:table-cell>
          <table:table-cell office:value-type="float" office:value="0.15167549">
            <text:p>0,151675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57">
            <text:p>3,15700000</text:p>
          </table:table-cell>
          <table:table-cell office:value-type="float" office:value="3.171">
            <text:p>3,17100000</text:p>
          </table:table-cell>
          <table:table-cell office:value-type="float" office:value="0.67631662">
            <text:p>0,67631662</text:p>
          </table:table-cell>
          <table:table-cell office:value-type="float" office:value="0.68102629">
            <text:p>0,681026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">
            <text:p>35,40000000</text:p>
          </table:table-cell>
          <table:table-cell office:value-type="float" office:value="35.81">
            <text:p>35,81000000</text:p>
          </table:table-cell>
          <table:table-cell office:value-type="float" office:value="0.0598883">
            <text:p>0,05988830</text:p>
          </table:table-cell>
          <table:table-cell office:value-type="float" office:value="0.06073446">
            <text:p>0,060734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7">
            <text:p>6,17000000</text:p>
          </table:table-cell>
          <table:table-cell office:value-type="float" office:value="6.19">
            <text:p>6,19000000</text:p>
          </table:table-cell>
          <table:table-cell office:value-type="float" office:value="0.34646204">
            <text:p>0,34646204</text:p>
          </table:table-cell>
          <table:table-cell office:value-type="float" office:value="0.34846029">
            <text:p>0,348460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55">
            <text:p>22,55000000</text:p>
          </table:table-cell>
          <table:table-cell office:value-type="float" office:value="22.75">
            <text:p>22,75000000</text:p>
          </table:table-cell>
          <table:table-cell office:value-type="float" office:value="0.09426813">
            <text:p>0,09426813</text:p>
          </table:table-cell>
          <table:table-cell office:value-type="float" office:value="0.09534368">
            <text:p>0,095343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288">
            <text:p>21,28800000</text:p>
          </table:table-cell>
          <table:table-cell office:value-type="float" office:value="21.43">
            <text:p>21,43000000</text:p>
          </table:table-cell>
          <table:table-cell office:value-type="float" office:value="0.10007466">
            <text:p>0,10007466</text:p>
          </table:table-cell>
          <table:table-cell office:value-type="float" office:value="0.10099587">
            <text:p>0,100995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496">
            <text:p>5,74960000</text:p>
          </table:table-cell>
          <table:table-cell office:value-type="float" office:value="5.7509">
            <text:p>5,75090000</text:p>
          </table:table-cell>
          <table:table-cell office:value-type="float" office:value="0.37291554">
            <text:p>0,37291554</text:p>
          </table:table-cell>
          <table:table-cell office:value-type="float" office:value="0.37393906">
            <text:p>0,3739390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532">
            <text:p>6,85320000</text:p>
          </table:table-cell>
          <table:table-cell office:value-type="float" office:value="6.8738">
            <text:p>6,87380000</text:p>
          </table:table-cell>
          <table:table-cell office:value-type="float" office:value="0.31199628">
            <text:p>0,31199628</text:p>
          </table:table-cell>
          <table:table-cell office:value-type="float" office:value="0.31372206">
            <text:p>0,3137220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315">
            <text:p>1,43150000</text:p>
          </table:table-cell>
          <table:table-cell office:value-type="float" office:value="1.4318">
            <text:p>1,43180000</text:p>
          </table:table-cell>
          <table:table-cell office:value-type="float" office:value="3.0699949">
            <text:p>3,06999490</text:p>
          </table:table-cell>
          <table:table-cell office:value-type="float" office:value="3.07837">
            <text:p>3,0783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1743">
            <text:p>8,17430000</text:p>
          </table:table-cell>
          <table:table-cell office:value-type="float" office:value="8.1753">
            <text:p>8,17530000</text:p>
          </table:table-cell>
          <table:table-cell office:value-type="float" office:value="0.26232676">
            <text:p>0,26232676</text:p>
          </table:table-cell>
          <table:table-cell office:value-type="float" office:value="0.26301946">
            <text:p>0,263019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26">
            <text:p>1,15260000</text:p>
          </table:table-cell>
          <table:table-cell office:value-type="float" office:value="1.1529">
            <text:p>1,15290000</text:p>
          </table:table-cell>
          <table:table-cell office:value-type="float" office:value="1.86017868">
            <text:p>1,86017868</text:p>
          </table:table-cell>
          <table:table-cell office:value-type="float" office:value="1.86534791">
            <text:p>1,865347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69">
            <text:p>1.369,00000000</text:p>
          </table:table-cell>
          <table:table-cell office:value-type="float" office:value="1380">
            <text:p>1.380,00000000</text:p>
          </table:table-cell>
          <table:table-cell office:value-type="float" office:value="0.00155406">
            <text:p>0,00155406</text:p>
          </table:table-cell>
          <table:table-cell office:value-type="float" office:value="0.00157049">
            <text:p>0,001570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66">
            <text:p>33,66000000</text:p>
          </table:table-cell>
          <table:table-cell office:value-type="float" office:value="33.69">
            <text:p>33,69000000</text:p>
          </table:table-cell>
          <table:table-cell office:value-type="float" office:value="0.06365687">
            <text:p>0,06365687</text:p>
          </table:table-cell>
          <table:table-cell office:value-type="float" office:value="0.06387403">
            <text:p>0,063874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9.85">
            <text:p>89,85000000</text:p>
          </table:table-cell>
          <table:table-cell office:value-type="float" office:value="89.88">
            <text:p>89,88000000</text:p>
          </table:table-cell>
          <table:table-cell office:value-type="float" office:value="0.0238607">
            <text:p>0,02386070</text:p>
          </table:table-cell>
          <table:table-cell office:value-type="float" office:value="0.02392877">
            <text:p>0,023928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58">
            <text:p>7,75580000</text:p>
          </table:table-cell>
          <table:table-cell office:value-type="float" office:value="7.7568">
            <text:p>7,75680000</text:p>
          </table:table-cell>
          <table:table-cell office:value-type="float" office:value="0.27647999">
            <text:p>0,27647999</text:p>
          </table:table-cell>
          <table:table-cell office:value-type="float" office:value="0.27721189">
            <text:p>0,27721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21">
            <text:p>0,65210000</text:p>
          </table:table-cell>
          <table:table-cell office:value-type="float" office:value="0.6524">
            <text:p>0,65240000</text:p>
          </table:table-cell>
          <table:table-cell office:value-type="float" office:value="1.39849366">
            <text:p>1,39849366</text:p>
          </table:table-cell>
          <table:table-cell office:value-type="float" office:value="1.40266">
            <text:p>1,40266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0473">
            <text:p>1,50473000</text:p>
          </table:table-cell>
          <table:table-cell office:value-type="string">
            <text:p><text:s text:c="7"/>----------------</text:p>
          </table:table-cell>
          <table:table-cell office:value-type="float" office:value="3.22704396">
            <text:p>3,22704396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957">
            <text:p>1,29570000</text:p>
          </table:table-cell>
          <table:table-cell office:value-type="float" office:value="1.2961">
            <text:p>1,29610000</text:p>
          </table:table-cell>
          <table:table-cell office:value-type="float" office:value="2.77875822">
            <text:p>2,77875822</text:p>
          </table:table-cell>
          <table:table-cell office:value-type="float" office:value="2.786615">
            <text:p>2,78661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8012009" table:style-name="ta41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28T16:31:00">
            <text:p>28/01/2009 04:31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8/01/2009</text:p>
          </table:table-cell>
          <table:table-cell table:style-name="ce1"/>
          <table:table-cell table:style-name="ce1" office:value-type="string">
            <text:p>Fecha Valor : 30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785">
            <text:p>3,47850000</text:p>
          </table:table-cell>
          <table:table-cell office:value-type="float" office:value="3.4845">
            <text:p>3,48450000</text:p>
          </table:table-cell>
          <table:table-cell office:value-type="float" office:value="0.6154685">
            <text:p>0,61546850</text:p>
          </table:table-cell>
          <table:table-cell office:value-type="float" office:value="0.61808251">
            <text:p>0,6180825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66">
            <text:p>2,26600000</text:p>
          </table:table-cell>
          <table:table-cell office:value-type="float" office:value="2.268">
            <text:p>2,26800000</text:p>
          </table:table-cell>
          <table:table-cell office:value-type="float" office:value="0.94559083">
            <text:p>0,94559083</text:p>
          </table:table-cell>
          <table:table-cell office:value-type="float" office:value="0.94880847">
            <text:p>0,948808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8">
            <text:p>6,98000000</text:p>
          </table:table-cell>
          <table:table-cell office:value-type="float" office:value="7.08">
            <text:p>7,08000000</text:p>
          </table:table-cell>
          <table:table-cell office:value-type="float" office:value="0.3029096">
            <text:p>0,30290960</text:p>
          </table:table-cell>
          <table:table-cell office:value-type="float" office:value="0.30802292">
            <text:p>0,308022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147">
            <text:p>1,21470000</text:p>
          </table:table-cell>
          <table:table-cell office:value-type="float" office:value="1.2152">
            <text:p>1,21520000</text:p>
          </table:table-cell>
          <table:table-cell office:value-type="float" office:value="1.76481238">
            <text:p>1,76481238</text:p>
          </table:table-cell>
          <table:table-cell office:value-type="float" office:value="1.76998436">
            <text:p>1,7699843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350.05">
            <text:p>2.350,05000000</text:p>
          </table:table-cell>
          <table:table-cell office:value-type="float" office:value="2355.05">
            <text:p>2.355,05000000</text:p>
          </table:table-cell>
          <table:table-cell office:value-type="float" office:value="0.00091064">
            <text:p>0,00091064</text:p>
          </table:table-cell>
          <table:table-cell office:value-type="float" office:value="0.00091487">
            <text:p>0,000914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1.4">
            <text:p>611,40000000</text:p>
          </table:table-cell>
          <table:table-cell office:value-type="float" office:value="612.9">
            <text:p>612,90000000</text:p>
          </table:table-cell>
          <table:table-cell office:value-type="float" office:value="0.0034991">
            <text:p>0,00349910</text:p>
          </table:table-cell>
          <table:table-cell office:value-type="float" office:value="0.00351652">
            <text:p>0,003516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0425">
            <text:p>14,04250000</text:p>
          </table:table-cell>
          <table:table-cell office:value-type="float" office:value="14.0574">
            <text:p>14,05740000</text:p>
          </table:table-cell>
          <table:table-cell office:value-type="float" office:value="0.15256022">
            <text:p>0,15256022</text:p>
          </table:table-cell>
          <table:table-cell office:value-type="float" office:value="0.15310664">
            <text:p>0,153106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57">
            <text:p>3,15700000</text:p>
          </table:table-cell>
          <table:table-cell office:value-type="float" office:value="3.207">
            <text:p>3,20700000</text:p>
          </table:table-cell>
          <table:table-cell office:value-type="float" office:value="0.66872466">
            <text:p>0,66872466</text:p>
          </table:table-cell>
          <table:table-cell office:value-type="float" office:value="0.68102629">
            <text:p>0,681026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4">
            <text:p>35,40000000</text:p>
          </table:table-cell>
          <table:table-cell office:value-type="float" office:value="35.81">
            <text:p>35,81000000</text:p>
          </table:table-cell>
          <table:table-cell office:value-type="float" office:value="0.0598883">
            <text:p>0,05988830</text:p>
          </table:table-cell>
          <table:table-cell office:value-type="float" office:value="0.06073446">
            <text:p>0,060734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18">
            <text:p>6,18000000</text:p>
          </table:table-cell>
          <table:table-cell office:value-type="float" office:value="6.2">
            <text:p>6,20000000</text:p>
          </table:table-cell>
          <table:table-cell office:value-type="float" office:value="0.34590323">
            <text:p>0,34590323</text:p>
          </table:table-cell>
          <table:table-cell office:value-type="float" office:value="0.34789644">
            <text:p>0,347896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55">
            <text:p>22,55000000</text:p>
          </table:table-cell>
          <table:table-cell office:value-type="float" office:value="22.75">
            <text:p>22,75000000</text:p>
          </table:table-cell>
          <table:table-cell office:value-type="float" office:value="0.09426813">
            <text:p>0,09426813</text:p>
          </table:table-cell>
          <table:table-cell office:value-type="float" office:value="0.09534368">
            <text:p>0,095343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5">
            <text:p>1,75000000</text:p>
          </table:table-cell>
          <table:table-cell office:value-type="float" office:value="1.22548571">
            <text:p>1,22548571</text:p>
          </table:table-cell>
          <table:table-cell office:value-type="float" office:value="1.22857143">
            <text:p>1,22857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838">
            <text:p>20,83800000</text:p>
          </table:table-cell>
          <table:table-cell office:value-type="float" office:value="20.91">
            <text:p>20,91000000</text:p>
          </table:table-cell>
          <table:table-cell office:value-type="float" office:value="0.10256337">
            <text:p>0,10256337</text:p>
          </table:table-cell>
          <table:table-cell office:value-type="float" office:value="0.10317689">
            <text:p>0,103176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6689">
            <text:p>5,66890000</text:p>
          </table:table-cell>
          <table:table-cell office:value-type="float" office:value="5.6719">
            <text:p>5,67190000</text:p>
          </table:table-cell>
          <table:table-cell office:value-type="float" office:value="0.37810963">
            <text:p>0,37810963</text:p>
          </table:table-cell>
          <table:table-cell office:value-type="float" office:value="0.37926229">
            <text:p>0,379262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7313">
            <text:p>6,73130000</text:p>
          </table:table-cell>
          <table:table-cell office:value-type="float" office:value="6.7405">
            <text:p>6,74050000</text:p>
          </table:table-cell>
          <table:table-cell office:value-type="float" office:value="0.31816631">
            <text:p>0,31816631</text:p>
          </table:table-cell>
          <table:table-cell office:value-type="float" office:value="0.31940338">
            <text:p>0,319403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21">
            <text:p>1,42100000</text:p>
          </table:table-cell>
          <table:table-cell office:value-type="float" office:value="1.4215">
            <text:p>1,42150000</text:p>
          </table:table-cell>
          <table:table-cell office:value-type="float" office:value="3.0474766">
            <text:p>3,04747660</text:p>
          </table:table-cell>
          <table:table-cell office:value-type="float" office:value="3.056225">
            <text:p>3,05622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0172">
            <text:p>8,01720000</text:p>
          </table:table-cell>
          <table:table-cell office:value-type="float" office:value="8.0311">
            <text:p>8,03110000</text:p>
          </table:table-cell>
          <table:table-cell office:value-type="float" office:value="0.26703689">
            <text:p>0,26703689</text:p>
          </table:table-cell>
          <table:table-cell office:value-type="float" office:value="0.26817343">
            <text:p>0,268173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15">
            <text:p>1,15150000</text:p>
          </table:table-cell>
          <table:table-cell office:value-type="float" office:value="1.1519">
            <text:p>1,15190000</text:p>
          </table:table-cell>
          <table:table-cell office:value-type="float" office:value="1.86179356">
            <text:p>1,86179356</text:p>
          </table:table-cell>
          <table:table-cell office:value-type="float" office:value="1.86712983">
            <text:p>1,867129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69">
            <text:p>1.369,00000000</text:p>
          </table:table-cell>
          <table:table-cell office:value-type="float" office:value="1377">
            <text:p>1.377,00000000</text:p>
          </table:table-cell>
          <table:table-cell office:value-type="float" office:value="0.00155744">
            <text:p>0,00155744</text:p>
          </table:table-cell>
          <table:table-cell office:value-type="float" office:value="0.00157049">
            <text:p>0,001570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68">
            <text:p>33,68000000</text:p>
          </table:table-cell>
          <table:table-cell office:value-type="float" office:value="33.72">
            <text:p>33,72000000</text:p>
          </table:table-cell>
          <table:table-cell office:value-type="float" office:value="0.06360024">
            <text:p>0,06360024</text:p>
          </table:table-cell>
          <table:table-cell office:value-type="float" office:value="0.0638361">
            <text:p>0,063836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0.29">
            <text:p>90,29000000</text:p>
          </table:table-cell>
          <table:table-cell office:value-type="float" office:value="90.32">
            <text:p>90,32000000</text:p>
          </table:table-cell>
          <table:table-cell office:value-type="float" office:value="0.02374446">
            <text:p>0,02374446</text:p>
          </table:table-cell>
          <table:table-cell office:value-type="float" office:value="0.02381216">
            <text:p>0,023812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7">
            <text:p>7,75700000</text:p>
          </table:table-cell>
          <table:table-cell office:value-type="float" office:value="7.7581">
            <text:p>7,75810000</text:p>
          </table:table-cell>
          <table:table-cell office:value-type="float" office:value="0.27643366">
            <text:p>0,27643366</text:p>
          </table:table-cell>
          <table:table-cell office:value-type="float" office:value="0.27716901">
            <text:p>0,277169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643">
            <text:p>0,66430000</text:p>
          </table:table-cell>
          <table:table-cell office:value-type="float" office:value="0.6648">
            <text:p>0,66480000</text:p>
          </table:table-cell>
          <table:table-cell office:value-type="float" office:value="1.42465778">
            <text:p>1,42465778</text:p>
          </table:table-cell>
          <table:table-cell office:value-type="float" office:value="1.42932">
            <text:p>1,42932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1123">
            <text:p>1,51123000</text:p>
          </table:table-cell>
          <table:table-cell office:value-type="string">
            <text:p><text:s text:c="7"/>----------------</text:p>
          </table:table-cell>
          <table:table-cell office:value-type="float" office:value="3.24098386">
            <text:p>3,24098386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138">
            <text:p>1,31380000</text:p>
          </table:table-cell>
          <table:table-cell office:value-type="float" office:value="1.3143">
            <text:p>1,31430000</text:p>
          </table:table-cell>
          <table:table-cell office:value-type="float" office:value="2.81757548">
            <text:p>2,81757548</text:p>
          </table:table-cell>
          <table:table-cell office:value-type="float" office:value="2.825745">
            <text:p>2,82574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7012009" table:style-name="ta42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27T16:32:00">
            <text:p>27/01/2009 04:32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7/01/2009</text:p>
          </table:table-cell>
          <table:table-cell table:style-name="ce1"/>
          <table:table-cell table:style-name="ce1" office:value-type="string">
            <text:p>Fecha Valor : 29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77">
            <text:p>3,47700000</text:p>
          </table:table-cell>
          <table:table-cell office:value-type="float" office:value="3.483">
            <text:p>3,48300000</text:p>
          </table:table-cell>
          <table:table-cell office:value-type="float" office:value="0.61573356">
            <text:p>0,61573356</text:p>
          </table:table-cell>
          <table:table-cell office:value-type="float" office:value="0.61834915">
            <text:p>0,618349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418">
            <text:p>2,34180000</text:p>
          </table:table-cell>
          <table:table-cell office:value-type="float" office:value="2.3428">
            <text:p>2,34280000</text:p>
          </table:table-cell>
          <table:table-cell office:value-type="float" office:value="0.91540038">
            <text:p>0,91540038</text:p>
          </table:table-cell>
          <table:table-cell office:value-type="float" office:value="0.91809719">
            <text:p>0,918097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8">
            <text:p>6,98000000</text:p>
          </table:table-cell>
          <table:table-cell office:value-type="float" office:value="7.09">
            <text:p>7,09000000</text:p>
          </table:table-cell>
          <table:table-cell office:value-type="float" office:value="0.30248237">
            <text:p>0,30248237</text:p>
          </table:table-cell>
          <table:table-cell office:value-type="float" office:value="0.30802292">
            <text:p>0,308022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26">
            <text:p>1,22600000</text:p>
          </table:table-cell>
          <table:table-cell office:value-type="float" office:value="1.2265">
            <text:p>1,22650000</text:p>
          </table:table-cell>
          <table:table-cell office:value-type="float" office:value="1.74855279">
            <text:p>1,74855279</text:p>
          </table:table-cell>
          <table:table-cell office:value-type="float" office:value="1.75367047">
            <text:p>1,753670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326.9">
            <text:p>2.326,90000000</text:p>
          </table:table-cell>
          <table:table-cell office:value-type="float" office:value="2328.6">
            <text:p>2.328,60000000</text:p>
          </table:table-cell>
          <table:table-cell office:value-type="float" office:value="0.00092098">
            <text:p>0,00092098</text:p>
          </table:table-cell>
          <table:table-cell office:value-type="float" office:value="0.00092398">
            <text:p>0,000923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4.3">
            <text:p>614,30000000</text:p>
          </table:table-cell>
          <table:table-cell office:value-type="float" office:value="619">
            <text:p>619,00000000</text:p>
          </table:table-cell>
          <table:table-cell office:value-type="float" office:value="0.00346462">
            <text:p>0,00346462</text:p>
          </table:table-cell>
          <table:table-cell office:value-type="float" office:value="0.00349992">
            <text:p>0,003499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1965">
            <text:p>14,19650000</text:p>
          </table:table-cell>
          <table:table-cell office:value-type="float" office:value="14.1985">
            <text:p>14,19850000</text:p>
          </table:table-cell>
          <table:table-cell office:value-type="float" office:value="0.15104412">
            <text:p>0,15104412</text:p>
          </table:table-cell>
          <table:table-cell office:value-type="float" office:value="0.15144578">
            <text:p>0,1514457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51">
            <text:p>3,15100000</text:p>
          </table:table-cell>
          <table:table-cell office:value-type="float" office:value="3.171">
            <text:p>3,17100000</text:p>
          </table:table-cell>
          <table:table-cell office:value-type="float" office:value="0.67631662">
            <text:p>0,67631662</text:p>
          </table:table-cell>
          <table:table-cell office:value-type="float" office:value="0.68232307">
            <text:p>0,682323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39">
            <text:p>35,39000000</text:p>
          </table:table-cell>
          <table:table-cell office:value-type="float" office:value="35.81">
            <text:p>35,81000000</text:p>
          </table:table-cell>
          <table:table-cell office:value-type="float" office:value="0.0598883">
            <text:p>0,05988830</text:p>
          </table:table-cell>
          <table:table-cell office:value-type="float" office:value="0.06075162">
            <text:p>0,06075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2">
            <text:p>6,22000000</text:p>
          </table:table-cell>
          <table:table-cell office:value-type="float" office:value="6.24">
            <text:p>6,24000000</text:p>
          </table:table-cell>
          <table:table-cell office:value-type="float" office:value="0.3436859">
            <text:p>0,34368590</text:p>
          </table:table-cell>
          <table:table-cell office:value-type="float" office:value="0.34565916">
            <text:p>0,345659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5">
            <text:p>22,50000000</text:p>
          </table:table-cell>
          <table:table-cell office:value-type="float" office:value="22.7">
            <text:p>22,70000000</text:p>
          </table:table-cell>
          <table:table-cell office:value-type="float" office:value="0.09447577">
            <text:p>0,09447577</text:p>
          </table:table-cell>
          <table:table-cell office:value-type="float" office:value="0.09555556">
            <text:p>0,095555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914">
            <text:p>20,91400000</text:p>
          </table:table-cell>
          <table:table-cell office:value-type="float" office:value="20.994">
            <text:p>20,99400000</text:p>
          </table:table-cell>
          <table:table-cell office:value-type="float" office:value="0.102153">
            <text:p>0,10215300</text:p>
          </table:table-cell>
          <table:table-cell office:value-type="float" office:value="0.10280195">
            <text:p>0,102801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649">
            <text:p>5,64900000</text:p>
          </table:table-cell>
          <table:table-cell office:value-type="float" office:value="5.6543">
            <text:p>5,65430000</text:p>
          </table:table-cell>
          <table:table-cell office:value-type="float" office:value="0.37928656">
            <text:p>0,37928656</text:p>
          </table:table-cell>
          <table:table-cell office:value-type="float" office:value="0.38059834">
            <text:p>0,380598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76">
            <text:p>6,76000000</text:p>
          </table:table-cell>
          <table:table-cell office:value-type="float" office:value="6.763">
            <text:p>6,76300000</text:p>
          </table:table-cell>
          <table:table-cell office:value-type="float" office:value="0.31710779">
            <text:p>0,31710779</text:p>
          </table:table-cell>
          <table:table-cell office:value-type="float" office:value="0.31804734">
            <text:p>0,318047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165">
            <text:p>1,41650000</text:p>
          </table:table-cell>
          <table:table-cell office:value-type="float" office:value="1.4168">
            <text:p>1,41680000</text:p>
          </table:table-cell>
          <table:table-cell office:value-type="float" office:value="3.0378259">
            <text:p>3,03782590</text:p>
          </table:table-cell>
          <table:table-cell office:value-type="float" office:value="3.04612">
            <text:p>3,04612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0532">
            <text:p>8,05320000</text:p>
          </table:table-cell>
          <table:table-cell office:value-type="float" office:value="8.0632">
            <text:p>8,06320000</text:p>
          </table:table-cell>
          <table:table-cell office:value-type="float" office:value="0.26597381">
            <text:p>0,26597381</text:p>
          </table:table-cell>
          <table:table-cell office:value-type="float" office:value="0.26697462">
            <text:p>0,266974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394">
            <text:p>1,13940000</text:p>
          </table:table-cell>
          <table:table-cell office:value-type="float" office:value="1.1399">
            <text:p>1,13990000</text:p>
          </table:table-cell>
          <table:table-cell office:value-type="float" office:value="1.8813931">
            <text:p>1,88139310</text:p>
          </table:table-cell>
          <table:table-cell office:value-type="float" office:value="1.88695805">
            <text:p>1,886958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90">
            <text:p>1.390,00000000</text:p>
          </table:table-cell>
          <table:table-cell office:value-type="float" office:value="1392">
            <text:p>1.392,00000000</text:p>
          </table:table-cell>
          <table:table-cell office:value-type="float" office:value="0.00154066">
            <text:p>0,00154066</text:p>
          </table:table-cell>
          <table:table-cell office:value-type="float" office:value="0.00154676">
            <text:p>0,0015467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68">
            <text:p>33,68000000</text:p>
          </table:table-cell>
          <table:table-cell office:value-type="float" office:value="33.69">
            <text:p>33,69000000</text:p>
          </table:table-cell>
          <table:table-cell office:value-type="float" office:value="0.06365687">
            <text:p>0,06365687</text:p>
          </table:table-cell>
          <table:table-cell office:value-type="float" office:value="0.0638361">
            <text:p>0,063836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9">
            <text:p>89,00000000</text:p>
          </table:table-cell>
          <table:table-cell office:value-type="float" office:value="89.03">
            <text:p>89,03000000</text:p>
          </table:table-cell>
          <table:table-cell office:value-type="float" office:value="0.02408851">
            <text:p>0,02408851</text:p>
          </table:table-cell>
          <table:table-cell office:value-type="float" office:value="0.0241573">
            <text:p>0,024157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86">
            <text:p>7,75860000</text:p>
          </table:table-cell>
          <table:table-cell office:value-type="float" office:value="7.7598">
            <text:p>7,75980000</text:p>
          </table:table-cell>
          <table:table-cell office:value-type="float" office:value="0.2763731">
            <text:p>0,27637310</text:p>
          </table:table-cell>
          <table:table-cell office:value-type="float" office:value="0.27711185">
            <text:p>0,27711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629">
            <text:p>0,66290000</text:p>
          </table:table-cell>
          <table:table-cell office:value-type="float" office:value="0.6634">
            <text:p>0,66340000</text:p>
          </table:table-cell>
          <table:table-cell office:value-type="float" office:value="1.42165534">
            <text:p>1,42165534</text:p>
          </table:table-cell>
          <table:table-cell office:value-type="float" office:value="1.42631">
            <text:p>1,42631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0594">
            <text:p>1,50594000</text:p>
          </table:table-cell>
          <table:table-cell office:value-type="string">
            <text:p><text:s text:c="7"/>----------------</text:p>
          </table:table-cell>
          <table:table-cell office:value-type="float" office:value="3.22963892">
            <text:p>3,22963892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188">
            <text:p>1,31880000</text:p>
          </table:table-cell>
          <table:table-cell office:value-type="float" office:value="1.3192">
            <text:p>1,31920000</text:p>
          </table:table-cell>
          <table:table-cell office:value-type="float" office:value="2.82829848">
            <text:p>2,82829848</text:p>
          </table:table-cell>
          <table:table-cell office:value-type="float" office:value="2.83628">
            <text:p>2,8362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6012009" table:style-name="ta43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26T16:38:00">
            <text:p>26/01/2009 04:38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6/01/2009</text:p>
          </table:table-cell>
          <table:table-cell table:style-name="ce1"/>
          <table:table-cell table:style-name="ce1" office:value-type="string">
            <text:p>Fecha Valor : 28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835">
            <text:p>3,48350000</text:p>
          </table:table-cell>
          <table:table-cell office:value-type="float" office:value="3.4855">
            <text:p>3,48550000</text:p>
          </table:table-cell>
          <table:table-cell office:value-type="float" office:value="0.61529192">
            <text:p>0,61529192</text:p>
          </table:table-cell>
          <table:table-cell office:value-type="float" office:value="0.61719535">
            <text:p>0,617195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09">
            <text:p>2,30900000</text:p>
          </table:table-cell>
          <table:table-cell office:value-type="float" office:value="2.311">
            <text:p>2,31100000</text:p>
          </table:table-cell>
          <table:table-cell office:value-type="float" office:value="0.92799654">
            <text:p>0,92799654</text:p>
          </table:table-cell>
          <table:table-cell office:value-type="float" office:value="0.93113902">
            <text:p>0,9311390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238">
            <text:p>1,22380000</text:p>
          </table:table-cell>
          <table:table-cell office:value-type="float" office:value="1.2243">
            <text:p>1,22430000</text:p>
          </table:table-cell>
          <table:table-cell office:value-type="float" office:value="1.75169485">
            <text:p>1,75169485</text:p>
          </table:table-cell>
          <table:table-cell office:value-type="float" office:value="1.75682301">
            <text:p>1,756823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56.05">
            <text:p>2.256,05000000</text:p>
          </table:table-cell>
          <table:table-cell office:value-type="float" office:value="2261.05">
            <text:p>2.261,05000000</text:p>
          </table:table-cell>
          <table:table-cell office:value-type="float" office:value="0.0009485">
            <text:p>0,00094850</text:p>
          </table:table-cell>
          <table:table-cell office:value-type="float" office:value="0.00095299">
            <text:p>0,000952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6.9">
            <text:p>616,90000000</text:p>
          </table:table-cell>
          <table:table-cell office:value-type="float" office:value="618.4">
            <text:p>618,40000000</text:p>
          </table:table-cell>
          <table:table-cell office:value-type="float" office:value="0.00346798">
            <text:p>0,00346798</text:p>
          </table:table-cell>
          <table:table-cell office:value-type="float" office:value="0.00348517">
            <text:p>0,00348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0625">
            <text:p>14,06250000</text:p>
          </table:table-cell>
          <table:table-cell office:value-type="float" office:value="14.0675">
            <text:p>14,06750000</text:p>
          </table:table-cell>
          <table:table-cell office:value-type="float" office:value="0.15245068">
            <text:p>0,15245068</text:p>
          </table:table-cell>
          <table:table-cell office:value-type="float" office:value="0.15288889">
            <text:p>0,152888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795">
            <text:p>3,17950000</text:p>
          </table:table-cell>
          <table:table-cell office:value-type="float" office:value="3.1825">
            <text:p>3,18250000</text:p>
          </table:table-cell>
          <table:table-cell office:value-type="float" office:value="0.67387274">
            <text:p>0,67387274</text:p>
          </table:table-cell>
          <table:table-cell office:value-type="float" office:value="0.67620695">
            <text:p>0,676206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35">
            <text:p>35,35000000</text:p>
          </table:table-cell>
          <table:table-cell office:value-type="float" office:value="35.65">
            <text:p>35,65000000</text:p>
          </table:table-cell>
          <table:table-cell office:value-type="float" office:value="0.06015708">
            <text:p>0,06015708</text:p>
          </table:table-cell>
          <table:table-cell office:value-type="float" office:value="0.06082037">
            <text:p>0,060820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3">
            <text:p>6,23000000</text:p>
          </table:table-cell>
          <table:table-cell office:value-type="float" office:value="6.24">
            <text:p>6,24000000</text:p>
          </table:table-cell>
          <table:table-cell office:value-type="float" office:value="0.3436859">
            <text:p>0,34368590</text:p>
          </table:table-cell>
          <table:table-cell office:value-type="float" office:value="0.34510433">
            <text:p>0,345104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7">
            <text:p>22,70000000</text:p>
          </table:table-cell>
          <table:table-cell office:value-type="float" office:value="22.9">
            <text:p>22,90000000</text:p>
          </table:table-cell>
          <table:table-cell office:value-type="float" office:value="0.09365066">
            <text:p>0,09365066</text:p>
          </table:table-cell>
          <table:table-cell office:value-type="float" office:value="0.09471366">
            <text:p>0,0947136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145">
            <text:p>21,14500000</text:p>
          </table:table-cell>
          <table:table-cell office:value-type="float" office:value="21.195">
            <text:p>21,19500000</text:p>
          </table:table-cell>
          <table:table-cell office:value-type="float" office:value="0.10118424">
            <text:p>0,10118424</text:p>
          </table:table-cell>
          <table:table-cell office:value-type="float" office:value="0.10167888">
            <text:p>0,101678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6602">
            <text:p>5,66020000</text:p>
          </table:table-cell>
          <table:table-cell office:value-type="float" office:value="5.6642">
            <text:p>5,66420000</text:p>
          </table:table-cell>
          <table:table-cell office:value-type="float" office:value="0.37862364">
            <text:p>0,37862364</text:p>
          </table:table-cell>
          <table:table-cell office:value-type="float" office:value="0.37984524">
            <text:p>0,379845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745">
            <text:p>6,74500000</text:p>
          </table:table-cell>
          <table:table-cell office:value-type="float" office:value="6.748">
            <text:p>6,74800000</text:p>
          </table:table-cell>
          <table:table-cell office:value-type="float" office:value="0.31781269">
            <text:p>0,31781269</text:p>
          </table:table-cell>
          <table:table-cell office:value-type="float" office:value="0.31875463">
            <text:p>0,318754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3965">
            <text:p>1,39650000</text:p>
          </table:table-cell>
          <table:table-cell office:value-type="float" office:value="1.3969">
            <text:p>1,39690000</text:p>
          </table:table-cell>
          <table:table-cell office:value-type="float" office:value="2.9949339">
            <text:p>2,99493390</text:p>
          </table:table-cell>
          <table:table-cell office:value-type="float" office:value="3.003335">
            <text:p>3,00333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005">
            <text:p>8,00500000</text:p>
          </table:table-cell>
          <table:table-cell office:value-type="float" office:value="8.008">
            <text:p>8,00800000</text:p>
          </table:table-cell>
          <table:table-cell office:value-type="float" office:value="0.26780719">
            <text:p>0,26780719</text:p>
          </table:table-cell>
          <table:table-cell office:value-type="float" office:value="0.26858214">
            <text:p>0,268582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385">
            <text:p>1,13850000</text:p>
          </table:table-cell>
          <table:table-cell office:value-type="float" office:value="1.1391">
            <text:p>1,13910000</text:p>
          </table:table-cell>
          <table:table-cell office:value-type="float" office:value="1.88271442">
            <text:p>1,88271442</text:p>
          </table:table-cell>
          <table:table-cell office:value-type="float" office:value="1.88844971">
            <text:p>1,888449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90.8">
            <text:p>1.390,80000000</text:p>
          </table:table-cell>
          <table:table-cell office:value-type="float" office:value="1391">
            <text:p>1.391,00000000</text:p>
          </table:table-cell>
          <table:table-cell office:value-type="float" office:value="0.00154177">
            <text:p>0,00154177</text:p>
          </table:table-cell>
          <table:table-cell office:value-type="float" office:value="0.00154587">
            <text:p>0,001545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68">
            <text:p>33,68000000</text:p>
          </table:table-cell>
          <table:table-cell office:value-type="float" office:value="33.69">
            <text:p>33,69000000</text:p>
          </table:table-cell>
          <table:table-cell office:value-type="float" office:value="0.06365687">
            <text:p>0,06365687</text:p>
          </table:table-cell>
          <table:table-cell office:value-type="float" office:value="0.0638361">
            <text:p>0,063836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9.01">
            <text:p>89,01000000</text:p>
          </table:table-cell>
          <table:table-cell office:value-type="float" office:value="89.04">
            <text:p>89,04000000</text:p>
          </table:table-cell>
          <table:table-cell office:value-type="float" office:value="0.0240858">
            <text:p>0,02408580</text:p>
          </table:table-cell>
          <table:table-cell office:value-type="float" office:value="0.02415459">
            <text:p>0,024154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79">
            <text:p>7,75790000</text:p>
          </table:table-cell>
          <table:table-cell office:value-type="float" office:value="7.7593">
            <text:p>7,75930000</text:p>
          </table:table-cell>
          <table:table-cell office:value-type="float" office:value="0.27639091">
            <text:p>0,27639091</text:p>
          </table:table-cell>
          <table:table-cell office:value-type="float" office:value="0.27713685">
            <text:p>0,277136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91">
            <text:p>0,65910000</text:p>
          </table:table-cell>
          <table:table-cell office:value-type="float" office:value="0.6596">
            <text:p>0,65960000</text:p>
          </table:table-cell>
          <table:table-cell office:value-type="float" office:value="1.41350586">
            <text:p>1,41350586</text:p>
          </table:table-cell>
          <table:table-cell office:value-type="float" office:value="1.41814">
            <text:p>1,41814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413">
            <text:p>1,49413000</text:p>
          </table:table-cell>
          <table:table-cell office:value-type="string">
            <text:p><text:s text:c="7"/>----------------</text:p>
          </table:table-cell>
          <table:table-cell office:value-type="float" office:value="3.2043112">
            <text:p>3,20431120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162">
            <text:p>1,31620000</text:p>
          </table:table-cell>
          <table:table-cell office:value-type="float" office:value="1.3166">
            <text:p>1,31660000</text:p>
          </table:table-cell>
          <table:table-cell office:value-type="float" office:value="2.82272252">
            <text:p>2,82272252</text:p>
          </table:table-cell>
          <table:table-cell office:value-type="float" office:value="2.83069">
            <text:p>2,83069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3012009" table:style-name="ta44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23T16:36:00">
            <text:p>23/01/2009 04:36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3/01/2009</text:p>
          </table:table-cell>
          <table:table-cell table:style-name="ce1"/>
          <table:table-cell table:style-name="ce1" office:value-type="string">
            <text:p>Fecha Valor : 27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76">
            <text:p>3,47600000</text:p>
          </table:table-cell>
          <table:table-cell office:value-type="float" office:value="3.479">
            <text:p>3,47900000</text:p>
          </table:table-cell>
          <table:table-cell office:value-type="float" office:value="0.61644151">
            <text:p>0,61644151</text:p>
          </table:table-cell>
          <table:table-cell office:value-type="float" office:value="0.61852704">
            <text:p>0,618527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297">
            <text:p>2,32970000</text:p>
          </table:table-cell>
          <table:table-cell office:value-type="float" office:value="2.3307">
            <text:p>2,33070000</text:p>
          </table:table-cell>
          <table:table-cell office:value-type="float" office:value="0.92015274">
            <text:p>0,92015274</text:p>
          </table:table-cell>
          <table:table-cell office:value-type="float" office:value="0.92286561">
            <text:p>0,922865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8">
            <text:p>6,98000000</text:p>
          </table:table-cell>
          <table:table-cell office:value-type="float" office:value="7.08">
            <text:p>7,08000000</text:p>
          </table:table-cell>
          <table:table-cell office:value-type="float" office:value="0.3029096">
            <text:p>0,30290960</text:p>
          </table:table-cell>
          <table:table-cell office:value-type="float" office:value="0.30802292">
            <text:p>0,308022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31">
            <text:p>1,23100000</text:p>
          </table:table-cell>
          <table:table-cell office:value-type="float" office:value="1.2313">
            <text:p>1,23130000</text:p>
          </table:table-cell>
          <table:table-cell office:value-type="float" office:value="1.74173638">
            <text:p>1,74173638</text:p>
          </table:table-cell>
          <table:table-cell office:value-type="float" office:value="1.74654752">
            <text:p>1,746547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91">
            <text:p>2.291,00000000</text:p>
          </table:table-cell>
          <table:table-cell office:value-type="float" office:value="2293.5">
            <text:p>2.293,50000000</text:p>
          </table:table-cell>
          <table:table-cell office:value-type="float" office:value="0.00093508">
            <text:p>0,00093508</text:p>
          </table:table-cell>
          <table:table-cell office:value-type="float" office:value="0.00093845">
            <text:p>0,000938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22.4">
            <text:p>622,40000000</text:p>
          </table:table-cell>
          <table:table-cell office:value-type="float" office:value="623.9">
            <text:p>623,90000000</text:p>
          </table:table-cell>
          <table:table-cell office:value-type="float" office:value="0.00343741">
            <text:p>0,00343741</text:p>
          </table:table-cell>
          <table:table-cell office:value-type="float" office:value="0.00345437">
            <text:p>0,003454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02">
            <text:p>14,02000000</text:p>
          </table:table-cell>
          <table:table-cell office:value-type="float" office:value="14.025">
            <text:p>14,02500000</text:p>
          </table:table-cell>
          <table:table-cell office:value-type="float" office:value="0.15291266">
            <text:p>0,15291266</text:p>
          </table:table-cell>
          <table:table-cell office:value-type="float" office:value="0.15335235">
            <text:p>0,153352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815">
            <text:p>3,18150000</text:p>
          </table:table-cell>
          <table:table-cell office:value-type="float" office:value="3.1845">
            <text:p>3,18450000</text:p>
          </table:table-cell>
          <table:table-cell office:value-type="float" office:value="0.67344952">
            <text:p>0,67344952</text:p>
          </table:table-cell>
          <table:table-cell office:value-type="float" office:value="0.67578186">
            <text:p>0,675781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3">
            <text:p>35,30000000</text:p>
          </table:table-cell>
          <table:table-cell office:value-type="float" office:value="35.6">
            <text:p>35,60000000</text:p>
          </table:table-cell>
          <table:table-cell office:value-type="float" office:value="0.06024157">
            <text:p>0,06024157</text:p>
          </table:table-cell>
          <table:table-cell office:value-type="float" office:value="0.06090652">
            <text:p>0,060906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3">
            <text:p>6,23000000</text:p>
          </table:table-cell>
          <table:table-cell office:value-type="float" office:value="6.24">
            <text:p>6,24000000</text:p>
          </table:table-cell>
          <table:table-cell office:value-type="float" office:value="0.3436859">
            <text:p>0,34368590</text:p>
          </table:table-cell>
          <table:table-cell office:value-type="float" office:value="0.34510433">
            <text:p>0,345104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6">
            <text:p>22,60000000</text:p>
          </table:table-cell>
          <table:table-cell office:value-type="float" office:value="22.8">
            <text:p>22,80000000</text:p>
          </table:table-cell>
          <table:table-cell office:value-type="float" office:value="0.0940614">
            <text:p>0,09406140</text:p>
          </table:table-cell>
          <table:table-cell office:value-type="float" office:value="0.09513274">
            <text:p>0,095132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478">
            <text:p>21,47800000</text:p>
          </table:table-cell>
          <table:table-cell office:value-type="float" office:value="21.537">
            <text:p>21,53700000</text:p>
          </table:table-cell>
          <table:table-cell office:value-type="float" office:value="0.09957747">
            <text:p>0,09957747</text:p>
          </table:table-cell>
          <table:table-cell office:value-type="float" office:value="0.10010243">
            <text:p>0,100102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403">
            <text:p>5,74030000</text:p>
          </table:table-cell>
          <table:table-cell office:value-type="float" office:value="5.7421">
            <text:p>5,74210000</text:p>
          </table:table-cell>
          <table:table-cell office:value-type="float" office:value="0.37348705">
            <text:p>0,37348705</text:p>
          </table:table-cell>
          <table:table-cell office:value-type="float" office:value="0.37454488">
            <text:p>0,374544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9094">
            <text:p>6,90940000</text:p>
          </table:table-cell>
          <table:table-cell office:value-type="float" office:value="6.9289">
            <text:p>6,92890000</text:p>
          </table:table-cell>
          <table:table-cell office:value-type="float" office:value="0.30951522">
            <text:p>0,30951522</text:p>
          </table:table-cell>
          <table:table-cell office:value-type="float" office:value="0.31117029">
            <text:p>0,311170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3792">
            <text:p>1,37920000</text:p>
          </table:table-cell>
          <table:table-cell office:value-type="float" office:value="1.3797">
            <text:p>1,37970000</text:p>
          </table:table-cell>
          <table:table-cell office:value-type="float" office:value="2.95783232">
            <text:p>2,95783232</text:p>
          </table:table-cell>
          <table:table-cell office:value-type="float" office:value="2.966355">
            <text:p>2,96635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1822">
            <text:p>8,18220000</text:p>
          </table:table-cell>
          <table:table-cell office:value-type="float" office:value="8.1897">
            <text:p>8,18970000</text:p>
          </table:table-cell>
          <table:table-cell office:value-type="float" office:value="0.26186551">
            <text:p>0,26186551</text:p>
          </table:table-cell>
          <table:table-cell office:value-type="float" office:value="0.26276552">
            <text:p>0,262765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56">
            <text:p>1,15560000</text:p>
          </table:table-cell>
          <table:table-cell office:value-type="float" office:value="1.1561">
            <text:p>1,15610000</text:p>
          </table:table-cell>
          <table:table-cell office:value-type="float" office:value="1.85502984">
            <text:p>1,85502984</text:p>
          </table:table-cell>
          <table:table-cell office:value-type="float" office:value="1.86050537">
            <text:p>1,860505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90.8">
            <text:p>1.390,80000000</text:p>
          </table:table-cell>
          <table:table-cell office:value-type="float" office:value="1391">
            <text:p>1.391,00000000</text:p>
          </table:table-cell>
          <table:table-cell office:value-type="float" office:value="0.00154177">
            <text:p>0,00154177</text:p>
          </table:table-cell>
          <table:table-cell office:value-type="float" office:value="0.00154587">
            <text:p>0,001545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68">
            <text:p>33,68000000</text:p>
          </table:table-cell>
          <table:table-cell office:value-type="float" office:value="33.69">
            <text:p>33,69000000</text:p>
          </table:table-cell>
          <table:table-cell office:value-type="float" office:value="0.06365687">
            <text:p>0,06365687</text:p>
          </table:table-cell>
          <table:table-cell office:value-type="float" office:value="0.0638361">
            <text:p>0,063836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8.83">
            <text:p>88,83000000</text:p>
          </table:table-cell>
          <table:table-cell office:value-type="float" office:value="88.88">
            <text:p>88,88000000</text:p>
          </table:table-cell>
          <table:table-cell office:value-type="float" office:value="0.02412916">
            <text:p>0,02412916</text:p>
          </table:table-cell>
          <table:table-cell office:value-type="float" office:value="0.02420353">
            <text:p>0,024203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52">
            <text:p>7,75520000</text:p>
          </table:table-cell>
          <table:table-cell office:value-type="float" office:value="7.7562">
            <text:p>7,75620000</text:p>
          </table:table-cell>
          <table:table-cell office:value-type="float" office:value="0.27650138">
            <text:p>0,27650138</text:p>
          </table:table-cell>
          <table:table-cell office:value-type="float" office:value="0.27723334">
            <text:p>0,277233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59">
            <text:p>0,65590000</text:p>
          </table:table-cell>
          <table:table-cell office:value-type="float" office:value="0.6564">
            <text:p>0,65640000</text:p>
          </table:table-cell>
          <table:table-cell office:value-type="float" office:value="1.40664314">
            <text:p>1,40664314</text:p>
          </table:table-cell>
          <table:table-cell office:value-type="float" office:value="1.41126">
            <text:p>1,41126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8785">
            <text:p>1,48785000</text:p>
          </table:table-cell>
          <table:table-cell office:value-type="string">
            <text:p><text:s text:c="7"/>----------------</text:p>
          </table:table-cell>
          <table:table-cell office:value-type="float" office:value="3.19084311">
            <text:p>3,19084311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981">
            <text:p>1,29810000</text:p>
          </table:table-cell>
          <table:table-cell office:value-type="float" office:value="1.2984">
            <text:p>1,29840000</text:p>
          </table:table-cell>
          <table:table-cell office:value-type="float" office:value="2.78390526">
            <text:p>2,78390526</text:p>
          </table:table-cell>
          <table:table-cell office:value-type="float" office:value="2.79156">
            <text:p>2,79156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2012009" table:style-name="ta45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22T16:35:00">
            <text:p>22/01/2009 04:35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2/01/2009</text:p>
          </table:table-cell>
          <table:table-cell table:style-name="ce1"/>
          <table:table-cell table:style-name="ce1" office:value-type="string">
            <text:p>Fecha Valor : 26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723">
            <text:p>3,47230000</text:p>
          </table:table-cell>
          <table:table-cell office:value-type="float" office:value="3.4753">
            <text:p>3,47530000</text:p>
          </table:table-cell>
          <table:table-cell office:value-type="float" office:value="0.6170978">
            <text:p>0,61709780</text:p>
          </table:table-cell>
          <table:table-cell office:value-type="float" office:value="0.61918613">
            <text:p>0,619186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16">
            <text:p>2,31600000</text:p>
          </table:table-cell>
          <table:table-cell office:value-type="float" office:value="2.3255">
            <text:p>2,32550000</text:p>
          </table:table-cell>
          <table:table-cell office:value-type="float" office:value="0.92221028">
            <text:p>0,92221028</text:p>
          </table:table-cell>
          <table:table-cell office:value-type="float" office:value="0.9283247">
            <text:p>0,928324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534">
            <text:p>1,25340000</text:p>
          </table:table-cell>
          <table:table-cell office:value-type="float" office:value="1.254">
            <text:p>1,25400000</text:p>
          </table:table-cell>
          <table:table-cell office:value-type="float" office:value="1.71020734">
            <text:p>1,71020734</text:p>
          </table:table-cell>
          <table:table-cell office:value-type="float" office:value="1.71533429">
            <text:p>1,715334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45.2">
            <text:p>2.245,20000000</text:p>
          </table:table-cell>
          <table:table-cell office:value-type="float" office:value="2250.2">
            <text:p>2.250,20000000</text:p>
          </table:table-cell>
          <table:table-cell office:value-type="float" office:value="0.00095307">
            <text:p>0,00095307</text:p>
          </table:table-cell>
          <table:table-cell office:value-type="float" office:value="0.0009576">
            <text:p>0,000957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20.3">
            <text:p>620,30000000</text:p>
          </table:table-cell>
          <table:table-cell office:value-type="float" office:value="621.8">
            <text:p>621,80000000</text:p>
          </table:table-cell>
          <table:table-cell office:value-type="float" office:value="0.00344902">
            <text:p>0,00344902</text:p>
          </table:table-cell>
          <table:table-cell office:value-type="float" office:value="0.00346606">
            <text:p>0,0034660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045">
            <text:p>14,04500000</text:p>
          </table:table-cell>
          <table:table-cell office:value-type="float" office:value="14.06">
            <text:p>14,06000000</text:p>
          </table:table-cell>
          <table:table-cell office:value-type="float" office:value="0.15253201">
            <text:p>0,15253201</text:p>
          </table:table-cell>
          <table:table-cell office:value-type="float" office:value="0.15307939">
            <text:p>0,153079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54">
            <text:p>3,15400000</text:p>
          </table:table-cell>
          <table:table-cell office:value-type="float" office:value="3.204">
            <text:p>3,20400000</text:p>
          </table:table-cell>
          <table:table-cell office:value-type="float" office:value="0.66935081">
            <text:p>0,66935081</text:p>
          </table:table-cell>
          <table:table-cell office:value-type="float" office:value="0.68167406">
            <text:p>0,6816740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2">
            <text:p>35,20000000</text:p>
          </table:table-cell>
          <table:table-cell office:value-type="float" office:value="35.7">
            <text:p>35,70000000</text:p>
          </table:table-cell>
          <table:table-cell office:value-type="float" office:value="0.06007283">
            <text:p>0,06007283</text:p>
          </table:table-cell>
          <table:table-cell office:value-type="float" office:value="0.06107955">
            <text:p>0,061079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3">
            <text:p>6,23000000</text:p>
          </table:table-cell>
          <table:table-cell office:value-type="float" office:value="6.24">
            <text:p>6,24000000</text:p>
          </table:table-cell>
          <table:table-cell office:value-type="float" office:value="0.3436859">
            <text:p>0,34368590</text:p>
          </table:table-cell>
          <table:table-cell office:value-type="float" office:value="0.34510433">
            <text:p>0,345104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65">
            <text:p>22,65000000</text:p>
          </table:table-cell>
          <table:table-cell office:value-type="float" office:value="22.95">
            <text:p>22,95000000</text:p>
          </table:table-cell>
          <table:table-cell office:value-type="float" office:value="0.09344662">
            <text:p>0,09344662</text:p>
          </table:table-cell>
          <table:table-cell office:value-type="float" office:value="0.09492274">
            <text:p>0,094922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444">
            <text:p>21,44400000</text:p>
          </table:table-cell>
          <table:table-cell office:value-type="float" office:value="21.499">
            <text:p>21,49900000</text:p>
          </table:table-cell>
          <table:table-cell office:value-type="float" office:value="0.09975348">
            <text:p>0,09975348</text:p>
          </table:table-cell>
          <table:table-cell office:value-type="float" office:value="0.10026115">
            <text:p>0,100261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283">
            <text:p>5,72830000</text:p>
          </table:table-cell>
          <table:table-cell office:value-type="float" office:value="5.7301">
            <text:p>5,73010000</text:p>
          </table:table-cell>
          <table:table-cell office:value-type="float" office:value="0.37426921">
            <text:p>0,37426921</text:p>
          </table:table-cell>
          <table:table-cell office:value-type="float" office:value="0.3753295">
            <text:p>0,375329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9296">
            <text:p>6,92960000</text:p>
          </table:table-cell>
          <table:table-cell office:value-type="float" office:value="6.9449">
            <text:p>6,94490000</text:p>
          </table:table-cell>
          <table:table-cell office:value-type="float" office:value="0.30880214">
            <text:p>0,30880214</text:p>
          </table:table-cell>
          <table:table-cell office:value-type="float" office:value="0.31026322">
            <text:p>0,310263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3874">
            <text:p>1,38740000</text:p>
          </table:table-cell>
          <table:table-cell office:value-type="float" office:value="1.3879">
            <text:p>1,38790000</text:p>
          </table:table-cell>
          <table:table-cell office:value-type="float" office:value="2.97541804">
            <text:p>2,97541804</text:p>
          </table:table-cell>
          <table:table-cell office:value-type="float" office:value="2.983985">
            <text:p>2,98398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2308">
            <text:p>8,23080000</text:p>
          </table:table-cell>
          <table:table-cell office:value-type="float" office:value="8.2437">
            <text:p>8,24370000</text:p>
          </table:table-cell>
          <table:table-cell office:value-type="float" office:value="0.26015018">
            <text:p>0,26015018</text:p>
          </table:table-cell>
          <table:table-cell office:value-type="float" office:value="0.26121398">
            <text:p>0,261213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31">
            <text:p>1,15310000</text:p>
          </table:table-cell>
          <table:table-cell office:value-type="float" office:value="1.1543">
            <text:p>1,15430000</text:p>
          </table:table-cell>
          <table:table-cell office:value-type="float" office:value="1.85792255">
            <text:p>1,85792255</text:p>
          </table:table-cell>
          <table:table-cell office:value-type="float" office:value="1.86453907">
            <text:p>1,864539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74">
            <text:p>1.374,00000000</text:p>
          </table:table-cell>
          <table:table-cell office:value-type="float" office:value="1374.6">
            <text:p>1.374,60000000</text:p>
          </table:table-cell>
          <table:table-cell office:value-type="float" office:value="0.00156016">
            <text:p>0,00156016</text:p>
          </table:table-cell>
          <table:table-cell office:value-type="float" office:value="0.00156477">
            <text:p>0,001564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53">
            <text:p>33,53000000</text:p>
          </table:table-cell>
          <table:table-cell office:value-type="float" office:value="33.55">
            <text:p>33,55000000</text:p>
          </table:table-cell>
          <table:table-cell office:value-type="float" office:value="0.0639225">
            <text:p>0,06392250</text:p>
          </table:table-cell>
          <table:table-cell office:value-type="float" office:value="0.06412168">
            <text:p>0,064121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8.72">
            <text:p>88,72000000</text:p>
          </table:table-cell>
          <table:table-cell office:value-type="float" office:value="88.77">
            <text:p>88,77000000</text:p>
          </table:table-cell>
          <table:table-cell office:value-type="float" office:value="0.02415906">
            <text:p>0,02415906</text:p>
          </table:table-cell>
          <table:table-cell office:value-type="float" office:value="0.02423354">
            <text:p>0,024233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9">
            <text:p>7,75900000</text:p>
          </table:table-cell>
          <table:table-cell office:value-type="float" office:value="7.76">
            <text:p>7,76000000</text:p>
          </table:table-cell>
          <table:table-cell office:value-type="float" office:value="0.27636598">
            <text:p>0,27636598</text:p>
          </table:table-cell>
          <table:table-cell office:value-type="float" office:value="0.27709756">
            <text:p>0,277097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6">
            <text:p>0,65600000</text:p>
          </table:table-cell>
          <table:table-cell office:value-type="float" office:value="0.6565">
            <text:p>0,65650000</text:p>
          </table:table-cell>
          <table:table-cell office:value-type="float" office:value="1.4068576">
            <text:p>1,40685760</text:p>
          </table:table-cell>
          <table:table-cell office:value-type="float" office:value="1.411475">
            <text:p>1,41147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633">
            <text:p>1,49633000</text:p>
          </table:table-cell>
          <table:table-cell office:value-type="string">
            <text:p><text:s text:c="7"/>----------------</text:p>
          </table:table-cell>
          <table:table-cell office:value-type="float" office:value="3.20902932">
            <text:p>3,20902932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008">
            <text:p>1,30080000</text:p>
          </table:table-cell>
          <table:table-cell office:value-type="float" office:value="1.3011">
            <text:p>1,30110000</text:p>
          </table:table-cell>
          <table:table-cell office:value-type="float" office:value="2.78969568">
            <text:p>2,78969568</text:p>
          </table:table-cell>
          <table:table-cell office:value-type="float" office:value="2.797365">
            <text:p>2,79736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1012009" table:style-name="ta46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21T16:30:00">
            <text:p>21/01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1/01/2009</text:p>
          </table:table-cell>
          <table:table-cell table:style-name="ce1"/>
          <table:table-cell table:style-name="ce1" office:value-type="string">
            <text:p>Fecha Valor : 23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645">
            <text:p>3,46450000</text:p>
          </table:table-cell>
          <table:table-cell office:value-type="float" office:value="3.47">
            <text:p>3,47000000</text:p>
          </table:table-cell>
          <table:table-cell office:value-type="float" office:value="0.61804035">
            <text:p>0,61804035</text:p>
          </table:table-cell>
          <table:table-cell office:value-type="float" office:value="0.62058017">
            <text:p>0,620580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327">
            <text:p>2,33270000</text:p>
          </table:table-cell>
          <table:table-cell office:value-type="float" office:value="2.3372">
            <text:p>2,33720000</text:p>
          </table:table-cell>
          <table:table-cell office:value-type="float" office:value="0.9175937">
            <text:p>0,91759370</text:p>
          </table:table-cell>
          <table:table-cell office:value-type="float" office:value="0.92167874">
            <text:p>0,921678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6">
            <text:p>6,96000000</text:p>
          </table:table-cell>
          <table:table-cell office:value-type="float" office:value="7.06">
            <text:p>7,06000000</text:p>
          </table:table-cell>
          <table:table-cell office:value-type="float" office:value="0.30376771">
            <text:p>0,30376771</text:p>
          </table:table-cell>
          <table:table-cell office:value-type="float" office:value="0.30890805">
            <text:p>0,308908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566">
            <text:p>1,25660000</text:p>
          </table:table-cell>
          <table:table-cell office:value-type="float" office:value="1.2571">
            <text:p>1,25710000</text:p>
          </table:table-cell>
          <table:table-cell office:value-type="float" office:value="1.70598998">
            <text:p>1,70598998</text:p>
          </table:table-cell>
          <table:table-cell office:value-type="float" office:value="1.7109661">
            <text:p>1,710966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48.5">
            <text:p>2.248,50000000</text:p>
          </table:table-cell>
          <table:table-cell office:value-type="float" office:value="2249">
            <text:p>2.249,00000000</text:p>
          </table:table-cell>
          <table:table-cell office:value-type="float" office:value="0.00095358">
            <text:p>0,00095358</text:p>
          </table:table-cell>
          <table:table-cell office:value-type="float" office:value="0.00095619">
            <text:p>0,000956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23.2">
            <text:p>623,20000000</text:p>
          </table:table-cell>
          <table:table-cell office:value-type="float" office:value="624.7">
            <text:p>624,70000000</text:p>
          </table:table-cell>
          <table:table-cell office:value-type="float" office:value="0.00343301">
            <text:p>0,00343301</text:p>
          </table:table-cell>
          <table:table-cell office:value-type="float" office:value="0.00344994">
            <text:p>0,0034499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3.8">
            <text:p>13,80000000</text:p>
          </table:table-cell>
          <table:table-cell office:value-type="float" office:value="13.81">
            <text:p>13,81000000</text:p>
          </table:table-cell>
          <table:table-cell office:value-type="float" office:value="0.15529327">
            <text:p>0,15529327</text:p>
          </table:table-cell>
          <table:table-cell office:value-type="float" office:value="0.1557971">
            <text:p>0,155797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51">
            <text:p>3,15100000</text:p>
          </table:table-cell>
          <table:table-cell office:value-type="float" office:value="3.153">
            <text:p>3,15300000</text:p>
          </table:table-cell>
          <table:table-cell office:value-type="float" office:value="0.68017761">
            <text:p>0,68017761</text:p>
          </table:table-cell>
          <table:table-cell office:value-type="float" office:value="0.68232307">
            <text:p>0,682323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2">
            <text:p>35,20000000</text:p>
          </table:table-cell>
          <table:table-cell office:value-type="float" office:value="35.5">
            <text:p>35,50000000</text:p>
          </table:table-cell>
          <table:table-cell office:value-type="float" office:value="0.06041127">
            <text:p>0,06041127</text:p>
          </table:table-cell>
          <table:table-cell office:value-type="float" office:value="0.06107955">
            <text:p>0,061079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4">
            <text:p>6,24000000</text:p>
          </table:table-cell>
          <table:table-cell office:value-type="float" office:value="6.34">
            <text:p>6,34000000</text:p>
          </table:table-cell>
          <table:table-cell office:value-type="float" office:value="0.33826498">
            <text:p>0,33826498</text:p>
          </table:table-cell>
          <table:table-cell office:value-type="float" office:value="0.34455128">
            <text:p>0,3445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75">
            <text:p>22,75000000</text:p>
          </table:table-cell>
          <table:table-cell office:value-type="float" office:value="22.95">
            <text:p>22,95000000</text:p>
          </table:table-cell>
          <table:table-cell office:value-type="float" office:value="0.09344662">
            <text:p>0,09344662</text:p>
          </table:table-cell>
          <table:table-cell office:value-type="float" office:value="0.09450549">
            <text:p>0,094505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125">
            <text:p>21,12500000</text:p>
          </table:table-cell>
          <table:table-cell office:value-type="float" office:value="21.19">
            <text:p>21,19000000</text:p>
          </table:table-cell>
          <table:table-cell office:value-type="float" office:value="0.10120812">
            <text:p>0,10120812</text:p>
          </table:table-cell>
          <table:table-cell office:value-type="float" office:value="0.10177515">
            <text:p>0,101775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206">
            <text:p>5,72060000</text:p>
          </table:table-cell>
          <table:table-cell office:value-type="float" office:value="5.7224">
            <text:p>5,72240000</text:p>
          </table:table-cell>
          <table:table-cell office:value-type="float" office:value="0.37477282">
            <text:p>0,37477282</text:p>
          </table:table-cell>
          <table:table-cell office:value-type="float" office:value="0.3758347">
            <text:p>0,375834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9022">
            <text:p>6,90220000</text:p>
          </table:table-cell>
          <table:table-cell office:value-type="float" office:value="6.9052">
            <text:p>6,90520000</text:p>
          </table:table-cell>
          <table:table-cell office:value-type="float" office:value="0.31057754">
            <text:p>0,31057754</text:p>
          </table:table-cell>
          <table:table-cell office:value-type="float" office:value="0.31149489">
            <text:p>0,311494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3981">
            <text:p>1,39810000</text:p>
          </table:table-cell>
          <table:table-cell office:value-type="float" office:value="1.3987">
            <text:p>1,39870000</text:p>
          </table:table-cell>
          <table:table-cell office:value-type="float" office:value="2.99836526">
            <text:p>2,99836526</text:p>
          </table:table-cell>
          <table:table-cell office:value-type="float" office:value="3.007205">
            <text:p>3,00720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1823">
            <text:p>8,18230000</text:p>
          </table:table-cell>
          <table:table-cell office:value-type="float" office:value="8.1883">
            <text:p>8,18830000</text:p>
          </table:table-cell>
          <table:table-cell office:value-type="float" office:value="0.26191029">
            <text:p>0,26191029</text:p>
          </table:table-cell>
          <table:table-cell office:value-type="float" office:value="0.2627623">
            <text:p>0,26276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539">
            <text:p>1,15390000</text:p>
          </table:table-cell>
          <table:table-cell office:value-type="float" office:value="1.1545">
            <text:p>1,15450000</text:p>
          </table:table-cell>
          <table:table-cell office:value-type="float" office:value="1.85760069">
            <text:p>1,85760069</text:p>
          </table:table-cell>
          <table:table-cell office:value-type="float" office:value="1.86324638">
            <text:p>1,863246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68">
            <text:p>1.368,00000000</text:p>
          </table:table-cell>
          <table:table-cell office:value-type="float" office:value="1372">
            <text:p>1.372,00000000</text:p>
          </table:table-cell>
          <table:table-cell office:value-type="float" office:value="0.00156312">
            <text:p>0,00156312</text:p>
          </table:table-cell>
          <table:table-cell office:value-type="float" office:value="0.00157164">
            <text:p>0,001571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58">
            <text:p>33,58000000</text:p>
          </table:table-cell>
          <table:table-cell office:value-type="float" office:value="33.59">
            <text:p>33,59000000</text:p>
          </table:table-cell>
          <table:table-cell office:value-type="float" office:value="0.06384638">
            <text:p>0,06384638</text:p>
          </table:table-cell>
          <table:table-cell office:value-type="float" office:value="0.06402621">
            <text:p>0,064026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9.41">
            <text:p>89,41000000</text:p>
          </table:table-cell>
          <table:table-cell office:value-type="float" office:value="89.46">
            <text:p>89,46000000</text:p>
          </table:table-cell>
          <table:table-cell office:value-type="float" office:value="0.02397273">
            <text:p>0,02397273</text:p>
          </table:table-cell>
          <table:table-cell office:value-type="float" office:value="0.02404653">
            <text:p>0,024046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94">
            <text:p>7,75940000</text:p>
          </table:table-cell>
          <table:table-cell office:value-type="float" office:value="7.7601">
            <text:p>7,76010000</text:p>
          </table:table-cell>
          <table:table-cell office:value-type="float" office:value="0.27636242">
            <text:p>0,27636242</text:p>
          </table:table-cell>
          <table:table-cell office:value-type="float" office:value="0.27708328">
            <text:p>0,277083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633">
            <text:p>0,66330000</text:p>
          </table:table-cell>
          <table:table-cell office:value-type="float" office:value="0.6638">
            <text:p>0,66380000</text:p>
          </table:table-cell>
          <table:table-cell office:value-type="float" office:value="1.42251318">
            <text:p>1,42251318</text:p>
          </table:table-cell>
          <table:table-cell office:value-type="float" office:value="1.42717">
            <text:p>1,4271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49086">
            <text:p>1,49086000</text:p>
          </table:table-cell>
          <table:table-cell office:value-type="string">
            <text:p><text:s text:c="7"/>----------------</text:p>
          </table:table-cell>
          <table:table-cell office:value-type="float" office:value="3.19729836">
            <text:p>3,19729836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021">
            <text:p>1,30210000</text:p>
          </table:table-cell>
          <table:table-cell office:value-type="float" office:value="1.3025">
            <text:p>1,30250000</text:p>
          </table:table-cell>
          <table:table-cell office:value-type="float" office:value="2.79248366">
            <text:p>2,79248366</text:p>
          </table:table-cell>
          <table:table-cell office:value-type="float" office:value="2.800375">
            <text:p>2,80037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20012009" table:style-name="ta47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20T16:30:00">
            <text:p>20/01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20/01/2009</text:p>
          </table:table-cell>
          <table:table-cell table:style-name="ce1"/>
          <table:table-cell table:style-name="ce1" office:value-type="string">
            <text:p>Fecha Valor : 22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568">
            <text:p>3,45680000</text:p>
          </table:table-cell>
          <table:table-cell office:value-type="float" office:value="3.4598">
            <text:p>3,45980000</text:p>
          </table:table-cell>
          <table:table-cell office:value-type="float" office:value="0.61986242">
            <text:p>0,61986242</text:p>
          </table:table-cell>
          <table:table-cell office:value-type="float" office:value="0.62196251">
            <text:p>0,6219625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75">
            <text:p>2,37500000</text:p>
          </table:table-cell>
          <table:table-cell office:value-type="float" office:value="2.377">
            <text:p>2,37700000</text:p>
          </table:table-cell>
          <table:table-cell office:value-type="float" office:value="0.9022297">
            <text:p>0,90222970</text:p>
          </table:table-cell>
          <table:table-cell office:value-type="float" office:value="0.90526316">
            <text:p>0,905263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6">
            <text:p>6,96000000</text:p>
          </table:table-cell>
          <table:table-cell office:value-type="float" office:value="7.06">
            <text:p>7,06000000</text:p>
          </table:table-cell>
          <table:table-cell office:value-type="float" office:value="0.30376771">
            <text:p>0,30376771</text:p>
          </table:table-cell>
          <table:table-cell office:value-type="float" office:value="0.30890805">
            <text:p>0,308908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666">
            <text:p>1,26660000</text:p>
          </table:table-cell>
          <table:table-cell office:value-type="float" office:value="1.2672">
            <text:p>1,26720000</text:p>
          </table:table-cell>
          <table:table-cell office:value-type="float" office:value="1.69239268">
            <text:p>1,69239268</text:p>
          </table:table-cell>
          <table:table-cell office:value-type="float" office:value="1.69745776">
            <text:p>1,6974577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43.4">
            <text:p>2.243,40000000</text:p>
          </table:table-cell>
          <table:table-cell office:value-type="float" office:value="2244.4">
            <text:p>2.244,40000000</text:p>
          </table:table-cell>
          <table:table-cell office:value-type="float" office:value="0.00095553">
            <text:p>0,00095553</text:p>
          </table:table-cell>
          <table:table-cell office:value-type="float" office:value="0.00095837">
            <text:p>0,000958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25.9">
            <text:p>625,90000000</text:p>
          </table:table-cell>
          <table:table-cell office:value-type="float" office:value="627.4">
            <text:p>627,40000000</text:p>
          </table:table-cell>
          <table:table-cell office:value-type="float" office:value="0.00341823">
            <text:p>0,00341823</text:p>
          </table:table-cell>
          <table:table-cell office:value-type="float" office:value="0.00343505">
            <text:p>0,003435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0448">
            <text:p>14,04480000</text:p>
          </table:table-cell>
          <table:table-cell office:value-type="float" office:value="14.0498">
            <text:p>14,04980000</text:p>
          </table:table-cell>
          <table:table-cell office:value-type="float" office:value="0.15264274">
            <text:p>0,15264274</text:p>
          </table:table-cell>
          <table:table-cell office:value-type="float" office:value="0.15308157">
            <text:p>0,1530815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56">
            <text:p>3,15600000</text:p>
          </table:table-cell>
          <table:table-cell office:value-type="float" office:value="3.157">
            <text:p>3,15700000</text:p>
          </table:table-cell>
          <table:table-cell office:value-type="float" office:value="0.67931581">
            <text:p>0,67931581</text:p>
          </table:table-cell>
          <table:table-cell office:value-type="float" office:value="0.68124208">
            <text:p>0,681242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1">
            <text:p>35,10000000</text:p>
          </table:table-cell>
          <table:table-cell office:value-type="float" office:value="35.7">
            <text:p>35,70000000</text:p>
          </table:table-cell>
          <table:table-cell office:value-type="float" office:value="0.06007283">
            <text:p>0,06007283</text:p>
          </table:table-cell>
          <table:table-cell office:value-type="float" office:value="0.06125356">
            <text:p>0,061253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4">
            <text:p>6,24000000</text:p>
          </table:table-cell>
          <table:table-cell office:value-type="float" office:value="6.34">
            <text:p>6,34000000</text:p>
          </table:table-cell>
          <table:table-cell office:value-type="float" office:value="0.33826498">
            <text:p>0,33826498</text:p>
          </table:table-cell>
          <table:table-cell office:value-type="float" office:value="0.34455128">
            <text:p>0,3445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75">
            <text:p>22,75000000</text:p>
          </table:table-cell>
          <table:table-cell office:value-type="float" office:value="23.05">
            <text:p>23,05000000</text:p>
          </table:table-cell>
          <table:table-cell office:value-type="float" office:value="0.09304121">
            <text:p>0,09304121</text:p>
          </table:table-cell>
          <table:table-cell office:value-type="float" office:value="0.09450549">
            <text:p>0,094505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1.469">
            <text:p>21,46900000</text:p>
          </table:table-cell>
          <table:table-cell office:value-type="float" office:value="21.552">
            <text:p>21,55200000</text:p>
          </table:table-cell>
          <table:table-cell office:value-type="float" office:value="0.09950817">
            <text:p>0,09950817</text:p>
          </table:table-cell>
          <table:table-cell office:value-type="float" office:value="0.10014439">
            <text:p>0,100144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7803">
            <text:p>5,78030000</text:p>
          </table:table-cell>
          <table:table-cell office:value-type="float" office:value="5.7818">
            <text:p>5,78180000</text:p>
          </table:table-cell>
          <table:table-cell office:value-type="float" office:value="0.37092255">
            <text:p>0,37092255</text:p>
          </table:table-cell>
          <table:table-cell office:value-type="float" office:value="0.37195301">
            <text:p>0,371953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1343">
            <text:p>7,13430000</text:p>
          </table:table-cell>
          <table:table-cell office:value-type="float" office:value="7.1487">
            <text:p>7,14870000</text:p>
          </table:table-cell>
          <table:table-cell office:value-type="float" office:value="0.2999986">
            <text:p>0,29999860</text:p>
          </table:table-cell>
          <table:table-cell office:value-type="float" office:value="0.30136103">
            <text:p>0,301361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3911">
            <text:p>1,39110000</text:p>
          </table:table-cell>
          <table:table-cell office:value-type="float" office:value="1.3915">
            <text:p>1,39150000</text:p>
          </table:table-cell>
          <table:table-cell office:value-type="float" office:value="2.98335306">
            <text:p>2,98335306</text:p>
          </table:table-cell>
          <table:table-cell office:value-type="float" office:value="2.991725">
            <text:p>2,99172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4228">
            <text:p>8,42280000</text:p>
          </table:table-cell>
          <table:table-cell office:value-type="float" office:value="8.4359">
            <text:p>8,43590000</text:p>
          </table:table-cell>
          <table:table-cell office:value-type="float" office:value="0.25422302">
            <text:p>0,25422302</text:p>
          </table:table-cell>
          <table:table-cell office:value-type="float" office:value="0.25525953">
            <text:p>0,255259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471">
            <text:p>1,14710000</text:p>
          </table:table-cell>
          <table:table-cell office:value-type="float" office:value="1.1477">
            <text:p>1,14770000</text:p>
          </table:table-cell>
          <table:table-cell office:value-type="float" office:value="1.86860678">
            <text:p>1,86860678</text:p>
          </table:table-cell>
          <table:table-cell office:value-type="float" office:value="1.87429169">
            <text:p>1,874291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64">
            <text:p>1.364,00000000</text:p>
          </table:table-cell>
          <table:table-cell office:value-type="float" office:value="1376">
            <text:p>1.376,00000000</text:p>
          </table:table-cell>
          <table:table-cell office:value-type="float" office:value="0.00155858">
            <text:p>0,00155858</text:p>
          </table:table-cell>
          <table:table-cell office:value-type="float" office:value="0.00157625">
            <text:p>0,001576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73">
            <text:p>33,73000000</text:p>
          </table:table-cell>
          <table:table-cell office:value-type="float" office:value="33.77">
            <text:p>33,77000000</text:p>
          </table:table-cell>
          <table:table-cell office:value-type="float" office:value="0.06350607">
            <text:p>0,06350607</text:p>
          </table:table-cell>
          <table:table-cell office:value-type="float" office:value="0.06374148">
            <text:p>0,0637414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9.75">
            <text:p>89,75000000</text:p>
          </table:table-cell>
          <table:table-cell office:value-type="float" office:value="89.79">
            <text:p>89,79000000</text:p>
          </table:table-cell>
          <table:table-cell office:value-type="float" office:value="0.02388462">
            <text:p>0,02388462</text:p>
          </table:table-cell>
          <table:table-cell office:value-type="float" office:value="0.02395543">
            <text:p>0,023955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8">
            <text:p>7,75800000</text:p>
          </table:table-cell>
          <table:table-cell office:value-type="float" office:value="7.7592">
            <text:p>7,75920000</text:p>
          </table:table-cell>
          <table:table-cell office:value-type="float" office:value="0.27639447">
            <text:p>0,27639447</text:p>
          </table:table-cell>
          <table:table-cell office:value-type="float" office:value="0.27713328">
            <text:p>0,277133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475">
            <text:p>0,64750000</text:p>
          </table:table-cell>
          <table:table-cell office:value-type="float" office:value="0.6479">
            <text:p>0,64790000</text:p>
          </table:table-cell>
          <table:table-cell office:value-type="float" office:value="1.3886285">
            <text:p>1,38862850</text:p>
          </table:table-cell>
          <table:table-cell office:value-type="float" office:value="1.392985">
            <text:p>1,39298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1448">
            <text:p>1,51448000</text:p>
          </table:table-cell>
          <table:table-cell office:value-type="string">
            <text:p><text:s text:c="7"/>----------------</text:p>
          </table:table-cell>
          <table:table-cell office:value-type="float" office:value="3.24795381">
            <text:p>3,24795381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2887">
            <text:p>1,28870000</text:p>
          </table:table-cell>
          <table:table-cell office:value-type="float" office:value="1.2889">
            <text:p>1,28890000</text:p>
          </table:table-cell>
          <table:table-cell office:value-type="float" office:value="2.76374602">
            <text:p>2,76374602</text:p>
          </table:table-cell>
          <table:table-cell office:value-type="float" office:value="2.771135">
            <text:p>2,77113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6012009" table:style-name="ta48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16T16:30:00">
            <text:p>16/01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6/01/2009</text:p>
          </table:table-cell>
          <table:table-cell table:style-name="ce1"/>
          <table:table-cell table:style-name="ce1" office:value-type="string">
            <text:p>Fecha Valor : 21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525">
            <text:p>3,45250000</text:p>
          </table:table-cell>
          <table:table-cell office:value-type="float" office:value="3.458">
            <text:p>3,45800000</text:p>
          </table:table-cell>
          <table:table-cell office:value-type="float" office:value="0.62018508">
            <text:p>0,62018508</text:p>
          </table:table-cell>
          <table:table-cell office:value-type="float" office:value="0.62273715">
            <text:p>0,622737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41">
            <text:p>2,34100000</text:p>
          </table:table-cell>
          <table:table-cell office:value-type="float" office:value="2.343">
            <text:p>2,34300000</text:p>
          </table:table-cell>
          <table:table-cell office:value-type="float" office:value="0.91532224">
            <text:p>0,91532224</text:p>
          </table:table-cell>
          <table:table-cell office:value-type="float" office:value="0.91841094">
            <text:p>0,9184109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477">
            <text:p>1,24770000</text:p>
          </table:table-cell>
          <table:table-cell office:value-type="float" office:value="1.2483">
            <text:p>1,24830000</text:p>
          </table:table-cell>
          <table:table-cell office:value-type="float" office:value="1.7180165">
            <text:p>1,71801650</text:p>
          </table:table-cell>
          <table:table-cell office:value-type="float" office:value="1.72317063">
            <text:p>1,723170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29.8">
            <text:p>2.229,80000000</text:p>
          </table:table-cell>
          <table:table-cell office:value-type="float" office:value="2234">
            <text:p>2.234,00000000</text:p>
          </table:table-cell>
          <table:table-cell office:value-type="float" office:value="0.00095998">
            <text:p>0,00095998</text:p>
          </table:table-cell>
          <table:table-cell office:value-type="float" office:value="0.00096421">
            <text:p>0,000964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9.2">
            <text:p>619,20000000</text:p>
          </table:table-cell>
          <table:table-cell office:value-type="float" office:value="620.7">
            <text:p>620,70000000</text:p>
          </table:table-cell>
          <table:table-cell office:value-type="float" office:value="0.00345513">
            <text:p>0,00345513</text:p>
          </table:table-cell>
          <table:table-cell office:value-type="float" office:value="0.00347222">
            <text:p>0,00347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3.877">
            <text:p>13,87700000</text:p>
          </table:table-cell>
          <table:table-cell office:value-type="float" office:value="13.892">
            <text:p>13,89200000</text:p>
          </table:table-cell>
          <table:table-cell office:value-type="float" office:value="0.15437662">
            <text:p>0,15437662</text:p>
          </table:table-cell>
          <table:table-cell office:value-type="float" office:value="0.15493262">
            <text:p>0,154932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49">
            <text:p>3,14900000</text:p>
          </table:table-cell>
          <table:table-cell office:value-type="float" office:value="3.15">
            <text:p>3,15000000</text:p>
          </table:table-cell>
          <table:table-cell office:value-type="float" office:value="0.6808254">
            <text:p>0,68082540</text:p>
          </table:table-cell>
          <table:table-cell office:value-type="float" office:value="0.68275643">
            <text:p>0,682756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15">
            <text:p>35,15000000</text:p>
          </table:table-cell>
          <table:table-cell office:value-type="float" office:value="35.5">
            <text:p>35,50000000</text:p>
          </table:table-cell>
          <table:table-cell office:value-type="float" office:value="0.06041127">
            <text:p>0,06041127</text:p>
          </table:table-cell>
          <table:table-cell office:value-type="float" office:value="0.06116643">
            <text:p>0,061166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4">
            <text:p>6,24000000</text:p>
          </table:table-cell>
          <table:table-cell office:value-type="float" office:value="6.34">
            <text:p>6,34000000</text:p>
          </table:table-cell>
          <table:table-cell office:value-type="float" office:value="0.33826498">
            <text:p>0,33826498</text:p>
          </table:table-cell>
          <table:table-cell office:value-type="float" office:value="0.34455128">
            <text:p>0,3445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85">
            <text:p>22,85000000</text:p>
          </table:table-cell>
          <table:table-cell office:value-type="float" office:value="23.15">
            <text:p>23,15000000</text:p>
          </table:table-cell>
          <table:table-cell office:value-type="float" office:value="0.09263931">
            <text:p>0,09263931</text:p>
          </table:table-cell>
          <table:table-cell office:value-type="float" office:value="0.0940919">
            <text:p>0,094091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692">
            <text:p>20,69200000</text:p>
          </table:table-cell>
          <table:table-cell office:value-type="float" office:value="20.764">
            <text:p>20,76400000</text:p>
          </table:table-cell>
          <table:table-cell office:value-type="float" office:value="0.10328453">
            <text:p>0,10328453</text:p>
          </table:table-cell>
          <table:table-cell office:value-type="float" office:value="0.10390489">
            <text:p>0,103904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6048">
            <text:p>5,60480000</text:p>
          </table:table-cell>
          <table:table-cell office:value-type="float" office:value="5.609">
            <text:p>5,60900000</text:p>
          </table:table-cell>
          <table:table-cell office:value-type="float" office:value="0.38234979">
            <text:p>0,38234979</text:p>
          </table:table-cell>
          <table:table-cell office:value-type="float" office:value="0.38359977">
            <text:p>0,383599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924">
            <text:p>6,92400000</text:p>
          </table:table-cell>
          <table:table-cell office:value-type="float" office:value="6.934">
            <text:p>6,93400000</text:p>
          </table:table-cell>
          <table:table-cell office:value-type="float" office:value="0.30928757">
            <text:p>0,30928757</text:p>
          </table:table-cell>
          <table:table-cell office:value-type="float" office:value="0.31051415">
            <text:p>0,310514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746">
            <text:p>1,47460000</text:p>
          </table:table-cell>
          <table:table-cell office:value-type="float" office:value="1.475">
            <text:p>1,47500000</text:p>
          </table:table-cell>
          <table:table-cell office:value-type="float" office:value="3.16242716">
            <text:p>3,16242716</text:p>
          </table:table-cell>
          <table:table-cell office:value-type="float" office:value="3.17125">
            <text:p>3,17125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1761">
            <text:p>8,17610000</text:p>
          </table:table-cell>
          <table:table-cell office:value-type="float" office:value="8.1932">
            <text:p>8,19320000</text:p>
          </table:table-cell>
          <table:table-cell office:value-type="float" office:value="0.26175365">
            <text:p>0,26175365</text:p>
          </table:table-cell>
          <table:table-cell office:value-type="float" office:value="0.26296156">
            <text:p>0,262961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17">
            <text:p>1,11700000</text:p>
          </table:table-cell>
          <table:table-cell office:value-type="float" office:value="1.1175">
            <text:p>1,11750000</text:p>
          </table:table-cell>
          <table:table-cell office:value-type="float" office:value="1.91910515">
            <text:p>1,91910515</text:p>
          </table:table-cell>
          <table:table-cell office:value-type="float" office:value="1.92479857">
            <text:p>1,9247985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51.5">
            <text:p>1.351,50000000</text:p>
          </table:table-cell>
          <table:table-cell office:value-type="float" office:value="1354.5">
            <text:p>1.354,50000000</text:p>
          </table:table-cell>
          <table:table-cell office:value-type="float" office:value="0.00158331">
            <text:p>0,00158331</text:p>
          </table:table-cell>
          <table:table-cell office:value-type="float" office:value="0.00159083">
            <text:p>0,001590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345">
            <text:p>33,34500000</text:p>
          </table:table-cell>
          <table:table-cell office:value-type="float" office:value="33.365">
            <text:p>33,36500000</text:p>
          </table:table-cell>
          <table:table-cell office:value-type="float" office:value="0.06427694">
            <text:p>0,06427694</text:p>
          </table:table-cell>
          <table:table-cell office:value-type="float" office:value="0.06447743">
            <text:p>0,064477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0.58">
            <text:p>90,58000000</text:p>
          </table:table-cell>
          <table:table-cell office:value-type="float" office:value="90.63">
            <text:p>90,63000000</text:p>
          </table:table-cell>
          <table:table-cell office:value-type="float" office:value="0.02366325">
            <text:p>0,02366325</text:p>
          </table:table-cell>
          <table:table-cell office:value-type="float" office:value="0.02373592">
            <text:p>0,023735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82">
            <text:p>7,75820000</text:p>
          </table:table-cell>
          <table:table-cell office:value-type="float" office:value="7.759">
            <text:p>7,75900000</text:p>
          </table:table-cell>
          <table:table-cell office:value-type="float" office:value="0.2764016">
            <text:p>0,27640160</text:p>
          </table:table-cell>
          <table:table-cell office:value-type="float" office:value="0.27712614">
            <text:p>0,277126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724">
            <text:p>0,67240000</text:p>
          </table:table-cell>
          <table:table-cell office:value-type="float" office:value="0.6729">
            <text:p>0,67290000</text:p>
          </table:table-cell>
          <table:table-cell office:value-type="float" office:value="1.44202904">
            <text:p>1,44202904</text:p>
          </table:table-cell>
          <table:table-cell office:value-type="float" office:value="1.446735">
            <text:p>1,44673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1448">
            <text:p>1,51448000</text:p>
          </table:table-cell>
          <table:table-cell office:value-type="string">
            <text:p><text:s text:c="7"/>----------------</text:p>
          </table:table-cell>
          <table:table-cell office:value-type="float" office:value="3.24795381">
            <text:p>3,24795381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288">
            <text:p>1,32880000</text:p>
          </table:table-cell>
          <table:table-cell office:value-type="float" office:value="1.329">
            <text:p>1,32900000</text:p>
          </table:table-cell>
          <table:table-cell office:value-type="float" office:value="2.84974448">
            <text:p>2,84974448</text:p>
          </table:table-cell>
          <table:table-cell office:value-type="float" office:value="2.85735">
            <text:p>2,85735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5012009" table:style-name="ta49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15T16:34:00">
            <text:p>15/01/2009 04:34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5/01/2009</text:p>
          </table:table-cell>
          <table:table-cell table:style-name="ce1"/>
          <table:table-cell table:style-name="ce1" office:value-type="string">
            <text:p>Fecha Valor : 20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485">
            <text:p>3,44850000</text:p>
          </table:table-cell>
          <table:table-cell office:value-type="float" office:value="3.454">
            <text:p>3,45400000</text:p>
          </table:table-cell>
          <table:table-cell office:value-type="float" office:value="0.6209033">
            <text:p>0,62090330</text:p>
          </table:table-cell>
          <table:table-cell office:value-type="float" office:value="0.62345948">
            <text:p>0,6234594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54">
            <text:p>2,35400000</text:p>
          </table:table-cell>
          <table:table-cell office:value-type="float" office:value="2.356">
            <text:p>2,35600000</text:p>
          </table:table-cell>
          <table:table-cell office:value-type="float" office:value="0.91027165">
            <text:p>0,91027165</text:p>
          </table:table-cell>
          <table:table-cell office:value-type="float" office:value="0.913339">
            <text:p>0,913339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51">
            <text:p>1,25100000</text:p>
          </table:table-cell>
          <table:table-cell office:value-type="float" office:value="1.2515">
            <text:p>1,25150000</text:p>
          </table:table-cell>
          <table:table-cell office:value-type="float" office:value="1.71362365">
            <text:p>1,71362365</text:p>
          </table:table-cell>
          <table:table-cell office:value-type="float" office:value="1.7186251">
            <text:p>1,718625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46.1">
            <text:p>2.246,10000000</text:p>
          </table:table-cell>
          <table:table-cell office:value-type="float" office:value="2247">
            <text:p>2.247,00000000</text:p>
          </table:table-cell>
          <table:table-cell office:value-type="float" office:value="0.00095443">
            <text:p>0,00095443</text:p>
          </table:table-cell>
          <table:table-cell office:value-type="float" office:value="0.00095721">
            <text:p>0,000957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26">
            <text:p>626,00000000</text:p>
          </table:table-cell>
          <table:table-cell office:value-type="float" office:value="627.5">
            <text:p>627,50000000</text:p>
          </table:table-cell>
          <table:table-cell office:value-type="float" office:value="0.00341769">
            <text:p>0,00341769</text:p>
          </table:table-cell>
          <table:table-cell office:value-type="float" office:value="0.0034345">
            <text:p>0,003434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3.955">
            <text:p>13,95500000</text:p>
          </table:table-cell>
          <table:table-cell office:value-type="float" office:value="13.979">
            <text:p>13,97900000</text:p>
          </table:table-cell>
          <table:table-cell office:value-type="float" office:value="0.15341584">
            <text:p>0,15341584</text:p>
          </table:table-cell>
          <table:table-cell office:value-type="float" office:value="0.15406664">
            <text:p>0,154066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5">
            <text:p>3,15000000</text:p>
          </table:table-cell>
          <table:table-cell office:value-type="float" office:value="3.151">
            <text:p>3,15100000</text:p>
          </table:table-cell>
          <table:table-cell office:value-type="float" office:value="0.68060933">
            <text:p>0,68060933</text:p>
          </table:table-cell>
          <table:table-cell office:value-type="float" office:value="0.68253968">
            <text:p>0,682539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">
            <text:p>35,00000000</text:p>
          </table:table-cell>
          <table:table-cell office:value-type="float" office:value="35.7">
            <text:p>35,70000000</text:p>
          </table:table-cell>
          <table:table-cell office:value-type="float" office:value="0.06007283">
            <text:p>0,06007283</text:p>
          </table:table-cell>
          <table:table-cell office:value-type="float" office:value="0.06142857">
            <text:p>0,0614285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4">
            <text:p>6,24000000</text:p>
          </table:table-cell>
          <table:table-cell office:value-type="float" office:value="6.34">
            <text:p>6,34000000</text:p>
          </table:table-cell>
          <table:table-cell office:value-type="float" office:value="0.33826498">
            <text:p>0,33826498</text:p>
          </table:table-cell>
          <table:table-cell office:value-type="float" office:value="0.34455128">
            <text:p>0,3445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2.95">
            <text:p>22,95000000</text:p>
          </table:table-cell>
          <table:table-cell office:value-type="float" office:value="23.25">
            <text:p>23,25000000</text:p>
          </table:table-cell>
          <table:table-cell office:value-type="float" office:value="0.09224086">
            <text:p>0,09224086</text:p>
          </table:table-cell>
          <table:table-cell office:value-type="float" office:value="0.09368192">
            <text:p>0,09368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62">
            <text:p>20,62000000</text:p>
          </table:table-cell>
          <table:table-cell office:value-type="float" office:value="20.66">
            <text:p>20,66000000</text:p>
          </table:table-cell>
          <table:table-cell office:value-type="float" office:value="0.10380445">
            <text:p>0,10380445</text:p>
          </table:table-cell>
          <table:table-cell office:value-type="float" office:value="0.1042677">
            <text:p>0,104267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6644">
            <text:p>5,66440000</text:p>
          </table:table-cell>
          <table:table-cell office:value-type="float" office:value="5.6659">
            <text:p>5,66590000</text:p>
          </table:table-cell>
          <table:table-cell office:value-type="float" office:value="0.37851003">
            <text:p>0,37851003</text:p>
          </table:table-cell>
          <table:table-cell office:value-type="float" office:value="0.37956359">
            <text:p>0,379563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1255">
            <text:p>7,12550000</text:p>
          </table:table-cell>
          <table:table-cell office:value-type="float" office:value="7.1315">
            <text:p>7,13150000</text:p>
          </table:table-cell>
          <table:table-cell office:value-type="float" office:value="0.30072215">
            <text:p>0,30072215</text:p>
          </table:table-cell>
          <table:table-cell office:value-type="float" office:value="0.30173321">
            <text:p>0,301733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656">
            <text:p>1,46560000</text:p>
          </table:table-cell>
          <table:table-cell office:value-type="float" office:value="1.4661">
            <text:p>1,46610000</text:p>
          </table:table-cell>
          <table:table-cell office:value-type="float" office:value="3.14312576">
            <text:p>3,14312576</text:p>
          </table:table-cell>
          <table:table-cell office:value-type="float" office:value="3.152115">
            <text:p>3,15211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2676">
            <text:p>8,26760000</text:p>
          </table:table-cell>
          <table:table-cell office:value-type="float" office:value="8.2836">
            <text:p>8,28360000</text:p>
          </table:table-cell>
          <table:table-cell office:value-type="float" office:value="0.2588971">
            <text:p>0,25889710</text:p>
          </table:table-cell>
          <table:table-cell office:value-type="float" office:value="0.26005128">
            <text:p>0,2600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227">
            <text:p>1,12270000</text:p>
          </table:table-cell>
          <table:table-cell office:value-type="float" office:value="1.1234">
            <text:p>1,12340000</text:p>
          </table:table-cell>
          <table:table-cell office:value-type="float" office:value="1.90902617">
            <text:p>1,90902617</text:p>
          </table:table-cell>
          <table:table-cell office:value-type="float" office:value="1.91502628">
            <text:p>1,915026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91.5">
            <text:p>1.391,50000000</text:p>
          </table:table-cell>
          <table:table-cell office:value-type="float" office:value="1394.5">
            <text:p>1.394,50000000</text:p>
          </table:table-cell>
          <table:table-cell office:value-type="float" office:value="0.0015379">
            <text:p>0,00153790</text:p>
          </table:table-cell>
          <table:table-cell office:value-type="float" office:value="0.0015451">
            <text:p>0,001545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365">
            <text:p>33,36500000</text:p>
          </table:table-cell>
          <table:table-cell office:value-type="float" office:value="33.38">
            <text:p>33,38000000</text:p>
          </table:table-cell>
          <table:table-cell office:value-type="float" office:value="0.06424805">
            <text:p>0,06424805</text:p>
          </table:table-cell>
          <table:table-cell office:value-type="float" office:value="0.06443878">
            <text:p>0,0644387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9.84">
            <text:p>89,84000000</text:p>
          </table:table-cell>
          <table:table-cell office:value-type="float" office:value="89.86">
            <text:p>89,86000000</text:p>
          </table:table-cell>
          <table:table-cell office:value-type="float" office:value="0.02386601">
            <text:p>0,02386601</text:p>
          </table:table-cell>
          <table:table-cell office:value-type="float" office:value="0.02393143">
            <text:p>0,02393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6">
            <text:p>7,76000000</text:p>
          </table:table-cell>
          <table:table-cell office:value-type="float" office:value="7.7615">
            <text:p>7,76150000</text:p>
          </table:table-cell>
          <table:table-cell office:value-type="float" office:value="0.27631257">
            <text:p>0,27631257</text:p>
          </table:table-cell>
          <table:table-cell office:value-type="float" office:value="0.27706186">
            <text:p>0,277061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66">
            <text:p>0,66600000</text:p>
          </table:table-cell>
          <table:table-cell office:value-type="float" office:value="0.6665">
            <text:p>0,66650000</text:p>
          </table:table-cell>
          <table:table-cell office:value-type="float" office:value="1.4283036">
            <text:p>1,42830360</text:p>
          </table:table-cell>
          <table:table-cell office:value-type="float" office:value="1.432975">
            <text:p>1,43297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1104">
            <text:p>1,51104000</text:p>
          </table:table-cell>
          <table:table-cell office:value-type="string">
            <text:p><text:s text:c="7"/>----------------</text:p>
          </table:table-cell>
          <table:table-cell office:value-type="float" office:value="3.24057638">
            <text:p>3,24057638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152">
            <text:p>1,31520000</text:p>
          </table:table-cell>
          <table:table-cell office:value-type="float" office:value="1.3155">
            <text:p>1,31550000</text:p>
          </table:table-cell>
          <table:table-cell office:value-type="float" office:value="2.82057792">
            <text:p>2,82057792</text:p>
          </table:table-cell>
          <table:table-cell office:value-type="float" office:value="2.828325">
            <text:p>2,82832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4012009" table:style-name="ta50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14T16:30:00">
            <text:p>14/01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4/01/2009</text:p>
          </table:table-cell>
          <table:table-cell table:style-name="ce1"/>
          <table:table-cell table:style-name="ce1" office:value-type="string">
            <text:p>Fecha Valor : 16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465">
            <text:p>3,44650000</text:p>
          </table:table-cell>
          <table:table-cell office:value-type="float" office:value="3.452">
            <text:p>3,45200000</text:p>
          </table:table-cell>
          <table:table-cell office:value-type="float" office:value="0.62126304">
            <text:p>0,62126304</text:p>
          </table:table-cell>
          <table:table-cell office:value-type="float" office:value="0.62382127">
            <text:p>0,623821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65">
            <text:p>2,36500000</text:p>
          </table:table-cell>
          <table:table-cell office:value-type="float" office:value="2.367">
            <text:p>2,36700000</text:p>
          </table:table-cell>
          <table:table-cell office:value-type="float" office:value="0.9060414">
            <text:p>0,90604140</text:p>
          </table:table-cell>
          <table:table-cell office:value-type="float" office:value="0.90909091">
            <text:p>0,909090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474">
            <text:p>1,24740000</text:p>
          </table:table-cell>
          <table:table-cell office:value-type="float" office:value="1.248">
            <text:p>1,24800000</text:p>
          </table:table-cell>
          <table:table-cell office:value-type="float" office:value="1.71842949">
            <text:p>1,71842949</text:p>
          </table:table-cell>
          <table:table-cell office:value-type="float" office:value="1.72358506">
            <text:p>1,7235850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36.55">
            <text:p>2.236,55000000</text:p>
          </table:table-cell>
          <table:table-cell office:value-type="float" office:value="2239">
            <text:p>2.239,00000000</text:p>
          </table:table-cell>
          <table:table-cell office:value-type="float" office:value="0.00095784">
            <text:p>0,00095784</text:p>
          </table:table-cell>
          <table:table-cell office:value-type="float" office:value="0.0009613">
            <text:p>0,00096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8.5">
            <text:p>618,50000000</text:p>
          </table:table-cell>
          <table:table-cell office:value-type="float" office:value="620">
            <text:p>620,00000000</text:p>
          </table:table-cell>
          <table:table-cell office:value-type="float" office:value="0.00345903">
            <text:p>0,00345903</text:p>
          </table:table-cell>
          <table:table-cell office:value-type="float" office:value="0.00347615">
            <text:p>0,003476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4.0905">
            <text:p>14,09050000</text:p>
          </table:table-cell>
          <table:table-cell office:value-type="float" office:value="14.1035">
            <text:p>14,10350000</text:p>
          </table:table-cell>
          <table:table-cell office:value-type="float" office:value="0.15206155">
            <text:p>0,15206155</text:p>
          </table:table-cell>
          <table:table-cell office:value-type="float" office:value="0.15258508">
            <text:p>0,152585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5">
            <text:p>3,15000000</text:p>
          </table:table-cell>
          <table:table-cell office:value-type="float" office:value="3.151">
            <text:p>3,15100000</text:p>
          </table:table-cell>
          <table:table-cell office:value-type="float" office:value="0.68060933">
            <text:p>0,68060933</text:p>
          </table:table-cell>
          <table:table-cell office:value-type="float" office:value="0.68253968">
            <text:p>0,682539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">
            <text:p>35,00000000</text:p>
          </table:table-cell>
          <table:table-cell office:value-type="float" office:value="35.7">
            <text:p>35,70000000</text:p>
          </table:table-cell>
          <table:table-cell office:value-type="float" office:value="0.06007283">
            <text:p>0,06007283</text:p>
          </table:table-cell>
          <table:table-cell office:value-type="float" office:value="0.06142857">
            <text:p>0,0614285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4">
            <text:p>6,24000000</text:p>
          </table:table-cell>
          <table:table-cell office:value-type="float" office:value="6.34">
            <text:p>6,34000000</text:p>
          </table:table-cell>
          <table:table-cell office:value-type="float" office:value="0.33826498">
            <text:p>0,33826498</text:p>
          </table:table-cell>
          <table:table-cell office:value-type="float" office:value="0.34455128">
            <text:p>0,3445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05">
            <text:p>23,05000000</text:p>
          </table:table-cell>
          <table:table-cell office:value-type="float" office:value="23.37">
            <text:p>23,37000000</text:p>
          </table:table-cell>
          <table:table-cell office:value-type="float" office:value="0.09176722">
            <text:p>0,09176722</text:p>
          </table:table-cell>
          <table:table-cell office:value-type="float" office:value="0.09327549">
            <text:p>0,0932754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636">
            <text:p>20,63600000</text:p>
          </table:table-cell>
          <table:table-cell office:value-type="float" office:value="20.685">
            <text:p>20,68500000</text:p>
          </table:table-cell>
          <table:table-cell office:value-type="float" office:value="0.10367899">
            <text:p>0,10367899</text:p>
          </table:table-cell>
          <table:table-cell office:value-type="float" office:value="0.10418686">
            <text:p>0,104186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6591">
            <text:p>5,65910000</text:p>
          </table:table-cell>
          <table:table-cell office:value-type="float" office:value="5.6631">
            <text:p>5,66310000</text:p>
          </table:table-cell>
          <table:table-cell office:value-type="float" office:value="0.37869718">
            <text:p>0,37869718</text:p>
          </table:table-cell>
          <table:table-cell office:value-type="float" office:value="0.37991907">
            <text:p>0,379919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179">
            <text:p>7,17900000</text:p>
          </table:table-cell>
          <table:table-cell office:value-type="float" office:value="7.184">
            <text:p>7,18400000</text:p>
          </table:table-cell>
          <table:table-cell office:value-type="float" office:value="0.2985245">
            <text:p>0,29852450</text:p>
          </table:table-cell>
          <table:table-cell office:value-type="float" office:value="0.29948461">
            <text:p>0,299484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567">
            <text:p>1,45670000</text:p>
          </table:table-cell>
          <table:table-cell office:value-type="float" office:value="1.4573">
            <text:p>1,45730000</text:p>
          </table:table-cell>
          <table:table-cell office:value-type="float" office:value="3.12403882">
            <text:p>3,12403882</text:p>
          </table:table-cell>
          <table:table-cell office:value-type="float" office:value="3.133195">
            <text:p>3,13319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399">
            <text:p>8,39900000</text:p>
          </table:table-cell>
          <table:table-cell office:value-type="float" office:value="8.409">
            <text:p>8,40900000</text:p>
          </table:table-cell>
          <table:table-cell office:value-type="float" office:value="0.25503627">
            <text:p>0,25503627</text:p>
          </table:table-cell>
          <table:table-cell office:value-type="float" office:value="0.25598286">
            <text:p>0,255982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169">
            <text:p>1,11690000</text:p>
          </table:table-cell>
          <table:table-cell office:value-type="float" office:value="1.1179">
            <text:p>1,11790000</text:p>
          </table:table-cell>
          <table:table-cell office:value-type="float" office:value="1.91841846">
            <text:p>1,91841846</text:p>
          </table:table-cell>
          <table:table-cell office:value-type="float" office:value="1.9249709">
            <text:p>1,924970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53">
            <text:p>1.353,00000000</text:p>
          </table:table-cell>
          <table:table-cell office:value-type="float" office:value="1355">
            <text:p>1.355,00000000</text:p>
          </table:table-cell>
          <table:table-cell office:value-type="float" office:value="0.00158273">
            <text:p>0,00158273</text:p>
          </table:table-cell>
          <table:table-cell office:value-type="float" office:value="0.00158906">
            <text:p>0,0015890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2">
            <text:p>33,20000000</text:p>
          </table:table-cell>
          <table:table-cell office:value-type="float" office:value="33.22">
            <text:p>33,22000000</text:p>
          </table:table-cell>
          <table:table-cell office:value-type="float" office:value="0.0645575">
            <text:p>0,06455750</text:p>
          </table:table-cell>
          <table:table-cell office:value-type="float" office:value="0.06475904">
            <text:p>0,064759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9.03">
            <text:p>89,03000000</text:p>
          </table:table-cell>
          <table:table-cell office:value-type="float" office:value="89.08">
            <text:p>89,08000000</text:p>
          </table:table-cell>
          <table:table-cell office:value-type="float" office:value="0.02407499">
            <text:p>0,02407499</text:p>
          </table:table-cell>
          <table:table-cell office:value-type="float" office:value="0.02414916">
            <text:p>0,024149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65">
            <text:p>7,75650000</text:p>
          </table:table-cell>
          <table:table-cell office:value-type="float" office:value="7.758">
            <text:p>7,75800000</text:p>
          </table:table-cell>
          <table:table-cell office:value-type="float" office:value="0.27643723">
            <text:p>0,27643723</text:p>
          </table:table-cell>
          <table:table-cell office:value-type="float" office:value="0.27718688">
            <text:p>0,277186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59">
            <text:p>0,65900000</text:p>
          </table:table-cell>
          <table:table-cell office:value-type="float" office:value="0.6595">
            <text:p>0,65950000</text:p>
          </table:table-cell>
          <table:table-cell office:value-type="float" office:value="1.4132914">
            <text:p>1,41329140</text:p>
          </table:table-cell>
          <table:table-cell office:value-type="float" office:value="1.417925">
            <text:p>1,41792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1165">
            <text:p>1,51165000</text:p>
          </table:table-cell>
          <table:table-cell office:value-type="string">
            <text:p><text:s text:c="7"/>----------------</text:p>
          </table:table-cell>
          <table:table-cell office:value-type="float" office:value="3.24188459">
            <text:p>3,24188459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158">
            <text:p>1,31580000</text:p>
          </table:table-cell>
          <table:table-cell office:value-type="float" office:value="1.3161">
            <text:p>1,31610000</text:p>
          </table:table-cell>
          <table:table-cell office:value-type="float" office:value="2.82186468">
            <text:p>2,82186468</text:p>
          </table:table-cell>
          <table:table-cell office:value-type="float" office:value="2.829615">
            <text:p>2,82961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3012009" table:style-name="ta51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13T16:30:00">
            <text:p>13/01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3/01/2009</text:p>
          </table:table-cell>
          <table:table-cell table:style-name="ce1"/>
          <table:table-cell table:style-name="ce1" office:value-type="string">
            <text:p>Fecha Valor : 15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45">
            <text:p>3,44500000</text:p>
          </table:table-cell>
          <table:table-cell office:value-type="float" office:value="3.451">
            <text:p>3,45100000</text:p>
          </table:table-cell>
          <table:table-cell office:value-type="float" office:value="0.62144306">
            <text:p>0,62144306</text:p>
          </table:table-cell>
          <table:table-cell office:value-type="float" office:value="0.62409289">
            <text:p>0,624092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186">
            <text:p>2,31860000</text:p>
          </table:table-cell>
          <table:table-cell office:value-type="float" office:value="2.3196">
            <text:p>2,31960000</text:p>
          </table:table-cell>
          <table:table-cell office:value-type="float" office:value="0.92455596">
            <text:p>0,92455596</text:p>
          </table:table-cell>
          <table:table-cell office:value-type="float" office:value="0.92728371">
            <text:p>0,927283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8">
            <text:p>6,98000000</text:p>
          </table:table-cell>
          <table:table-cell office:value-type="float" office:value="7.08">
            <text:p>7,08000000</text:p>
          </table:table-cell>
          <table:table-cell office:value-type="float" office:value="0.3029096">
            <text:p>0,30290960</text:p>
          </table:table-cell>
          <table:table-cell office:value-type="float" office:value="0.30802292">
            <text:p>0,308022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24">
            <text:p>1,22400000</text:p>
          </table:table-cell>
          <table:table-cell office:value-type="float" office:value="1.2244">
            <text:p>1,22440000</text:p>
          </table:table-cell>
          <table:table-cell office:value-type="float" office:value="1.75155178">
            <text:p>1,75155178</text:p>
          </table:table-cell>
          <table:table-cell office:value-type="float" office:value="1.75653595">
            <text:p>1,756535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19">
            <text:p>2.219,00000000</text:p>
          </table:table-cell>
          <table:table-cell office:value-type="float" office:value="2221">
            <text:p>2.221,00000000</text:p>
          </table:table-cell>
          <table:table-cell office:value-type="float" office:value="0.0009656">
            <text:p>0,00096560</text:p>
          </table:table-cell>
          <table:table-cell office:value-type="float" office:value="0.0009689">
            <text:p>0,000968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4.7">
            <text:p>614,70000000</text:p>
          </table:table-cell>
          <table:table-cell office:value-type="float" office:value="616.2">
            <text:p>616,20000000</text:p>
          </table:table-cell>
          <table:table-cell office:value-type="float" office:value="0.00348036">
            <text:p>0,00348036</text:p>
          </table:table-cell>
          <table:table-cell office:value-type="float" office:value="0.00349764">
            <text:p>0,003497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3.8335">
            <text:p>13,83350000</text:p>
          </table:table-cell>
          <table:table-cell office:value-type="float" office:value="13.8385">
            <text:p>13,83850000</text:p>
          </table:table-cell>
          <table:table-cell office:value-type="float" office:value="0.15497344">
            <text:p>0,15497344</text:p>
          </table:table-cell>
          <table:table-cell office:value-type="float" office:value="0.15541981">
            <text:p>0,155419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49">
            <text:p>3,14900000</text:p>
          </table:table-cell>
          <table:table-cell office:value-type="float" office:value="3.15">
            <text:p>3,15000000</text:p>
          </table:table-cell>
          <table:table-cell office:value-type="float" office:value="0.6808254">
            <text:p>0,68082540</text:p>
          </table:table-cell>
          <table:table-cell office:value-type="float" office:value="0.68275643">
            <text:p>0,682756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15">
            <text:p>35,15000000</text:p>
          </table:table-cell>
          <table:table-cell office:value-type="float" office:value="35.55">
            <text:p>35,55000000</text:p>
          </table:table-cell>
          <table:table-cell office:value-type="float" office:value="0.0603263">
            <text:p>0,06032630</text:p>
          </table:table-cell>
          <table:table-cell office:value-type="float" office:value="0.06116643">
            <text:p>0,061166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4">
            <text:p>6,24000000</text:p>
          </table:table-cell>
          <table:table-cell office:value-type="float" office:value="6.34">
            <text:p>6,34000000</text:p>
          </table:table-cell>
          <table:table-cell office:value-type="float" office:value="0.33826498">
            <text:p>0,33826498</text:p>
          </table:table-cell>
          <table:table-cell office:value-type="float" office:value="0.34455128">
            <text:p>0,3445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45">
            <text:p>23,45000000</text:p>
          </table:table-cell>
          <table:table-cell office:value-type="float" office:value="23.75">
            <text:p>23,75000000</text:p>
          </table:table-cell>
          <table:table-cell office:value-type="float" office:value="0.09029895">
            <text:p>0,09029895</text:p>
          </table:table-cell>
          <table:table-cell office:value-type="float" office:value="0.09168443">
            <text:p>0,091684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12">
            <text:p>20,12000000</text:p>
          </table:table-cell>
          <table:table-cell office:value-type="float" office:value="20.199">
            <text:p>20,19900000</text:p>
          </table:table-cell>
          <table:table-cell office:value-type="float" office:value="0.10617357">
            <text:p>0,10617357</text:p>
          </table:table-cell>
          <table:table-cell office:value-type="float" office:value="0.10685885">
            <text:p>0,106858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6515">
            <text:p>5,65150000</text:p>
          </table:table-cell>
          <table:table-cell office:value-type="float" office:value="5.6533">
            <text:p>5,65330000</text:p>
          </table:table-cell>
          <table:table-cell office:value-type="float" office:value="0.37935365">
            <text:p>0,37935365</text:p>
          </table:table-cell>
          <table:table-cell office:value-type="float" office:value="0.38042997">
            <text:p>0,380429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1492">
            <text:p>7,14920000</text:p>
          </table:table-cell>
          <table:table-cell office:value-type="float" office:value="7.1558">
            <text:p>7,15580000</text:p>
          </table:table-cell>
          <table:table-cell office:value-type="float" office:value="0.29970094">
            <text:p>0,29970094</text:p>
          </table:table-cell>
          <table:table-cell office:value-type="float" office:value="0.30073295">
            <text:p>0,300732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478">
            <text:p>1,44780000</text:p>
          </table:table-cell>
          <table:table-cell office:value-type="float" office:value="1.4482">
            <text:p>1,44820000</text:p>
          </table:table-cell>
          <table:table-cell office:value-type="float" office:value="3.10495188">
            <text:p>3,10495188</text:p>
          </table:table-cell>
          <table:table-cell office:value-type="float" office:value="3.11363">
            <text:p>3,11363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2956">
            <text:p>8,29560000</text:p>
          </table:table-cell>
          <table:table-cell office:value-type="float" office:value="8.3136">
            <text:p>8,31360000</text:p>
          </table:table-cell>
          <table:table-cell office:value-type="float" office:value="0.25796286">
            <text:p>0,25796286</text:p>
          </table:table-cell>
          <table:table-cell office:value-type="float" office:value="0.25917354">
            <text:p>0,259173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193">
            <text:p>1,11930000</text:p>
          </table:table-cell>
          <table:table-cell office:value-type="float" office:value="1.1197">
            <text:p>1,11970000</text:p>
          </table:table-cell>
          <table:table-cell office:value-type="float" office:value="1.91533446">
            <text:p>1,91533446</text:p>
          </table:table-cell>
          <table:table-cell office:value-type="float" office:value="1.92084338">
            <text:p>1,920843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53">
            <text:p>1.353,00000000</text:p>
          </table:table-cell>
          <table:table-cell office:value-type="float" office:value="1355">
            <text:p>1.355,00000000</text:p>
          </table:table-cell>
          <table:table-cell office:value-type="float" office:value="0.00158273">
            <text:p>0,00158273</text:p>
          </table:table-cell>
          <table:table-cell office:value-type="float" office:value="0.00158906">
            <text:p>0,0015890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23">
            <text:p>33,23000000</text:p>
          </table:table-cell>
          <table:table-cell office:value-type="float" office:value="33.28">
            <text:p>33,28000000</text:p>
          </table:table-cell>
          <table:table-cell office:value-type="float" office:value="0.06444111">
            <text:p>0,06444111</text:p>
          </table:table-cell>
          <table:table-cell office:value-type="float" office:value="0.06470057">
            <text:p>0,0647005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9.11">
            <text:p>89,11000000</text:p>
          </table:table-cell>
          <table:table-cell office:value-type="float" office:value="89.16">
            <text:p>89,16000000</text:p>
          </table:table-cell>
          <table:table-cell office:value-type="float" office:value="0.02405339">
            <text:p>0,02405339</text:p>
          </table:table-cell>
          <table:table-cell office:value-type="float" office:value="0.02412748">
            <text:p>0,0241274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61">
            <text:p>7,75610000</text:p>
          </table:table-cell>
          <table:table-cell office:value-type="float" office:value="7.7573">
            <text:p>7,75730000</text:p>
          </table:table-cell>
          <table:table-cell office:value-type="float" office:value="0.27646217">
            <text:p>0,27646217</text:p>
          </table:table-cell>
          <table:table-cell office:value-type="float" office:value="0.27720117">
            <text:p>0,277201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632">
            <text:p>0,66320000</text:p>
          </table:table-cell>
          <table:table-cell office:value-type="float" office:value="0.6637">
            <text:p>0,66370000</text:p>
          </table:table-cell>
          <table:table-cell office:value-type="float" office:value="1.42229872">
            <text:p>1,42229872</text:p>
          </table:table-cell>
          <table:table-cell office:value-type="float" office:value="1.426955">
            <text:p>1,42695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1507">
            <text:p>1,51507000</text:p>
          </table:table-cell>
          <table:table-cell office:value-type="string">
            <text:p><text:s text:c="7"/>----------------</text:p>
          </table:table-cell>
          <table:table-cell office:value-type="float" office:value="3.24921912">
            <text:p>3,24921912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182">
            <text:p>1,31820000</text:p>
          </table:table-cell>
          <table:table-cell office:value-type="float" office:value="1.3185">
            <text:p>1,31850000</text:p>
          </table:table-cell>
          <table:table-cell office:value-type="float" office:value="2.82701172">
            <text:p>2,82701172</text:p>
          </table:table-cell>
          <table:table-cell office:value-type="float" office:value="2.834775">
            <text:p>2,83477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12012009" table:style-name="ta52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12T16:30:00">
            <text:p>12/01/2009 04:30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12/01/2009</text:p>
          </table:table-cell>
          <table:table-cell table:style-name="ce1"/>
          <table:table-cell table:style-name="ce1" office:value-type="string">
            <text:p>Fecha Valor : 14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455">
            <text:p>3,44550000</text:p>
          </table:table-cell>
          <table:table-cell office:value-type="float" office:value="3.451">
            <text:p>3,45100000</text:p>
          </table:table-cell>
          <table:table-cell office:value-type="float" office:value="0.62144306">
            <text:p>0,62144306</text:p>
          </table:table-cell>
          <table:table-cell office:value-type="float" office:value="0.62400232">
            <text:p>0,624002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145">
            <text:p>2,31450000</text:p>
          </table:table-cell>
          <table:table-cell office:value-type="float" office:value="2.317">
            <text:p>2,31700000</text:p>
          </table:table-cell>
          <table:table-cell office:value-type="float" office:value="0.92559344">
            <text:p>0,92559344</text:p>
          </table:table-cell>
          <table:table-cell office:value-type="float" office:value="0.92892633">
            <text:p>0,928926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9">
            <text:p>7,09000000</text:p>
          </table:table-cell>
          <table:table-cell office:value-type="float" office:value="0.30248237">
            <text:p>0,30248237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154">
            <text:p>1,21540000</text:p>
          </table:table-cell>
          <table:table-cell office:value-type="float" office:value="1.216">
            <text:p>1,21600000</text:p>
          </table:table-cell>
          <table:table-cell office:value-type="float" office:value="1.76365132">
            <text:p>1,76365132</text:p>
          </table:table-cell>
          <table:table-cell office:value-type="float" office:value="1.76896495">
            <text:p>1,768964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21.7">
            <text:p>2.221,70000000</text:p>
          </table:table-cell>
          <table:table-cell office:value-type="float" office:value="2224">
            <text:p>2.224,00000000</text:p>
          </table:table-cell>
          <table:table-cell office:value-type="float" office:value="0.0009643">
            <text:p>0,00096430</text:p>
          </table:table-cell>
          <table:table-cell office:value-type="float" office:value="0.00096773">
            <text:p>0,000967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6.8">
            <text:p>616,80000000</text:p>
          </table:table-cell>
          <table:table-cell office:value-type="float" office:value="618.3">
            <text:p>618,30000000</text:p>
          </table:table-cell>
          <table:table-cell office:value-type="float" office:value="0.00346854">
            <text:p>0,00346854</text:p>
          </table:table-cell>
          <table:table-cell office:value-type="float" office:value="0.00348573">
            <text:p>0,003485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3.7825">
            <text:p>13,78250000</text:p>
          </table:table-cell>
          <table:table-cell office:value-type="float" office:value="13.79">
            <text:p>13,79000000</text:p>
          </table:table-cell>
          <table:table-cell office:value-type="float" office:value="0.15551849">
            <text:p>0,15551849</text:p>
          </table:table-cell>
          <table:table-cell office:value-type="float" office:value="0.15599492">
            <text:p>0,155994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45">
            <text:p>3,14500000</text:p>
          </table:table-cell>
          <table:table-cell office:value-type="float" office:value="3.147">
            <text:p>3,14700000</text:p>
          </table:table-cell>
          <table:table-cell office:value-type="float" office:value="0.68147442">
            <text:p>0,68147442</text:p>
          </table:table-cell>
          <table:table-cell office:value-type="float" office:value="0.6836248">
            <text:p>0,683624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2">
            <text:p>35,20000000</text:p>
          </table:table-cell>
          <table:table-cell office:value-type="float" office:value="35.5">
            <text:p>35,50000000</text:p>
          </table:table-cell>
          <table:table-cell office:value-type="float" office:value="0.06041127">
            <text:p>0,06041127</text:p>
          </table:table-cell>
          <table:table-cell office:value-type="float" office:value="0.06107955">
            <text:p>0,061079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4">
            <text:p>6,24000000</text:p>
          </table:table-cell>
          <table:table-cell office:value-type="float" office:value="6.34">
            <text:p>6,34000000</text:p>
          </table:table-cell>
          <table:table-cell office:value-type="float" office:value="0.33826498">
            <text:p>0,33826498</text:p>
          </table:table-cell>
          <table:table-cell office:value-type="float" office:value="0.34455128">
            <text:p>0,3445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95">
            <text:p>23,95000000</text:p>
          </table:table-cell>
          <table:table-cell office:value-type="float" office:value="24.15">
            <text:p>24,15000000</text:p>
          </table:table-cell>
          <table:table-cell office:value-type="float" office:value="0.08880331">
            <text:p>0,08880331</text:p>
          </table:table-cell>
          <table:table-cell office:value-type="float" office:value="0.08977035">
            <text:p>0,089770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20.034">
            <text:p>20,03400000</text:p>
          </table:table-cell>
          <table:table-cell office:value-type="float" office:value="20.052">
            <text:p>20,05200000</text:p>
          </table:table-cell>
          <table:table-cell office:value-type="float" office:value="0.10695192">
            <text:p>0,10695192</text:p>
          </table:table-cell>
          <table:table-cell office:value-type="float" office:value="0.10731756">
            <text:p>0,1073175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5701">
            <text:p>5,57010000</text:p>
          </table:table-cell>
          <table:table-cell office:value-type="float" office:value="5.5719">
            <text:p>5,57190000</text:p>
          </table:table-cell>
          <table:table-cell office:value-type="float" office:value="0.38489564">
            <text:p>0,38489564</text:p>
          </table:table-cell>
          <table:table-cell office:value-type="float" office:value="0.38598948">
            <text:p>0,3859894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9974">
            <text:p>6,99740000</text:p>
          </table:table-cell>
          <table:table-cell office:value-type="float" office:value="7.0076">
            <text:p>7,00760000</text:p>
          </table:table-cell>
          <table:table-cell office:value-type="float" office:value="0.30603916">
            <text:p>0,30603916</text:p>
          </table:table-cell>
          <table:table-cell office:value-type="float" office:value="0.30725698">
            <text:p>0,307256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82">
            <text:p>1,48200000</text:p>
          </table:table-cell>
          <table:table-cell office:value-type="float" office:value="1.4825">
            <text:p>1,48250000</text:p>
          </table:table-cell>
          <table:table-cell office:value-type="float" office:value="3.1782972">
            <text:p>3,17829720</text:p>
          </table:table-cell>
          <table:table-cell office:value-type="float" office:value="3.187375">
            <text:p>3,18737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8.0289">
            <text:p>8,02890000</text:p>
          </table:table-cell>
          <table:table-cell office:value-type="float" office:value="8.0349">
            <text:p>8,03490000</text:p>
          </table:table-cell>
          <table:table-cell office:value-type="float" office:value="0.2669106">
            <text:p>0,26691060</text:p>
          </table:table-cell>
          <table:table-cell office:value-type="float" office:value="0.26778264">
            <text:p>0,267782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133">
            <text:p>1,11330000</text:p>
          </table:table-cell>
          <table:table-cell office:value-type="float" office:value="1.1141">
            <text:p>1,11410000</text:p>
          </table:table-cell>
          <table:table-cell office:value-type="float" office:value="1.92496185">
            <text:p>1,92496185</text:p>
          </table:table-cell>
          <table:table-cell office:value-type="float" office:value="1.93119554">
            <text:p>1,931195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49">
            <text:p>1.349,00000000</text:p>
          </table:table-cell>
          <table:table-cell office:value-type="float" office:value="1360.1">
            <text:p>1.360,10000000</text:p>
          </table:table-cell>
          <table:table-cell office:value-type="float" office:value="0.0015768">
            <text:p>0,00157680</text:p>
          </table:table-cell>
          <table:table-cell office:value-type="float" office:value="0.00159377">
            <text:p>0,0015937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25">
            <text:p>33,25000000</text:p>
          </table:table-cell>
          <table:table-cell office:value-type="float" office:value="33.31">
            <text:p>33,31000000</text:p>
          </table:table-cell>
          <table:table-cell office:value-type="float" office:value="0.06438307">
            <text:p>0,06438307</text:p>
          </table:table-cell>
          <table:table-cell office:value-type="float" office:value="0.06466165">
            <text:p>0,0646616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89.07">
            <text:p>89,07000000</text:p>
          </table:table-cell>
          <table:table-cell office:value-type="float" office:value="89.12">
            <text:p>89,12000000</text:p>
          </table:table-cell>
          <table:table-cell office:value-type="float" office:value="0.02406418">
            <text:p>0,02406418</text:p>
          </table:table-cell>
          <table:table-cell office:value-type="float" office:value="0.02413832">
            <text:p>0,024138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45">
            <text:p>7,75450000</text:p>
          </table:table-cell>
          <table:table-cell office:value-type="float" office:value="7.755">
            <text:p>7,75500000</text:p>
          </table:table-cell>
          <table:table-cell office:value-type="float" office:value="0.27654417">
            <text:p>0,27654417</text:p>
          </table:table-cell>
          <table:table-cell office:value-type="float" office:value="0.27725837">
            <text:p>0,277258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6797">
            <text:p>0,67970000</text:p>
          </table:table-cell>
          <table:table-cell office:value-type="float" office:value="0.6802">
            <text:p>0,68020000</text:p>
          </table:table-cell>
          <table:table-cell office:value-type="float" office:value="1.45768462">
            <text:p>1,45768462</text:p>
          </table:table-cell>
          <table:table-cell office:value-type="float" office:value="1.46243">
            <text:p>1,46243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2165">
            <text:p>1,52165000</text:p>
          </table:table-cell>
          <table:table-cell office:value-type="string">
            <text:p><text:s text:c="7"/>----------------</text:p>
          </table:table-cell>
          <table:table-cell office:value-type="float" office:value="3.26333059">
            <text:p>3,26333059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376">
            <text:p>1,33760000</text:p>
          </table:table-cell>
          <table:table-cell office:value-type="float" office:value="1.3379">
            <text:p>1,33790000</text:p>
          </table:table-cell>
          <table:table-cell office:value-type="float" office:value="2.86861696">
            <text:p>2,86861696</text:p>
          </table:table-cell>
          <table:table-cell office:value-type="float" office:value="2.876485">
            <text:p>2,87648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9012009" table:style-name="ta53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09T16:34:00">
            <text:p>09/01/2009 04:34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9/01/2009</text:p>
          </table:table-cell>
          <table:table-cell table:style-name="ce1"/>
          <table:table-cell table:style-name="ce1" office:value-type="string">
            <text:p>Fecha Valor : 13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45">
            <text:p>3,44500000</text:p>
          </table:table-cell>
          <table:table-cell office:value-type="float" office:value="3.451">
            <text:p>3,45100000</text:p>
          </table:table-cell>
          <table:table-cell office:value-type="float" office:value="0.62144306">
            <text:p>0,62144306</text:p>
          </table:table-cell>
          <table:table-cell office:value-type="float" office:value="0.62409289">
            <text:p>0,624092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514">
            <text:p>2,25140000</text:p>
          </table:table-cell>
          <table:table-cell office:value-type="float" office:value="2.2524">
            <text:p>2,25240000</text:p>
          </table:table-cell>
          <table:table-cell office:value-type="float" office:value="0.95213994">
            <text:p>0,95213994</text:p>
          </table:table-cell>
          <table:table-cell office:value-type="float" office:value="0.95496136">
            <text:p>0,9549613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1902">
            <text:p>1,19020000</text:p>
          </table:table-cell>
          <table:table-cell office:value-type="float" office:value="1.1906">
            <text:p>1,19060000</text:p>
          </table:table-cell>
          <table:table-cell office:value-type="float" office:value="1.80127667">
            <text:p>1,80127667</text:p>
          </table:table-cell>
          <table:table-cell office:value-type="float" office:value="1.80641909">
            <text:p>1,806419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21.7">
            <text:p>2.221,70000000</text:p>
          </table:table-cell>
          <table:table-cell office:value-type="float" office:value="2224">
            <text:p>2.224,00000000</text:p>
          </table:table-cell>
          <table:table-cell office:value-type="float" office:value="0.0009643">
            <text:p>0,00096430</text:p>
          </table:table-cell>
          <table:table-cell office:value-type="float" office:value="0.00096773">
            <text:p>0,000967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15.3">
            <text:p>615,30000000</text:p>
          </table:table-cell>
          <table:table-cell office:value-type="float" office:value="615.8">
            <text:p>615,80000000</text:p>
          </table:table-cell>
          <table:table-cell office:value-type="float" office:value="0.00348262">
            <text:p>0,00348262</text:p>
          </table:table-cell>
          <table:table-cell office:value-type="float" office:value="0.00349423">
            <text:p>0,0034942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3.6375">
            <text:p>13,63750000</text:p>
          </table:table-cell>
          <table:table-cell office:value-type="float" office:value="13.66">
            <text:p>13,66000000</text:p>
          </table:table-cell>
          <table:table-cell office:value-type="float" office:value="0.15699854">
            <text:p>0,15699854</text:p>
          </table:table-cell>
          <table:table-cell office:value-type="float" office:value="0.15765353">
            <text:p>0,157653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33">
            <text:p>3,13300000</text:p>
          </table:table-cell>
          <table:table-cell office:value-type="float" office:value="3.136">
            <text:p>3,13600000</text:p>
          </table:table-cell>
          <table:table-cell office:value-type="float" office:value="0.6838648">
            <text:p>0,68386480</text:p>
          </table:table-cell>
          <table:table-cell office:value-type="float" office:value="0.68624322">
            <text:p>0,686243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15">
            <text:p>35,15000000</text:p>
          </table:table-cell>
          <table:table-cell office:value-type="float" office:value="35.45">
            <text:p>35,45000000</text:p>
          </table:table-cell>
          <table:table-cell office:value-type="float" office:value="0.06049647">
            <text:p>0,06049647</text:p>
          </table:table-cell>
          <table:table-cell office:value-type="float" office:value="0.06116643">
            <text:p>0,061166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4">
            <text:p>6,24000000</text:p>
          </table:table-cell>
          <table:table-cell office:value-type="float" office:value="6.34">
            <text:p>6,34000000</text:p>
          </table:table-cell>
          <table:table-cell office:value-type="float" office:value="0.33826498">
            <text:p>0,33826498</text:p>
          </table:table-cell>
          <table:table-cell office:value-type="float" office:value="0.34455128">
            <text:p>0,3445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95">
            <text:p>23,95000000</text:p>
          </table:table-cell>
          <table:table-cell office:value-type="float" office:value="24.15">
            <text:p>24,15000000</text:p>
          </table:table-cell>
          <table:table-cell office:value-type="float" office:value="0.08880331">
            <text:p>0,08880331</text:p>
          </table:table-cell>
          <table:table-cell office:value-type="float" office:value="0.08977035">
            <text:p>0,089770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19.742">
            <text:p>19,74200000</text:p>
          </table:table-cell>
          <table:table-cell office:value-type="float" office:value="19.856">
            <text:p>19,85600000</text:p>
          </table:table-cell>
          <table:table-cell office:value-type="float" office:value="0.10800766">
            <text:p>0,10800766</text:p>
          </table:table-cell>
          <table:table-cell office:value-type="float" office:value="0.10890487">
            <text:p>0,108904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5464">
            <text:p>5,54640000</text:p>
          </table:table-cell>
          <table:table-cell office:value-type="float" office:value="5.5484">
            <text:p>5,54840000</text:p>
          </table:table-cell>
          <table:table-cell office:value-type="float" office:value="0.38652585">
            <text:p>0,38652585</text:p>
          </table:table-cell>
          <table:table-cell office:value-type="float" office:value="0.38763883">
            <text:p>0,387638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7.005">
            <text:p>7,00500000</text:p>
          </table:table-cell>
          <table:table-cell office:value-type="float" office:value="7.0245">
            <text:p>7,02450000</text:p>
          </table:table-cell>
          <table:table-cell office:value-type="float" office:value="0.30530287">
            <text:p>0,30530287</text:p>
          </table:table-cell>
          <table:table-cell office:value-type="float" office:value="0.30692363">
            <text:p>0,306923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5161">
            <text:p>1,51610000</text:p>
          </table:table-cell>
          <table:table-cell office:value-type="float" office:value="1.5166">
            <text:p>1,51660000</text:p>
          </table:table-cell>
          <table:table-cell office:value-type="float" office:value="3.25142806">
            <text:p>3,25142806</text:p>
          </table:table-cell>
          <table:table-cell office:value-type="float" office:value="3.26069">
            <text:p>3,26069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7.9426">
            <text:p>7,94260000</text:p>
          </table:table-cell>
          <table:table-cell office:value-type="float" office:value="7.9611">
            <text:p>7,96110000</text:p>
          </table:table-cell>
          <table:table-cell office:value-type="float" office:value="0.26938488">
            <text:p>0,26938488</text:p>
          </table:table-cell>
          <table:table-cell office:value-type="float" office:value="0.27069222">
            <text:p>0,27069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131">
            <text:p>1,11310000</text:p>
          </table:table-cell>
          <table:table-cell office:value-type="float" office:value="1.1141">
            <text:p>1,11410000</text:p>
          </table:table-cell>
          <table:table-cell office:value-type="float" office:value="1.92496185">
            <text:p>1,92496185</text:p>
          </table:table-cell>
          <table:table-cell office:value-type="float" office:value="1.93154254">
            <text:p>1,931542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45.5">
            <text:p>1.345,50000000</text:p>
          </table:table-cell>
          <table:table-cell office:value-type="float" office:value="1351.5">
            <text:p>1.351,50000000</text:p>
          </table:table-cell>
          <table:table-cell office:value-type="float" office:value="0.00158683">
            <text:p>0,00158683</text:p>
          </table:table-cell>
          <table:table-cell office:value-type="float" office:value="0.00159792">
            <text:p>0,001597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2">
            <text:p>33,20000000</text:p>
          </table:table-cell>
          <table:table-cell office:value-type="float" office:value="33.24">
            <text:p>33,24000000</text:p>
          </table:table-cell>
          <table:table-cell office:value-type="float" office:value="0.06451865">
            <text:p>0,06451865</text:p>
          </table:table-cell>
          <table:table-cell office:value-type="float" office:value="0.06475904">
            <text:p>0,064759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0.25">
            <text:p>90,25000000</text:p>
          </table:table-cell>
          <table:table-cell office:value-type="float" office:value="90.29">
            <text:p>90,29000000</text:p>
          </table:table-cell>
          <table:table-cell office:value-type="float" office:value="0.02375235">
            <text:p>0,02375235</text:p>
          </table:table-cell>
          <table:table-cell office:value-type="float" office:value="0.02382271">
            <text:p>0,023822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66">
            <text:p>7,75660000</text:p>
          </table:table-cell>
          <table:table-cell office:value-type="float" office:value="7.7572">
            <text:p>7,75720000</text:p>
          </table:table-cell>
          <table:table-cell office:value-type="float" office:value="0.27646574">
            <text:p>0,27646574</text:p>
          </table:table-cell>
          <table:table-cell office:value-type="float" office:value="0.2771833">
            <text:p>0,277183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7025">
            <text:p>0,70250000</text:p>
          </table:table-cell>
          <table:table-cell office:value-type="float" office:value="0.7029">
            <text:p>0,70290000</text:p>
          </table:table-cell>
          <table:table-cell office:value-type="float" office:value="1.5065815">
            <text:p>1,50658150</text:p>
          </table:table-cell>
          <table:table-cell office:value-type="float" office:value="1.511235">
            <text:p>1,51123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3526">
            <text:p>1,53526000</text:p>
          </table:table-cell>
          <table:table-cell office:value-type="string">
            <text:p><text:s text:c="7"/>----------------</text:p>
          </table:table-cell>
          <table:table-cell office:value-type="float" office:value="3.2925186">
            <text:p>3,29251860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433">
            <text:p>1,34330000</text:p>
          </table:table-cell>
          <table:table-cell office:value-type="float" office:value="1.3439">
            <text:p>1,34390000</text:p>
          </table:table-cell>
          <table:table-cell office:value-type="float" office:value="2.88084118">
            <text:p>2,88084118</text:p>
          </table:table-cell>
          <table:table-cell office:value-type="float" office:value="2.889385">
            <text:p>2,88938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8012009" table:style-name="ta54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08T16:34:00">
            <text:p>08/01/2009 04:34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8/01/2009</text:p>
          </table:table-cell>
          <table:table-cell table:style-name="ce1"/>
          <table:table-cell table:style-name="ce1" office:value-type="string">
            <text:p>Fecha Valor : 12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525">
            <text:p>3,45250000</text:p>
          </table:table-cell>
          <table:table-cell office:value-type="float" office:value="3.4545">
            <text:p>3,45450000</text:p>
          </table:table-cell>
          <table:table-cell office:value-type="float" office:value="0.62081343">
            <text:p>0,62081343</text:p>
          </table:table-cell>
          <table:table-cell office:value-type="float" office:value="0.62273715">
            <text:p>0,622737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95">
            <text:p>2,29500000</text:p>
          </table:table-cell>
          <table:table-cell office:value-type="float" office:value="2.296">
            <text:p>2,29600000</text:p>
          </table:table-cell>
          <table:table-cell office:value-type="float" office:value="0.93405923">
            <text:p>0,93405923</text:p>
          </table:table-cell>
          <table:table-cell office:value-type="float" office:value="0.93681917">
            <text:p>0,936819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1777">
            <text:p>1,17770000</text:p>
          </table:table-cell>
          <table:table-cell office:value-type="float" office:value="1.1782">
            <text:p>1,17820000</text:p>
          </table:table-cell>
          <table:table-cell office:value-type="float" office:value="1.82023426">
            <text:p>1,82023426</text:p>
          </table:table-cell>
          <table:table-cell office:value-type="float" office:value="1.82559226">
            <text:p>1,82559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19.1">
            <text:p>2.219,10000000</text:p>
          </table:table-cell>
          <table:table-cell office:value-type="float" office:value="2224.1">
            <text:p>2.224,10000000</text:p>
          </table:table-cell>
          <table:table-cell office:value-type="float" office:value="0.00096426">
            <text:p>0,00096426</text:p>
          </table:table-cell>
          <table:table-cell office:value-type="float" office:value="0.00096886">
            <text:p>0,000968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27.1">
            <text:p>627,10000000</text:p>
          </table:table-cell>
          <table:table-cell office:value-type="float" office:value="627.6">
            <text:p>627,60000000</text:p>
          </table:table-cell>
          <table:table-cell office:value-type="float" office:value="0.00341714">
            <text:p>0,00341714</text:p>
          </table:table-cell>
          <table:table-cell office:value-type="float" office:value="0.00342848">
            <text:p>0,0034284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3.6425">
            <text:p>13,64250000</text:p>
          </table:table-cell>
          <table:table-cell office:value-type="float" office:value="13.648">
            <text:p>13,64800000</text:p>
          </table:table-cell>
          <table:table-cell office:value-type="float" office:value="0.15713658">
            <text:p>0,15713658</text:p>
          </table:table-cell>
          <table:table-cell office:value-type="float" office:value="0.15759575">
            <text:p>0,1575957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43">
            <text:p>3,14300000</text:p>
          </table:table-cell>
          <table:table-cell office:value-type="float" office:value="3.193">
            <text:p>3,19300000</text:p>
          </table:table-cell>
          <table:table-cell office:value-type="float" office:value="0.67165675">
            <text:p>0,67165675</text:p>
          </table:table-cell>
          <table:table-cell office:value-type="float" office:value="0.68405982">
            <text:p>0,6840598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2">
            <text:p>35,20000000</text:p>
          </table:table-cell>
          <table:table-cell office:value-type="float" office:value="35.5">
            <text:p>35,50000000</text:p>
          </table:table-cell>
          <table:table-cell office:value-type="float" office:value="0.06041127">
            <text:p>0,06041127</text:p>
          </table:table-cell>
          <table:table-cell office:value-type="float" office:value="0.06107955">
            <text:p>0,061079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4">
            <text:p>6,24000000</text:p>
          </table:table-cell>
          <table:table-cell office:value-type="float" office:value="6.25">
            <text:p>6,25000000</text:p>
          </table:table-cell>
          <table:table-cell office:value-type="float" office:value="0.343136">
            <text:p>0,34313600</text:p>
          </table:table-cell>
          <table:table-cell office:value-type="float" office:value="0.34455128">
            <text:p>0,3445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3.95">
            <text:p>23,95000000</text:p>
          </table:table-cell>
          <table:table-cell office:value-type="float" office:value="24.15">
            <text:p>24,15000000</text:p>
          </table:table-cell>
          <table:table-cell office:value-type="float" office:value="0.08880331">
            <text:p>0,08880331</text:p>
          </table:table-cell>
          <table:table-cell office:value-type="float" office:value="0.08977035">
            <text:p>0,089770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19.039">
            <text:p>19,03900000</text:p>
          </table:table-cell>
          <table:table-cell office:value-type="float" office:value="19.142">
            <text:p>19,14200000</text:p>
          </table:table-cell>
          <table:table-cell office:value-type="float" office:value="0.11203636">
            <text:p>0,11203636</text:p>
          </table:table-cell>
          <table:table-cell office:value-type="float" office:value="0.1129261">
            <text:p>0,112926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429">
            <text:p>5,42900000</text:p>
          </table:table-cell>
          <table:table-cell office:value-type="float" office:value="5.4308">
            <text:p>5,43080000</text:p>
          </table:table-cell>
          <table:table-cell office:value-type="float" office:value="0.39489578">
            <text:p>0,39489578</text:p>
          </table:table-cell>
          <table:table-cell office:value-type="float" office:value="0.39602137">
            <text:p>0,396021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9897">
            <text:p>6,98970000</text:p>
          </table:table-cell>
          <table:table-cell office:value-type="float" office:value="6.9967">
            <text:p>6,99670000</text:p>
          </table:table-cell>
          <table:table-cell office:value-type="float" office:value="0.30651593">
            <text:p>0,30651593</text:p>
          </table:table-cell>
          <table:table-cell office:value-type="float" office:value="0.30759546">
            <text:p>0,307595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5241">
            <text:p>1,52410000</text:p>
          </table:table-cell>
          <table:table-cell office:value-type="float" office:value="1.5246">
            <text:p>1,52460000</text:p>
          </table:table-cell>
          <table:table-cell office:value-type="float" office:value="3.26858486">
            <text:p>3,26858486</text:p>
          </table:table-cell>
          <table:table-cell office:value-type="float" office:value="3.27789">
            <text:p>3,27789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7.7609">
            <text:p>7,76090000</text:p>
          </table:table-cell>
          <table:table-cell office:value-type="float" office:value="7.7735">
            <text:p>7,77350000</text:p>
          </table:table-cell>
          <table:table-cell office:value-type="float" office:value="0.27588602">
            <text:p>0,27588602</text:p>
          </table:table-cell>
          <table:table-cell office:value-type="float" office:value="0.27702973">
            <text:p>0,277029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0918">
            <text:p>1,09180000</text:p>
          </table:table-cell>
          <table:table-cell office:value-type="float" office:value="1.0925">
            <text:p>1,09250000</text:p>
          </table:table-cell>
          <table:table-cell office:value-type="float" office:value="1.96302059">
            <text:p>1,96302059</text:p>
          </table:table-cell>
          <table:table-cell office:value-type="float" office:value="1.96922513">
            <text:p>1,969225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28.25">
            <text:p>1.328,25000000</text:p>
          </table:table-cell>
          <table:table-cell office:value-type="float" office:value="1331.75">
            <text:p>1.331,75000000</text:p>
          </table:table-cell>
          <table:table-cell office:value-type="float" office:value="0.00161036">
            <text:p>0,00161036</text:p>
          </table:table-cell>
          <table:table-cell office:value-type="float" office:value="0.00161867">
            <text:p>0,001618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1">
            <text:p>33,10000000</text:p>
          </table:table-cell>
          <table:table-cell office:value-type="float" office:value="33.15">
            <text:p>33,15000000</text:p>
          </table:table-cell>
          <table:table-cell office:value-type="float" office:value="0.06469382">
            <text:p>0,06469382</text:p>
          </table:table-cell>
          <table:table-cell office:value-type="float" office:value="0.06495468">
            <text:p>0,064954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1.11">
            <text:p>91,11000000</text:p>
          </table:table-cell>
          <table:table-cell office:value-type="float" office:value="91.14">
            <text:p>91,14000000</text:p>
          </table:table-cell>
          <table:table-cell office:value-type="float" office:value="0.02353083">
            <text:p>0,02353083</text:p>
          </table:table-cell>
          <table:table-cell office:value-type="float" office:value="0.02359785">
            <text:p>0,023597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62">
            <text:p>7,75620000</text:p>
          </table:table-cell>
          <table:table-cell office:value-type="float" office:value="7.7565">
            <text:p>7,75650000</text:p>
          </table:table-cell>
          <table:table-cell office:value-type="float" office:value="0.27649069">
            <text:p>0,27649069</text:p>
          </table:table-cell>
          <table:table-cell office:value-type="float" office:value="0.2771976">
            <text:p>0,277197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713">
            <text:p>0,71300000</text:p>
          </table:table-cell>
          <table:table-cell office:value-type="float" office:value="0.7135">
            <text:p>0,71350000</text:p>
          </table:table-cell>
          <table:table-cell office:value-type="float" office:value="1.5290998">
            <text:p>1,52909980</text:p>
          </table:table-cell>
          <table:table-cell office:value-type="float" office:value="1.534025">
            <text:p>1,53402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2521">
            <text:p>1,52521000</text:p>
          </table:table-cell>
          <table:table-cell office:value-type="string">
            <text:p><text:s text:c="7"/>----------------</text:p>
          </table:table-cell>
          <table:table-cell office:value-type="float" office:value="3.27096537">
            <text:p>3,27096537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729">
            <text:p>1,37290000</text:p>
          </table:table-cell>
          <table:table-cell office:value-type="float" office:value="1.3732">
            <text:p>1,37320000</text:p>
          </table:table-cell>
          <table:table-cell office:value-type="float" office:value="2.94432134">
            <text:p>2,94432134</text:p>
          </table:table-cell>
          <table:table-cell office:value-type="float" office:value="2.95238">
            <text:p>2,9523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7012009" table:style-name="ta55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07T16:33:00">
            <text:p>07/01/2009 04:33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7/01/2009</text:p>
          </table:table-cell>
          <table:table-cell table:style-name="ce1"/>
          <table:table-cell table:style-name="ce1" office:value-type="string">
            <text:p>Fecha Valor : 09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505">
            <text:p>3,45050000</text:p>
          </table:table-cell>
          <table:table-cell office:value-type="float" office:value="3.456">
            <text:p>3,45600000</text:p>
          </table:table-cell>
          <table:table-cell office:value-type="float" office:value="0.62054398">
            <text:p>0,62054398</text:p>
          </table:table-cell>
          <table:table-cell office:value-type="float" office:value="0.6230981">
            <text:p>0,623098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272">
            <text:p>2,27200000</text:p>
          </table:table-cell>
          <table:table-cell office:value-type="float" office:value="2.273">
            <text:p>2,27300000</text:p>
          </table:table-cell>
          <table:table-cell office:value-type="float" office:value="0.94351078">
            <text:p>0,94351078</text:p>
          </table:table-cell>
          <table:table-cell office:value-type="float" office:value="0.94630282">
            <text:p>0,9463028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4">
            <text:p>6,94000000</text:p>
          </table:table-cell>
          <table:table-cell office:value-type="float" office:value="7.04">
            <text:p>7,04000000</text:p>
          </table:table-cell>
          <table:table-cell office:value-type="float" office:value="0.30463068">
            <text:p>0,30463068</text:p>
          </table:table-cell>
          <table:table-cell office:value-type="float" office:value="0.30979827">
            <text:p>0,309798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1956">
            <text:p>1,19560000</text:p>
          </table:table-cell>
          <table:table-cell office:value-type="float" office:value="1.1962">
            <text:p>1,19620000</text:p>
          </table:table-cell>
          <table:table-cell office:value-type="float" office:value="1.79284401">
            <text:p>1,79284401</text:p>
          </table:table-cell>
          <table:table-cell office:value-type="float" office:value="1.79826029">
            <text:p>1,798260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12.9">
            <text:p>2.212,90000000</text:p>
          </table:table-cell>
          <table:table-cell office:value-type="float" office:value="2214.9">
            <text:p>2.214,90000000</text:p>
          </table:table-cell>
          <table:table-cell office:value-type="float" office:value="0.00096826">
            <text:p>0,00096826</text:p>
          </table:table-cell>
          <table:table-cell office:value-type="float" office:value="0.00097158">
            <text:p>0,0009715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30.1">
            <text:p>630,10000000</text:p>
          </table:table-cell>
          <table:table-cell office:value-type="float" office:value="630.6">
            <text:p>630,60000000</text:p>
          </table:table-cell>
          <table:table-cell office:value-type="float" office:value="0.00340089">
            <text:p>0,00340089</text:p>
          </table:table-cell>
          <table:table-cell office:value-type="float" office:value="0.00341216">
            <text:p>0,003412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3.475">
            <text:p>13,47500000</text:p>
          </table:table-cell>
          <table:table-cell office:value-type="float" office:value="13.4825">
            <text:p>13,48250000</text:p>
          </table:table-cell>
          <table:table-cell office:value-type="float" office:value="0.15906546">
            <text:p>0,15906546</text:p>
          </table:table-cell>
          <table:table-cell office:value-type="float" office:value="0.15955473">
            <text:p>0,159554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42">
            <text:p>3,14200000</text:p>
          </table:table-cell>
          <table:table-cell office:value-type="float" office:value="3.143">
            <text:p>3,14300000</text:p>
          </table:table-cell>
          <table:table-cell office:value-type="float" office:value="0.68234171">
            <text:p>0,68234171</text:p>
          </table:table-cell>
          <table:table-cell office:value-type="float" office:value="0.68427753">
            <text:p>0,684277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25">
            <text:p>35,25000000</text:p>
          </table:table-cell>
          <table:table-cell office:value-type="float" office:value="35.55">
            <text:p>35,55000000</text:p>
          </table:table-cell>
          <table:table-cell office:value-type="float" office:value="0.0603263">
            <text:p>0,06032630</text:p>
          </table:table-cell>
          <table:table-cell office:value-type="float" office:value="0.06099291">
            <text:p>0,060992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4">
            <text:p>6,24000000</text:p>
          </table:table-cell>
          <table:table-cell office:value-type="float" office:value="6.34">
            <text:p>6,34000000</text:p>
          </table:table-cell>
          <table:table-cell office:value-type="float" office:value="0.33826498">
            <text:p>0,33826498</text:p>
          </table:table-cell>
          <table:table-cell office:value-type="float" office:value="0.34455128">
            <text:p>0,3445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">
            <text:p>24,00000000</text:p>
          </table:table-cell>
          <table:table-cell office:value-type="float" office:value="24.2">
            <text:p>24,20000000</text:p>
          </table:table-cell>
          <table:table-cell office:value-type="float" office:value="0.08861983">
            <text:p>0,08861983</text:p>
          </table:table-cell>
          <table:table-cell office:value-type="float" office:value="0.08958333">
            <text:p>0,089583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19.249">
            <text:p>19,24900000</text:p>
          </table:table-cell>
          <table:table-cell office:value-type="float" office:value="19.279">
            <text:p>19,27900000</text:p>
          </table:table-cell>
          <table:table-cell office:value-type="float" office:value="0.11124021">
            <text:p>0,11124021</text:p>
          </table:table-cell>
          <table:table-cell office:value-type="float" office:value="0.11169411">
            <text:p>0,111694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4614">
            <text:p>5,46140000</text:p>
          </table:table-cell>
          <table:table-cell office:value-type="float" office:value="5.4632">
            <text:p>5,46320000</text:p>
          </table:table-cell>
          <table:table-cell office:value-type="float" office:value="0.39255381">
            <text:p>0,39255381</text:p>
          </table:table-cell>
          <table:table-cell office:value-type="float" office:value="0.39367195">
            <text:p>0,393671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879">
            <text:p>6,88790000</text:p>
          </table:table-cell>
          <table:table-cell office:value-type="float" office:value="6.9028">
            <text:p>6,90280000</text:p>
          </table:table-cell>
          <table:table-cell office:value-type="float" office:value="0.31068552">
            <text:p>0,31068552</text:p>
          </table:table-cell>
          <table:table-cell office:value-type="float" office:value="0.31214158">
            <text:p>0,3121415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5116">
            <text:p>1,51160000</text:p>
          </table:table-cell>
          <table:table-cell office:value-type="float" office:value="1.5121">
            <text:p>1,51210000</text:p>
          </table:table-cell>
          <table:table-cell office:value-type="float" office:value="3.24177736">
            <text:p>3,24177736</text:p>
          </table:table-cell>
          <table:table-cell office:value-type="float" office:value="3.251015">
            <text:p>3,25101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7.7946">
            <text:p>7,79460000</text:p>
          </table:table-cell>
          <table:table-cell office:value-type="float" office:value="7.8117">
            <text:p>7,81170000</text:p>
          </table:table-cell>
          <table:table-cell office:value-type="float" office:value="0.27453691">
            <text:p>0,27453691</text:p>
          </table:table-cell>
          <table:table-cell office:value-type="float" office:value="0.27583199">
            <text:p>0,275831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009">
            <text:p>1,10090000</text:p>
          </table:table-cell>
          <table:table-cell office:value-type="float" office:value="1.1014">
            <text:p>1,10140000</text:p>
          </table:table-cell>
          <table:table-cell office:value-type="float" office:value="1.94715816">
            <text:p>1,94715816</text:p>
          </table:table-cell>
          <table:table-cell office:value-type="float" office:value="1.95294759">
            <text:p>1,952947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292.3">
            <text:p>1.292,30000000</text:p>
          </table:table-cell>
          <table:table-cell office:value-type="float" office:value="1293.1">
            <text:p>1.293,10000000</text:p>
          </table:table-cell>
          <table:table-cell office:value-type="float" office:value="0.0016585">
            <text:p>0,00165850</text:p>
          </table:table-cell>
          <table:table-cell office:value-type="float" office:value="0.0016637">
            <text:p>0,001663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03">
            <text:p>33,03000000</text:p>
          </table:table-cell>
          <table:table-cell office:value-type="float" office:value="33.1">
            <text:p>33,10000000</text:p>
          </table:table-cell>
          <table:table-cell office:value-type="float" office:value="0.06479154">
            <text:p>0,06479154</text:p>
          </table:table-cell>
          <table:table-cell office:value-type="float" office:value="0.06509234">
            <text:p>0,065092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2.61">
            <text:p>92,61000000</text:p>
          </table:table-cell>
          <table:table-cell office:value-type="float" office:value="92.64">
            <text:p>92,64000000</text:p>
          </table:table-cell>
          <table:table-cell office:value-type="float" office:value="0.02314983">
            <text:p>0,02314983</text:p>
          </table:table-cell>
          <table:table-cell office:value-type="float" office:value="0.02321564">
            <text:p>0,0232156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13">
            <text:p>7,75130000</text:p>
          </table:table-cell>
          <table:table-cell office:value-type="float" office:value="7.7525">
            <text:p>7,75250000</text:p>
          </table:table-cell>
          <table:table-cell office:value-type="float" office:value="0.27663334">
            <text:p>0,27663334</text:p>
          </table:table-cell>
          <table:table-cell office:value-type="float" office:value="0.27737283">
            <text:p>0,277372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7114">
            <text:p>0,71140000</text:p>
          </table:table-cell>
          <table:table-cell office:value-type="float" office:value="0.7119">
            <text:p>0,71190000</text:p>
          </table:table-cell>
          <table:table-cell office:value-type="float" office:value="1.52566844">
            <text:p>1,52566844</text:p>
          </table:table-cell>
          <table:table-cell office:value-type="float" office:value="1.530585">
            <text:p>1,53058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2276">
            <text:p>1,52276000</text:p>
          </table:table-cell>
          <table:table-cell office:value-type="string">
            <text:p><text:s text:c="7"/>----------------</text:p>
          </table:table-cell>
          <table:table-cell office:value-type="float" office:value="3.2657111">
            <text:p>3,26571110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638">
            <text:p>1,36380000</text:p>
          </table:table-cell>
          <table:table-cell office:value-type="float" office:value="1.3642">
            <text:p>1,36420000</text:p>
          </table:table-cell>
          <table:table-cell office:value-type="float" office:value="2.92480548">
            <text:p>2,92480548</text:p>
          </table:table-cell>
          <table:table-cell office:value-type="float" office:value="2.93303">
            <text:p>2,93303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9" table:number-columns-repeated="6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6012009" table:style-name="ta56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06T16:32:00">
            <text:p>06/01/2009 04:32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6/01/2009</text:p>
          </table:table-cell>
          <table:table-cell table:style-name="ce1"/>
          <table:table-cell table:style-name="ce1" office:value-type="string">
            <text:p>Fecha Valor : 08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49">
            <text:p>3,44900000</text:p>
          </table:table-cell>
          <table:table-cell office:value-type="float" office:value="3.452">
            <text:p>3,45200000</text:p>
          </table:table-cell>
          <table:table-cell office:value-type="float" office:value="0.62126304">
            <text:p>0,62126304</text:p>
          </table:table-cell>
          <table:table-cell office:value-type="float" office:value="0.62336909">
            <text:p>0,623369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169">
            <text:p>2,16900000</text:p>
          </table:table-cell>
          <table:table-cell office:value-type="float" office:value="2.17">
            <text:p>2,17000000</text:p>
          </table:table-cell>
          <table:table-cell office:value-type="float" office:value="0.98829493">
            <text:p>0,98829493</text:p>
          </table:table-cell>
          <table:table-cell office:value-type="float" office:value="0.9912402">
            <text:p>0,991240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1827">
            <text:p>1,18270000</text:p>
          </table:table-cell>
          <table:table-cell office:value-type="float" office:value="1.1829">
            <text:p>1,18290000</text:p>
          </table:table-cell>
          <table:table-cell office:value-type="float" office:value="1.81300194">
            <text:p>1,81300194</text:p>
          </table:table-cell>
          <table:table-cell office:value-type="float" office:value="1.81787436">
            <text:p>1,8178743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190.06">
            <text:p>2.190,06000000</text:p>
          </table:table-cell>
          <table:table-cell office:value-type="float" office:value="2192">
            <text:p>2.192,00000000</text:p>
          </table:table-cell>
          <table:table-cell office:value-type="float" office:value="0.00097838">
            <text:p>0,00097838</text:p>
          </table:table-cell>
          <table:table-cell office:value-type="float" office:value="0.00098171">
            <text:p>0,000981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31.1">
            <text:p>631,10000000</text:p>
          </table:table-cell>
          <table:table-cell office:value-type="float" office:value="631.6">
            <text:p>631,60000000</text:p>
          </table:table-cell>
          <table:table-cell office:value-type="float" office:value="0.0033955">
            <text:p>0,00339550</text:p>
          </table:table-cell>
          <table:table-cell office:value-type="float" office:value="0.00340675">
            <text:p>0,0034067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3.342">
            <text:p>13,34200000</text:p>
          </table:table-cell>
          <table:table-cell office:value-type="float" office:value="13.344">
            <text:p>13,34400000</text:p>
          </table:table-cell>
          <table:table-cell office:value-type="float" office:value="0.16071643">
            <text:p>0,16071643</text:p>
          </table:table-cell>
          <table:table-cell office:value-type="float" office:value="0.16114526">
            <text:p>0,161145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135">
            <text:p>3,13500000</text:p>
          </table:table-cell>
          <table:table-cell office:value-type="float" office:value="3.136">
            <text:p>3,13600000</text:p>
          </table:table-cell>
          <table:table-cell office:value-type="float" office:value="0.6838648">
            <text:p>0,68386480</text:p>
          </table:table-cell>
          <table:table-cell office:value-type="float" office:value="0.68580542">
            <text:p>0,685805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4.9">
            <text:p>34,90000000</text:p>
          </table:table-cell>
          <table:table-cell office:value-type="float" office:value="35.2">
            <text:p>35,20000000</text:p>
          </table:table-cell>
          <table:table-cell office:value-type="float" office:value="0.06092614">
            <text:p>0,06092614</text:p>
          </table:table-cell>
          <table:table-cell office:value-type="float" office:value="0.06160458">
            <text:p>0,0616045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4">
            <text:p>6,24000000</text:p>
          </table:table-cell>
          <table:table-cell office:value-type="float" office:value="6.34">
            <text:p>6,34000000</text:p>
          </table:table-cell>
          <table:table-cell office:value-type="float" office:value="0.33826498">
            <text:p>0,33826498</text:p>
          </table:table-cell>
          <table:table-cell office:value-type="float" office:value="0.34455128">
            <text:p>0,3445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.25">
            <text:p>24,25000000</text:p>
          </table:table-cell>
          <table:table-cell office:value-type="float" office:value="24.55">
            <text:p>24,55000000</text:p>
          </table:table-cell>
          <table:table-cell office:value-type="float" office:value="0.08735642">
            <text:p>0,08735642</text:p>
          </table:table-cell>
          <table:table-cell office:value-type="float" office:value="0.08865979">
            <text:p>0,088659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19.18">
            <text:p>19,18000000</text:p>
          </table:table-cell>
          <table:table-cell office:value-type="float" office:value="19.25">
            <text:p>19,25000000</text:p>
          </table:table-cell>
          <table:table-cell office:value-type="float" office:value="0.11140779">
            <text:p>0,11140779</text:p>
          </table:table-cell>
          <table:table-cell office:value-type="float" office:value="0.11209593">
            <text:p>0,112095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5119">
            <text:p>5,51190000</text:p>
          </table:table-cell>
          <table:table-cell office:value-type="float" office:value="5.5167">
            <text:p>5,51670000</text:p>
          </table:table-cell>
          <table:table-cell office:value-type="float" office:value="0.3887469">
            <text:p>0,38874690</text:p>
          </table:table-cell>
          <table:table-cell office:value-type="float" office:value="0.39006513">
            <text:p>0,390065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955">
            <text:p>6,95500000</text:p>
          </table:table-cell>
          <table:table-cell office:value-type="float" office:value="6.96">
            <text:p>6,96000000</text:p>
          </table:table-cell>
          <table:table-cell office:value-type="float" office:value="0.30813218">
            <text:p>0,30813218</text:p>
          </table:table-cell>
          <table:table-cell office:value-type="float" office:value="0.30913012">
            <text:p>0,309130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954">
            <text:p>1,49540000</text:p>
          </table:table-cell>
          <table:table-cell office:value-type="float" office:value="1.4958">
            <text:p>1,49580000</text:p>
          </table:table-cell>
          <table:table-cell office:value-type="float" office:value="3.20703484">
            <text:p>3,20703484</text:p>
          </table:table-cell>
          <table:table-cell office:value-type="float" office:value="3.21597">
            <text:p>3,21597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7.8526">
            <text:p>7,85260000</text:p>
          </table:table-cell>
          <table:table-cell office:value-type="float" office:value="7.871">
            <text:p>7,87100000</text:p>
          </table:table-cell>
          <table:table-cell office:value-type="float" office:value="0.27246856">
            <text:p>0,27246856</text:p>
          </table:table-cell>
          <table:table-cell office:value-type="float" office:value="0.27379467">
            <text:p>0,2737946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1143">
            <text:p>1,11430000</text:p>
          </table:table-cell>
          <table:table-cell office:value-type="float" office:value="1.1155">
            <text:p>1,11550000</text:p>
          </table:table-cell>
          <table:table-cell office:value-type="float" office:value="1.92254594">
            <text:p>1,92254594</text:p>
          </table:table-cell>
          <table:table-cell office:value-type="float" office:value="1.92946244">
            <text:p>1,929462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07">
            <text:p>1.307,00000000</text:p>
          </table:table-cell>
          <table:table-cell office:value-type="float" office:value="1317">
            <text:p>1.317,00000000</text:p>
          </table:table-cell>
          <table:table-cell office:value-type="float" office:value="0.0016284">
            <text:p>0,00162840</text:p>
          </table:table-cell>
          <table:table-cell office:value-type="float" office:value="0.00164499">
            <text:p>0,001644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3.1">
            <text:p>33,10000000</text:p>
          </table:table-cell>
          <table:table-cell office:value-type="float" office:value="33.15">
            <text:p>33,15000000</text:p>
          </table:table-cell>
          <table:table-cell office:value-type="float" office:value="0.06469382">
            <text:p>0,06469382</text:p>
          </table:table-cell>
          <table:table-cell office:value-type="float" office:value="0.06495468">
            <text:p>0,064954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3.84">
            <text:p>93,84000000</text:p>
          </table:table-cell>
          <table:table-cell office:value-type="float" office:value="93.88">
            <text:p>93,88000000</text:p>
          </table:table-cell>
          <table:table-cell office:value-type="float" office:value="0.02284406">
            <text:p>0,02284406</text:p>
          </table:table-cell>
          <table:table-cell office:value-type="float" office:value="0.02291134">
            <text:p>0,022911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25">
            <text:p>7,75250000</text:p>
          </table:table-cell>
          <table:table-cell office:value-type="float" office:value="7.7535">
            <text:p>7,75350000</text:p>
          </table:table-cell>
          <table:table-cell office:value-type="float" office:value="0.27659767">
            <text:p>0,27659767</text:p>
          </table:table-cell>
          <table:table-cell office:value-type="float" office:value="0.27732989">
            <text:p>0,277329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723">
            <text:p>0,72300000</text:p>
          </table:table-cell>
          <table:table-cell office:value-type="float" office:value="0.7235">
            <text:p>0,72350000</text:p>
          </table:table-cell>
          <table:table-cell office:value-type="float" office:value="1.5505458">
            <text:p>1,55054580</text:p>
          </table:table-cell>
          <table:table-cell office:value-type="float" office:value="1.555525">
            <text:p>1,55552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0596">
            <text:p>1,50596000</text:p>
          </table:table-cell>
          <table:table-cell office:value-type="string">
            <text:p><text:s text:c="7"/>----------------</text:p>
          </table:table-cell>
          <table:table-cell office:value-type="float" office:value="3.22968182">
            <text:p>3,22968182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518">
            <text:p>1,35180000</text:p>
          </table:table-cell>
          <table:table-cell office:value-type="float" office:value="1.3523">
            <text:p>1,35230000</text:p>
          </table:table-cell>
          <table:table-cell office:value-type="float" office:value="2.89907028">
            <text:p>2,89907028</text:p>
          </table:table-cell>
          <table:table-cell office:value-type="float" office:value="2.907445">
            <text:p>2,90744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9" table:number-columns-repeated="6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02012009" table:style-name="ta57" table:print="false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1" office:value-type="string">
            <text:p>BANCO CENTRAL DE VENEZUELA</text:p>
          </table:table-cell>
          <table:table-cell table:style-name="ce1" table:number-columns-repeated="4"/>
          <table:table-cell table:style-name="ce7" office:value-type="date" office:date-value="2009-01-02T19:43:00">
            <text:p>02/01/2009 07:43 p.m.</text:p>
          </table:table-cell>
          <table:table-cell table:style-name="ce1" table:number-columns-repeated="3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6" office:value-type="string">
            <text:p>TIPOS DE CAMBIO DE REFERENCIA</text:p>
          </table:table-cell>
          <table:table-cell table:style-name="ce1" table:number-columns-repeated="6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Fecha Operación : 02/01/2009</text:p>
          </table:table-cell>
          <table:table-cell table:style-name="ce1"/>
          <table:table-cell table:style-name="ce1" office:value-type="string">
            <text:p>Fecha Valor : 07/01/2009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_________________________________________________________________________________________________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office:value-type="string">
            <text:p><text:s text:c="4"/>(*) Cotización Reuters DIV/US$</text:p>
          </table:table-cell>
          <table:table-cell table:style-name="ce1"/>
          <table:table-cell table:style-name="ce1" office:value-type="string">
            <text:p><text:s text:c="22"/>Bs./DIV</text:p>
          </table:table-cell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<text:s text:c="3"/>Moneda/País</text:p>
          </table:table-cell>
          <table:table-cell table:style-name="ce1"/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office:value-type="string">
            <text:p><text:s text:c="3"/>Compra (BID)</text:p>
          </table:table-cell>
          <table:table-cell table:style-name="ce1" office:value-type="string">
            <text:p><text:s text:c="3"/>Venta (ASK)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SD</text:p>
          </table:table-cell>
          <table:table-cell office:value-type="string">
            <text:p>E.U.A.</text:p>
          </table:table-cell>
          <table:table-cell table:number-columns-repeated="2" office:value-type="float" office:value="1">
            <text:p>1,00000000</text:p>
          </table:table-cell>
          <table:table-cell office:value-type="float" office:value="2.1446">
            <text:p>2,14460000</text:p>
          </table:table-cell>
          <table:table-cell office:value-type="float" office:value="2.15">
            <text:p>2,1500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S</text:p>
          </table:table-cell>
          <table:table-cell office:value-type="string">
            <text:p>Argentina</text:p>
          </table:table-cell>
          <table:table-cell office:value-type="float" office:value="3.4555">
            <text:p>3,45550000</text:p>
          </table:table-cell>
          <table:table-cell office:value-type="float" office:value="3.461">
            <text:p>3,46100000</text:p>
          </table:table-cell>
          <table:table-cell office:value-type="float" office:value="0.6196475">
            <text:p>0,61964750</text:p>
          </table:table-cell>
          <table:table-cell office:value-type="float" office:value="0.6221965">
            <text:p>0,622196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L</text:p>
          </table:table-cell>
          <table:table-cell office:value-type="string">
            <text:p>Brasil</text:p>
          </table:table-cell>
          <table:table-cell office:value-type="float" office:value="2.321">
            <text:p>2,32100000</text:p>
          </table:table-cell>
          <table:table-cell office:value-type="float" office:value="2.323">
            <text:p>2,32300000</text:p>
          </table:table-cell>
          <table:table-cell office:value-type="float" office:value="0.92320276">
            <text:p>0,92320276</text:p>
          </table:table-cell>
          <table:table-cell office:value-type="float" office:value="0.92632486">
            <text:p>0,926324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B</text:p>
          </table:table-cell>
          <table:table-cell office:value-type="string">
            <text:p>Bolivia</text:p>
          </table:table-cell>
          <table:table-cell office:value-type="float" office:value="6.97">
            <text:p>6,97000000</text:p>
          </table:table-cell>
          <table:table-cell office:value-type="float" office:value="7.07">
            <text:p>7,07000000</text:p>
          </table:table-cell>
          <table:table-cell office:value-type="float" office:value="0.30333805">
            <text:p>0,30333805</text:p>
          </table:table-cell>
          <table:table-cell office:value-type="float" office:value="0.30846485">
            <text:p>0,308464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</text:p>
          </table:table-cell>
          <table:table-cell office:value-type="string">
            <text:p>Canada</text:p>
          </table:table-cell>
          <table:table-cell office:value-type="float" office:value="1.2047">
            <text:p>1,20470000</text:p>
          </table:table-cell>
          <table:table-cell office:value-type="float" office:value="1.2064">
            <text:p>1,20640000</text:p>
          </table:table-cell>
          <table:table-cell office:value-type="float" office:value="1.77768568">
            <text:p>1,77768568</text:p>
          </table:table-cell>
          <table:table-cell office:value-type="float" office:value="1.78467668">
            <text:p>1,7846766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P</text:p>
          </table:table-cell>
          <table:table-cell office:value-type="string">
            <text:p>Colombia</text:p>
          </table:table-cell>
          <table:table-cell office:value-type="float" office:value="2230.6">
            <text:p>2.230,60000000</text:p>
          </table:table-cell>
          <table:table-cell office:value-type="float" office:value="2235.6">
            <text:p>2.235,60000000</text:p>
          </table:table-cell>
          <table:table-cell office:value-type="float" office:value="0.0009593">
            <text:p>0,00095930</text:p>
          </table:table-cell>
          <table:table-cell office:value-type="float" office:value="0.00096387">
            <text:p>0,000963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P</text:p>
          </table:table-cell>
          <table:table-cell office:value-type="string">
            <text:p>Chile</text:p>
          </table:table-cell>
          <table:table-cell office:value-type="float" office:value="641">
            <text:p>641,00000000</text:p>
          </table:table-cell>
          <table:table-cell office:value-type="float" office:value="642.5">
            <text:p>642,50000000</text:p>
          </table:table-cell>
          <table:table-cell office:value-type="float" office:value="0.0033379">
            <text:p>0,00333790</text:p>
          </table:table-cell>
          <table:table-cell office:value-type="float" office:value="0.00335413">
            <text:p>0,003354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XP</text:p>
          </table:table-cell>
          <table:table-cell office:value-type="string">
            <text:p>Mexico</text:p>
          </table:table-cell>
          <table:table-cell office:value-type="float" office:value="13.72">
            <text:p>13,72000000</text:p>
          </table:table-cell>
          <table:table-cell office:value-type="float" office:value="13.79">
            <text:p>13,79000000</text:p>
          </table:table-cell>
          <table:table-cell office:value-type="float" office:value="0.15551849">
            <text:p>0,15551849</text:p>
          </table:table-cell>
          <table:table-cell office:value-type="float" office:value="0.15670554">
            <text:p>0,156705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N</text:p>
          </table:table-cell>
          <table:table-cell office:value-type="string">
            <text:p>Perú</text:p>
          </table:table-cell>
          <table:table-cell office:value-type="float" office:value="3.094">
            <text:p>3,09400000</text:p>
          </table:table-cell>
          <table:table-cell office:value-type="float" office:value="3.144">
            <text:p>3,14400000</text:p>
          </table:table-cell>
          <table:table-cell office:value-type="float" office:value="0.68212468">
            <text:p>0,68212468</text:p>
          </table:table-cell>
          <table:table-cell office:value-type="float" office:value="0.69489334">
            <text:p>0,694893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P</text:p>
          </table:table-cell>
          <table:table-cell office:value-type="string">
            <text:p>Republica Dominicana</text:p>
          </table:table-cell>
          <table:table-cell office:value-type="float" office:value="35.2">
            <text:p>35,20000000</text:p>
          </table:table-cell>
          <table:table-cell office:value-type="float" office:value="35.5">
            <text:p>35,50000000</text:p>
          </table:table-cell>
          <table:table-cell office:value-type="float" office:value="0.06041127">
            <text:p>0,06041127</text:p>
          </table:table-cell>
          <table:table-cell office:value-type="float" office:value="0.06107955">
            <text:p>0,061079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TD</text:p>
          </table:table-cell>
          <table:table-cell office:value-type="string">
            <text:p>Trinidad y Tobago</text:p>
          </table:table-cell>
          <table:table-cell office:value-type="float" office:value="6.24">
            <text:p>6,24000000</text:p>
          </table:table-cell>
          <table:table-cell office:value-type="float" office:value="6.34">
            <text:p>6,34000000</text:p>
          </table:table-cell>
          <table:table-cell office:value-type="float" office:value="0.33826498">
            <text:p>0,33826498</text:p>
          </table:table-cell>
          <table:table-cell office:value-type="float" office:value="0.34455128">
            <text:p>0,34455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YU</text:p>
          </table:table-cell>
          <table:table-cell office:value-type="string">
            <text:p>Uruguay</text:p>
          </table:table-cell>
          <table:table-cell office:value-type="float" office:value="24.25">
            <text:p>24,25000000</text:p>
          </table:table-cell>
          <table:table-cell office:value-type="float" office:value="24.55">
            <text:p>24,55000000</text:p>
          </table:table-cell>
          <table:table-cell office:value-type="float" office:value="0.08735642">
            <text:p>0,08735642</text:p>
          </table:table-cell>
          <table:table-cell office:value-type="float" office:value="0.08865979">
            <text:p>0,088659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NG</text:p>
          </table:table-cell>
          <table:table-cell office:value-type="string">
            <text:p>Curazao</text:p>
          </table:table-cell>
          <table:table-cell table:number-columns-repeated="2" office:value-type="float" office:value="1.78">
            <text:p>1,78000000</text:p>
          </table:table-cell>
          <table:table-cell office:value-type="float" office:value="1.20483146">
            <text:p>1,20483146</text:p>
          </table:table-cell>
          <table:table-cell office:value-type="float" office:value="1.20786517">
            <text:p>1,207865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ZK</text:p>
          </table:table-cell>
          <table:table-cell office:value-type="string">
            <text:p>Republica Checa</text:p>
          </table:table-cell>
          <table:table-cell office:value-type="float" office:value="19.36">
            <text:p>19,36000000</text:p>
          </table:table-cell>
          <table:table-cell office:value-type="float" office:value="19.426">
            <text:p>19,42600000</text:p>
          </table:table-cell>
          <table:table-cell office:value-type="float" office:value="0.11039844">
            <text:p>0,11039844</text:p>
          </table:table-cell>
          <table:table-cell office:value-type="float" office:value="0.11105372">
            <text:p>0,1110537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KK</text:p>
          </table:table-cell>
          <table:table-cell office:value-type="string">
            <text:p>Dinamarca</text:p>
          </table:table-cell>
          <table:table-cell office:value-type="float" office:value="5.349">
            <text:p>5,34900000</text:p>
          </table:table-cell>
          <table:table-cell office:value-type="float" office:value="5.351">
            <text:p>5,35100000</text:p>
          </table:table-cell>
          <table:table-cell office:value-type="float" office:value="0.4007849">
            <text:p>0,40078490</text:p>
          </table:table-cell>
          <table:table-cell office:value-type="float" office:value="0.40194429">
            <text:p>0,4019442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K</text:p>
          </table:table-cell>
          <table:table-cell office:value-type="string">
            <text:p>Noruega</text:p>
          </table:table-cell>
          <table:table-cell office:value-type="float" office:value="6.872">
            <text:p>6,87200000</text:p>
          </table:table-cell>
          <table:table-cell office:value-type="float" office:value="6.879">
            <text:p>6,87900000</text:p>
          </table:table-cell>
          <table:table-cell office:value-type="float" office:value="0.31176043">
            <text:p>0,31176043</text:p>
          </table:table-cell>
          <table:table-cell office:value-type="float" office:value="0.3128638">
            <text:p>0,312863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BP</text:p>
          </table:table-cell>
          <table:table-cell office:value-type="string">
            <text:p>Reino Unido</text:p>
          </table:table-cell>
          <table:table-cell office:value-type="float" office:value="1.4543">
            <text:p>1,45430000</text:p>
          </table:table-cell>
          <table:table-cell office:value-type="float" office:value="1.4548">
            <text:p>1,45480000</text:p>
          </table:table-cell>
          <table:table-cell office:value-type="float" office:value="3.11889178">
            <text:p>3,11889178</text:p>
          </table:table-cell>
          <table:table-cell office:value-type="float" office:value="3.12782">
            <text:p>3,12782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K</text:p>
          </table:table-cell>
          <table:table-cell office:value-type="string">
            <text:p>Suecia</text:p>
          </table:table-cell>
          <table:table-cell office:value-type="float" office:value="7.7015">
            <text:p>7,70150000</text:p>
          </table:table-cell>
          <table:table-cell office:value-type="float" office:value="7.7115">
            <text:p>7,71150000</text:p>
          </table:table-cell>
          <table:table-cell office:value-type="float" office:value="0.27810413">
            <text:p>0,27810413</text:p>
          </table:table-cell>
          <table:table-cell office:value-type="float" office:value="0.2791664">
            <text:p>0,279166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F</text:p>
          </table:table-cell>
          <table:table-cell office:value-type="string">
            <text:p>Suiza</text:p>
          </table:table-cell>
          <table:table-cell office:value-type="float" office:value="1.0809">
            <text:p>1,08090000</text:p>
          </table:table-cell>
          <table:table-cell office:value-type="float" office:value="1.0821">
            <text:p>1,08210000</text:p>
          </table:table-cell>
          <table:table-cell office:value-type="float" office:value="1.98188707">
            <text:p>1,98188707</text:p>
          </table:table-cell>
          <table:table-cell office:value-type="float" office:value="1.98908317">
            <text:p>1,9890831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W</text:p>
          </table:table-cell>
          <table:table-cell office:value-type="string">
            <text:p>Corea del Sur</text:p>
          </table:table-cell>
          <table:table-cell office:value-type="float" office:value="1316.5">
            <text:p>1.316,50000000</text:p>
          </table:table-cell>
          <table:table-cell office:value-type="float" office:value="1325.5">
            <text:p>1.325,50000000</text:p>
          </table:table-cell>
          <table:table-cell office:value-type="float" office:value="0.00161796">
            <text:p>0,00161796</text:p>
          </table:table-cell>
          <table:table-cell office:value-type="float" office:value="0.00163312">
            <text:p>0,001633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WD</text:p>
          </table:table-cell>
          <table:table-cell office:value-type="string">
            <text:p>Taiwan</text:p>
          </table:table-cell>
          <table:table-cell office:value-type="float" office:value="32.77">
            <text:p>32,77000000</text:p>
          </table:table-cell>
          <table:table-cell office:value-type="float" office:value="32.82">
            <text:p>32,82000000</text:p>
          </table:table-cell>
          <table:table-cell office:value-type="float" office:value="0.0653443">
            <text:p>0,06534430</text:p>
          </table:table-cell>
          <table:table-cell office:value-type="float" office:value="0.06560879">
            <text:p>0,065608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PY</text:p>
          </table:table-cell>
          <table:table-cell office:value-type="string">
            <text:p>Japon</text:p>
          </table:table-cell>
          <table:table-cell office:value-type="float" office:value="92.19">
            <text:p>92,19000000</text:p>
          </table:table-cell>
          <table:table-cell office:value-type="float" office:value="92.22">
            <text:p>92,22000000</text:p>
          </table:table-cell>
          <table:table-cell office:value-type="float" office:value="0.02325526">
            <text:p>0,02325526</text:p>
          </table:table-cell>
          <table:table-cell office:value-type="float" office:value="0.0233214">
            <text:p>0,02332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KD</text:p>
          </table:table-cell>
          <table:table-cell office:value-type="string">
            <text:p>Hong Kong</text:p>
          </table:table-cell>
          <table:table-cell office:value-type="float" office:value="7.75">
            <text:p>7,75000000</text:p>
          </table:table-cell>
          <table:table-cell office:value-type="float" office:value="7.7516">
            <text:p>7,75160000</text:p>
          </table:table-cell>
          <table:table-cell office:value-type="float" office:value="0.27666546">
            <text:p>0,27666546</text:p>
          </table:table-cell>
          <table:table-cell office:value-type="float" office:value="0.27741935">
            <text:p>0,277419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UD</text:p>
          </table:table-cell>
          <table:table-cell office:value-type="string">
            <text:p>Australia</text:p>
          </table:table-cell>
          <table:table-cell office:value-type="float" office:value="0.7099">
            <text:p>0,70990000</text:p>
          </table:table-cell>
          <table:table-cell office:value-type="float" office:value="0.7104">
            <text:p>0,71040000</text:p>
          </table:table-cell>
          <table:table-cell office:value-type="float" office:value="1.52245154">
            <text:p>1,52245154</text:p>
          </table:table-cell>
          <table:table-cell office:value-type="float" office:value="1.52736">
            <text:p>1,52736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G</text:p>
          </table:table-cell>
          <table:table-cell office:value-type="string">
            <text:p>D.E.G.</text:p>
          </table:table-cell>
          <table:table-cell office:value-type="float" office:value="1.54027">
            <text:p>1,54027000</text:p>
          </table:table-cell>
          <table:table-cell office:value-type="string">
            <text:p><text:s text:c="7"/>----------------</text:p>
          </table:table-cell>
          <table:table-cell office:value-type="float" office:value="3.30326304">
            <text:p>3,30326304</text:p>
          </table:table-cell>
          <table:table-cell office:value-type="string">
            <text:p><text:s text:c="4"/>---------------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UR</text:p>
          </table:table-cell>
          <table:table-cell office:value-type="string">
            <text:p>Zona Euro</text:p>
          </table:table-cell>
          <table:table-cell office:value-type="float" office:value="1.3918">
            <text:p>1,39180000</text:p>
          </table:table-cell>
          <table:table-cell office:value-type="float" office:value="1.3924">
            <text:p>1,39240000</text:p>
          </table:table-cell>
          <table:table-cell office:value-type="float" office:value="2.98485428">
            <text:p>2,98485428</text:p>
          </table:table-cell>
          <table:table-cell office:value-type="float" office:value="2.99366">
            <text:p>2,99366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________________________________________________________________________________________________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(*) Las cotizaciones GBP, AUD, DEG y EUR están expresadas en términos de dólar de los EEUU por divisa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Fuente: <text:s text:c="2"/>Reuters, <text:s/>a <text:s/>excepción <text:s/>del <text:s/>DEG <text:s/>cuya <text:s/>única <text:s/>cotización <text:s/>se <text:s text:c="2"/>toma <text:s/>directamente <text:s/>de <text:s/>la <text:s/>página <text:s/>WEB <text:s/>del <text:s/>FMI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(www.imf.org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Nota: A partir del 01 de enero de 2009, la República de Eslovaquia pasó a integrar la Zona Euro y adoptó como moneda el Euro.</text:p>
          </table:table-cell>
          <table:table-cell table:style-name="ce9" table:number-columns-repeated="6"/>
          <table:table-cell table:style-name="ce10"/>
          <table:table-cell table:number-columns-repeated="1015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5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5" table:number-columns-repeated="8"/>
          <table:table-cell table:number-columns-repeated="1014"/>
        </table:table-row>
      </table:table>
      <table:table table:name="netpData" table:style-name="ta58" table:print="false">
        <table:table-column table:style-name="co1" table:number-columns-repeated="2" table:default-cell-style-name="Default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9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11" office:value-type="string">
            <text:p>Moneda</text:p>
          </table:table-cell>
          <table:table-cell table:style-name="ce11" office:value-type="string">
            <text:p>Pais</text:p>
          </table:table-cell>
          <table:table-cell table:style-name="ce11" office:value-type="string">
            <text:p>Div./US$. Compra</text:p>
          </table:table-cell>
          <table:table-cell table:style-name="ce11" office:value-type="string">
            <text:p>Div./US$. Venta</text:p>
          </table:table-cell>
          <table:table-cell table:style-name="ce11" office:value-type="string">
            <text:p>Bs./Div. Compra</text:p>
          </table:table-cell>
          <table:table-cell table:style-name="ce11" office:value-type="string">
            <text:p>Bs./Div. Venta</text:p>
          </table:table-cell>
          <table:table-cell table:style-name="ce11" office:value-type="string">
            <text:p>Fecha Operacion</text:p>
          </table:table-cell>
          <table:table-cell table:style-name="ce11" office:value-type="string">
            <text:p>Fecha Valor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USD</text:p>
          </table:table-cell>
          <table:table-cell table:style-name="ce11" office:value-type="string">
            <text:p>E.U.A.</text:p>
          </table:table-cell>
          <table:table-cell table:number-columns-repeated="2" table:style-name="ce12" office:value-type="float" office:value="1">
            <text:p>1,00000000</text:p>
          </table:table-cell>
          <table:table-cell table:style-name="ce12" office:value-type="float" office:value="2.1446">
            <text:p>2,14460000</text:p>
          </table:table-cell>
          <table:table-cell table:style-name="ce12" office:value-type="float" office:value="2.15">
            <text:p>2,15000000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ARS</text:p>
          </table:table-cell>
          <table:table-cell table:style-name="ce11" office:value-type="string">
            <text:p>Argentina</text:p>
          </table:table-cell>
          <table:table-cell table:style-name="ce12" office:value-type="float" office:value="3.7105">
            <text:p>3,71050000</text:p>
          </table:table-cell>
          <table:table-cell table:style-name="ce12" office:value-type="float" office:value="3.7135">
            <text:p>3,71350000</text:p>
          </table:table-cell>
          <table:table-cell table:style-name="ce12" office:value-type="float" office:value="0.57751447">
            <text:p>0,57751447</text:p>
          </table:table-cell>
          <table:table-cell table:style-name="ce12" office:value-type="float" office:value="0.57943673">
            <text:p>0,57943673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BRL</text:p>
          </table:table-cell>
          <table:table-cell table:style-name="ce11" office:value-type="string">
            <text:p>Brasil</text:p>
          </table:table-cell>
          <table:table-cell table:style-name="ce12" office:value-type="float" office:value="2.319">
            <text:p>2,31900000</text:p>
          </table:table-cell>
          <table:table-cell table:style-name="ce12" office:value-type="float" office:value="2.3221">
            <text:p>2,32210000</text:p>
          </table:table-cell>
          <table:table-cell table:style-name="ce12" office:value-type="float" office:value="0.92356057">
            <text:p>0,92356057</text:p>
          </table:table-cell>
          <table:table-cell table:style-name="ce12" office:value-type="float" office:value="0.92712376">
            <text:p>0,92712376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BOB</text:p>
          </table:table-cell>
          <table:table-cell table:style-name="ce11" office:value-type="string">
            <text:p>Bolivia</text:p>
          </table:table-cell>
          <table:table-cell table:style-name="ce12" office:value-type="float" office:value="6.97">
            <text:p>6,97000000</text:p>
          </table:table-cell>
          <table:table-cell table:style-name="ce12" office:value-type="float" office:value="7.07">
            <text:p>7,07000000</text:p>
          </table:table-cell>
          <table:table-cell table:style-name="ce12" office:value-type="float" office:value="0.30333805">
            <text:p>0,30333805</text:p>
          </table:table-cell>
          <table:table-cell table:style-name="ce12" office:value-type="float" office:value="0.30846485">
            <text:p>0,30846485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CAD</text:p>
          </table:table-cell>
          <table:table-cell table:style-name="ce11" office:value-type="string">
            <text:p>Canada</text:p>
          </table:table-cell>
          <table:table-cell table:style-name="ce12" office:value-type="float" office:value="1.26">
            <text:p>1,26000000</text:p>
          </table:table-cell>
          <table:table-cell table:style-name="ce12" office:value-type="float" office:value="1.2608">
            <text:p>1,26080000</text:p>
          </table:table-cell>
          <table:table-cell table:style-name="ce12" office:value-type="float" office:value="1.7009835">
            <text:p>1,70098350</text:p>
          </table:table-cell>
          <table:table-cell table:style-name="ce12" office:value-type="float" office:value="1.70634921">
            <text:p>1,70634921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COP</text:p>
          </table:table-cell>
          <table:table-cell table:style-name="ce11" office:value-type="string">
            <text:p>Colombia</text:p>
          </table:table-cell>
          <table:table-cell table:style-name="ce12" office:value-type="float" office:value="2537.1">
            <text:p>2.537,10000000</text:p>
          </table:table-cell>
          <table:table-cell table:style-name="ce12" office:value-type="float" office:value="2542.1">
            <text:p>2.542,10000000</text:p>
          </table:table-cell>
          <table:table-cell table:style-name="ce12" office:value-type="float" office:value="0.00084363">
            <text:p>0,00084363</text:p>
          </table:table-cell>
          <table:table-cell table:style-name="ce12" office:value-type="float" office:value="0.00084742">
            <text:p>0,00084742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CLP</text:p>
          </table:table-cell>
          <table:table-cell table:style-name="ce11" office:value-type="string">
            <text:p>Chile</text:p>
          </table:table-cell>
          <table:table-cell table:style-name="ce12" office:value-type="float" office:value="582.1">
            <text:p>582,10000000</text:p>
          </table:table-cell>
          <table:table-cell table:style-name="ce12" office:value-type="float" office:value="583.6">
            <text:p>583,60000000</text:p>
          </table:table-cell>
          <table:table-cell table:style-name="ce12" office:value-type="float" office:value="0.00367478">
            <text:p>0,00367478</text:p>
          </table:table-cell>
          <table:table-cell table:style-name="ce12" office:value-type="float" office:value="0.00369352">
            <text:p>0,00369352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MXP</text:p>
          </table:table-cell>
          <table:table-cell table:style-name="ce11" office:value-type="string">
            <text:p>Mexico</text:p>
          </table:table-cell>
          <table:table-cell table:style-name="ce12" office:value-type="float" office:value="14.151">
            <text:p>14,15100000</text:p>
          </table:table-cell>
          <table:table-cell table:style-name="ce12" office:value-type="float" office:value="14.171">
            <text:p>14,17100000</text:p>
          </table:table-cell>
          <table:table-cell table:style-name="ce12" office:value-type="float" office:value="0.15133724">
            <text:p>0,15133724</text:p>
          </table:table-cell>
          <table:table-cell table:style-name="ce12" office:value-type="float" office:value="0.15193273">
            <text:p>0,15193273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PEN</text:p>
          </table:table-cell>
          <table:table-cell table:style-name="ce11" office:value-type="string">
            <text:p>Perú</text:p>
          </table:table-cell>
          <table:table-cell table:style-name="ce12" office:value-type="float" office:value="3.1526">
            <text:p>3,15260000</text:p>
          </table:table-cell>
          <table:table-cell table:style-name="ce12" office:value-type="float" office:value="3.1556">
            <text:p>3,15560000</text:p>
          </table:table-cell>
          <table:table-cell table:style-name="ce12" office:value-type="float" office:value="0.67961719">
            <text:p>0,67961719</text:p>
          </table:table-cell>
          <table:table-cell table:style-name="ce12" office:value-type="float" office:value="0.68197678">
            <text:p>0,68197678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DOP</text:p>
          </table:table-cell>
          <table:table-cell table:style-name="ce11" office:value-type="string">
            <text:p>Republica Dominicana</text:p>
          </table:table-cell>
          <table:table-cell table:style-name="ce12" office:value-type="float" office:value="35.75">
            <text:p>35,75000000</text:p>
          </table:table-cell>
          <table:table-cell table:style-name="ce12" office:value-type="float" office:value="36">
            <text:p>36,00000000</text:p>
          </table:table-cell>
          <table:table-cell table:style-name="ce12" office:value-type="float" office:value="0.05957222">
            <text:p>0,05957222</text:p>
          </table:table-cell>
          <table:table-cell table:style-name="ce12" office:value-type="float" office:value="0.06013986">
            <text:p>0,06013986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TTD</text:p>
          </table:table-cell>
          <table:table-cell table:style-name="ce11" office:value-type="string">
            <text:p>Trinidad y Tobago</text:p>
          </table:table-cell>
          <table:table-cell table:style-name="ce12" office:value-type="float" office:value="6.14">
            <text:p>6,14000000</text:p>
          </table:table-cell>
          <table:table-cell table:style-name="ce12" office:value-type="float" office:value="6.31">
            <text:p>6,31000000</text:p>
          </table:table-cell>
          <table:table-cell table:style-name="ce12" office:value-type="float" office:value="0.33987322">
            <text:p>0,33987322</text:p>
          </table:table-cell>
          <table:table-cell table:style-name="ce12" office:value-type="float" office:value="0.35016287">
            <text:p>0,35016287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UYU</text:p>
          </table:table-cell>
          <table:table-cell table:style-name="ce11" office:value-type="string">
            <text:p>Uruguay</text:p>
          </table:table-cell>
          <table:table-cell table:style-name="ce12" office:value-type="float" office:value="24">
            <text:p>24,00000000</text:p>
          </table:table-cell>
          <table:table-cell table:style-name="ce12" office:value-type="float" office:value="24.2">
            <text:p>24,20000000</text:p>
          </table:table-cell>
          <table:table-cell table:style-name="ce12" office:value-type="float" office:value="0.08861983">
            <text:p>0,08861983</text:p>
          </table:table-cell>
          <table:table-cell table:style-name="ce12" office:value-type="float" office:value="0.08958333">
            <text:p>0,08958333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ANG</text:p>
          </table:table-cell>
          <table:table-cell table:style-name="ce11" office:value-type="string">
            <text:p>Curazao</text:p>
          </table:table-cell>
          <table:table-cell table:number-columns-repeated="2" table:style-name="ce12" office:value-type="float" office:value="1.78">
            <text:p>1,78000000</text:p>
          </table:table-cell>
          <table:table-cell table:style-name="ce12" office:value-type="float" office:value="1.20483146">
            <text:p>1,20483146</text:p>
          </table:table-cell>
          <table:table-cell table:style-name="ce12" office:value-type="float" office:value="1.20786517">
            <text:p>1,20786517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CZK</text:p>
          </table:table-cell>
          <table:table-cell table:style-name="ce11" office:value-type="string">
            <text:p>Republica Checa</text:p>
          </table:table-cell>
          <table:table-cell table:style-name="ce12" office:value-type="float" office:value="20.534">
            <text:p>20,53400000</text:p>
          </table:table-cell>
          <table:table-cell table:style-name="ce12" office:value-type="float" office:value="20.657">
            <text:p>20,65700000</text:p>
          </table:table-cell>
          <table:table-cell table:style-name="ce12" office:value-type="float" office:value="0.10381953">
            <text:p>0,10381953</text:p>
          </table:table-cell>
          <table:table-cell table:style-name="ce12" office:value-type="float" office:value="0.10470439">
            <text:p>0,10470439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DKK</text:p>
          </table:table-cell>
          <table:table-cell table:style-name="ce11" office:value-type="string">
            <text:p>Dinamarca</text:p>
          </table:table-cell>
          <table:table-cell table:style-name="ce12" office:value-type="float" office:value="5.6048">
            <text:p>5,60480000</text:p>
          </table:table-cell>
          <table:table-cell table:style-name="ce12" office:value-type="float" office:value="5.6075">
            <text:p>5,60750000</text:p>
          </table:table-cell>
          <table:table-cell table:style-name="ce12" office:value-type="float" office:value="0.38245207">
            <text:p>0,38245207</text:p>
          </table:table-cell>
          <table:table-cell table:style-name="ce12" office:value-type="float" office:value="0.38359977">
            <text:p>0,38359977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NOK</text:p>
          </table:table-cell>
          <table:table-cell table:style-name="ce11" office:value-type="string">
            <text:p>Noruega</text:p>
          </table:table-cell>
          <table:table-cell table:style-name="ce12" office:value-type="float" office:value="6.7125">
            <text:p>6,71250000</text:p>
          </table:table-cell>
          <table:table-cell table:style-name="ce12" office:value-type="float" office:value="6.7195">
            <text:p>6,71950000</text:p>
          </table:table-cell>
          <table:table-cell table:style-name="ce12" office:value-type="float" office:value="0.31916065">
            <text:p>0,31916065</text:p>
          </table:table-cell>
          <table:table-cell table:style-name="ce12" office:value-type="float" office:value="0.32029795">
            <text:p>0,32029795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GBP</text:p>
          </table:table-cell>
          <table:table-cell table:style-name="ce11" office:value-type="string">
            <text:p>Reino Unido</text:p>
          </table:table-cell>
          <table:table-cell table:style-name="ce12" office:value-type="float" office:value="1.4353">
            <text:p>1,43530000</text:p>
          </table:table-cell>
          <table:table-cell table:style-name="ce12" office:value-type="float" office:value="1.4355">
            <text:p>1,43550000</text:p>
          </table:table-cell>
          <table:table-cell table:style-name="ce12" office:value-type="float" office:value="3.07814438">
            <text:p>3,07814438</text:p>
          </table:table-cell>
          <table:table-cell table:style-name="ce12" office:value-type="float" office:value="3.086325">
            <text:p>3,08632500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SEK</text:p>
          </table:table-cell>
          <table:table-cell table:style-name="ce11" office:value-type="string">
            <text:p>Suecia</text:p>
          </table:table-cell>
          <table:table-cell table:style-name="ce12" office:value-type="float" office:value="8.2154">
            <text:p>8,21540000</text:p>
          </table:table-cell>
          <table:table-cell table:style-name="ce12" office:value-type="float" office:value="8.2227">
            <text:p>8,22270000</text:p>
          </table:table-cell>
          <table:table-cell table:style-name="ce12" office:value-type="float" office:value="0.26081457">
            <text:p>0,26081457</text:p>
          </table:table-cell>
          <table:table-cell table:style-name="ce12" office:value-type="float" office:value="0.26170363">
            <text:p>0,26170363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CHF</text:p>
          </table:table-cell>
          <table:table-cell table:style-name="ce11" office:value-type="string">
            <text:p>Suiza</text:p>
          </table:table-cell>
          <table:table-cell table:style-name="ce12" office:value-type="float" office:value="1.1376">
            <text:p>1,13760000</text:p>
          </table:table-cell>
          <table:table-cell table:style-name="ce12" office:value-type="float" office:value="1.1381">
            <text:p>1,13810000</text:p>
          </table:table-cell>
          <table:table-cell table:style-name="ce12" office:value-type="float" office:value="1.88436868">
            <text:p>1,88436868</text:p>
          </table:table-cell>
          <table:table-cell table:style-name="ce12" office:value-type="float" office:value="1.88994374">
            <text:p>1,88994374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KRW</text:p>
          </table:table-cell>
          <table:table-cell table:style-name="ce11" office:value-type="string">
            <text:p>Corea del Sur</text:p>
          </table:table-cell>
          <table:table-cell table:style-name="ce12" office:value-type="float" office:value="1372.3">
            <text:p>1.372,30000000</text:p>
          </table:table-cell>
          <table:table-cell table:style-name="ce12" office:value-type="float" office:value="1375.8">
            <text:p>1.375,80000000</text:p>
          </table:table-cell>
          <table:table-cell table:style-name="ce12" office:value-type="float" office:value="0.0015588">
            <text:p>0,00155880</text:p>
          </table:table-cell>
          <table:table-cell table:style-name="ce12" office:value-type="float" office:value="0.00156671">
            <text:p>0,00156671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TWD</text:p>
          </table:table-cell>
          <table:table-cell table:style-name="ce11" office:value-type="string">
            <text:p>Taiwan</text:p>
          </table:table-cell>
          <table:table-cell table:style-name="ce12" office:value-type="float" office:value="33.9">
            <text:p>33,90000000</text:p>
          </table:table-cell>
          <table:table-cell table:style-name="ce12" office:value-type="float" office:value="33.97">
            <text:p>33,97000000</text:p>
          </table:table-cell>
          <table:table-cell table:style-name="ce12" office:value-type="float" office:value="0.06313218">
            <text:p>0,06313218</text:p>
          </table:table-cell>
          <table:table-cell table:style-name="ce12" office:value-type="float" office:value="0.06342183">
            <text:p>0,06342183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JPY</text:p>
          </table:table-cell>
          <table:table-cell table:style-name="ce11" office:value-type="string">
            <text:p>Japon</text:p>
          </table:table-cell>
          <table:table-cell table:style-name="ce12" office:value-type="float" office:value="98.94">
            <text:p>98,94000000</text:p>
          </table:table-cell>
          <table:table-cell table:style-name="ce12" office:value-type="float" office:value="98.98">
            <text:p>98,98000000</text:p>
          </table:table-cell>
          <table:table-cell table:style-name="ce12" office:value-type="float" office:value="0.021667">
            <text:p>0,02166700</text:p>
          </table:table-cell>
          <table:table-cell table:style-name="ce12" office:value-type="float" office:value="0.02173034">
            <text:p>0,02173034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HKD</text:p>
          </table:table-cell>
          <table:table-cell table:style-name="ce11" office:value-type="string">
            <text:p>Hong Kong</text:p>
          </table:table-cell>
          <table:table-cell table:style-name="ce12" office:value-type="float" office:value="7.75">
            <text:p>7,75000000</text:p>
          </table:table-cell>
          <table:table-cell table:style-name="ce12" office:value-type="float" office:value="7.7509">
            <text:p>7,75090000</text:p>
          </table:table-cell>
          <table:table-cell table:style-name="ce12" office:value-type="float" office:value="0.27669045">
            <text:p>0,27669045</text:p>
          </table:table-cell>
          <table:table-cell table:style-name="ce12" office:value-type="float" office:value="0.27741935">
            <text:p>0,27741935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AUD</text:p>
          </table:table-cell>
          <table:table-cell table:style-name="ce11" office:value-type="string">
            <text:p>Australia</text:p>
          </table:table-cell>
          <table:table-cell table:style-name="ce12" office:value-type="float" office:value="0.6952">
            <text:p>0,69520000</text:p>
          </table:table-cell>
          <table:table-cell table:style-name="ce12" office:value-type="float" office:value="0.6957">
            <text:p>0,69570000</text:p>
          </table:table-cell>
          <table:table-cell table:style-name="ce12" office:value-type="float" office:value="1.49092592">
            <text:p>1,49092592</text:p>
          </table:table-cell>
          <table:table-cell table:style-name="ce12" office:value-type="float" office:value="1.495755">
            <text:p>1,49575500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DEG</text:p>
          </table:table-cell>
          <table:table-cell table:style-name="ce11" office:value-type="string">
            <text:p>D.E.G.</text:p>
          </table:table-cell>
          <table:table-cell table:style-name="ce12" office:value-type="float" office:value="1.49507">
            <text:p>1,49507000</text:p>
          </table:table-cell>
          <table:table-cell table:style-name="ce12" office:value-type="float" office:value="0">
            <text:p>0,00000000</text:p>
          </table:table-cell>
          <table:table-cell table:style-name="ce12" office:value-type="float" office:value="3.20632712">
            <text:p>3,20632712</text:p>
          </table:table-cell>
          <table:table-cell table:style-name="ce12" office:value-type="float" office:value="0">
            <text:p>0,00000000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EUR</text:p>
          </table:table-cell>
          <table:table-cell table:style-name="ce11" office:value-type="string">
            <text:p>Zona Euro</text:p>
          </table:table-cell>
          <table:table-cell table:style-name="ce12" office:value-type="float" office:value="1.3284">
            <text:p>1,32840000</text:p>
          </table:table-cell>
          <table:table-cell table:style-name="ce12" office:value-type="float" office:value="1.3289">
            <text:p>1,32890000</text:p>
          </table:table-cell>
          <table:table-cell table:style-name="ce12" office:value-type="float" office:value="2.84888664">
            <text:p>2,84888664</text:p>
          </table:table-cell>
          <table:table-cell table:style-name="ce12" office:value-type="float" office:value="2.857135">
            <text:p>2,85713500</text:p>
          </table:table-cell>
          <table:table-cell table:style-name="ce11" office:value-type="float" office:value="20090331">
            <text:p>20090331</text:p>
          </table:table-cell>
          <table:table-cell table:style-name="ce11" office:value-type="float" office:value="20090402">
            <text:p>20090402</text:p>
          </table:table-cell>
          <table:table-cell table:number-columns-repeated="1016"/>
        </table:table-row>
        <table:table-row table:style-name="ro1" table:number-rows-repeated="3">
          <table:table-cell table:style-name="ce11" table:number-columns-repeated="2"/>
          <table:table-cell table:style-name="ce12" table:number-columns-repeated="4"/>
          <table:table-cell table:style-name="ce11" table:number-columns-repeated="2"/>
          <table:table-cell table:number-columns-repeated="1016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59" table:print="false">
        <table:table-column table:style-name="co1" table:number-columns-repeated="8" table:default-cell-style-name="ce14"/>
        <table:table-column table:style-name="co1" table:number-columns-repeated="1016" table:default-cell-style-name="Default"/>
        <table:table-row table:style-name="ro1">
          <table:table-cell table:style-name="ce13" office:value-type="string">
            <text:p>Moneda</text:p>
          </table:table-cell>
          <table:table-cell table:style-name="ce13" office:value-type="string">
            <text:p>Pais</text:p>
          </table:table-cell>
          <table:table-cell table:style-name="ce13" office:value-type="string">
            <text:p>Cotizacion</text:p>
          </table:table-cell>
          <table:table-cell table:style-name="ce13" office:value-type="string">
            <text:p>US/$Div</text:p>
          </table:table-cell>
          <table:table-cell table:style-name="ce13" office:value-type="string">
            <text:p>Bs./Div. Compra</text:p>
          </table:table-cell>
          <table:table-cell table:style-name="ce13" office:value-type="string">
            <text:p>Bs./Div. Venta</text:p>
          </table:table-cell>
          <table:table-cell table:style-name="ce13" office:value-type="string">
            <text:p>Fecha Operacion</text:p>
          </table:table-cell>
          <table:table-cell table:style-name="ce13" office:value-type="string">
            <text:p>Fecha Valor</text:p>
          </table:table-cell>
          <table:table-cell table:number-columns-repeated="1016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60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number:number-style style:name="N107P0" style:volatile="true">
      <number:text>Bs </number:text>
      <number:number number:decimal-places="0" number:min-integer-digits="1" number:grouping="true"/>
      <number:text> </number:text>
    </number:number-style>
    <number:number-style style:name="N107">
      <number:text>(Bs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Bs 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Bs </number:text>
      <number:number number:decimal-places="2" number:min-integer-digits="1" number:grouping="true"/>
      <number:text> </number:text>
    </number:number-style>
    <number:number-style style:name="N109">
      <number:text>(Bs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Bs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Bs </number:text>
      <number:number number:decimal-places="0" number:min-integer-digits="1" number:grouping="true"/>
      <number:text> </number:text>
    </number:number-style>
    <number:number-style style:name="N116P1" style:volatile="true">
      <number:text> Bs (</number:text>
      <number:number number:decimal-places="0" number:min-integer-digits="1" number:grouping="true"/>
      <number:text>)</number:text>
    </number:number-style>
    <number:number-style style:name="N116P2" style:volatile="true">
      <number:text> Bs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Bs </number:text>
      <number:number number:decimal-places="2" number:min-integer-digits="1" number:grouping="true"/>
      <number:text> </number:text>
    </number:number-style>
    <number:number-style style:name="N118P1" style:volatile="true">
      <number:text> Bs (</number:text>
      <number:number number:decimal-places="2" number:min-integer-digits="1" number:grouping="true"/>
      <number:text>)</number:text>
    </number:number-style>
    <number:number-style style:name="N118P2" style:volatile="true">
      <number:text> Bs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£</number:text>
      <number:number number:decimal-places="0" number:min-integer-digits="1" number:grouping="true"/>
    </number:number-style>
    <number:number-style style:name="N123">
      <number:text>-£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number:min-integer-digits="1" number:grouping="true"/>
    </number:number-style>
    <number:number-style style:name="N124">
      <style:text-properties fo:color="#ff0000"/>
      <number:text>-£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£</number:text>
      <number:number number:decimal-places="2" number:min-integer-digits="1" number:grouping="true"/>
    </number:number-style>
    <number:number-style style:name="N125">
      <number:text>-£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£</number:text>
      <number:number number:decimal-places="2" number:min-integer-digits="1" number:grouping="true"/>
    </number:number-style>
    <number:number-style style:name="N126">
      <style:text-properties fo:color="#ff0000"/>
      <number:text>-£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£</number:text>
      <number:number number:decimal-places="0" number:min-integer-digits="1" number:grouping="true"/>
      <number:text> </number:text>
    </number:number-style>
    <number:number-style style:name="N127P1" style:volatile="true">
      <number:text>-£</number:text>
      <number:number number:decimal-places="0" number:min-integer-digits="1" number:grouping="true"/>
      <number:text> </number:text>
    </number:number-style>
    <number:number-style style:name="N127P2" style:volatile="true">
      <number:text> £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8" number:min-integer-digits="1" number:grouping="true"/>
    </number:number-style>
    <number:date-style style:name="N13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33">
      <number:number number:decimal-places="8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0">20/12/2009</text:date>, <text:time>20:29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1032009" style:display-name="PageStyle_31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0032009" style:display-name="PageStyle_30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7032009" style:display-name="PageStyle_27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6032009" style:display-name="PageStyle_26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5032009" style:display-name="PageStyle_25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4032009" style:display-name="PageStyle_24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032009" style:display-name="PageStyle_23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32009" style:display-name="PageStyle_20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032009" style:display-name="PageStyle_18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032009" style:display-name="PageStyle_17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032009" style:display-name="PageStyle_16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032009" style:display-name="PageStyle_13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032009" style:display-name="PageStyle_12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032009" style:display-name="PageStyle_11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032009" style:display-name="PageStyle_10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9032009" style:display-name="PageStyle_09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032009" style:display-name="PageStyle_06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032009" style:display-name="PageStyle_05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032009" style:display-name="PageStyle_04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032009" style:display-name="PageStyle_03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032009" style:display-name="PageStyle_0203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7022009" style:display-name="PageStyle_27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6022009" style:display-name="PageStyle_26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5022009" style:display-name="PageStyle_25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22009" style:display-name="PageStyle_20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022009" style:display-name="PageStyle_19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022009" style:display-name="PageStyle_18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022009" style:display-name="PageStyle_17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022009" style:display-name="PageStyle_13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022009" style:display-name="PageStyle_12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022009" style:display-name="PageStyle_11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022009" style:display-name="PageStyle_10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9022009" style:display-name="PageStyle_09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022009" style:display-name="PageStyle_06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022009" style:display-name="PageStyle_05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022009" style:display-name="PageStyle_04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022009" style:display-name="PageStyle_0302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0012009" style:display-name="PageStyle_30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9012009" style:display-name="PageStyle_29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8012009" style:display-name="PageStyle_28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7012009" style:display-name="PageStyle_27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6012009" style:display-name="PageStyle_26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012009" style:display-name="PageStyle_23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012009" style:display-name="PageStyle_22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012009" style:display-name="PageStyle_21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12009" style:display-name="PageStyle_20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012009" style:display-name="PageStyle_16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012009" style:display-name="PageStyle_15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012009" style:display-name="PageStyle_14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012009" style:display-name="PageStyle_13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012009" style:display-name="PageStyle_12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9012009" style:display-name="PageStyle_09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8012009" style:display-name="PageStyle_08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7012009" style:display-name="PageStyle_07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012009" style:display-name="PageStyle_06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012009" style:display-name="PageStyle_0201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tpData" style:display-name="PageStyle_netp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ilegonz</meta:initial-creator>
    <meta:creation-date>2000-05-19T16:25:52</meta:creation-date>
    <dc:date>2009-12-20T20:29:19</dc:date>
    <meta:print-date>2009-03-31T15:34:34</meta:print-date>
    <meta:generator>OpenOffice.org/3.0$Linux OpenOffice.org_project/300m15$Build-9379</meta:generator>
    <meta:editing-duration>PT01H03M40S</meta:editing-duration>
    <meta:editing-cycles>1</meta:editing-cycles>
    <meta:document-statistic meta:table-count="60" meta:cell-count="9969" meta:object-count="0"/>
  </office:meta>
</office:document-meta>
</file>

<file path=Basic/Standard/Hoja1.xml><?xml version="1.0" encoding="utf-8"?>
<!DOCTYPE module  PUBLIC '-//OpenOffice.org//DTD OfficeDocument 1.0//EN'  'module.dtd'>
<script:module xmlns:script="http://openoffice.org/2000/script" script:name="Hoja1" script:language="StarBasic">Rem Attribute VBA_ModuleType=VBADocumentModule
Option VBASupport 1
</script:module>
</file>

<file path=Basic/Standard/Hoja2.xml><?xml version="1.0" encoding="utf-8"?>
<!DOCTYPE module  PUBLIC '-//OpenOffice.org//DTD OfficeDocument 1.0//EN'  'module.dtd'>
<script:module xmlns:script="http://openoffice.org/2000/script" script:name="Hoja2" script:language="StarBasic">Rem Attribute VBA_ModuleType=VBADocumentModule
Option VBASupport 1
</script:module>
</file>

<file path=Basic/Standard/Hoja3.xml><?xml version="1.0" encoding="utf-8"?>
<!DOCTYPE module  PUBLIC '-//OpenOffice.org//DTD OfficeDocument 1.0//EN'  'module.dtd'>
<script:module xmlns:script="http://openoffice.org/2000/script" script:name="Hoja3" script:language="StarBasic">Rem Attribute VBA_ModuleType=VBADocumentModule
Option VBASupport 1
</script:module>
</file>

<file path=Basic/Standard/Hoja4.xml><?xml version="1.0" encoding="utf-8"?>
<!DOCTYPE module  PUBLIC '-//OpenOffice.org//DTD OfficeDocument 1.0//EN'  'module.dtd'>
<script:module xmlns:script="http://openoffice.org/2000/script" script:name="Hoja4" script:language="StarBasic">Rem Attribute VBA_ModuleType=VBADocumentModule
Option VBASupport 1
</script:module>
</file>

<file path=Basic/Standard/M≤dulo1.xml><?xml version="1.0" encoding="utf-8"?>
<!DOCTYPE module  PUBLIC '-//OpenOffice.org//DTD OfficeDocument 1.0//EN'  'module.dtd'>
<script:module xmlns:script="http://openoffice.org/2000/script" script:name="Módulo1" script:language="StarBasic">Rem Attribute VBA_ModuleType=VBAModule
Option VBASupport 1
</script:module>
</file>

<file path=Basic/Standard/M≤dulo2.xml><?xml version="1.0" encoding="utf-8"?>
<!DOCTYPE module  PUBLIC '-//OpenOffice.org//DTD OfficeDocument 1.0//EN'  'module.dtd'>
<script:module xmlns:script="http://openoffice.org/2000/script" script:name="Módulo2" script:language="StarBasic">Rem Attribute VBA_ModuleType=VBAModule
Option VBASupport 1
Sub ordenar()
'
' ordenar Macro
' Macro grabada el 10/10/2007 por REUTERS
'
' Acceso directo: CTRL+h

' DESCRIPCION: copia los datos de la hoja a una hoja que contiene
'               la misma data en forma de tabla para poder leerla con oledb

' NOTA: Se pueden añadir tantas filas nuevas como se desee pero
' DEBEN comenzar los datos desde la fila 13
   
    hoja = ActiveSheet.Name
    
    Sheets("netpData").Select
    
    Cells.Select
    Selection.ClearContents
    Range("A1").Select
    ActiveCell.FormulaR1C1 = "Moneda"
    Range("B1").Select
    ActiveCell.FormulaR1C1 = "Pais"
    Range("C1").Select
    ActiveCell.FormulaR1C1 = "Div./US$. Compra"
    Range("D1").Select
    ActiveCell.FormulaR1C1 = "Div./US$. Venta"
    Range("E1").Select
    ActiveCell.FormulaR1C1 = "Bs./Div. Compra"
    Range("F1").Select
    ActiveCell.FormulaR1C1 = "Bs./Div. Venta"
    Range("G1").Select
    ActiveCell.FormulaR1C1 = "Fecha Operacion"
    Range("H1").Select
    ActiveCell.FormulaR1C1 = "Fecha Valor"
    
    Sheets(hoja).Select    'Para que seleccione la hoja activa
    
    sFechaOperacion = Trim(Range("B7").Value)
    sFechaOperacion = Mid(sFechaOperacion, InStr(1, sFechaOperacion, "/") - 2, Len(sFechaOperacion))
    sFechaOperacion = Mid(sFechaOperacion, 7, 4) &amp; Mid(sFechaOperacion, 4, 2) &amp; Mid(sFechaOperacion, 1, 2)
    sFechaValor = Trim(Range("D7").Value)
    sFechaValor = Mid(sFechaValor, InStr(1, sFechaValor, "/") - 2, Len(sFechaValor))
    sFechaValor = Mid(sFechaValor, 7, 4) &amp; Mid(sFechaValor, 4, 2) &amp; Mid(sFechaValor, 1, 2)
    
    cont = 13

    While (Range("B" &amp; cont).Value &lt;&gt; "")
        cont = cont + 1
    Wend

    hasta = cont - 2
    b = 2

    For i = 13 To hasta

        Sheets("netpData").Select
        Range("A" &amp; b).Value = Sheets(hoja).Range("B" &amp; i).Value
        Range("B" &amp; b).Value = Sheets(hoja).Range("C" &amp; i).Value
        Range("C" &amp; b).Value = Sheets(hoja).Range("D" &amp; i).Value
        Range("D" &amp; b).Value = Sheets(hoja).Range("E" &amp; i).Value
        Range("E" &amp; b).Value = Sheets(hoja).Range("F" &amp; i).Value
        Range("F" &amp; b).Value = Sheets(hoja).Range("G" &amp; i).Value
        Range("G" &amp; b).Value = sFechaOperacion
        Range("H" &amp; b).Value = sFechaValor
        
        If Sheets(hoja).Range("B" &amp; i).Value = "DEG" Then
         Range("D" &amp; b).Value = 0
         Range("F" &amp; b).Value = 0
        End If
        
       b = b + 1
    Next i

    Sheets("netpData").Select
    Cells.Select
    With Selection
        .HorizontalAlignment = xlLeft
        .VerticalAlignment = xlBottom
        .WrapText = False
        .Orientation = 0
        .AddIndent = False
        .IndentLevel = 0
        .ShrinkToFit = False
        .MergeCells = False
        '.Font.ColorIndex = 2
    End With
    Sheets(hoja).Select
End Sub






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Hoja1"/>
  <library:element library:name="Hoja2"/>
  <library:element library:name="Hoja3"/>
  <library:element library:name="Módulo1"/>
  <library:element library:name="Hoja4"/>
  <library:element library:name="Módulo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